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71mm"/>
    </style:style>
    <style:style style:name="co2" style:family="table-column">
      <style:table-column-properties fo:break-before="auto" style:column-width="158.57mm"/>
    </style:style>
    <style:style style:name="co3" style:family="table-column">
      <style:table-column-properties fo:break-before="auto" style:column-width="7.97mm"/>
    </style:style>
    <style:style style:name="co4" style:family="table-column">
      <style:table-column-properties fo:break-before="auto" style:column-width="138.69mm"/>
    </style:style>
    <style:style style:name="co5" style:family="table-column">
      <style:table-column-properties fo:break-before="auto" style:column-width="8.26mm"/>
    </style:style>
    <style:style style:name="co6" style:family="table-column">
      <style:table-column-properties fo:break-before="auto" style:column-width="240.28mm"/>
    </style:style>
    <style:style style:name="co7" style:family="table-column">
      <style:table-column-properties fo:break-before="auto" style:column-width="299.37mm"/>
    </style:style>
    <style:style style:name="co8" style:family="table-column">
      <style:table-column-properties fo:break-before="auto" style:column-width="170.83mm"/>
    </style:style>
    <style:style style:name="co9" style:family="table-column">
      <style:table-column-properties fo:break-before="auto" style:column-width="88.04mm"/>
    </style:style>
    <style:style style:name="co10" style:family="table-column">
      <style:table-column-properties fo:break-before="auto" style:column-width="7.43mm"/>
    </style:style>
    <style:style style:name="co11" style:family="table-column">
      <style:table-column-properties fo:break-before="auto" style:column-width="112.82mm"/>
    </style:style>
    <style:style style:name="co12" style:family="table-column">
      <style:table-column-properties fo:break-before="auto" style:column-width="28.68mm"/>
    </style:style>
    <style:style style:name="co13" style:family="table-column">
      <style:table-column-properties fo:break-before="auto" style:column-width="48.82mm"/>
    </style:style>
    <style:style style:name="co14" style:family="table-column">
      <style:table-column-properties fo:break-before="auto" style:column-width="41.75mm"/>
    </style:style>
    <style:style style:name="co15" style:family="table-column">
      <style:table-column-properties fo:break-before="auto" style:column-width="25.4mm"/>
    </style:style>
    <style:style style:name="co16" style:family="table-column">
      <style:table-column-properties fo:break-before="auto" style:column-width="11.24mm"/>
    </style:style>
    <style:style style:name="co17" style:family="table-column">
      <style:table-column-properties fo:break-before="auto" style:column-width="411.57mm"/>
    </style:style>
    <style:style style:name="co18" style:family="table-column">
      <style:table-column-properties fo:break-before="auto" style:column-width="8.52mm"/>
    </style:style>
    <style:style style:name="co19" style:family="table-column">
      <style:table-column-properties fo:break-before="auto" style:column-width="238.37mm"/>
    </style:style>
    <style:style style:name="co20" style:family="table-column">
      <style:table-column-properties fo:break-before="auto" style:column-width="178.73mm"/>
    </style:style>
    <style:style style:name="co21" style:family="table-column">
      <style:table-column-properties fo:break-before="auto" style:column-width="7.16mm"/>
    </style:style>
    <style:style style:name="co22" style:family="table-column">
      <style:table-column-properties fo:break-before="auto" style:column-width="6.61mm"/>
    </style:style>
    <style:style style:name="co23" style:family="table-column">
      <style:table-column-properties fo:break-before="auto" style:column-width="19.97mm"/>
    </style:style>
    <style:style style:name="co24" style:family="table-column">
      <style:table-column-properties fo:break-before="auto" style:column-width="19.42mm"/>
    </style:style>
    <style:style style:name="co25" style:family="table-column">
      <style:table-column-properties fo:break-before="auto" style:column-width="32.21mm"/>
    </style:style>
    <style:style style:name="co26" style:family="table-column">
      <style:table-column-properties fo:break-before="auto" style:column-width="6.88mm"/>
    </style:style>
    <style:style style:name="co27" style:family="table-column">
      <style:table-column-properties fo:break-before="auto" style:column-width="6.07mm"/>
    </style:style>
    <style:style style:name="co28" style:family="table-column">
      <style:table-column-properties fo:break-before="auto" style:column-width="18.87mm"/>
    </style:style>
    <style:style style:name="co29" style:family="table-column">
      <style:table-column-properties fo:break-before="auto" style:column-width="10.71mm"/>
    </style:style>
    <style:style style:name="co30" style:family="table-column">
      <style:table-column-properties fo:break-before="auto" style:column-width="11.78mm"/>
    </style:style>
    <style:style style:name="co31" style:family="table-column">
      <style:table-column-properties fo:break-before="auto" style:column-width="12.61mm"/>
    </style:style>
    <style:style style:name="co32" style:family="table-column">
      <style:table-column-properties fo:break-before="auto" style:column-width="25.95mm"/>
    </style:style>
    <style:style style:name="co33" style:family="table-column">
      <style:table-column-properties fo:break-before="auto" style:column-width="67.61mm"/>
    </style:style>
    <style:style style:name="co34" style:family="table-column">
      <style:table-column-properties fo:break-before="auto" style:column-width="8.78mm"/>
    </style:style>
    <style:style style:name="co35" style:family="table-column">
      <style:table-column-properties fo:break-before="auto" style:column-width="41.2mm"/>
    </style:style>
    <style:style style:name="co36" style:family="table-column">
      <style:table-column-properties fo:break-before="auto" style:column-width="18.33mm"/>
    </style:style>
    <style:style style:name="co3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chromogame_re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3" table:default-cell-style-name="Default"/>
        <table:table-column table:style-name="co10" table:default-cell-style-name="Default"/>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17" table:default-cell-style-name="Default"/>
        <table:table-column table:style-name="co10"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2" table:default-cell-style-name="Default"/>
        <table:table-column table:style-name="co3" table:number-columns-repeated="2" table:default-cell-style-name="Default"/>
        <table:table-column table:style-name="co1" table:default-cell-style-name="Default"/>
        <table:table-column table:style-name="co21" table:default-cell-style-name="Default"/>
        <table:table-column table:style-name="co10" table:number-columns-repeated="2" table:default-cell-style-name="Default"/>
        <table:table-column table:style-name="co3" table:default-cell-style-name="Default"/>
        <table:table-column table:style-name="co22" table:default-cell-style-name="Default"/>
        <table:table-column table:style-name="co1"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 table:number-columns-repeated="2" table:default-cell-style-name="Default"/>
        <table:table-column table:style-name="co22" table:default-cell-style-name="Default"/>
        <table:table-column table:style-name="co18"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10" table:default-cell-style-name="Default"/>
        <table:table-column table:style-name="co5" table:default-cell-style-name="Default"/>
        <table:table-column table:style-name="co34" table:default-cell-style-name="Default"/>
        <table:table-column table:style-name="co3" table:default-cell-style-name="Default"/>
        <table:table-column table:style-name="co5" table:default-cell-style-name="Default"/>
        <table:table-column table:style-name="co35" table:default-cell-style-name="Default"/>
        <table:table-column table:style-name="co36" table:default-cell-style-name="Default"/>
        <table:table-row table:style-name="ro1">
          <table:table-cell office:value-type="string" calcext:value-type="string">
            <text:p>PT</text:p>
          </table:table-cell>
          <table:table-cell office:value-type="string" calcext:value-type="string">
            <text:p>AU</text:p>
          </table:table-cell>
          <table:table-cell office:value-type="string" calcext:value-type="string">
            <text:p>BA</text:p>
          </table:table-cell>
          <table:table-cell office:value-type="string" calcext:value-type="string">
            <text:p>BE</text:p>
          </table:table-cell>
          <table:table-cell office:value-type="string" calcext:value-type="string">
            <text:p>GP</text:p>
          </table:table-cell>
          <table:table-cell office:value-type="string" calcext:value-type="string">
            <text:p>AF</text:p>
          </table:table-cell>
          <table:table-cell office:value-type="string" calcext:value-type="string">
            <text:p>BF</text:p>
          </table:table-cell>
          <table:table-cell office:value-type="string" calcext:value-type="string">
            <text:p>CA</text:p>
          </table:table-cell>
          <table:table-cell office:value-type="string" calcext:value-type="string">
            <text:p>TI</text:p>
          </table:table-cell>
          <table:table-cell office:value-type="string" calcext:value-type="string">
            <text:p>SO</text:p>
          </table:table-cell>
          <table:table-cell office:value-type="string" calcext:value-type="string">
            <text:p>SE</text:p>
          </table:table-cell>
          <table:table-cell office:value-type="string" calcext:value-type="string">
            <text:p>BS</text:p>
          </table:table-cell>
          <table:table-cell office:value-type="string" calcext:value-type="string">
            <text:p>LA</text:p>
          </table:table-cell>
          <table:table-cell office:value-type="string" calcext:value-type="string">
            <text:p>DT</text:p>
          </table:table-cell>
          <table:table-cell office:value-type="string" calcext:value-type="string">
            <text:p>CT</text:p>
          </table:table-cell>
          <table:table-cell office:value-type="string" calcext:value-type="string">
            <text:p>CY</text:p>
          </table:table-cell>
          <table:table-cell office:value-type="string" calcext:value-type="string">
            <text:p>CL</text:p>
          </table:table-cell>
          <table:table-cell office:value-type="string" calcext:value-type="string">
            <text:p>SP</text:p>
          </table:table-cell>
          <table:table-cell office:value-type="string" calcext:value-type="string">
            <text:p>HO</text:p>
          </table:table-cell>
          <table:table-cell office:value-type="string" calcext:value-type="string">
            <text:p>DE</text:p>
          </table:table-cell>
          <table:table-cell office:value-type="string" calcext:value-type="string">
            <text:p>Rank</text:p>
          </table:table-cell>
          <table:table-cell office:value-type="string" calcext:value-type="string">
            <text:p>AB</text:p>
          </table:table-cell>
          <table:table-cell office:value-type="string" calcext:value-type="string">
            <text:p>C1</text:p>
          </table:table-cell>
          <table:table-cell office:value-type="string" calcext:value-type="string">
            <text:p>RP</text:p>
          </table:table-cell>
          <table:table-cell office:value-type="string" calcext:value-type="string">
            <text:p>EM</text:p>
          </table:table-cell>
          <table:table-cell office:value-type="string" calcext:value-type="string">
            <text:p>RI</text:p>
          </table:table-cell>
          <table:table-cell office:value-type="string" calcext:value-type="string">
            <text:p>OI</text:p>
          </table:table-cell>
          <table:table-cell office:value-type="string" calcext:value-type="string">
            <text:p>FU</text:p>
          </table:table-cell>
          <table:table-cell office:value-type="string" calcext:value-type="string">
            <text:p>FX</text:p>
          </table:table-cell>
          <table:table-cell office:value-type="string" calcext:value-type="string">
            <text:p>CR</text:p>
          </table:table-cell>
          <table:table-cell office:value-type="string" calcext:value-type="string">
            <text:p>NR</text:p>
          </table:table-cell>
          <table:table-cell office:value-type="string" calcext:value-type="string">
            <text:p>TC</text:p>
          </table:table-cell>
          <table:table-cell office:value-type="string" calcext:value-type="string">
            <text:p>Z9</text:p>
          </table:table-cell>
          <table:table-cell office:value-type="string" calcext:value-type="string">
            <text:p>U1</text:p>
          </table:table-cell>
          <table:table-cell office:value-type="string" calcext:value-type="string">
            <text:p>U2</text:p>
          </table:table-cell>
          <table:table-cell office:value-type="string" calcext:value-type="string">
            <text:p>PU</text:p>
          </table:table-cell>
          <table:table-cell office:value-type="string" calcext:value-type="string">
            <text:p>PI</text:p>
          </table:table-cell>
          <table:table-cell office:value-type="string" calcext:value-type="string">
            <text:p>PA</text:p>
          </table:table-cell>
          <table:table-cell office:value-type="string" calcext:value-type="string">
            <text:p>SN</text:p>
          </table:table-cell>
          <table:table-cell office:value-type="string" calcext:value-type="string">
            <text:p>EI</text:p>
          </table:table-cell>
          <table:table-cell office:value-type="string" calcext:value-type="string">
            <text:p>BN</text:p>
          </table:table-cell>
          <table:table-cell office:value-type="string" calcext:value-type="string">
            <text:p>J9</text:p>
          </table:table-cell>
          <table:table-cell office:value-type="string" calcext:value-type="string">
            <text:p>JI</text:p>
          </table:table-cell>
          <table:table-cell office:value-type="string" calcext:value-type="string">
            <text:p>PD</text:p>
          </table:table-cell>
          <table:table-cell office:value-type="string" calcext:value-type="string">
            <text:p>PY</text:p>
          </table:table-cell>
          <table:table-cell office:value-type="string" calcext:value-type="string">
            <text:p>VL</text:p>
          </table:table-cell>
          <table:table-cell office:value-type="string" calcext:value-type="string">
            <text:p>IS</text:p>
          </table:table-cell>
          <table:table-cell office:value-type="string" calcext:value-type="string">
            <text:p>PN</text:p>
          </table:table-cell>
          <table:table-cell office:value-type="string" calcext:value-type="string">
            <text:p>SU</text:p>
          </table:table-cell>
          <table:table-cell office:value-type="string" calcext:value-type="string">
            <text:p>SI</text:p>
          </table:table-cell>
          <table:table-cell office:value-type="string" calcext:value-type="string">
            <text:p>MA</text:p>
          </table:table-cell>
          <table:table-cell office:value-type="string" calcext:value-type="string">
            <text:p>BP</text:p>
          </table:table-cell>
          <table:table-cell office:value-type="string" calcext:value-type="string">
            <text:p>EP</text:p>
          </table:table-cell>
          <table:table-cell office:value-type="string" calcext:value-type="string">
            <text:p>AR</text:p>
          </table:table-cell>
          <table:table-cell office:value-type="string" calcext:value-type="string">
            <text:p>DI</text:p>
          </table:table-cell>
          <table:table-cell office:value-type="string" calcext:value-type="string">
            <text:p>D2</text:p>
          </table:table-cell>
          <table:table-cell office:value-type="string" calcext:value-type="string">
            <text:p>PG</text:p>
          </table:table-cell>
          <table:table-cell office:value-type="string" calcext:value-type="string">
            <text:p>WC</text:p>
          </table:table-cell>
          <table:table-cell office:value-type="string" calcext:value-type="string">
            <text:p>SC</text:p>
          </table:table-cell>
          <table:table-cell office:value-type="string" calcext:value-type="string">
            <text:p>GA</text:p>
          </table:table-cell>
          <table:table-cell office:value-type="string" calcext:value-type="string">
            <text:p>UT</text:p>
          </table:table-cell>
          <table:table-cell office:value-type="string" calcext:value-type="string">
            <text:p>PM</text:p>
          </table:table-cell>
        </table:table-row>
        <table:table-row table:style-name="ro1">
          <table:table-cell office:value-type="string" calcext:value-type="string">
            <text:p>J</text:p>
          </table:table-cell>
          <table:table-cell office:value-type="string" calcext:value-type="string">
            <text:p>Zhang, H; Ye, H</text:p>
          </table:table-cell>
          <table:table-cell table:number-columns-repeated="3"/>
          <table:table-cell office:value-type="string" calcext:value-type="string">
            <text:p>Zhang, Hong; Ye, Hang</text:p>
          </table:table-cell>
          <table:table-cell table:number-columns-repeated="2"/>
          <table:table-cell office:value-type="string" calcext:value-type="string">
            <text:p>Role of perception cost in tag-mediated cooperation</text:p>
          </table:table-cell>
          <table:table-cell office:value-type="string" calcext:value-type="string">
            <text:p>APPLIED MATHEMATICS AND COMPUTATION</text:p>
          </table:table-cell>
          <table:table-cell table:number-columns-repeated="10"/>
          <table:table-cell office:value-type="float" office:value="1" calcext:value-type="float">
            <text:p>1</text:p>
          </table:table-cell>
          <table:table-cell office:value-type="string" calcext:value-type="string">
            <text:p>Tag-mediated interaction has been known to be an effective means of promoting cooperation in theoretical models. However, most of the previous studies assume that the individuals do not incur any costs for their tag perception, although it is doubtful whether the cognitive effort for tag perception is empirically high. In this paper, we establish a spatial Prisoners dilemma model with tags to investigate the role of perception cost in tag-mediated cooperation. By introducing incomplete perception with perception cost, we find that partial perception can emerge and support cooperation under relatively low perception cost, but perception cost may inhibit the emergence of partial perception and thus is detrimental the evolution of cooperation. Moreover, the dynamics of cooperation level and perception intensity show interesting oscillatory patterns interacting with each other, which resemble those in other tag-based models. From the typical snapshots, we find that the high levels of cooperation can be explained by the clear boundaries between tag mediated cooperative clusters. These boundaries can resist interactions between clusters and therefore prevent defectors from invading the whole population. Our work should be helpful in understanding the cognitive foundation of tag-mediated cooperation. (C) 2016 Elsevier Inc. All rights reserved.</text:p>
          </table:table-cell>
          <table:table-cell table:number-columns-repeated="16"/>
          <table:table-cell office:value-type="string" calcext:value-type="string">
            <text:p>0096-3003</text:p>
          </table:table-cell>
          <table:table-cell office:value-type="string" calcext:value-type="string">
            <text:p>1873-5649</text:p>
          </table:table-cell>
          <table:table-cell table:number-columns-repeated="3"/>
          <table:table-cell table:style-name="ce1" office:value-type="string" calcext:value-type="string">
            <text:p>APR 10</text:p>
          </table:table-cell>
          <table:table-cell office:value-type="float" office:value="2016" calcext:value-type="float">
            <text:p>2016</text:p>
          </table:table-cell>
          <table:table-cell office:value-type="float" office:value="279" calcext:value-type="float">
            <text:p>279</text:p>
          </table:table-cell>
          <table:table-cell table:number-columns-repeated="5"/>
          <table:table-cell office:value-type="float" office:value="76" calcext:value-type="float">
            <text:p>76</text:p>
          </table:table-cell>
          <table:table-cell office:value-type="float" office:value="89" calcext:value-type="float">
            <text:p>89</text:p>
          </table:table-cell>
          <table:table-cell/>
          <table:table-cell office:value-type="string" calcext:value-type="string">
            <text:p>10.1016/j.amc.2016.01.009</text:p>
          </table:table-cell>
          <table:table-cell table:number-columns-repeated="5"/>
          <table:table-cell office:value-type="string" calcext:value-type="string">
            <text:p>WOS:000369692200006</text:p>
          </table:table-cell>
          <table:table-cell/>
        </table:table-row>
        <table:table-row table:style-name="ro1">
          <table:table-cell office:value-type="string" calcext:value-type="string">
            <text:p>J</text:p>
          </table:table-cell>
          <table:table-cell office:value-type="string" calcext:value-type="string">
            <text:p>Ramazi, P; Cao, M; Weissing, FJ</text:p>
          </table:table-cell>
          <table:table-cell table:number-columns-repeated="3"/>
          <table:table-cell office:value-type="string" calcext:value-type="string">
            <text:p>Ramazi, Pouria; Cao, Ming; Weissing, Franz J.</text:p>
          </table:table-cell>
          <table:table-cell table:number-columns-repeated="2"/>
          <table:table-cell office:value-type="string" calcext:value-type="string">
            <text:p>Evolutionary Dynamics of Homophily and Heterophily</text:p>
          </table:table-cell>
          <table:table-cell office:value-type="string" calcext:value-type="string">
            <text:p>SCIENTIFIC REPORTS</text:p>
          </table:table-cell>
          <table:table-cell table:number-columns-repeated="10"/>
          <table:table-cell office:value-type="float" office:value="1" calcext:value-type="float">
            <text:p>1</text:p>
          </table:table-cell>
          <table:table-cell office:value-type="string" calcext:value-type="string">
            <text:p>Most social interactions do not take place at random. In many situations, individuals choose their interaction partners on the basis of phenotypic cues. When this happens, individuals are often homophilic, that is, they tend to interact with individuals that are similar to them. Here we investigate the joint evolution of phenotypic cues and cue-dependent interaction strategies. By a combination of individual-based simulations and analytical arguments, we show that homophily evolves less easily than earlier studies suggest. The evolutionary interplay of cues and cue-based behaviour is intricate and has many interesting facets. For example, an interaction strategy like heterophily may stably persist in the population even if it is selected against in association with any particular cue. Homophily persisted for extensive periods of time just in those simulations where homophilic interactions provide a lower (rather than a higher) payoff than heterophilic interactions. Our results indicate that even the simplest cue-based social interactions can have rich dynamics and a surprising diversity of evolutionary outcomes.</text:p>
          </table:table-cell>
          <table:table-cell table:number-columns-repeated="16"/>
          <table:table-cell office:value-type="string" calcext:value-type="string">
            <text:p>2045-2322</text:p>
          </table:table-cell>
          <table:table-cell table:number-columns-repeated="4"/>
          <table:table-cell table:style-name="ce1" office:value-type="string" calcext:value-type="string">
            <text:p>MAR 8</text:p>
          </table:table-cell>
          <table:table-cell office:value-type="float" office:value="2016" calcext:value-type="float">
            <text:p>2016</text:p>
          </table:table-cell>
          <table:table-cell office:value-type="float" office:value="6" calcext:value-type="float">
            <text:p>6</text:p>
          </table:table-cell>
          <table:table-cell table:number-columns-repeated="7"/>
          <table:table-cell office:value-type="float" office:value="22766" calcext:value-type="float">
            <text:p>22766</text:p>
          </table:table-cell>
          <table:table-cell office:value-type="string" calcext:value-type="string">
            <text:p>10.1038/srep22766</text:p>
          </table:table-cell>
          <table:table-cell table:number-columns-repeated="5"/>
          <table:table-cell office:value-type="string" calcext:value-type="string">
            <text:p>WOS:000371659500001</text:p>
          </table:table-cell>
          <table:table-cell office:value-type="float" office:value="26951038" calcext:value-type="float">
            <text:p>26951038</text:p>
          </table:table-cell>
        </table:table-row>
        <table:table-row table:style-name="ro1">
          <table:table-cell office:value-type="string" calcext:value-type="string">
            <text:p>J</text:p>
          </table:table-cell>
          <table:table-cell office:value-type="string" calcext:value-type="string">
            <text:p>Zhang, H; Chen, S</text:p>
          </table:table-cell>
          <table:table-cell table:number-columns-repeated="3"/>
          <table:table-cell office:value-type="string" calcext:value-type="string">
            <text:p>Zhang, Hong; Chen, Shu</text:p>
          </table:table-cell>
          <table:table-cell table:number-columns-repeated="2"/>
          <table:table-cell office:value-type="string" calcext:value-type="string">
            <text:p>Tag-mediated cooperation with non-deterministic genotype-phenotype mapping</text:p>
          </table:table-cell>
          <table:table-cell office:value-type="string" calcext:value-type="string">
            <text:p>EPL</text:p>
          </table:table-cell>
          <table:table-cell table:number-columns-repeated="10"/>
          <table:table-cell office:value-type="float" office:value="1" calcext:value-type="float">
            <text:p>1</text:p>
          </table:table-cell>
          <table:table-cell office:value-type="string" calcext:value-type="string">
            <text:p>Tag-mediated cooperation provides a helpful framework for resolving evolutionary social dilemmas. However, most of the previous studies have not taken into account genotype-phenotype distinction in tags, which may play an important role in the process of evolution. To take this into consideration, we introduce non-deterministic genotype-phenotype mapping into a tag-based model with spatial prisoner's dilemma. By our definition, the similarity between genotypic tags does not directly imply the similarity between phenotypic tags. We find that the non-deterministic mapping from genotypic tag to phenotypic tag has non-trivial effects on tag-mediated cooperation. Although we observe that high levels of cooperation can be established under a wide variety of conditions especially when the decisiveness is moderate, the uncertainty in the determination of phenotypic tags may have a detrimental effect on the tag mechanism by disturbing the homophilic interaction structure which can explain the promotion of cooperation in tag systems. Furthermore, the non-deterministic mapping may undermine the robustness of the tag mechanism with respect to various factors such as the structure of the tag space and the tag flexibility. This observation warns us about the danger of applying the classical tag-based models to the analysis of empirical phenomena if genotype-phenotype distinction is significant in real world. Non-deterministic genotype-phenotype mapping thus provides a new perspective to the understanding of tag-mediated cooperation. Copyright (C) EPLA, 2016</text:p>
          </table:table-cell>
          <table:table-cell table:number-columns-repeated="16"/>
          <table:table-cell office:value-type="string" calcext:value-type="string">
            <text:p>0295-5075</text:p>
          </table:table-cell>
          <table:table-cell office:value-type="string" calcext:value-type="string">
            <text:p>1286-4854</text:p>
          </table:table-cell>
          <table:table-cell table:number-columns-repeated="3"/>
          <table:table-cell office:value-type="string" calcext:value-type="string">
            <text:p>JAN</text:p>
          </table:table-cell>
          <table:table-cell office:value-type="float" office:value="2016" calcext:value-type="float">
            <text:p>2016</text:p>
          </table:table-cell>
          <table:table-cell office:value-type="float" office:value="113" calcext:value-type="float">
            <text:p>113</text:p>
          </table:table-cell>
          <table:table-cell office:value-type="float" office:value="2" calcext:value-type="float">
            <text:p>2</text:p>
          </table:table-cell>
          <table:table-cell table:number-columns-repeated="6"/>
          <table:table-cell office:value-type="float" office:value="28008" calcext:value-type="float">
            <text:p>28008</text:p>
          </table:table-cell>
          <table:table-cell office:value-type="string" calcext:value-type="string">
            <text:p>10.1209/0295-5075/113/28008</text:p>
          </table:table-cell>
          <table:table-cell table:number-columns-repeated="5"/>
          <table:table-cell office:value-type="string" calcext:value-type="string">
            <text:p>WOS:000371787400030</text:p>
          </table:table-cell>
          <table:table-cell/>
        </table:table-row>
        <table:table-row table:style-name="ro1">
          <table:table-cell office:value-type="string" calcext:value-type="string">
            <text:p>J</text:p>
          </table:table-cell>
          <table:table-cell office:value-type="string" calcext:value-type="string">
            <text:p>Bruner, JP</text:p>
          </table:table-cell>
          <table:table-cell table:number-columns-repeated="3"/>
          <table:table-cell office:value-type="string" calcext:value-type="string">
            <text:p>Bruner, Justin P.</text:p>
          </table:table-cell>
          <table:table-cell table:number-columns-repeated="2"/>
          <table:table-cell office:value-type="string" calcext:value-type="string">
            <text:p>Diversity, tolerance, and the social contract</text:p>
          </table:table-cell>
          <table:table-cell office:value-type="string" calcext:value-type="string">
            <text:p>POLITICS PHILOSOPHY &amp; ECONOMICS</text:p>
          </table:table-cell>
          <table:table-cell table:number-columns-repeated="10"/>
          <table:table-cell office:value-type="float" office:value="1" calcext:value-type="float">
            <text:p>1</text:p>
          </table:table-cell>
          <table:table-cell office:value-type="string" calcext:value-type="string">
            <text:p>Philosophers and social scientists have recently turned to game theory and agent-based models to better understand social contract formation. The stag hunt game is an idealization of social contract formation. Using the stag hunt game, we attempt to determine what, if any, barrier diversity is to the formation of an efficient social contract. We uncover a deep connection between tolerance, diversity, and the social contract. We investigate a simple model in which individuals possess salient traits and behave cooperatively when the difference between their trait and the trait of their counterpart is less than their tolerance level'. If traits are fixed and correspond to permanent or semipermanent features of the individual, such as religion or race, social contract formation is a remote possibility. If traits are malleable, social contract formation is possible but comes at the steep cost of diversity and tolerance, that is, individuals are unwilling to cooperate with those much different from themselves. Yet homogeneity and intolerance are not a long-term feature of the population. Over time mutations allow for increasingly tolerant agents to prosper, thereby ushering in trait diversity. In the end, all reap the benefits of cooperation.</text:p>
          </table:table-cell>
          <table:table-cell table:number-columns-repeated="16"/>
          <table:table-cell office:value-type="string" calcext:value-type="string">
            <text:p>1470-594X</text:p>
          </table:table-cell>
          <table:table-cell office:value-type="string" calcext:value-type="string">
            <text:p>1741-3060</text:p>
          </table:table-cell>
          <table:table-cell table:number-columns-repeated="3"/>
          <table:table-cell office:value-type="string" calcext:value-type="string">
            <text:p>NOV</text:p>
          </table:table-cell>
          <table:table-cell office:value-type="float" office:value="2015" calcext:value-type="float">
            <text:p>2015</text:p>
          </table:table-cell>
          <table:table-cell office:value-type="float" office:value="14" calcext:value-type="float">
            <text:p>14</text:p>
          </table:table-cell>
          <table:table-cell office:value-type="float" office:value="4" calcext:value-type="float">
            <text:p>4</text:p>
          </table:table-cell>
          <table:table-cell table:number-columns-repeated="4"/>
          <table:table-cell office:value-type="float" office:value="429" calcext:value-type="float">
            <text:p>429</text:p>
          </table:table-cell>
          <table:table-cell office:value-type="float" office:value="448" calcext:value-type="float">
            <text:p>448</text:p>
          </table:table-cell>
          <table:table-cell/>
          <table:table-cell office:value-type="string" calcext:value-type="string">
            <text:p>10.1177/1470594X14560763</text:p>
          </table:table-cell>
          <table:table-cell table:number-columns-repeated="5"/>
          <table:table-cell office:value-type="string" calcext:value-type="string">
            <text:p>WOS:000363984100004</text:p>
          </table:table-cell>
          <table:table-cell/>
        </table:table-row>
        <table:table-row table:style-name="ro1">
          <table:table-cell office:value-type="string" calcext:value-type="string">
            <text:p>J</text:p>
          </table:table-cell>
          <table:table-cell office:value-type="string" calcext:value-type="string">
            <text:p>Ichinose, G; Saito, M; Sayama, H; Bersini, H</text:p>
          </table:table-cell>
          <table:table-cell table:number-columns-repeated="3"/>
          <table:table-cell office:value-type="string" calcext:value-type="string">
            <text:p>Ichinose, Genki; Saito, Masaya; Sayama, Hiroki; Bersini, Hugues</text:p>
          </table:table-cell>
          <table:table-cell table:number-columns-repeated="2"/>
          <table:table-cell office:value-type="string" calcext:value-type="string">
            <text:p>Transitions Between Homophilic and Heterophilic Modes of Cooperation</text:p>
          </table:table-cell>
          <table:table-cell office:value-type="string" calcext:value-type="string">
            <text:p>JASSS-THE JOURNAL OF ARTIFICIAL SOCIETIES AND SOCIAL SIMULATION</text:p>
          </table:table-cell>
          <table:table-cell table:number-columns-repeated="10"/>
          <table:table-cell office:value-type="float" office:value="1" calcext:value-type="float">
            <text:p>1</text:p>
          </table:table-cell>
          <table:table-cell office:value-type="string" calcext:value-type="string">
            <text:p>Cooperation is ubiquitous in biological and social systems. Previous studies revealed that a preference toward similar appearance promotes cooperation, a phenomenon called tag-mediated cooperation or communitarian cooperation. This effect is enhanced when a spatial structure is incorporated, because space allows agents sharing an identical tag to regroup to form locally cooperative clusters. In spatially distributed settings, one can also consider migration of organisms, which has a potential to further promote evolution of cooperation by facilitating spatial clustering. However, it has not yet been considered in spatial tag-mediated cooperation models. Here we show, using computer simulations of a spatial model of evolutionary games with organismal migration, that tag-based segregation and homophilic cooperation arise for a wide range of parameters. In the meantime, our results also show another evolutionarily stable outcome, where a high level of heterophilic cooperation is maintained in spatially well-mixed patterns. We found that these two different forms of tag-mediated cooperation appear alternately as the parameter for temptation to defect is increased.</text:p>
          </table:table-cell>
          <table:table-cell table:number-columns-repeated="16"/>
          <table:table-cell office:value-type="string" calcext:value-type="string">
            <text:p>1460-7425</text:p>
          </table:table-cell>
          <table:table-cell table:number-columns-repeated="4"/>
          <table:table-cell table:style-name="ce1" office:value-type="string" calcext:value-type="string">
            <text:p>OCT 31</text:p>
          </table:table-cell>
          <table:table-cell office:value-type="float" office:value="2015" calcext:value-type="float">
            <text:p>2015</text:p>
          </table:table-cell>
          <table:table-cell office:value-type="float" office:value="18" calcext:value-type="float">
            <text:p>18</text:p>
          </table:table-cell>
          <table:table-cell office:value-type="float" office:value="4" calcext:value-type="float">
            <text:p>4</text:p>
          </table:table-cell>
          <table:table-cell table:number-columns-repeated="6"/>
          <table:table-cell office:value-type="float" office:value="3" calcext:value-type="float">
            <text:p>3</text:p>
          </table:table-cell>
          <table:table-cell table:number-columns-repeated="6"/>
          <table:table-cell office:value-type="string" calcext:value-type="string">
            <text:p>WOS:000369644200003</text:p>
          </table:table-cell>
          <table:table-cell/>
        </table:table-row>
        <table:table-row table:style-name="ro1">
          <table:table-cell office:value-type="string" calcext:value-type="string">
            <text:p>J</text:p>
          </table:table-cell>
          <table:table-cell office:value-type="string" calcext:value-type="string">
            <text:p>Kroumi, D; Lessard, S</text:p>
          </table:table-cell>
          <table:table-cell table:number-columns-repeated="3"/>
          <table:table-cell office:value-type="string" calcext:value-type="string">
            <text:p>Kroumi, Dhaker; Lessard, Sabin</text:p>
          </table:table-cell>
          <table:table-cell table:number-columns-repeated="2"/>
          <table:table-cell office:value-type="string" calcext:value-type="string">
            <text:p>Evolution of cooperation in a multidimensional phenotype space</text:p>
          </table:table-cell>
          <table:table-cell office:value-type="string" calcext:value-type="string">
            <text:p>THEORETICAL POPULATION BIOLOGY</text:p>
          </table:table-cell>
          <table:table-cell table:number-columns-repeated="10"/>
          <table:table-cell office:value-type="float" office:value="1" calcext:value-type="float">
            <text:p>1</text:p>
          </table:table-cell>
          <table:table-cell office:value-type="string" calcext:value-type="string">
            <text:p>The emergence of cooperation in populations of selfish individuals is a fascinating topic that has inspired much theoretical work. An important model to study cooperation is the phenotypic model, where individuals are characterized by phenotypic properties that are visible to others. The phenotype of an individual can be represented for instance by a vector x = (x(1), ... ,x(n)), where x(1), ... ,x(n) are integers. The population can be well mixed in the sense that everyone is equally likely to interact with everyone else, but the behavioral strategies of the individuals can depend on their distance in the phenotype space. A cooperator can choose to help other individuals exhibiting the same phenotype and defects otherwise. Cooperation is said to be favored by selection if it is more abundant than defection in the stationary state. This means that the average frequency of cooperators in the stationary state strictly exceeds 1/2. Antal et al. (2009c) found conditions that ensure that cooperation is more abundant than defection in a one-dimensional (i.e. n = 1) and an infinite-dimensional (i.e. n = infinity) phenotype space in the case of the Prisoner's Dilemma under weak selection. However, reality lies between these two limit cases. In this paper, we derive the corresponding condition in the case of a phenotype space of any finite dimension. This is done by applying a perturbation method to study a mutation-selection equilibrium under weak selection. This condition is obtained in the limit of a large population size by using the ancestral process. The best scenario for cooperation to be more likely to evolve is found to be a high population-scaled phenotype mutation rate, a low population-scaled strategy mutation rate and a high phenotype space dimension. The biological intuition is that a high population-scaled phenotype mutation rate reduces the quantity of interactions between cooperators and defectors, while a high population-scaled strategy mutation rate introduces newly mutated defectors that invade groups of cooperators. Finally it is easier for cooperation to evolve in a phenotype space of higher dimension because it becomes more difficult for a defector to migrate to a group of cooperators. The difference is significant from n = 1 to n = 2 and from n = 2 to n = 3, but becomes small as soon as n &gt;= 3. (C) 2015 Elsevier Inc. All rights reserved.</text:p>
          </table:table-cell>
          <table:table-cell table:number-columns-repeated="4"/>
          <table:table-cell office:value-type="string" calcext:value-type="string">
            <text:p>Kroumi, Dhaker/0000-0003-4861-0361</text:p>
          </table:table-cell>
          <table:table-cell table:number-columns-repeated="11"/>
          <table:table-cell office:value-type="string" calcext:value-type="string">
            <text:p>0040-5809</text:p>
          </table:table-cell>
          <table:table-cell office:value-type="string" calcext:value-type="string">
            <text:p>1096-0325</text:p>
          </table:table-cell>
          <table:table-cell table:number-columns-repeated="3"/>
          <table:table-cell office:value-type="string" calcext:value-type="string">
            <text:p>JUN</text:p>
          </table:table-cell>
          <table:table-cell office:value-type="float" office:value="2015" calcext:value-type="float">
            <text:p>2015</text:p>
          </table:table-cell>
          <table:table-cell office:value-type="float" office:value="102" calcext:value-type="float">
            <text:p>102</text:p>
          </table:table-cell>
          <table:table-cell table:number-columns-repeated="5"/>
          <table:table-cell office:value-type="float" office:value="60" calcext:value-type="float">
            <text:p>60</text:p>
          </table:table-cell>
          <table:table-cell office:value-type="float" office:value="75" calcext:value-type="float">
            <text:p>75</text:p>
          </table:table-cell>
          <table:table-cell/>
          <table:table-cell office:value-type="string" calcext:value-type="string">
            <text:p>10.1016/j.tpb.2015.03.007</text:p>
          </table:table-cell>
          <table:table-cell table:number-columns-repeated="5"/>
          <table:table-cell office:value-type="string" calcext:value-type="string">
            <text:p>WOS:000355239700006</text:p>
          </table:table-cell>
          <table:table-cell office:value-type="float" office:value="25847145" calcext:value-type="float">
            <text:p>25847145</text:p>
          </table:table-cell>
        </table:table-row>
        <table:table-row table:style-name="ro1">
          <table:table-cell office:value-type="string" calcext:value-type="string">
            <text:p>J</text:p>
          </table:table-cell>
          <table:table-cell office:value-type="string" calcext:value-type="string">
            <text:p>Jansson, F</text:p>
          </table:table-cell>
          <table:table-cell table:number-columns-repeated="3"/>
          <table:table-cell office:value-type="string" calcext:value-type="string">
            <text:p>Jansson, Fredrik</text:p>
          </table:table-cell>
          <table:table-cell table:number-columns-repeated="2"/>
          <table:table-cell office:value-type="string" calcext:value-type="string">
            <text:p>What games support the evolution of an ingroup bias?</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There is an increasing wealth of models trying to explain the evolution of group discrimination and an ingroup bias. This paper sets out to systematically investigate the most fundamental assumption in these models: in what kind of situations do the interactions take place? What strategic structures - games support the evolution of an ingroup bias? More specifically, the aim here is to find the prerequisites for when a bias also with respect to minimal groups - arbitrarily defined groups void of group-specific qualities - is selected for, and which cannot be ascribed to kin selection. Through analyses and simulations of minimal models of two-person games, this paper indicates that only some games are conducive to the evolution of ingroup favouritism. In particular, this class does not contain the prisoners' dilemma, but it does contain anti-co-ordination and co-ordination games. Contrasting to the prisoners' dilemma, these are games where it is not a matter of whether to behave altruistically, but rather one of predicting what the other person will be doing, and where I would benefit from you knowing my intentions. In anti-co-ordination games, on average, not only will agents discriminate between groups, but also in such a way that their choices maximise the sum of the available payoffs towards the ingroup more often than towards the outgroup. And in co-ordination games, even if agents do manage to co-ordinate with the whole population, they are more likely to co-ordinate on the socially optimal equilibrium within their group. Simulations show that this occurs most often in games where there is a component of risk-taking, and thus trust, involved. A typical such game is the stag hunt or assurance game. (C) 2015 Elsevier Ltd. All rights reserved.</text:p>
          </table:table-cell>
          <table:table-cell table:number-columns-repeated="3"/>
          <table:table-cell office:value-type="string" calcext:value-type="string">
            <text:p>Jansson, Fredrik/B-7616-2011</text:p>
          </table:table-cell>
          <table:table-cell office:value-type="string" calcext:value-type="string">
            <text:p>Jansson, Fredrik/0000-0001-8357-0276</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MAY 21</text:p>
          </table:table-cell>
          <table:table-cell office:value-type="float" office:value="2015" calcext:value-type="float">
            <text:p>2015</text:p>
          </table:table-cell>
          <table:table-cell office:value-type="float" office:value="373" calcext:value-type="float">
            <text:p>373</text:p>
          </table:table-cell>
          <table:table-cell table:number-columns-repeated="5"/>
          <table:table-cell office:value-type="float" office:value="100" calcext:value-type="float">
            <text:p>100</text:p>
          </table:table-cell>
          <table:table-cell office:value-type="float" office:value="110" calcext:value-type="float">
            <text:p>110</text:p>
          </table:table-cell>
          <table:table-cell/>
          <table:table-cell office:value-type="string" calcext:value-type="string">
            <text:p>10.1016/j.jtbi.2015.03.008</text:p>
          </table:table-cell>
          <table:table-cell table:number-columns-repeated="5"/>
          <table:table-cell office:value-type="string" calcext:value-type="string">
            <text:p>WOS:000354002800009</text:p>
          </table:table-cell>
          <table:table-cell office:value-type="float" office:value="25794651" calcext:value-type="float">
            <text:p>25794651</text:p>
          </table:table-cell>
        </table:table-row>
        <table:table-row table:style-name="ro1">
          <table:table-cell office:value-type="string" calcext:value-type="string">
            <text:p>J</text:p>
          </table:table-cell>
          <table:table-cell office:value-type="string" calcext:value-type="string">
            <text:p>Garcia, J; van Veelen, M; Traulsen, A</text:p>
          </table:table-cell>
          <table:table-cell table:number-columns-repeated="3"/>
          <table:table-cell office:value-type="string" calcext:value-type="string">
            <text:p>Garcia, Julian; van Veelen, Matthijs; Traulsen, Arne</text:p>
          </table:table-cell>
          <table:table-cell table:number-columns-repeated="2"/>
          <table:table-cell office:value-type="string" calcext:value-type="string">
            <text:p>Evil green beards: Tag recognition can also be used to withhold cooperation in structured populations</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Natural selection works against cooperation unless a specific mechanism is at work. These mechanisms are typically studied in isolation. Here we look at the interaction between two such mechanisms: tag recognition and population structure. If cooperators can recognize each other, and only cooperate among themselves, then they can invade defectors. This is known as the green beard effect. Another mechanism is assortment caused by population structure. If interactions occur predominantly between alike individuals, then indiscriminate cooperation can evolve. Here we show that these two mechanisms interact in a non-trivial way. When assortment is low, tags lead to conventional green beard cycles with periods of tag based cooperation and periods of defection. However, if assortment is high, evil green beard cycles emerge. In those cycles, tags are not used to build up cooperation with others that share the tag, but to undermine cooperation with others that do not share the tag. High levels of assortment therefore do not lead to indiscriminate cooperation if tags are available. This shows that mechanisms that are known to promote cooperation in isolation can interact in counterintuitive ways. (C) 2014 Elsevier Ltd. All rights reserved.</text:p>
          </table:table-cell>
          <table:table-cell table:number-columns-repeated="3"/>
          <table:table-cell office:value-type="string" calcext:value-type="string">
            <text:p>Traulsen, Arne/A-4955-2009; van Veelen, Matthijs/G-5365-2014</text:p>
          </table:table-cell>
          <table:table-cell office:value-type="string" calcext:value-type="string">
            <text:p>Traulsen, Arne/0000-0002-0669-5267; van Veelen, Matthijs/0000-0002-8290-9212</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NOV 7</text:p>
          </table:table-cell>
          <table:table-cell office:value-type="float" office:value="2014" calcext:value-type="float">
            <text:p>2014</text:p>
          </table:table-cell>
          <table:table-cell office:value-type="float" office:value="360" calcext:value-type="float">
            <text:p>360</text:p>
          </table:table-cell>
          <table:table-cell table:number-columns-repeated="5"/>
          <table:table-cell office:value-type="float" office:value="181" calcext:value-type="float">
            <text:p>181</text:p>
          </table:table-cell>
          <table:table-cell office:value-type="float" office:value="186" calcext:value-type="float">
            <text:p>186</text:p>
          </table:table-cell>
          <table:table-cell/>
          <table:table-cell office:value-type="string" calcext:value-type="string">
            <text:p>10.1016/j.jtbi.2014.07.002</text:p>
          </table:table-cell>
          <table:table-cell table:number-columns-repeated="5"/>
          <table:table-cell office:value-type="string" calcext:value-type="string">
            <text:p>WOS:000341800600020</text:p>
          </table:table-cell>
          <table:table-cell office:value-type="float" office:value="25017726" calcext:value-type="float">
            <text:p>25017726</text:p>
          </table:table-cell>
        </table:table-row>
        <table:table-row table:style-name="ro1">
          <table:table-cell office:value-type="string" calcext:value-type="string">
            <text:p>J</text:p>
          </table:table-cell>
          <table:table-cell office:value-type="string" calcext:value-type="string">
            <text:p>Hadzibeganovic, T; Lima, FWS; Stauffer, D</text:p>
          </table:table-cell>
          <table:table-cell table:number-columns-repeated="3"/>
          <table:table-cell office:value-type="string" calcext:value-type="string">
            <text:p>Hadzibeganovic, Tarik; Lima, Francisco W. S.; Stauffer, Dietrich</text:p>
          </table:table-cell>
          <table:table-cell table:number-columns-repeated="2"/>
          <table:table-cell office:value-type="string" calcext:value-type="string">
            <text:p>Benefits of memory for the evolution of tag-based cooperation in structured populations</text:p>
          </table:table-cell>
          <table:table-cell office:value-type="string" calcext:value-type="string">
            <text:p>BEHAVIORAL ECOLOGY AND SOCIOBIOLOGY</text:p>
          </table:table-cell>
          <table:table-cell table:number-columns-repeated="10"/>
          <table:table-cell office:value-type="float" office:value="1" calcext:value-type="float">
            <text:p>1</text:p>
          </table:table-cell>
          <table:table-cell office:value-type="string" calcext:value-type="string">
            <text:p>We study the effects of working memory capacity and network rewiring probability on the evolution of cooperation in the standard and modified versions of an agent-based model of tag-mediated altruism. In our evolutionary model, computational agents populate a large complex network, engage into multiplayer Prisoner's Dilemma-like interactions, and reproduce sexually. Agents carry discernible phenotypic traits subject to mutation, memorize their own experiences, and employ different strategies when interacting with different types of co-players. Choices made are selected from a pool of two conditional and two unconditional strategies, depending on the available memory contents and phenotypic similarity among interactors. For the dominating strategy in our standard model version, we found a strong dependence of cooperation on network structure and a weak one on memory, whereas in the modified version, the structural effect was weaker than that of memory. Most importantly, we found that the previously reported decline of cooperation in memory-based models, typically observed at a high memory capacity, is now prevented with the help of tags. This suggests that the evolutionary advantages of memory capacity limits may be far more complex than previously assumed. For much smaller systems, we observed a quasi-symmetric alternation of the two winning groups of strategists. This result provides an example of ingroup biased interactions that are characterized by bursts of intra-tag cooperation interspersed with periods of unconditional transient altruism. Such switches of strategies may represent a boosting mechanism necessary for the emergence and stability of global altruism in its early evolutionary stages.</text:p>
          </table:table-cell>
          <table:table-cell table:number-columns-repeated="16"/>
          <table:table-cell office:value-type="string" calcext:value-type="string">
            <text:p>0340-5443</text:p>
          </table:table-cell>
          <table:table-cell office:value-type="string" calcext:value-type="string">
            <text:p>1432-0762</text:p>
          </table:table-cell>
          <table:table-cell table:number-columns-repeated="3"/>
          <table:table-cell office:value-type="string" calcext:value-type="string">
            <text:p>JUL</text:p>
          </table:table-cell>
          <table:table-cell office:value-type="float" office:value="2014" calcext:value-type="float">
            <text:p>2014</text:p>
          </table:table-cell>
          <table:table-cell office:value-type="float" office:value="68" calcext:value-type="float">
            <text:p>68</text:p>
          </table:table-cell>
          <table:table-cell office:value-type="float" office:value="7" calcext:value-type="float">
            <text:p>7</text:p>
          </table:table-cell>
          <table:table-cell table:number-columns-repeated="4"/>
          <table:table-cell office:value-type="float" office:value="1059" calcext:value-type="float">
            <text:p>1059</text:p>
          </table:table-cell>
          <table:table-cell office:value-type="float" office:value="1072" calcext:value-type="float">
            <text:p>1072</text:p>
          </table:table-cell>
          <table:table-cell/>
          <table:table-cell office:value-type="string" calcext:value-type="string">
            <text:p>10.1007/s00265-014-1718-7</text:p>
          </table:table-cell>
          <table:table-cell table:number-columns-repeated="5"/>
          <table:table-cell office:value-type="string" calcext:value-type="string">
            <text:p>WOS:000337233500002</text:p>
          </table:table-cell>
          <table:table-cell/>
        </table:table-row>
        <table:table-row table:style-name="ro1">
          <table:table-cell office:value-type="string" calcext:value-type="string">
            <text:p>J</text:p>
          </table:table-cell>
          <table:table-cell office:value-type="string" calcext:value-type="string">
            <text:p>Kim, JW; Hanneman, RA</text:p>
          </table:table-cell>
          <table:table-cell table:number-columns-repeated="3"/>
          <table:table-cell office:value-type="string" calcext:value-type="string">
            <text:p>Kim, Jae-Woo; Hanneman, Robert A.</text:p>
          </table:table-cell>
          <table:table-cell table:number-columns-repeated="2"/>
          <table:table-cell office:value-type="string" calcext:value-type="string">
            <text:p>Coevolutionary Dynamics of Cultural Markers, Parochial Cooperation, and Networks</text:p>
          </table:table-cell>
          <table:table-cell office:value-type="string" calcext:value-type="string">
            <text:p>JOURNAL OF CONFLICT RESOLUTION</text:p>
          </table:table-cell>
          <table:table-cell table:number-columns-repeated="10"/>
          <table:table-cell office:value-type="float" office:value="1" calcext:value-type="float">
            <text:p>1</text:p>
          </table:table-cell>
          <table:table-cell office:value-type="string" calcext:value-type="string">
            <text:p>The emergence and institutionalization of cooperation in sizable groups without reciprocity receives considerable attention in game-theoretical modeling. Agents in our study play the Prisoner's Dilemma game cooperating with tolerably similar neighbors. They may imitate cultural markers (tags) and tolerance from more successful neighbors. Alternatively, they break ties to out-group neighbors. New partners are selected either from neighbors' neighbors (clustering) or randomly. Variations in network plasticity (the likelihood of changing partners rather than being influenced) and clustering are explored. With high plasticity and high clustering, networks tend to fragment. With low plasticity and low clustering, networks tend toward global cooperation, but with severe losses of cultural diversity and tolerance. Cooperation in such regimes also proves to be vulnerable to defection. Between, there is a space displaying relatively stable and widespread cooperation with diversity and tolerance. We note some important structural characteristics of the networks evolving in this space.</text:p>
          </table:table-cell>
          <table:table-cell table:number-columns-repeated="16"/>
          <table:table-cell office:value-type="string" calcext:value-type="string">
            <text:p>0022-0027</text:p>
          </table:table-cell>
          <table:table-cell office:value-type="string" calcext:value-type="string">
            <text:p>1552-8766</text:p>
          </table:table-cell>
          <table:table-cell table:number-columns-repeated="3"/>
          <table:table-cell office:value-type="string" calcext:value-type="string">
            <text:p>MAR</text:p>
          </table:table-cell>
          <table:table-cell office:value-type="float" office:value="2014" calcext:value-type="float">
            <text:p>2014</text:p>
          </table:table-cell>
          <table:table-cell office:value-type="float" office:value="58" calcext:value-type="float">
            <text:p>58</text:p>
          </table:table-cell>
          <table:table-cell office:value-type="float" office:value="2" calcext:value-type="float">
            <text:p>2</text:p>
          </table:table-cell>
          <table:table-cell table:number-columns-repeated="4"/>
          <table:table-cell office:value-type="float" office:value="226" calcext:value-type="float">
            <text:p>226</text:p>
          </table:table-cell>
          <table:table-cell office:value-type="float" office:value="253" calcext:value-type="float">
            <text:p>253</text:p>
          </table:table-cell>
          <table:table-cell/>
          <table:table-cell office:value-type="string" calcext:value-type="string">
            <text:p>10.1177/0022002712468691</text:p>
          </table:table-cell>
          <table:table-cell table:number-columns-repeated="5"/>
          <table:table-cell office:value-type="string" calcext:value-type="string">
            <text:p>WOS:000333464500002</text:p>
          </table:table-cell>
          <table:table-cell/>
        </table:table-row>
        <table:table-row table:style-name="ro1">
          <table:table-cell office:value-type="string" calcext:value-type="string">
            <text:p>J</text:p>
          </table:table-cell>
          <table:table-cell office:value-type="string" calcext:value-type="string">
            <text:p>McAvity, DM; Bristow, T; Bunker, E; Dreyer, A</text:p>
          </table:table-cell>
          <table:table-cell table:number-columns-repeated="3"/>
          <table:table-cell office:value-type="string" calcext:value-type="string">
            <text:p>McAvity, David M.; Bristow, Tristen; Bunker, Eric; Dreyer, Alex</text:p>
          </table:table-cell>
          <table:table-cell table:number-columns-repeated="2"/>
          <table:table-cell office:value-type="string" calcext:value-type="string">
            <text:p>Perception without self-matching in conditional tag based cooperation</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We consider a model for the evolution of cooperation in a population where individuals may have one of a number of different heritable and distinguishable markers or tags. Individuals interact with each of their neighbors on a square lattice by either cooperating by donating some benefit at a cost to themselves or defecting by doing nothing. The decision to cooperate or defect is contingent on each individual's perception of its interacting partner's tag. Unlike in other tag-based models individuals do not compare their own tag to that of their interaction partner. That is, there is no self-matching. When perception is perfect the cooperation rate is substantially higher than in the usual spatial prisoner's dilemma game when the cost of cooperation is high. The enhancement in cooperation is positively correlated with the number of different tags. The more diverse a population is the more cooperative it becomes. When individuals start with an inability to perceive tags the population evolves to a state where individuals gain at least partial perception. With some reproduction mechanisms perfect perception evolves, but with others the ability to perceive tags is imperfect. We find that perception of tags evolves to lower levels when the cost of cooperation is higher. (C) 2013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SEP 21</text:p>
          </table:table-cell>
          <table:table-cell office:value-type="float" office:value="2013" calcext:value-type="float">
            <text:p>2013</text:p>
          </table:table-cell>
          <table:table-cell office:value-type="float" office:value="333" calcext:value-type="float">
            <text:p>333</text:p>
          </table:table-cell>
          <table:table-cell table:number-columns-repeated="5"/>
          <table:table-cell office:value-type="float" office:value="58" calcext:value-type="float">
            <text:p>58</text:p>
          </table:table-cell>
          <table:table-cell office:value-type="float" office:value="67" calcext:value-type="float">
            <text:p>67</text:p>
          </table:table-cell>
          <table:table-cell/>
          <table:table-cell office:value-type="string" calcext:value-type="string">
            <text:p>10.1016/j.jtbi.2013.04.027</text:p>
          </table:table-cell>
          <table:table-cell table:number-columns-repeated="5"/>
          <table:table-cell office:value-type="string" calcext:value-type="string">
            <text:p>WOS:000322688600007</text:p>
          </table:table-cell>
          <table:table-cell office:value-type="float" office:value="23665207" calcext:value-type="float">
            <text:p>23665207</text:p>
          </table:table-cell>
        </table:table-row>
        <table:table-row table:style-name="ro1">
          <table:table-cell office:value-type="string" calcext:value-type="string">
            <text:p>J</text:p>
          </table:table-cell>
          <table:table-cell office:value-type="string" calcext:value-type="string">
            <text:p>Houy, N</text:p>
          </table:table-cell>
          <table:table-cell table:number-columns-repeated="3"/>
          <table:table-cell office:value-type="string" calcext:value-type="string">
            <text:p>Houy, Nicolas</text:p>
          </table:table-cell>
          <table:table-cell table:number-columns-repeated="2"/>
          <table:table-cell office:value-type="string" calcext:value-type="string">
            <text:p>Evolution of cooperation with similarity to an archetype</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We use the framework of Colman with a Prisoner's Dilemma game and an evolutionary agent-based algorithm in order to study the evolution of cooperation and discrimination. We assume that players can discriminate on the basis of the phenotypic distance to an archetype, linked itself with a given behaviour in the game. However, we do not impose that the archetype corresponds to a conditionally cooperative behaviour. We show that cooperation can become the norm and discrimination can evolve spontaneously with no other assumption. For some archetypes, cooperation can even evolve faster and with more intensity than in the similarity-based case studied in Colman et al., 2012. (C) 2013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SEP 7</text:p>
          </table:table-cell>
          <table:table-cell office:value-type="float" office:value="2013" calcext:value-type="float">
            <text:p>2013</text:p>
          </table:table-cell>
          <table:table-cell office:value-type="float" office:value="332" calcext:value-type="float">
            <text:p>332</text:p>
          </table:table-cell>
          <table:table-cell table:number-columns-repeated="5"/>
          <table:table-cell office:value-type="float" office:value="78" calcext:value-type="float">
            <text:p>78</text:p>
          </table:table-cell>
          <table:table-cell office:value-type="float" office:value="88" calcext:value-type="float">
            <text:p>88</text:p>
          </table:table-cell>
          <table:table-cell/>
          <table:table-cell office:value-type="string" calcext:value-type="string">
            <text:p>10.1016/j.jtbi.2013.04.001</text:p>
          </table:table-cell>
          <table:table-cell table:number-columns-repeated="5"/>
          <table:table-cell office:value-type="string" calcext:value-type="string">
            <text:p>WOS:000321988500008</text:p>
          </table:table-cell>
          <table:table-cell office:value-type="float" office:value="23623950" calcext:value-type="float">
            <text:p>23623950</text:p>
          </table:table-cell>
        </table:table-row>
        <table:table-row table:style-name="ro1">
          <table:table-cell office:value-type="string" calcext:value-type="string">
            <text:p>J</text:p>
          </table:table-cell>
          <table:table-cell office:value-type="string" calcext:value-type="string">
            <text:p>Laird, RA</text:p>
          </table:table-cell>
          <table:table-cell table:number-columns-repeated="3"/>
          <table:table-cell office:value-type="string" calcext:value-type="string">
            <text:p>Laird, Robert A.</text:p>
          </table:table-cell>
          <table:table-cell table:number-columns-repeated="2"/>
          <table:table-cell office:value-type="string" calcext:value-type="string">
            <text:p>EVOLUTIONARY STRATEGY DYNAMICS FOR TAG-BASED COOPERATION AND DEFECTION IN THE SPATIAL AND ASPATIAL SNOWDRIFT GAME</text:p>
          </table:table-cell>
          <table:table-cell office:value-type="string" calcext:value-type="string">
            <text:p>INTERNATIONAL JOURNAL OF BIFURCATION AND CHAOS</text:p>
          </table:table-cell>
          <table:table-cell table:number-columns-repeated="10"/>
          <table:table-cell office:value-type="float" office:value="1" calcext:value-type="float">
            <text:p>1</text:p>
          </table:table-cell>
          <table:table-cell office:value-type="string" calcext:value-type="string">
            <text:p>Cooperation is a costly behavior undertaken by one individual which benefits another individual. Since cooperators are easily exploited by defectors (those who receive the benefits of cooperation but do not cooperate themselves), the evolution and maintenance of cooperation rely on mechanisms that allow cooperators to interact with one another more frequently than would be predicted based on their relative abundance in a population. One simple mechanism is based on the recognition of "tags" - arbitrary, yet identifiable phenotypic traits. Tags allow for the existence of conditionally cooperative strategies; e. g. individuals could adopt a strategy whereby they cooperate with tag-mates but defect against non-tag-mates. Previous research has considered the tag and strategy dynamics of unconditional and conditional strategies engaged in the Prisoner's Dilemma game, the paradigmatic framework for studying the evolutionary dynamics of cooperation, in which defection against a cooperator yields the greatest fitness payoff, followed by mutual cooperation, mutual defection, and cooperation with a defector. Here, using complementary spatial and aspatial lattice models, an alternative payoff structure is considered, based on the Snowdrift game, in which the rankings of the payoffs associated with mutual defection and cooperation with a defector are reversed relative to the Prisoner's Dilemma. In the absence of mutation, it is demonstrated that the aspatial two-tag game tends to collapse into the traditional, non-tag-based Snowdrift game, with the frequency of cooperators and defectors predicted precisely by evolutionary dynamics analysis. The spatial two-tag game, on the other hand, produces a richer variety of outcomes, whose occurrence depends on the cost-benefit ratio of mutual cooperation; these outcomes include the dominance of conditional cooperators, the dominance of unconditional defectors, and the cyclic (or noncyclic) coexistence of the two. These outcomes are then shown to be modified by mutation (which softens the transition boundaries between outcomes), and by the presence of more than two tags (which promotes nepotistic conditional cooperation).</text:p>
          </table:table-cell>
          <table:table-cell table:number-columns-repeated="16"/>
          <table:table-cell office:value-type="string" calcext:value-type="string">
            <text:p>0218-1274</text:p>
          </table:table-cell>
          <table:table-cell table:number-columns-repeated="4"/>
          <table:table-cell office:value-type="string" calcext:value-type="string">
            <text:p>NOV</text:p>
          </table:table-cell>
          <table:table-cell office:value-type="float" office:value="2012" calcext:value-type="float">
            <text:p>2012</text:p>
          </table:table-cell>
          <table:table-cell office:value-type="float" office:value="22" calcext:value-type="float">
            <text:p>22</text:p>
          </table:table-cell>
          <table:table-cell office:value-type="float" office:value="11" calcext:value-type="float">
            <text:p>11</text:p>
          </table:table-cell>
          <table:table-cell table:number-columns-repeated="6"/>
          <table:table-cell office:value-type="float" office:value="1230039" calcext:value-type="float">
            <text:p>1230039</text:p>
          </table:table-cell>
          <table:table-cell office:value-type="string" calcext:value-type="string">
            <text:p>10.1142/S021812741230039X</text:p>
          </table:table-cell>
          <table:table-cell table:number-columns-repeated="5"/>
          <table:table-cell office:value-type="string" calcext:value-type="string">
            <text:p>WOS:000312456300004</text:p>
          </table:table-cell>
          <table:table-cell/>
        </table:table-row>
        <table:table-row table:style-name="ro1">
          <table:table-cell office:value-type="string" calcext:value-type="string">
            <text:p>J</text:p>
          </table:table-cell>
          <table:table-cell office:value-type="string" calcext:value-type="string">
            <text:p>Cohen, E</text:p>
          </table:table-cell>
          <table:table-cell table:number-columns-repeated="3"/>
          <table:table-cell office:value-type="string" calcext:value-type="string">
            <text:p>Cohen, Emma</text:p>
          </table:table-cell>
          <table:table-cell table:number-columns-repeated="2"/>
          <table:table-cell office:value-type="string" calcext:value-type="string">
            <text:p>The Evolution of Tag-Based Cooperation in Humans The Case for Accent</text:p>
          </table:table-cell>
          <table:table-cell office:value-type="string" calcext:value-type="string">
            <text:p>CURRENT ANTHROPOLOGY</text:p>
          </table:table-cell>
          <table:table-cell table:number-columns-repeated="10"/>
          <table:table-cell office:value-type="float" office:value="1" calcext:value-type="float">
            <text:p>1</text:p>
          </table:table-cell>
          <table:table-cell office:value-type="string" calcext:value-type="string">
            <text:p>Recent game-theoretic simulation and analytical models have demonstrated that cooperative strategies mediated by indicators of cooperative potential, or "tags," can invade, spread, and resist invasion by noncooperators across a range of population-structure and cost-benefit scenarios. The plausibility of these models is potentially relevant for human evolutionary accounts insofar as humans possess some phenotypic trait that could serve as a reliable tag. Linguistic markers, such as accent and dialect, have frequently been either cursorily defended or promptly dismissed as satisfying the criteria of a reliable and evolutionarily viable tag. This paper integrates evidence from a range of disciplines to develop and assess the claim that speech accent mediated the evolution of tag-based cooperation in humans. Existing evidence warrants the preliminary conclusion that accent markers meet the demands of an evolutionarily viable tag and potentially afforded a cost-effective solution to the challenges of maintaining viable cooperative relationships in diffuse, regional social networks.</text:p>
          </table:table-cell>
          <table:table-cell table:number-columns-repeated="16"/>
          <table:table-cell office:value-type="string" calcext:value-type="string">
            <text:p>0011-3204</text:p>
          </table:table-cell>
          <table:table-cell table:number-columns-repeated="4"/>
          <table:table-cell office:value-type="string" calcext:value-type="string">
            <text:p>OCT</text:p>
          </table:table-cell>
          <table:table-cell office:value-type="float" office:value="2012" calcext:value-type="float">
            <text:p>2012</text:p>
          </table:table-cell>
          <table:table-cell office:value-type="float" office:value="53" calcext:value-type="float">
            <text:p>53</text:p>
          </table:table-cell>
          <table:table-cell office:value-type="float" office:value="5" calcext:value-type="float">
            <text:p>5</text:p>
          </table:table-cell>
          <table:table-cell table:number-columns-repeated="4"/>
          <table:table-cell office:value-type="float" office:value="588" calcext:value-type="float">
            <text:p>588</text:p>
          </table:table-cell>
          <table:table-cell office:value-type="float" office:value="616" calcext:value-type="float">
            <text:p>616</text:p>
          </table:table-cell>
          <table:table-cell/>
          <table:table-cell office:value-type="string" calcext:value-type="string">
            <text:p>10.1086/667654</text:p>
          </table:table-cell>
          <table:table-cell table:number-columns-repeated="5"/>
          <table:table-cell office:value-type="string" calcext:value-type="string">
            <text:p>WOS:000309846600003</text:p>
          </table:table-cell>
          <table:table-cell/>
        </table:table-row>
        <table:table-row table:style-name="ro1">
          <table:table-cell office:value-type="string" calcext:value-type="string">
            <text:p>J</text:p>
          </table:table-cell>
          <table:table-cell office:value-type="string" calcext:value-type="string">
            <text:p>Chen, XJ; Schick, A; Doebeli, M; Blachford, A; Wang, L</text:p>
          </table:table-cell>
          <table:table-cell table:number-columns-repeated="3"/>
          <table:table-cell office:value-type="string" calcext:value-type="string">
            <text:p>Chen, Xiaojie; Schick, Alana; Doebeli, Michael; Blachford, Alistair; Wang, Long</text:p>
          </table:table-cell>
          <table:table-cell table:number-columns-repeated="2"/>
          <table:table-cell office:value-type="string" calcext:value-type="string">
            <text:p>Reputation-Based Conditional Interaction Supports Cooperation in Well-Mixed Prisoner's Dilemmas</text:p>
          </table:table-cell>
          <table:table-cell office:value-type="string" calcext:value-type="string">
            <text:p>PLOS ONE</text:p>
          </table:table-cell>
          <table:table-cell table:number-columns-repeated="10"/>
          <table:table-cell office:value-type="float" office:value="1" calcext:value-type="float">
            <text:p>1</text:p>
          </table:table-cell>
          <table:table-cell office:value-type="string" calcext:value-type="string">
            <text:p>In the well-mixed prisoner's dilemma game, individuals are typically assumed to have no choice about whether to interact with other individuals in the population. In this paper, we instead consider reputation-based conditional interaction and its consequences for the evolution of cooperation. Each individual has a tolerance range, and only interacts with other individuals whose reputation lies within its tolerance range in a chosen sample of the population. Reputation contains information about the number of interaction partners an individual has just cooperated with. We find that the introduction of conditional interaction promotes cooperation in well-mixed populations, and there exist moderate tolerance ranges for which this effect is maximized. For a given tolerance range, there is a critical cost-to-benefit ratio below which cooperation can be promoted. Interestingly, we find that if cooperation evolves, different cooperators' interaction clusters are typically maintained in the population, each around a different reputation level. We further investigate some properties of these cooperators' clusters. Moreover, we examine the effects of the sample number on the evolution of cooperation. Our results highlight the importance of the detailed consideration of modes of interaction for the evolution of cooperation in well-mixed populations.</text:p>
          </table:table-cell>
          <table:table-cell table:number-columns-repeated="3"/>
          <table:table-cell office:value-type="string" calcext:value-type="string">
            <text:p>Wang, Long/A-7798-2010; Blachford, Alistair/C-8833-2012</text:p>
          </table:table-cell>
          <table:table-cell table:number-columns-repeated="12"/>
          <table:table-cell office:value-type="string" calcext:value-type="string">
            <text:p>1932-6203</text:p>
          </table:table-cell>
          <table:table-cell table:number-columns-repeated="4"/>
          <table:table-cell table:style-name="ce1" office:value-type="string" calcext:value-type="string">
            <text:p>MAY 17</text:p>
          </table:table-cell>
          <table:table-cell office:value-type="float" office:value="2012" calcext:value-type="float">
            <text:p>2012</text:p>
          </table:table-cell>
          <table:table-cell office:value-type="float" office:value="7" calcext:value-type="float">
            <text:p>7</text:p>
          </table:table-cell>
          <table:table-cell office:value-type="float" office:value="5" calcext:value-type="float">
            <text:p>5</text:p>
          </table:table-cell>
          <table:table-cell table:number-columns-repeated="6"/>
          <table:table-cell office:value-type="string" calcext:value-type="string">
            <text:p>e36260</text:p>
          </table:table-cell>
          <table:table-cell office:value-type="string" calcext:value-type="string">
            <text:p>10.1371/journal.pone.0036260</text:p>
          </table:table-cell>
          <table:table-cell table:number-columns-repeated="5"/>
          <table:table-cell office:value-type="string" calcext:value-type="string">
            <text:p>WOS:000305341200007</text:p>
          </table:table-cell>
          <table:table-cell office:value-type="float" office:value="22615761" calcext:value-type="float">
            <text:p>22615761</text:p>
          </table:table-cell>
        </table:table-row>
        <table:table-row table:style-name="ro1">
          <table:table-cell office:value-type="string" calcext:value-type="string">
            <text:p>J</text:p>
          </table:table-cell>
          <table:table-cell office:value-type="string" calcext:value-type="string">
            <text:p>Colman, AM; Browning, L; Pulford, BD</text:p>
          </table:table-cell>
          <table:table-cell table:number-columns-repeated="3"/>
          <table:table-cell office:value-type="string" calcext:value-type="string">
            <text:p>Colman, Andrew M.; Browning, Lindsay; Pulford, Briony D.</text:p>
          </table:table-cell>
          <table:table-cell table:number-columns-repeated="2"/>
          <table:table-cell office:value-type="string" calcext:value-type="string">
            <text:p>Spontaneous similarity discrimination in the evolution of cooperation</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The similarity discrimination effect occurs when a single gene or gene cluster causes its carriers to display both a variable phenotypic trait and a behavioural predisposition to cooperate preferentially with recognisably similar carriers. We distinguish this from the greenbeard effect, in which cooperation evolves through fixed phenotypic tags and genetically linked cooperative behaviour with others displaying the same tag. Our agent-based simulations show that the evolution of cooperation through similarity discrimination, in contrast to the greenbeard effect, does not depend on population viscosity or other restrictive conditions. Similarity discrimination evolves spontaneously in well mixed populations, not only in the Prisoner's Dilemma game but also across a range of different binary-choice strategic interactions, provided that agents can distinguish reliably between similar and dissimilar co-players. (c) 2011 Elsevier Ltd. All rights reserved.</text:p>
          </table:table-cell>
          <table:table-cell table:number-columns-repeated="3"/>
          <table:table-cell office:value-type="string" calcext:value-type="string">
            <text:p>Colman, Andrew/A-3322-2008; </text:p>
          </table:table-cell>
          <table:table-cell office:value-type="string" calcext:value-type="string">
            <text:p>Colman, Andrew/0000-0003-0499-3479; Pulford, Briony/0000-0001-8636-9957</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PR 21</text:p>
          </table:table-cell>
          <table:table-cell office:value-type="float" office:value="2012" calcext:value-type="float">
            <text:p>2012</text:p>
          </table:table-cell>
          <table:table-cell office:value-type="float" office:value="299" calcext:value-type="float">
            <text:p>299</text:p>
          </table:table-cell>
          <table:table-cell table:number-columns-repeated="3"/>
          <table:table-cell office:value-type="string" calcext:value-type="string">
            <text:p>SI</text:p>
          </table:table-cell>
          <table:table-cell/>
          <table:table-cell office:value-type="float" office:value="162" calcext:value-type="float">
            <text:p>162</text:p>
          </table:table-cell>
          <table:table-cell office:value-type="float" office:value="171" calcext:value-type="float">
            <text:p>171</text:p>
          </table:table-cell>
          <table:table-cell/>
          <table:table-cell office:value-type="string" calcext:value-type="string">
            <text:p>10.1016/j.jtbi.2011.05.022</text:p>
          </table:table-cell>
          <table:table-cell table:number-columns-repeated="5"/>
          <table:table-cell office:value-type="string" calcext:value-type="string">
            <text:p>WOS:000301755700019</text:p>
          </table:table-cell>
          <table:table-cell office:value-type="float" office:value="21640125" calcext:value-type="float">
            <text:p>21640125</text:p>
          </table:table-cell>
        </table:table-row>
        <table:table-row table:style-name="ro1">
          <table:table-cell office:value-type="string" calcext:value-type="string">
            <text:p>J</text:p>
          </table:table-cell>
          <table:table-cell office:value-type="string" calcext:value-type="string">
            <text:p>Laird, RA</text:p>
          </table:table-cell>
          <table:table-cell table:number-columns-repeated="3"/>
          <table:table-cell office:value-type="string" calcext:value-type="string">
            <text:p>Laird, Robert A.</text:p>
          </table:table-cell>
          <table:table-cell table:number-columns-repeated="2"/>
          <table:table-cell office:value-type="string" calcext:value-type="string">
            <text:p>Green-beard effect predicts the evolution of traitorousness in the two-tag Prisoner's dilemma</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Cooperation, a costly interaction in which individuals benefit one another, plays a crucial role in many of the major transitions of evolution. Yet, as illustrated by the Prisoner's dilemma, cooperative systems are fragile because cooperators can be exploited by defectors who reap the benefits of cooperation but do not reciprocate. This barrier to cooperation may be overcome if cooperators have a recognisable phenotypic tag that allows them to adopt the conditional strategy of cooperating with fellow tag-mates while defecting against others, a mechanism known as the 'green-beard effect'. The resulting intra-tag cooperator strategy is particularly effective in structured populations where local clumps of cooperative tag-mates can find refuge. While intra-tag cooperation is robust against unconditional defectors in the spatial Prisoner's dilemma (at least when the cost of cooperation is low), the role of extra-tag cooperators - individuals who cooperate only with those bearing a different tag - has received little attention, despite the fact that these traitors form mixed-tag aggregations whose heterogeneous makeup potentially allows the exploitation of multiple other strategies. Using a spatial model of the two-tag Prisoner's dilemma, I show that extra-tag cooperation readily evolves under low to intermediate cost benefit ratios of mutual cooperation (r). Specifically, at low r, mixed-tag aggregations of extra-tag cooperators take over the population, while at intermediate r, such aggregations coexist with intra-tag cooperators and unconditional defectors with whom they engage in non-transitive spatial invasibility. In systems with more than two tags, however, the dilution of extra-tag cooperators within mixed-tag aggregations prevents the strategy from being effective. Thus, the same beard chromodynamics that promotes within-group cooperation also predicts the evolution of traitorous between-group cooperation, but only when the number of beard colours is low. (C) 2011 Elsevier Ltd. All rights reserved.</text:p>
          </table:table-cell>
          <table:table-cell table:number-columns-repeated="16"/>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NOV 7</text:p>
          </table:table-cell>
          <table:table-cell office:value-type="float" office:value="2011" calcext:value-type="float">
            <text:p>2011</text:p>
          </table:table-cell>
          <table:table-cell office:value-type="float" office:value="288" calcext:value-type="float">
            <text:p>288</text:p>
          </table:table-cell>
          <table:table-cell table:number-columns-repeated="5"/>
          <table:table-cell office:value-type="float" office:value="84" calcext:value-type="float">
            <text:p>84</text:p>
          </table:table-cell>
          <table:table-cell office:value-type="float" office:value="91" calcext:value-type="float">
            <text:p>91</text:p>
          </table:table-cell>
          <table:table-cell/>
          <table:table-cell office:value-type="string" calcext:value-type="string">
            <text:p>10.1016/j.jtbi.2011.07.023</text:p>
          </table:table-cell>
          <table:table-cell table:number-columns-repeated="5"/>
          <table:table-cell office:value-type="string" calcext:value-type="string">
            <text:p>WOS:000295563700010</text:p>
          </table:table-cell>
          <table:table-cell office:value-type="float" office:value="21821051" calcext:value-type="float">
            <text:p>21821051</text:p>
          </table:table-cell>
        </table:table-row>
        <table:table-row table:style-name="ro1">
          <table:table-cell office:value-type="string" calcext:value-type="string">
            <text:p>J</text:p>
          </table:table-cell>
          <table:table-cell office:value-type="string" calcext:value-type="string">
            <text:p>Nax, HH; Rigos, A</text:p>
          </table:table-cell>
          <table:table-cell table:number-columns-repeated="3"/>
          <table:table-cell office:value-type="string" calcext:value-type="string">
            <text:p>Nax, Heinrich H.; Rigos, Alexandros</text:p>
          </table:table-cell>
          <table:table-cell table:number-columns-repeated="2"/>
          <table:table-cell office:value-type="string" calcext:value-type="string">
            <text:p>Assortativity evolving from social dilemmas</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Assortative mechanisms can overcome tragedies of the commons that otherwise result in dilemma situations. Assortativity criteria include various forms of kin selection, greenbeard genes, and reciprocal behaviors, usually presuming an exogenously fixed matching mechanism. Here, we endogenize the matching process with the aim of investigating how assortativity itself, jointly with cooperation, is driven by evolution. Our main finding is that full-or-null assortativities turn out to be long-run stable in most cases, independent of the relative speeds of both processes. The exact incentive structure of the underlying social dilemma matters crucially. The resulting social loss is evaluated for general classes of dilemma games, thus quantifying to what extent the tragedy of the commons may be endogenously overcome. (C) 2016 Elsevier Ltd. All rights reserved.</text:p>
          </table:table-cell>
          <table:table-cell table:number-columns-repeated="16"/>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PR 21</text:p>
          </table:table-cell>
          <table:table-cell office:value-type="float" office:value="2016" calcext:value-type="float">
            <text:p>2016</text:p>
          </table:table-cell>
          <table:table-cell office:value-type="float" office:value="395" calcext:value-type="float">
            <text:p>395</text:p>
          </table:table-cell>
          <table:table-cell table:number-columns-repeated="5"/>
          <table:table-cell office:value-type="float" office:value="194" calcext:value-type="float">
            <text:p>194</text:p>
          </table:table-cell>
          <table:table-cell office:value-type="float" office:value="203" calcext:value-type="float">
            <text:p>203</text:p>
          </table:table-cell>
          <table:table-cell/>
          <table:table-cell office:value-type="string" calcext:value-type="string">
            <text:p>10.1016/j.jtbi.2016.01.032</text:p>
          </table:table-cell>
          <table:table-cell table:number-columns-repeated="5"/>
          <table:table-cell office:value-type="string" calcext:value-type="string">
            <text:p>WOS:000373096700018</text:p>
          </table:table-cell>
          <table:table-cell office:value-type="float" office:value="26854078" calcext:value-type="float">
            <text:p>26854078</text:p>
          </table:table-cell>
        </table:table-row>
        <table:table-row table:style-name="ro1">
          <table:table-cell office:value-type="string" calcext:value-type="string">
            <text:p>J</text:p>
          </table:table-cell>
          <table:table-cell office:value-type="string" calcext:value-type="string">
            <text:p>Kapranas, A; Maher, AMD; Griffin, CT</text:p>
          </table:table-cell>
          <table:table-cell table:number-columns-repeated="3"/>
          <table:table-cell office:value-type="string" calcext:value-type="string">
            <text:p>Kapranas, A.; Maher, A. M. D.; Griffin, C. T.</text:p>
          </table:table-cell>
          <table:table-cell table:number-columns-repeated="2"/>
          <table:table-cell office:value-type="string" calcext:value-type="string">
            <text:p>Higher relatedness mitigates mortality in a nematode with lethal male fighting</text:p>
          </table:table-cell>
          <table:table-cell office:value-type="string" calcext:value-type="string">
            <text:p>JOURNAL OF EVOLUTIONARY BIOLOGY</text:p>
          </table:table-cell>
          <table:table-cell table:number-columns-repeated="10"/>
          <table:table-cell office:value-type="float" office:value="2" calcext:value-type="float">
            <text:p>2</text:p>
          </table:table-cell>
          <table:table-cell office:value-type="string" calcext:value-type="string">
            <text:p>According to kin selection theory, individuals show less aggression towards their relatives. Limited dispersal promotes interactions among relatives but also increases competition among them. The evolution of cooperation in viscous populations has been subject of mainly theoretical exploration. We investigated the influence of relatedness on aggression in males of entomopathogenic nematode Steinernema longicaudum that engage in lethal fighting. In a series of invitro experiments, we found that both competitor male group size and relatedness influence male mortality rates. Higher relatedness led to progressively lower rates of male mortality. In experimentally infected insects, wherein large numbers of males and females interact, the proportion of dead and paralysed (=terminally injured) males was higher when infection was established by infective juveniles originating from a mixture of three lines than in those infected by a single line. The results collectively show that Steinernema longicaudum males recognize their kin and consequently male mortality rates are lower in groups consisting of more related males. Furthermore, this monotonic negative relationship between aggression and relatedness suggests that kin selection benefits are still substantial even under extreme competition. Our experiments also suggest that kin recognition in entomopathogenic nematodes has a genetic basis rather than being strictly based on environmental cues. We discuss our findings within the theoretical context of the evolution of altruistic/cooperative behaviour in structured populations.</text:p>
          </table:table-cell>
          <table:table-cell table:number-columns-repeated="16"/>
          <table:table-cell office:value-type="string" calcext:value-type="string">
            <text:p>1010-061X</text:p>
          </table:table-cell>
          <table:table-cell office:value-type="string" calcext:value-type="string">
            <text:p>1420-9101</text:p>
          </table:table-cell>
          <table:table-cell table:number-columns-repeated="3"/>
          <table:table-cell office:value-type="string" calcext:value-type="string">
            <text:p>FEB</text:p>
          </table:table-cell>
          <table:table-cell office:value-type="float" office:value="2016" calcext:value-type="float">
            <text:p>2016</text:p>
          </table:table-cell>
          <table:table-cell office:value-type="float" office:value="29" calcext:value-type="float">
            <text:p>29</text:p>
          </table:table-cell>
          <table:table-cell office:value-type="float" office:value="2" calcext:value-type="float">
            <text:p>2</text:p>
          </table:table-cell>
          <table:table-cell table:number-columns-repeated="4"/>
          <table:table-cell office:value-type="float" office:value="344" calcext:value-type="float">
            <text:p>344</text:p>
          </table:table-cell>
          <table:table-cell office:value-type="float" office:value="351" calcext:value-type="float">
            <text:p>351</text:p>
          </table:table-cell>
          <table:table-cell/>
          <table:table-cell office:value-type="string" calcext:value-type="string">
            <text:p>10.1111/jeb.12786</text:p>
          </table:table-cell>
          <table:table-cell table:number-columns-repeated="5"/>
          <table:table-cell office:value-type="string" calcext:value-type="string">
            <text:p>WOS:000370070500010</text:p>
          </table:table-cell>
          <table:table-cell office:value-type="float" office:value="26548351" calcext:value-type="float">
            <text:p>26548351</text:p>
          </table:table-cell>
        </table:table-row>
        <table:table-row table:style-name="ro1">
          <table:table-cell office:value-type="string" calcext:value-type="string">
            <text:p>J</text:p>
          </table:table-cell>
          <table:table-cell office:value-type="string" calcext:value-type="string">
            <text:p>Antonovics, J; Bergmann, J; Hempel, S; Verbruggen, E; Veresoglou, S; Rillig, M</text:p>
          </table:table-cell>
          <table:table-cell table:number-columns-repeated="3"/>
          <table:table-cell office:value-type="string" calcext:value-type="string">
            <text:p>Antonovics, Janis; Bergmann, Joana; Hempel, Stefan; Verbruggen, Erik; Veresoglou, Stavros; Rillig, Matthias</text:p>
          </table:table-cell>
          <table:table-cell table:number-columns-repeated="2"/>
          <table:table-cell office:value-type="string" calcext:value-type="string">
            <text:p>The evolution of mutualism from reciprocal parasitism: more ecological clothes for the Prisoner's Dilemma</text:p>
          </table:table-cell>
          <table:table-cell office:value-type="string" calcext:value-type="string">
            <text:p>EVOLUTIONARY ECOLOGY</text:p>
          </table:table-cell>
          <table:table-cell table:number-columns-repeated="10"/>
          <table:table-cell office:value-type="float" office:value="2" calcext:value-type="float">
            <text:p>2</text:p>
          </table:table-cell>
          <table:table-cell office:value-type="string" calcext:value-type="string">
            <text:p>Many mutualisms involve reciprocal exploitation, such that each species in a mutualism is a consumer of a resource provided by the other. Frequently, such mutualisms are reformed each generation, and where they involve close physiological contact, such as between mycorrhizal fungi and plants, they can be considered as examples of reciprocal parasitism. Here we place such interactions in the framework of the Prisoner's Dilemma, and examine the conditions for the spread of mutualism using a population genetics model analogous to that used for understanding the genetic and numerical dynamics of host-parasite interactions. Genetic variants within each of two species determine whether the interaction is mutualistic or selfish, the latter being represented by resistance to being exploited or parasitized. We assume that there are fitness costs to resistance which are present even in the absence of the interaction. Just as in host-parasite interactions, we examine the effect of assuming that encounter rates between potential mutualists (and therefore entry into the Prisoner's Dilemma 'game') depend on the density and frequency of the different types interacting individuals. These elements of ecological realism greatly facilitate the evolution of mutualism even in the absence of spatial structure or iterative encounters. Moreover, stable genetic polymorphisms for resistant (selfish) and susceptible (mutualistic) alleles can be maintained, something that is not possible with the classical Prisoner's Dilemma formulation. The sensitivity of the outcomes to levels of density-dependence and mortality rate suggests environmental as well as genetic processes are likely to be important in determining directions in this pathway to mutualism.</text:p>
          </table:table-cell>
          <table:table-cell table:number-columns-repeated="3"/>
          <table:table-cell office:value-type="string" calcext:value-type="string">
            <text:p>Veresoglou, Stavros/D-5087-2011; Rillig, Matthias/B-3675-2009</text:p>
          </table:table-cell>
          <table:table-cell office:value-type="string" calcext:value-type="string">
            <text:p>Veresoglou, Stavros/0000-0001-6387-4109; Rillig, Matthias/0000-0003-3541-7853</text:p>
          </table:table-cell>
          <table:table-cell table:number-columns-repeated="11"/>
          <table:table-cell office:value-type="string" calcext:value-type="string">
            <text:p>0269-7653</text:p>
          </table:table-cell>
          <table:table-cell office:value-type="string" calcext:value-type="string">
            <text:p>1573-8477</text:p>
          </table:table-cell>
          <table:table-cell table:number-columns-repeated="3"/>
          <table:table-cell office:value-type="string" calcext:value-type="string">
            <text:p>SEP</text:p>
          </table:table-cell>
          <table:table-cell office:value-type="float" office:value="2015" calcext:value-type="float">
            <text:p>2015</text:p>
          </table:table-cell>
          <table:table-cell office:value-type="float" office:value="29" calcext:value-type="float">
            <text:p>29</text:p>
          </table:table-cell>
          <table:table-cell office:value-type="float" office:value="5" calcext:value-type="float">
            <text:p>5</text:p>
          </table:table-cell>
          <table:table-cell table:number-columns-repeated="4"/>
          <table:table-cell office:value-type="float" office:value="627" calcext:value-type="float">
            <text:p>627</text:p>
          </table:table-cell>
          <table:table-cell office:value-type="float" office:value="641" calcext:value-type="float">
            <text:p>641</text:p>
          </table:table-cell>
          <table:table-cell/>
          <table:table-cell office:value-type="string" calcext:value-type="string">
            <text:p>10.1007/s10682-015-9775-6</text:p>
          </table:table-cell>
          <table:table-cell table:number-columns-repeated="5"/>
          <table:table-cell office:value-type="string" calcext:value-type="string">
            <text:p>WOS:000359776400001</text:p>
          </table:table-cell>
          <table:table-cell/>
        </table:table-row>
        <table:table-row table:style-name="ro1">
          <table:table-cell office:value-type="string" calcext:value-type="string">
            <text:p>J</text:p>
          </table:table-cell>
          <table:table-cell office:value-type="string" calcext:value-type="string">
            <text:p>Allen, B; Nowak, MA</text:p>
          </table:table-cell>
          <table:table-cell table:number-columns-repeated="3"/>
          <table:table-cell office:value-type="string" calcext:value-type="string">
            <text:p>Allen, Benjamin; Nowak, Martin A.</text:p>
          </table:table-cell>
          <table:table-cell table:number-columns-repeated="2"/>
          <table:table-cell office:value-type="string" calcext:value-type="string">
            <text:p>Games among relatives revisited</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We present a simple model for the evolution of social behavior in family-structured, finite sized populations. Interactions are represented as evolutionary games describing frequency-dependent selection. Individuals interact more frequently with siblings than with members of the general population, as quantified by an assortment parameter r, which can be interpreted as "relatedness". Other models, mostly of spatially structured populations, have shown that assortment can promote the evolution of cooperation by facilitating interaction between cooperators, but this effect depends on the details of the evolutionary process. For our model, we find that sibling assortment promotes cooperation in stringent social dilemmas such as the Prisoner's Dilemma, but not necessarily in other situations. These results are obtained through straightforward calculations of changes in gene frequency. We also analyze our model using inclusive fitness. We find that the quantity of inclusive fitness does not exist for general games. For special games, where inclusive fitness exists, it provides less information than the straightforward analysis. (C) 2015 Elsevier Ltd. All rights reserved.</text:p>
          </table:table-cell>
          <table:table-cell table:number-columns-repeated="4"/>
          <table:table-cell office:value-type="string" calcext:value-type="string">
            <text:p>Allen, Benjamin/0000-0002-9746-7613</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UG 7</text:p>
          </table:table-cell>
          <table:table-cell office:value-type="float" office:value="2015" calcext:value-type="float">
            <text:p>2015</text:p>
          </table:table-cell>
          <table:table-cell office:value-type="float" office:value="378" calcext:value-type="float">
            <text:p>378</text:p>
          </table:table-cell>
          <table:table-cell table:number-columns-repeated="5"/>
          <table:table-cell office:value-type="float" office:value="103" calcext:value-type="float">
            <text:p>103</text:p>
          </table:table-cell>
          <table:table-cell office:value-type="float" office:value="116" calcext:value-type="float">
            <text:p>116</text:p>
          </table:table-cell>
          <table:table-cell/>
          <table:table-cell office:value-type="string" calcext:value-type="string">
            <text:p>10.1016/j.jtbi.2015.04.031</text:p>
          </table:table-cell>
          <table:table-cell table:number-columns-repeated="5"/>
          <table:table-cell office:value-type="string" calcext:value-type="string">
            <text:p>WOS:000356319100011</text:p>
          </table:table-cell>
          <table:table-cell office:value-type="float" office:value="25953388" calcext:value-type="float">
            <text:p>25953388</text:p>
          </table:table-cell>
        </table:table-row>
        <table:table-row table:style-name="ro1">
          <table:table-cell office:value-type="string" calcext:value-type="string">
            <text:p>J</text:p>
          </table:table-cell>
          <table:table-cell office:value-type="string" calcext:value-type="string">
            <text:p>Nakai, Y</text:p>
          </table:table-cell>
          <table:table-cell table:number-columns-repeated="3"/>
          <table:table-cell office:value-type="string" calcext:value-type="string">
            <text:p>Nakai, Yutaka</text:p>
          </table:table-cell>
          <table:table-cell table:number-columns-repeated="2"/>
          <table:table-cell office:value-type="string" calcext:value-type="string">
            <text:p>In-group favoritism due to friend selection strategies based on fixed tag and within-group reputation</text:p>
          </table:table-cell>
          <table:table-cell office:value-type="string" calcext:value-type="string">
            <text:p>RATIONALITY AND SOCIETY</text:p>
          </table:table-cell>
          <table:table-cell table:number-columns-repeated="10"/>
          <table:table-cell office:value-type="float" office:value="2" calcext:value-type="float">
            <text:p>2</text:p>
          </table:table-cell>
          <table:table-cell office:value-type="string" calcext:value-type="string">
            <text:p>In-group favoritism (e. g. in the context of nationalism or ethnocentrism) has been receiving considerable attention. To explain it, many researches have proposed theoretical models using a tag which was assumed as a variable one. Following the perspective that an ethnicity is invariable, we assume a fixed tag. We also assume that the reputations of others are created and shared within a group. On the basis of these assumptions, we introduce strategies for selecting friends using tags and within-group reputations. We conducted evolutionary simulations and found the emergence of in-group favoritism. The tag in our model is not minimal but highly neutral because it is defined not to cause a direct payoff. In the beginning of a simulation, the identification of a tag is independent of any payoff, but the tag ultimately becomes closely correlated to cooperation and a payoff.</text:p>
          </table:table-cell>
          <table:table-cell table:number-columns-repeated="16"/>
          <table:table-cell office:value-type="string" calcext:value-type="string">
            <text:p>1043-4631</text:p>
          </table:table-cell>
          <table:table-cell office:value-type="string" calcext:value-type="string">
            <text:p>1461-7358</text:p>
          </table:table-cell>
          <table:table-cell table:number-columns-repeated="3"/>
          <table:table-cell office:value-type="string" calcext:value-type="string">
            <text:p>AUG</text:p>
          </table:table-cell>
          <table:table-cell office:value-type="float" office:value="2014" calcext:value-type="float">
            <text:p>2014</text:p>
          </table:table-cell>
          <table:table-cell office:value-type="float" office:value="26" calcext:value-type="float">
            <text:p>26</text:p>
          </table:table-cell>
          <table:table-cell office:value-type="float" office:value="3" calcext:value-type="float">
            <text:p>3</text:p>
          </table:table-cell>
          <table:table-cell table:number-columns-repeated="4"/>
          <table:table-cell office:value-type="float" office:value="320" calcext:value-type="float">
            <text:p>320</text:p>
          </table:table-cell>
          <table:table-cell office:value-type="float" office:value="354" calcext:value-type="float">
            <text:p>354</text:p>
          </table:table-cell>
          <table:table-cell/>
          <table:table-cell office:value-type="string" calcext:value-type="string">
            <text:p>10.1177/1043463114523714</text:p>
          </table:table-cell>
          <table:table-cell table:number-columns-repeated="5"/>
          <table:table-cell office:value-type="string" calcext:value-type="string">
            <text:p>WOS:000340208900003</text:p>
          </table:table-cell>
          <table:table-cell/>
        </table:table-row>
        <table:table-row table:style-name="ro1">
          <table:table-cell office:value-type="string" calcext:value-type="string">
            <text:p>J</text:p>
          </table:table-cell>
          <table:table-cell office:value-type="string" calcext:value-type="string">
            <text:p>Zee, PC; Bever, JD</text:p>
          </table:table-cell>
          <table:table-cell table:number-columns-repeated="3"/>
          <table:table-cell office:value-type="string" calcext:value-type="string">
            <text:p>Zee, Peter C.; Bever, James D.</text:p>
          </table:table-cell>
          <table:table-cell table:number-columns-repeated="2"/>
          <table:table-cell office:value-type="string" calcext:value-type="string">
            <text:p>Joint Evolution of Kin Recognition and Cooperation in Spatially Structured Rhizobium Populations</text:p>
          </table:table-cell>
          <table:table-cell office:value-type="string" calcext:value-type="string">
            <text:p>PLOS ONE</text:p>
          </table:table-cell>
          <table:table-cell table:number-columns-repeated="10"/>
          <table:table-cell office:value-type="float" office:value="2" calcext:value-type="float">
            <text:p>2</text:p>
          </table:table-cell>
          <table:table-cell office:value-type="string" calcext:value-type="string">
            <text:p>In the face of costs, cooperative interactions maintained over evolutionary time present a central question in biology. What forces maintain this cooperation? Two potential ways to explain this problem are spatially structured environments (kin selection) and kin-recognition (directed benefits). In a two-locus population genetic model, we investigated the relative roles of spatial structure and kin recognition in the maintenance of cooperation among rhizobia within the rhizobia-legume mutualism. In the case where the cooperative and kin recognition loci are independently inherited, spatial structure alone maintains cooperation, while kin recognition decreases the equilibrium frequency of cooperators. In the case of co-inheritance, spatial structure remains a stronger force, but kin recognition can transiently increase the frequency of cooperators. Our results suggest that spatial structure can be a dominant force in maintaining cooperation in rhizobium populations, providing a mechanism for maintaining the mutualistic nodulation trait. Further, our model generates unique and testable predictions that could be evaluated empirically within the legume-rhizobium mutualism.</text:p>
          </table:table-cell>
          <table:table-cell table:number-columns-repeated="16"/>
          <table:table-cell office:value-type="string" calcext:value-type="string">
            <text:p>1932-6203</text:p>
          </table:table-cell>
          <table:table-cell table:number-columns-repeated="4"/>
          <table:table-cell table:style-name="ce1" office:value-type="string" calcext:value-type="string">
            <text:p>APR 24</text:p>
          </table:table-cell>
          <table:table-cell office:value-type="float" office:value="2014" calcext:value-type="float">
            <text:p>2014</text:p>
          </table:table-cell>
          <table:table-cell office:value-type="float" office:value="9" calcext:value-type="float">
            <text:p>9</text:p>
          </table:table-cell>
          <table:table-cell office:value-type="float" office:value="4" calcext:value-type="float">
            <text:p>4</text:p>
          </table:table-cell>
          <table:table-cell table:number-columns-repeated="6"/>
          <table:table-cell office:value-type="string" calcext:value-type="string">
            <text:p>e95141</text:p>
          </table:table-cell>
          <table:table-cell office:value-type="string" calcext:value-type="string">
            <text:p>10.1371/journal.pone.0095141</text:p>
          </table:table-cell>
          <table:table-cell table:number-columns-repeated="5"/>
          <table:table-cell office:value-type="string" calcext:value-type="string">
            <text:p>WOS:000335505000014</text:p>
          </table:table-cell>
          <table:table-cell office:value-type="float" office:value="24762776" calcext:value-type="float">
            <text:p>24762776</text:p>
          </table:table-cell>
        </table:table-row>
        <table:table-row table:style-name="ro1">
          <table:table-cell office:value-type="string" calcext:value-type="string">
            <text:p>J</text:p>
          </table:table-cell>
          <table:table-cell office:value-type="string" calcext:value-type="string">
            <text:p>Wang, XF; Chen, XJ; Gao, J; Wang, L</text:p>
          </table:table-cell>
          <table:table-cell table:number-columns-repeated="3"/>
          <table:table-cell office:value-type="string" calcext:value-type="string">
            <text:p>Wang, Xiaofeng; Chen, Xiaojie; Gao, Jia; Wang, Long</text:p>
          </table:table-cell>
          <table:table-cell table:number-columns-repeated="2"/>
          <table:table-cell office:value-type="string" calcext:value-type="string">
            <text:p>Reputation-based mutual selection rule promotes cooperation in spatial threshold public goods games</text:p>
          </table:table-cell>
          <table:table-cell office:value-type="string" calcext:value-type="string">
            <text:p>CHAOS SOLITONS &amp; FRACTALS</text:p>
          </table:table-cell>
          <table:table-cell table:number-columns-repeated="10"/>
          <table:table-cell office:value-type="float" office:value="2" calcext:value-type="float">
            <text:p>2</text:p>
          </table:table-cell>
          <table:table-cell office:value-type="string" calcext:value-type="string">
            <text:p>Most previous studies involving public goods games are investigated under a simplifying assumption that participation is either compulsive or unidirectional optional in collective interactions. Nevertheless, how the mutual selection rule, a more realistic participation mode, affects the evolution of cooperation in structured populations is still unclear. Here we introduce a reputation-based mutual selection rule for constituting participant groups into spatial threshold public goods games, where the public goods game can be conducted only if the participant number is not less than the threshold parameter. Interestingly, we find that moderate tolerance range results in the best environment for cooperators' viability. Also, we show that lower member threshold is favorable for the evolution of cooperation, and correspondingly provide some typical snapshots for defectors, "active" cooperators (cooperators on which the public goods games are successfully conducted), and "inactive" cooperators. Moreover, we investigate the effects of memory factor in individuals' reputation updating on the evolution of cooperation. Our work may provide an appropriate and alternative perspective in understanding the widespread cooperative behaviors in some realistic situations. (C) 2013 Published by Elsevier Ltd.</text:p>
          </table:table-cell>
          <table:table-cell table:number-columns-repeated="3"/>
          <table:table-cell office:value-type="string" calcext:value-type="string">
            <text:p>Wang, Long/A-7798-2010</text:p>
          </table:table-cell>
          <table:table-cell table:number-columns-repeated="12"/>
          <table:table-cell office:value-type="string" calcext:value-type="string">
            <text:p>0960-0779</text:p>
          </table:table-cell>
          <table:table-cell office:value-type="string" calcext:value-type="string">
            <text:p>1873-2887</text:p>
          </table:table-cell>
          <table:table-cell table:number-columns-repeated="3"/>
          <table:table-cell office:value-type="string" calcext:value-type="string">
            <text:p>NOV</text:p>
          </table:table-cell>
          <table:table-cell office:value-type="float" office:value="2013" calcext:value-type="float">
            <text:p>2013</text:p>
          </table:table-cell>
          <table:table-cell office:value-type="float" office:value="56" calcext:value-type="float">
            <text:p>56</text:p>
          </table:table-cell>
          <table:table-cell table:number-columns-repeated="3"/>
          <table:table-cell office:value-type="string" calcext:value-type="string">
            <text:p>SI</text:p>
          </table:table-cell>
          <table:table-cell/>
          <table:table-cell office:value-type="float" office:value="181" calcext:value-type="float">
            <text:p>181</text:p>
          </table:table-cell>
          <table:table-cell office:value-type="float" office:value="187" calcext:value-type="float">
            <text:p>187</text:p>
          </table:table-cell>
          <table:table-cell/>
          <table:table-cell office:value-type="string" calcext:value-type="string">
            <text:p>10.1016/j.chaos.2013.07.019</text:p>
          </table:table-cell>
          <table:table-cell table:number-columns-repeated="5"/>
          <table:table-cell office:value-type="string" calcext:value-type="string">
            <text:p>WOS:000325842000026</text:p>
          </table:table-cell>
          <table:table-cell/>
        </table:table-row>
        <table:table-row table:style-name="ro1">
          <table:table-cell office:value-type="string" calcext:value-type="string">
            <text:p>J</text:p>
          </table:table-cell>
          <table:table-cell office:value-type="string" calcext:value-type="string">
            <text:p>Biernaskie, JM; Gardner, A; West, SA</text:p>
          </table:table-cell>
          <table:table-cell table:number-columns-repeated="3"/>
          <table:table-cell office:value-type="string" calcext:value-type="string">
            <text:p>Biernaskie, J. M.; Gardner, A.; West, S. A.</text:p>
          </table:table-cell>
          <table:table-cell table:number-columns-repeated="2"/>
          <table:table-cell office:value-type="string" calcext:value-type="string">
            <text:p>Multicoloured greenbeards, bacteriocin diversity and the rock-paper-scissors game</text:p>
          </table:table-cell>
          <table:table-cell office:value-type="string" calcext:value-type="string">
            <text:p>JOURNAL OF EVOLUTIONARY BIOLOGY</text:p>
          </table:table-cell>
          <table:table-cell table:number-columns-repeated="10"/>
          <table:table-cell office:value-type="float" office:value="2" calcext:value-type="float">
            <text:p>2</text:p>
          </table:table-cell>
          <table:table-cell office:value-type="string" calcext:value-type="string">
            <text:p>Greenbeard genes identify copies of themselves in other individuals and cause their bearer to behave nepotistically towards those individuals. Bacterial toxins (bacteriocins) exemplify the greenbeard effect because producer strains carry closely linked genes for immunity, such that toxicity is limited to nonproducer strains. Bacteriocin producers can be maintained in a dynamic polymorphism, known as rock-paper-scissors (RPS) dynamics, with immune and susceptible strains. However, it is unclear whether and how such dynamics will be maintained in the presence of multiple toxin types (multiple beard colours'). Here, we analyse strain dynamics using models of recurrent patch colonization and population growth. We find that (i) polymorphism is promoted by a small number of founding lineages per patch, strong local resource competition and the occurrence of mutations; (ii) polymorphism can be static or dynamic, depending on the intensity of local interactions and the costs of toxins and immunity; (iii) the occurrence of multiple toxins can promote RPS dynamics; and (iv) strain diversity can be maintained even when toxins differ in toxicity or lineages can exhibit multitoxicity/multi-immunity. Overall, the factors that maintain simple RPS dynamics can also promote the coexistence of multiple toxin types (multiple beard colours), thus helping to explain the remarkable levels of bacteriocin diversity in nature. More generally, we contrast these results with the maintenance of marker diversity in genetic kin recognition.</text:p>
          </table:table-cell>
          <table:table-cell table:number-columns-repeated="3"/>
          <table:table-cell office:value-type="string" calcext:value-type="string">
            <text:p>Gardner, Andy/K-5353-2013; West, Stuart/M-3608-2014</text:p>
          </table:table-cell>
          <table:table-cell office:value-type="string" calcext:value-type="string">
            <text:p>Gardner, Andy/0000-0002-1304-3734; West, Stuart/0000-0003-2152-3153</text:p>
          </table:table-cell>
          <table:table-cell table:number-columns-repeated="11"/>
          <table:table-cell office:value-type="string" calcext:value-type="string">
            <text:p>1010-061X</text:p>
          </table:table-cell>
          <table:table-cell office:value-type="string" calcext:value-type="string">
            <text:p>1420-9101</text:p>
          </table:table-cell>
          <table:table-cell table:number-columns-repeated="3"/>
          <table:table-cell office:value-type="string" calcext:value-type="string">
            <text:p>OCT</text:p>
          </table:table-cell>
          <table:table-cell office:value-type="float" office:value="2013" calcext:value-type="float">
            <text:p>2013</text:p>
          </table:table-cell>
          <table:table-cell office:value-type="float" office:value="26" calcext:value-type="float">
            <text:p>26</text:p>
          </table:table-cell>
          <table:table-cell office:value-type="float" office:value="10" calcext:value-type="float">
            <text:p>10</text:p>
          </table:table-cell>
          <table:table-cell table:number-columns-repeated="4"/>
          <table:table-cell office:value-type="float" office:value="2081" calcext:value-type="float">
            <text:p>2081</text:p>
          </table:table-cell>
          <table:table-cell office:value-type="float" office:value="2094" calcext:value-type="float">
            <text:p>2094</text:p>
          </table:table-cell>
          <table:table-cell/>
          <table:table-cell office:value-type="string" calcext:value-type="string">
            <text:p>10.1111/jeb.12222</text:p>
          </table:table-cell>
          <table:table-cell table:number-columns-repeated="5"/>
          <table:table-cell office:value-type="string" calcext:value-type="string">
            <text:p>WOS:000329473100002</text:p>
          </table:table-cell>
          <table:table-cell office:value-type="float" office:value="23980628" calcext:value-type="float">
            <text:p>23980628</text:p>
          </table:table-cell>
        </table:table-row>
        <table:table-row table:style-name="ro1">
          <table:table-cell office:value-type="string" calcext:value-type="string">
            <text:p>J</text:p>
          </table:table-cell>
          <table:table-cell office:value-type="string" calcext:value-type="string">
            <text:p>Sozou, PD</text:p>
          </table:table-cell>
          <table:table-cell table:number-columns-repeated="3"/>
          <table:table-cell office:value-type="string" calcext:value-type="string">
            <text:p>Sozou, Peter D.</text:p>
          </table:table-cell>
          <table:table-cell table:number-columns-repeated="2"/>
          <table:table-cell office:value-type="string" calcext:value-type="string">
            <text:p>Kin selection and local competition in a heterogeneous community</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When should an individual be willing to pay a cost in order to help or harm another individual in its community? Kin selection suggests that relatives should help each other, while competition for limited resources may select for harming behaviour against neighbours. This study considers social interactions between two individuals. For actions influencing non-dispersing reproduction, a condition is derived for selection to favour helping or harming, as a function of the actor's relationship to the rest of its community and to the recipient. Where two individuals differ in their relatedness to the community, the individual which is less related to the community will be the more helpful. Two individuals with a given relatedness to each other will be more helpful to each other as they jointly become less related to their community. The implications of these results are explored through an example involving a community derived from two ancestral groups. The directional selective effects will depend on the extent to which social interactions are assortative rather than random, and the distribution of opportunities for helping and harming. (C) 2013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SEP 7</text:p>
          </table:table-cell>
          <table:table-cell office:value-type="float" office:value="2013" calcext:value-type="float">
            <text:p>2013</text:p>
          </table:table-cell>
          <table:table-cell office:value-type="float" office:value="332" calcext:value-type="float">
            <text:p>332</text:p>
          </table:table-cell>
          <table:table-cell table:number-columns-repeated="5"/>
          <table:table-cell office:value-type="float" office:value="261" calcext:value-type="float">
            <text:p>261</text:p>
          </table:table-cell>
          <table:table-cell office:value-type="float" office:value="266" calcext:value-type="float">
            <text:p>266</text:p>
          </table:table-cell>
          <table:table-cell/>
          <table:table-cell office:value-type="string" calcext:value-type="string">
            <text:p>10.1016/j.jtbi.2013.05.003</text:p>
          </table:table-cell>
          <table:table-cell table:number-columns-repeated="5"/>
          <table:table-cell office:value-type="string" calcext:value-type="string">
            <text:p>WOS:000321988500026</text:p>
          </table:table-cell>
          <table:table-cell office:value-type="float" office:value="23684769" calcext:value-type="float">
            <text:p>23684769</text:p>
          </table:table-cell>
        </table:table-row>
        <table:table-row table:style-name="ro1">
          <table:table-cell office:value-type="string" calcext:value-type="string">
            <text:p>J</text:p>
          </table:table-cell>
          <table:table-cell office:value-type="string" calcext:value-type="string">
            <text:p>Sibly, RM; Curnow, RN</text:p>
          </table:table-cell>
          <table:table-cell table:number-columns-repeated="3"/>
          <table:table-cell office:value-type="string" calcext:value-type="string">
            <text:p>Sibly, Richard M.; Curnow, Robert N.</text:p>
          </table:table-cell>
          <table:table-cell table:number-columns-repeated="2"/>
          <table:table-cell office:value-type="string" calcext:value-type="string">
            <text:p>Evolution of discrimination in populations at equilibrium between selfishness and altruism</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Where there is genetically based variation in selfishness and altruism, as in man, altruists with an innate ability to recognise and thereby only help their altruistic relatives may evolve. Here we use diploid population genetic models to chart the evolution of genetically-based discrimination in populations initially in stable equilibrium between altruism and selfishness. The initial stable equilibria occur because help is assumed subject to diminishing returns. Similar results were obtained whether we used a model with two independently inherited loci, one controlling altruism the other discrimination, or a one locus model with three alleles. The latter is the opposite extreme to the first model, and can be thought of as involving complete linkage between two loci on the same chromosome. The introduction of discrimination reduced the benefits obtained by selfish individuals, more so as the number of discriminators increased, and selfishness was eventually eliminated in some cases. In others selfishness persisted and the evolutionary outcome was a stable equilibrium involving selfish individuals and both discriminating and non-discriminating altruists. Heritable variation in selfishness, altruism and discrimination is predicted to be particularly evident among full sibs. The suggested coexistence of these three genetic dispositions could explain widespread interest within human social groups as to who will and who will not help others. These predictions merit experimental and observational investigation by primatologists, anthropologists and psychologists. (C) 2012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NOV 21</text:p>
          </table:table-cell>
          <table:table-cell office:value-type="float" office:value="2012" calcext:value-type="float">
            <text:p>2012</text:p>
          </table:table-cell>
          <table:table-cell office:value-type="float" office:value="313" calcext:value-type="float">
            <text:p>313</text:p>
          </table:table-cell>
          <table:table-cell table:number-columns-repeated="5"/>
          <table:table-cell office:value-type="float" office:value="162" calcext:value-type="float">
            <text:p>162</text:p>
          </table:table-cell>
          <table:table-cell office:value-type="float" office:value="171" calcext:value-type="float">
            <text:p>171</text:p>
          </table:table-cell>
          <table:table-cell/>
          <table:table-cell office:value-type="string" calcext:value-type="string">
            <text:p>10.1016/j.jtbi.2012.08.014</text:p>
          </table:table-cell>
          <table:table-cell table:number-columns-repeated="5"/>
          <table:table-cell office:value-type="string" calcext:value-type="string">
            <text:p>WOS:000310042800015</text:p>
          </table:table-cell>
          <table:table-cell office:value-type="float" office:value="23010149" calcext:value-type="float">
            <text:p>23010149</text:p>
          </table:table-cell>
        </table:table-row>
        <table:table-row table:style-name="ro1">
          <table:table-cell office:value-type="string" calcext:value-type="string">
            <text:p>J</text:p>
          </table:table-cell>
          <table:table-cell office:value-type="string" calcext:value-type="string">
            <text:p>Hadzibeganovic, T; Lima, FWS; Stauffer, D</text:p>
          </table:table-cell>
          <table:table-cell table:number-columns-repeated="3"/>
          <table:table-cell office:value-type="string" calcext:value-type="string">
            <text:p>Hadzibeganovic, Tarik; Lima, F. Welington S.; Stauffer, Dietrich</text:p>
          </table:table-cell>
          <table:table-cell table:number-columns-repeated="2"/>
          <table:table-cell office:value-type="string" calcext:value-type="string">
            <text:p>Evolution of tag-mediated altruistic behavior in one-shot encounters on large-scale complex networks</text:p>
          </table:table-cell>
          <table:table-cell office:value-type="string" calcext:value-type="string">
            <text:p>COMPUTER PHYSICS COMMUNICATIONS</text:p>
          </table:table-cell>
          <table:table-cell table:number-columns-repeated="10"/>
          <table:table-cell office:value-type="float" office:value="2" calcext:value-type="float">
            <text:p>2</text:p>
          </table:table-cell>
          <table:table-cell office:value-type="string" calcext:value-type="string">
            <text:p>An agent-based evolutionary model of tag-mediated altruism is studied on large-scale complex networks addressing multiplayer one-shot Prisoner's Dilemma-like games with four competing strategies. Contrary to standard theoretical predictions, but in line with recent empirical findings, we observed that altruistic acts in non-repeated interactions can emerge as a natural consequence of recognition of heritable phenotypic traits such as visual tags, which enable the discrimination between potentially beneficial and unproductive encounters. Moreover, we identified topological regimes in which cooperation always prevails at short times, but where unconditional cooperators are favored over conditional tag-based helpers, even though the latter initially have a slight reproductive advantage. After very long times, we found that all four strategies appeared about equally often, meaning that only one quarter of agents refused cooperation egoistically. However, our study suggests that intra-tag generosity can quickly evolve to dominate over other strategies in spatially structured environments that are otherwise detrimental to cooperative behavior. (C) 2012 Elsevier B.V. All rights reserved.</text:p>
          </table:table-cell>
          <table:table-cell table:number-columns-repeated="16"/>
          <table:table-cell office:value-type="string" calcext:value-type="string">
            <text:p>0010-4655</text:p>
          </table:table-cell>
          <table:table-cell table:number-columns-repeated="4"/>
          <table:table-cell office:value-type="string" calcext:value-type="string">
            <text:p>NOV</text:p>
          </table:table-cell>
          <table:table-cell office:value-type="float" office:value="2012" calcext:value-type="float">
            <text:p>2012</text:p>
          </table:table-cell>
          <table:table-cell office:value-type="float" office:value="183" calcext:value-type="float">
            <text:p>183</text:p>
          </table:table-cell>
          <table:table-cell office:value-type="float" office:value="11" calcext:value-type="float">
            <text:p>11</text:p>
          </table:table-cell>
          <table:table-cell table:number-columns-repeated="4"/>
          <table:table-cell office:value-type="float" office:value="2315" calcext:value-type="float">
            <text:p>2315</text:p>
          </table:table-cell>
          <table:table-cell office:value-type="float" office:value="2321" calcext:value-type="float">
            <text:p>2321</text:p>
          </table:table-cell>
          <table:table-cell/>
          <table:table-cell office:value-type="string" calcext:value-type="string">
            <text:p>10.1016/j.cpc.2012.05.020</text:p>
          </table:table-cell>
          <table:table-cell table:number-columns-repeated="5"/>
          <table:table-cell office:value-type="string" calcext:value-type="string">
            <text:p>WOS:000308122000001</text:p>
          </table:table-cell>
          <table:table-cell/>
        </table:table-row>
        <table:table-row table:style-name="ro1">
          <table:table-cell office:value-type="string" calcext:value-type="string">
            <text:p>J</text:p>
          </table:table-cell>
          <table:table-cell office:value-type="string" calcext:value-type="string">
            <text:p>Masuda, N</text:p>
          </table:table-cell>
          <table:table-cell table:number-columns-repeated="3"/>
          <table:table-cell office:value-type="string" calcext:value-type="string">
            <text:p>Masuda, Naoki</text:p>
          </table:table-cell>
          <table:table-cell table:number-columns-repeated="2"/>
          <table:table-cell office:value-type="string" calcext:value-type="string">
            <text:p>Ingroup favoritism and intergroup cooperation under indirect reciprocity based on group reputation</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Indirect reciprocity in which players cooperate with unacquainted other players having good reputations is a mechanism for cooperation in relatively large populations subjected to social dilemma situations. When the population has group structure, as is often found in social networks, players in experiments are considered to show behavior that deviates from existing theoretical models of indirect reciprocity. First, players often show ingroup favoritism (i.e., cooperation only within the group) rather than full cooperation (i.e., cooperation within and across groups), even though the latter is Parcto efficient. Second, in general, humans approximate ontgroup members' personal characteristics, presumably including the reputation used for indirect reciprocity, by a single value attached to the group. Humans use such a stereotypic approximation, a phenomenon known as outgroup homogeneity in social psychology. I propose a model of indirect reciprocity in populations with group structure to examine the possibility of ingroup favoritism and full cooperation. In accordance with outgroup homogeneity, I assume that players approximate outgroup members' personal reputations by a single reputation value attached to the group. I show that ingroup favoritism and full cooperation are stable under different social norms (i.e., rules for assigning reputations) such that they do not coexist in a single model. If players are forced to consistently use the same social norm for assessing different types of interactions (i.e., ingroup versus outgroup interactions), only full cooperation survives. The discovered mechanism is distinct from any form of group selection. The results also suggest potential methods for reducing ingroup bias to shift the equilibrium from ingroup favoritism to full cooperation. (C) 2012 Elsevier Ltd. All rights reserved.</text:p>
          </table:table-cell>
          <table:table-cell table:number-columns-repeated="3"/>
          <table:table-cell office:value-type="string" calcext:value-type="string">
            <text:p>Masuda, Naoki/C-5742-2009</text:p>
          </table:table-cell>
          <table:table-cell office:value-type="string" calcext:value-type="string">
            <text:p>Masuda, Naoki/0000-0003-1567-801X</text:p>
          </table:table-cell>
          <table:table-cell table:number-columns-repeated="11"/>
          <table:table-cell office:value-type="string" calcext:value-type="string">
            <text:p>0022-5193</text:p>
          </table:table-cell>
          <table:table-cell table:number-columns-repeated="4"/>
          <table:table-cell table:style-name="ce1" office:value-type="string" calcext:value-type="string">
            <text:p>OCT 21</text:p>
          </table:table-cell>
          <table:table-cell office:value-type="float" office:value="2012" calcext:value-type="float">
            <text:p>2012</text:p>
          </table:table-cell>
          <table:table-cell office:value-type="float" office:value="311" calcext:value-type="float">
            <text:p>311</text:p>
          </table:table-cell>
          <table:table-cell table:number-columns-repeated="5"/>
          <table:table-cell office:value-type="float" office:value="8" calcext:value-type="float">
            <text:p>8</text:p>
          </table:table-cell>
          <table:table-cell office:value-type="float" office:value="18" calcext:value-type="float">
            <text:p>18</text:p>
          </table:table-cell>
          <table:table-cell/>
          <table:table-cell office:value-type="string" calcext:value-type="string">
            <text:p>10.1016/j.jtbi.2012.07.002</text:p>
          </table:table-cell>
          <table:table-cell table:number-columns-repeated="5"/>
          <table:table-cell office:value-type="string" calcext:value-type="string">
            <text:p>WOS:000308837900002</text:p>
          </table:table-cell>
          <table:table-cell office:value-type="float" office:value="22796271" calcext:value-type="float">
            <text:p>22796271</text:p>
          </table:table-cell>
        </table:table-row>
        <table:table-row table:style-name="ro1">
          <table:table-cell office:value-type="string" calcext:value-type="string">
            <text:p>J</text:p>
          </table:table-cell>
          <table:table-cell office:value-type="string" calcext:value-type="string">
            <text:p>Fu, F; Tarnita, CE; Christakis, NA; Wang, L; Rand, DG; Nowak, MA</text:p>
          </table:table-cell>
          <table:table-cell table:number-columns-repeated="3"/>
          <table:table-cell office:value-type="string" calcext:value-type="string">
            <text:p>Fu, Feng; Tarnita, Corina E.; Christakis, Nicholas A.; Wang, Long; Rand, David G.; Nowak, Martin A.</text:p>
          </table:table-cell>
          <table:table-cell table:number-columns-repeated="2"/>
          <table:table-cell office:value-type="string" calcext:value-type="string">
            <text:p>Evolution of in-group favoritism</text:p>
          </table:table-cell>
          <table:table-cell office:value-type="string" calcext:value-type="string">
            <text:p>SCIENTIFIC REPORTS</text:p>
          </table:table-cell>
          <table:table-cell table:number-columns-repeated="10"/>
          <table:table-cell office:value-type="float" office:value="2" calcext:value-type="float">
            <text:p>2</text:p>
          </table:table-cell>
          <table:table-cell office:value-type="string" calcext:value-type="string">
            <text:p>In-group favoritism is a central aspect of human behavior. People often help members of their own group more than members of other groups. Here we propose a mathematical framework for the evolution of in-group favoritism from a continuum of strategies. Unlike previous models, we do not pre-suppose that players never cooperate with out-group members. Instead, we determine the conditions under which preferential in-group cooperation emerges, and also explore situations where preferential out-group helping could evolve. Our approach is not based on explicit intergroup conflict, but instead uses evolutionary set theory. People can move between sets. Successful sets attract members, and successful strategies gain imitators. Individuals can employ different strategies when interacting with in-group versus out-group members. Our framework also allows us to implement different games for these two types of interactions. We prove general results and derive specific conditions for the evolution of cooperation based on in-group favoritism.</text:p>
          </table:table-cell>
          <table:table-cell table:number-columns-repeated="3"/>
          <table:table-cell office:value-type="string" calcext:value-type="string">
            <text:p>Wang, Long/A-7798-2010; Rand, David/B-3716-2009; Nowak, Martin/A-6977-2008; Fu, Feng/A-3376-2009</text:p>
          </table:table-cell>
          <table:table-cell office:value-type="string" calcext:value-type="string">
            <text:p>Rand, David/0000-0002-2821-468X; Fu, Feng/0000-0001-8252-1990</text:p>
          </table:table-cell>
          <table:table-cell table:number-columns-repeated="11"/>
          <table:table-cell office:value-type="string" calcext:value-type="string">
            <text:p>2045-2322</text:p>
          </table:table-cell>
          <table:table-cell table:number-columns-repeated="4"/>
          <table:table-cell table:style-name="ce1" office:value-type="string" calcext:value-type="string">
            <text:p>JUN 21</text:p>
          </table:table-cell>
          <table:table-cell office:value-type="float" office:value="2012" calcext:value-type="float">
            <text:p>2012</text:p>
          </table:table-cell>
          <table:table-cell office:value-type="float" office:value="2" calcext:value-type="float">
            <text:p>2</text:p>
          </table:table-cell>
          <table:table-cell table:number-columns-repeated="7"/>
          <table:table-cell office:value-type="float" office:value="460" calcext:value-type="float">
            <text:p>460</text:p>
          </table:table-cell>
          <table:table-cell office:value-type="string" calcext:value-type="string">
            <text:p>10.1038/srep00460</text:p>
          </table:table-cell>
          <table:table-cell table:number-columns-repeated="5"/>
          <table:table-cell office:value-type="string" calcext:value-type="string">
            <text:p>WOS:000305798800002</text:p>
          </table:table-cell>
          <table:table-cell office:value-type="float" office:value="22724059" calcext:value-type="float">
            <text:p>22724059</text:p>
          </table:table-cell>
        </table:table-row>
        <table:table-row table:style-name="ro1">
          <table:table-cell office:value-type="string" calcext:value-type="string">
            <text:p>J</text:p>
          </table:table-cell>
          <table:table-cell office:value-type="string" calcext:value-type="string">
            <text:p>Casey, W; Morales, JA; Wright, E; Zhu, QY; Mishra, B</text:p>
          </table:table-cell>
          <table:table-cell table:number-columns-repeated="3"/>
          <table:table-cell office:value-type="string" calcext:value-type="string">
            <text:p>Casey, William; Morales, Jose Andre; Wright, Evan; Zhu, Quanyan; Mishra, Bud</text:p>
          </table:table-cell>
          <table:table-cell table:number-columns-repeated="2"/>
          <table:table-cell office:value-type="string" calcext:value-type="string">
            <text:p>Compliance signaling games: toward modeling the deterrence of insider threats</text:p>
          </table:table-cell>
          <table:table-cell office:value-type="string" calcext:value-type="string">
            <text:p>COMPUTATIONAL AND MATHEMATICAL ORGANIZATION THEORY</text:p>
          </table:table-cell>
          <table:table-cell table:number-columns-repeated="10"/>
          <table:table-cell office:value-type="float" office:value="3" calcext:value-type="float">
            <text:p>3</text:p>
          </table:table-cell>
          <table:table-cell office:value-type="string" calcext:value-type="string">
            <text:p>In a typical workplace, organizational policies and their compliance requirements set the stage upon which the behavioral patterns of individual agents evolve. The agents' personal utilities, access to information, and strategic deceptions shape the signaling systems of an intricate information-asymmetric game, thus mystifying assessment and management of organizational risks, which are primarily due to unintentional insider threats. Compliance games, as discussed here, model a rudimentary version of this signaling game between a sender (employee) and a receiver (organization). The analysis of these games' equilibria as well as their dynamics in repeated game settings illuminate the effectiveness or risks of an organizational policy. These questions are explored via a repeated and agent-based simulation of compliance signaling games, leading to the following: (1) a simple but broadly applicable model for interactions between sender agents (employees) and receiver agents (principals in the organization), (2) an investigation of how the game theoretic approach yields the plausible dynamics of compliance, and (3) design of experiments to estimate parameters of the systems: evolutionary learning rates of agents, the efficacy of auditing using a trembling hand strategy, effects of non-stationary and multiple principal agents, and ultimately, the robustness of the system under perturbation of various related parameters (costs, penalties, benefits, etc.). The paper concludes with a number of empirical studies, illustrating a battery of compliance games under varying environments designed to investigate agent based learning, system control, and optimization. The studies indicate how agents through limited interactions described by behavior traces may learn and optimize responses to a stationary defense, expose sensitive parameters and emergent properties and indicate the possibility of controlling interventions which actuate game parameters. We believe that the work is of practical importance-for example, in constraining the vulnerability surfaces arising from compliance games.</text:p>
          </table:table-cell>
          <table:table-cell table:number-columns-repeated="16"/>
          <table:table-cell office:value-type="string" calcext:value-type="string">
            <text:p>1381-298X</text:p>
          </table:table-cell>
          <table:table-cell office:value-type="string" calcext:value-type="string">
            <text:p>1572-9346</text:p>
          </table:table-cell>
          <table:table-cell table:number-columns-repeated="3"/>
          <table:table-cell office:value-type="string" calcext:value-type="string">
            <text:p>SEP</text:p>
          </table:table-cell>
          <table:table-cell office:value-type="float" office:value="2016" calcext:value-type="float">
            <text:p>2016</text:p>
          </table:table-cell>
          <table:table-cell office:value-type="float" office:value="22" calcext:value-type="float">
            <text:p>22</text:p>
          </table:table-cell>
          <table:table-cell office:value-type="float" office:value="3" calcext:value-type="float">
            <text:p>3</text:p>
          </table:table-cell>
          <table:table-cell table:number-columns-repeated="2"/>
          <table:table-cell office:value-type="string" calcext:value-type="string">
            <text:p>SI</text:p>
          </table:table-cell>
          <table:table-cell/>
          <table:table-cell office:value-type="float" office:value="318" calcext:value-type="float">
            <text:p>318</text:p>
          </table:table-cell>
          <table:table-cell office:value-type="float" office:value="349" calcext:value-type="float">
            <text:p>349</text:p>
          </table:table-cell>
          <table:table-cell/>
          <table:table-cell office:value-type="string" calcext:value-type="string">
            <text:p>10.1007/s10588-016-9221-5</text:p>
          </table:table-cell>
          <table:table-cell table:number-columns-repeated="5"/>
          <table:table-cell office:value-type="string" calcext:value-type="string">
            <text:p>WOS:000380790400004</text:p>
          </table:table-cell>
          <table:table-cell/>
        </table:table-row>
        <table:table-row table:style-name="ro1">
          <table:table-cell office:value-type="string" calcext:value-type="string">
            <text:p>J</text:p>
          </table:table-cell>
          <table:table-cell office:value-type="string" calcext:value-type="string">
            <text:p>Leimar, O; Dall, SRX; Hammerstein, P; McNamara, JM</text:p>
          </table:table-cell>
          <table:table-cell table:number-columns-repeated="3"/>
          <table:table-cell office:value-type="string" calcext:value-type="string">
            <text:p>Leimar, Olof; Dall, Sasha R. X.; Hammerstein, Peter; McNamara, John M.</text:p>
          </table:table-cell>
          <table:table-cell table:number-columns-repeated="2"/>
          <table:table-cell office:value-type="string" calcext:value-type="string">
            <text:p>Genes as Cues of Relatedness and Social Evolution in Heterogeneous Environments</text:p>
          </table:table-cell>
          <table:table-cell office:value-type="string" calcext:value-type="string">
            <text:p>PLOS COMPUTATIONAL BIOLOGY</text:p>
          </table:table-cell>
          <table:table-cell table:number-columns-repeated="10"/>
          <table:table-cell office:value-type="float" office:value="3" calcext:value-type="float">
            <text:p>3</text:p>
          </table:table-cell>
          <table:table-cell office:value-type="string" calcext:value-type="string">
            <text:p>There are many situations where relatives interact while at the same time there is genetic polymorphism in traits influencing survival and reproduction. Examples include cheater-cooperator polymorphism and polymorphic microbial pathogens. Environmental heterogeneity, favoring different traits in nearby habitats, with dispersal between them, is one general reason to expect polymorphism. Currently, there is no formal framework of social evolution that encompasses genetic polymorphism. We develop such a framework, thus integrating theories of social evolution into the evolutionary ecology of heterogeneous environments. We allow for adaptively maintained genetic polymorphism by applying the concept of genetic cues. We analyze a model of social evolution in a two-habitat situation with limited dispersal between habitats, in which the average relatedness at the time of helping and other benefits of helping can differ between habitats. An important result from the analysis is that alleles at a polymorphic locus play the role of genetic cues, in the sense that the presence of a cue allele contains statistical information for an organism about its current environment, including information about relatedness. We show that epistatic modifiers of the cue polymorphism can evolve to make optimal use of the information in the genetic cue, in analogy with a Bayesian decision maker. Another important result is that the genetic linkage between a cue locus and modifier loci influences the evolutionary interest of modifiers, with tighter linkage leading to greater divergence between social traits induced by different cue alleles, and this can be understood in terms of genetic conflict.</text:p>
          </table:table-cell>
          <table:table-cell table:number-columns-repeated="16"/>
          <table:table-cell office:value-type="string" calcext:value-type="string">
            <text:p>1553-734X</text:p>
          </table:table-cell>
          <table:table-cell office:value-type="string" calcext:value-type="string">
            <text:p>1553-7358</text:p>
          </table:table-cell>
          <table:table-cell table:number-columns-repeated="3"/>
          <table:table-cell office:value-type="string" calcext:value-type="string">
            <text:p>JUN</text:p>
          </table:table-cell>
          <table:table-cell office:value-type="float" office:value="2016" calcext:value-type="float">
            <text:p>2016</text:p>
          </table:table-cell>
          <table:table-cell office:value-type="float" office:value="12" calcext:value-type="float">
            <text:p>12</text:p>
          </table:table-cell>
          <table:table-cell office:value-type="float" office:value="6" calcext:value-type="float">
            <text:p>6</text:p>
          </table:table-cell>
          <table:table-cell table:number-columns-repeated="6"/>
          <table:table-cell office:value-type="string" calcext:value-type="string">
            <text:p>e1005006</text:p>
          </table:table-cell>
          <table:table-cell office:value-type="string" calcext:value-type="string">
            <text:p>10.1371/journal.pcbi.1005006</text:p>
          </table:table-cell>
          <table:table-cell table:number-columns-repeated="5"/>
          <table:table-cell office:value-type="string" calcext:value-type="string">
            <text:p>WOS:000379349700064</text:p>
          </table:table-cell>
          <table:table-cell office:value-type="float" office:value="27341199" calcext:value-type="float">
            <text:p>27341199</text:p>
          </table:table-cell>
        </table:table-row>
        <table:table-row table:style-name="ro1">
          <table:table-cell office:value-type="string" calcext:value-type="string">
            <text:p>J</text:p>
          </table:table-cell>
          <table:table-cell office:value-type="string" calcext:value-type="string">
            <text:p>Ghachem, M</text:p>
          </table:table-cell>
          <table:table-cell table:number-columns-repeated="3"/>
          <table:table-cell office:value-type="string" calcext:value-type="string">
            <text:p>Ghachem, Montasser</text:p>
          </table:table-cell>
          <table:table-cell table:number-columns-repeated="2"/>
          <table:table-cell office:value-type="string" calcext:value-type="string">
            <text:p>The institution as a blunt instrument: Cooperation through imperfect observability</text:p>
          </table:table-cell>
          <table:table-cell office:value-type="string" calcext:value-type="string">
            <text:p>JOURNAL OF THEORETICAL BIOLOGY</text:p>
          </table:table-cell>
          <table:table-cell table:number-columns-repeated="10"/>
          <table:table-cell office:value-type="float" office:value="3" calcext:value-type="float">
            <text:p>3</text:p>
          </table:table-cell>
          <table:table-cell office:value-type="string" calcext:value-type="string">
            <text:p>Observing others enables us to indirectly reciprocate their actions. In large societies, however, reliable individual observation is hard to achieve. Societies therefore rely on institutions to aid in observing cooperative behaviour and identifying those who cooperated. Institutions are integral part of modern societies. Here, we propose an evolutionary model in which an institution aims to label cooperators with a tag to verify their trustworthiness, as is the case for financial credit ratings or quality certificates. However, errors in assigning tags inevitably arise: the institution may accidentally leave some cooperators untagged or award tags to some defectors. Taking these two specific types of errors into account, we derive simple analytical conditions under which cooperation becomes stable and is favoured by selection. We find that these two institutional errors are not weighted equally in promoting cooperation: it is more detrimental to cooperation if tags are erroneously awarded to defectors than if they are mistakenly withheld from cooperators. Institutional tagging can lead to non-uniform interaction rates among cooperators and defectors, whereby cooperators benefit disproportionally by playing more games than defectors. This work sheds light on the significant role of institutions in promoting and maintaining societal cooperation. (C) 2016 Elsevier Ltd. All rights reserved.</text:p>
          </table:table-cell>
          <table:table-cell table:number-columns-repeated="16"/>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MAY 7</text:p>
          </table:table-cell>
          <table:table-cell office:value-type="float" office:value="2016" calcext:value-type="float">
            <text:p>2016</text:p>
          </table:table-cell>
          <table:table-cell office:value-type="float" office:value="396" calcext:value-type="float">
            <text:p>396</text:p>
          </table:table-cell>
          <table:table-cell table:number-columns-repeated="5"/>
          <table:table-cell office:value-type="float" office:value="182" calcext:value-type="float">
            <text:p>182</text:p>
          </table:table-cell>
          <table:table-cell office:value-type="float" office:value="190" calcext:value-type="float">
            <text:p>190</text:p>
          </table:table-cell>
          <table:table-cell/>
          <table:table-cell office:value-type="string" calcext:value-type="string">
            <text:p>10.1016/j.jtbi.2016.02.013</text:p>
          </table:table-cell>
          <table:table-cell table:number-columns-repeated="5"/>
          <table:table-cell office:value-type="string" calcext:value-type="string">
            <text:p>WOS:000375236800016</text:p>
          </table:table-cell>
          <table:table-cell office:value-type="float" office:value="26907202" calcext:value-type="float">
            <text:p>26907202</text:p>
          </table:table-cell>
        </table:table-row>
        <table:table-row table:style-name="ro1">
          <table:table-cell office:value-type="string" calcext:value-type="string">
            <text:p>J</text:p>
          </table:table-cell>
          <table:table-cell office:value-type="string" calcext:value-type="string">
            <text:p>Lyons, NA; Kraigher, B; Stefanic, P; Mandic-Mulec, I; Kolter, R</text:p>
          </table:table-cell>
          <table:table-cell table:number-columns-repeated="3"/>
          <table:table-cell office:value-type="string" calcext:value-type="string">
            <text:p>Lyons, Nicholas A.; Kraigher, Barbara; Stefanic, Polonca; Mandic-Mulec, Ines; Kolter, Roberto</text:p>
          </table:table-cell>
          <table:table-cell table:number-columns-repeated="2"/>
          <table:table-cell office:value-type="string" calcext:value-type="string">
            <text:p>A Combinatorial Kin Discrimination System in Bacillus subtilis</text:p>
          </table:table-cell>
          <table:table-cell office:value-type="string" calcext:value-type="string">
            <text:p>CURRENT BIOLOGY</text:p>
          </table:table-cell>
          <table:table-cell table:number-columns-repeated="10"/>
          <table:table-cell office:value-type="float" office:value="3" calcext:value-type="float">
            <text:p>3</text:p>
          </table:table-cell>
          <table:table-cell office:value-type="string" calcext:value-type="string">
            <text:p>Multicellularity inherently involves a number of cooperative behaviors that are potentially susceptible to exploitation but can be protected by mechanisms such as kin discrimination. Discrimination of kin from non-kin has been observed in swarms of the bacterium Bacillus subtilis, but the underlying molecular mechanism has been unknown. We used genetic, transcriptomic, and bioinformatic analyses to uncover kin recognition factors in this organism. Our results identified many molecules involved in cell-surface modification and antimicrobial production and response. These genes varied significantly in expression level and mutation phenotype among B. subtilis strains, suggesting interstrain variation in the exact kin discrimination mechanism used. Genome analyses revealed a substantial diversity of antimicrobial genes present in unique combinations in different strains, with many likely acquired by horizontal gene transfer. The dynamic combinatorial effect derived from this plethora of kin discrimination genes creates a tight relatedness cutoff for cooperation that has likely led to rapid diversification within the species. Our data suggest that genes likely originally selected for competitive purposes also generate preferential interactions among kin, thus stabilizing multicellular lifestyles.</text:p>
          </table:table-cell>
          <table:table-cell table:number-columns-repeated="3"/>
          <table:table-cell office:value-type="string" calcext:value-type="string">
            <text:p>Lyons, Nicholas/K-9748-2015</text:p>
          </table:table-cell>
          <table:table-cell office:value-type="string" calcext:value-type="string">
            <text:p>Lyons, Nicholas/0000-0002-7193-173X</text:p>
          </table:table-cell>
          <table:table-cell table:number-columns-repeated="11"/>
          <table:table-cell office:value-type="string" calcext:value-type="string">
            <text:p>0960-9822</text:p>
          </table:table-cell>
          <table:table-cell office:value-type="string" calcext:value-type="string">
            <text:p>1879-0445</text:p>
          </table:table-cell>
          <table:table-cell table:number-columns-repeated="3"/>
          <table:table-cell table:style-name="ce1" office:value-type="string" calcext:value-type="string">
            <text:p>MAR 21</text:p>
          </table:table-cell>
          <table:table-cell office:value-type="float" office:value="2016" calcext:value-type="float">
            <text:p>2016</text:p>
          </table:table-cell>
          <table:table-cell office:value-type="float" office:value="26" calcext:value-type="float">
            <text:p>26</text:p>
          </table:table-cell>
          <table:table-cell office:value-type="float" office:value="6" calcext:value-type="float">
            <text:p>6</text:p>
          </table:table-cell>
          <table:table-cell table:number-columns-repeated="4"/>
          <table:table-cell office:value-type="float" office:value="733" calcext:value-type="float">
            <text:p>733</text:p>
          </table:table-cell>
          <table:table-cell office:value-type="float" office:value="742" calcext:value-type="float">
            <text:p>742</text:p>
          </table:table-cell>
          <table:table-cell/>
          <table:table-cell office:value-type="string" calcext:value-type="string">
            <text:p>10.1016/j.cub.2016.01.032</text:p>
          </table:table-cell>
          <table:table-cell table:number-columns-repeated="5"/>
          <table:table-cell office:value-type="string" calcext:value-type="string">
            <text:p>WOS:000372411600017</text:p>
          </table:table-cell>
          <table:table-cell office:value-type="float" office:value="26923784" calcext:value-type="float">
            <text:p>26923784</text:p>
          </table:table-cell>
        </table:table-row>
        <table:table-row table:style-name="ro1">
          <table:table-cell office:value-type="string" calcext:value-type="string">
            <text:p>J</text:p>
          </table:table-cell>
          <table:table-cell office:value-type="string" calcext:value-type="string">
            <text:p>Pavlogiannis, A; Chatterjee, K; Adlam, A; Nowak, MA</text:p>
          </table:table-cell>
          <table:table-cell table:number-columns-repeated="3"/>
          <table:table-cell office:value-type="string" calcext:value-type="string">
            <text:p>Pavlogiannis, Andreas; Chatterjee, Krishnendu; Adlam, Ben; Nowak, Martin A.</text:p>
          </table:table-cell>
          <table:table-cell table:number-columns-repeated="2"/>
          <table:table-cell office:value-type="string" calcext:value-type="string">
            <text:p>Cellular cooperation with shift updating and repulsion</text:p>
          </table:table-cell>
          <table:table-cell office:value-type="string" calcext:value-type="string">
            <text:p>SCIENTIFIC REPORTS</text:p>
          </table:table-cell>
          <table:table-cell table:number-columns-repeated="10"/>
          <table:table-cell office:value-type="float" office:value="3" calcext:value-type="float">
            <text:p>3</text:p>
          </table:table-cell>
          <table:table-cell office:value-type="string" calcext:value-type="string">
            <text:p>Population structure can facilitate evolution of cooperation. In a structured population, cooperators can form clusters which resist exploitation by defectors. Recently, it was observed that a shift update rule is an extremely strong amplifier of cooperation in a one dimensional spatial model. For the shift update rule, an individual is chosen for reproduction proportional to fecundity; the offspring is placed next to the parent; a random individual dies. Subsequently, the population is rearranged ( shifted) until all individual cells are again evenly spaced out. For large population size and a one dimensional population structure, the shift update rule favors cooperation for any benefit-to-cost ratio greater than one. But every attempt to generalize shift updating to higher dimensions while maintaining its strong effect has failed. The reason is that in two dimensions the clusters are fragmented by the movements caused by rearranging the cells. Here we introduce the natural phenomenon of a repulsive force between cells of different types. After a birth and death event, the cells are being rearranged minimizing the overall energy expenditure. If the repulsive force is sufficiently high, shift becomes a strong promoter of cooperation in two dimensions.</text:p>
          </table:table-cell>
          <table:table-cell table:number-columns-repeated="16"/>
          <table:table-cell office:value-type="string" calcext:value-type="string">
            <text:p>2045-2322</text:p>
          </table:table-cell>
          <table:table-cell table:number-columns-repeated="4"/>
          <table:table-cell table:style-name="ce1" office:value-type="string" calcext:value-type="string">
            <text:p>NOV 25</text:p>
          </table:table-cell>
          <table:table-cell office:value-type="float" office:value="2015" calcext:value-type="float">
            <text:p>2015</text:p>
          </table:table-cell>
          <table:table-cell office:value-type="float" office:value="5" calcext:value-type="float">
            <text:p>5</text:p>
          </table:table-cell>
          <table:table-cell table:number-columns-repeated="7"/>
          <table:table-cell office:value-type="float" office:value="17147" calcext:value-type="float">
            <text:p>17147</text:p>
          </table:table-cell>
          <table:table-cell office:value-type="string" calcext:value-type="string">
            <text:p>10.1038/srep17147</text:p>
          </table:table-cell>
          <table:table-cell table:number-columns-repeated="5"/>
          <table:table-cell office:value-type="string" calcext:value-type="string">
            <text:p>WOS:000365299500001</text:p>
          </table:table-cell>
          <table:table-cell office:value-type="float" office:value="26602306" calcext:value-type="float">
            <text:p>26602306</text:p>
          </table:table-cell>
        </table:table-row>
        <table:table-row table:style-name="ro1">
          <table:table-cell office:value-type="string" calcext:value-type="string">
            <text:p>J</text:p>
          </table:table-cell>
          <table:table-cell office:value-type="string" calcext:value-type="string">
            <text:p>Ho, HI; Shaulsky, G</text:p>
          </table:table-cell>
          <table:table-cell table:number-columns-repeated="3"/>
          <table:table-cell office:value-type="string" calcext:value-type="string">
            <text:p>Ho, Hsing-I; Shaulsky, Gad</text:p>
          </table:table-cell>
          <table:table-cell table:number-columns-repeated="2"/>
          <table:table-cell office:value-type="string" calcext:value-type="string">
            <text:p>Temporal regulation of kin recognition maintains recognition-cue diversity and suppresses cheating</text:p>
          </table:table-cell>
          <table:table-cell office:value-type="string" calcext:value-type="string">
            <text:p>NATURE COMMUNICATIONS</text:p>
          </table:table-cell>
          <table:table-cell table:number-columns-repeated="10"/>
          <table:table-cell office:value-type="float" office:value="3" calcext:value-type="float">
            <text:p>3</text:p>
          </table:table-cell>
          <table:table-cell office:value-type="string" calcext:value-type="string">
            <text:p>Kin recognition, the ability to distinguish kin from non-kin, can facilitate cooperation between relatives. Evolutionary theory predicts that polymorphism in recognition cues, which is essential for effective recognition, would be unstable. Individuals carrying rare recognition cues would benefit less from social interactions than individuals with common cues, leading to loss of the genetic-cue diversity. We test this evolutionary hypothesis in Dictyostelium discoideum, which forms multicellular fruiting bodies by aggregation and utilizes two polymorphic membrane proteins to facilitate preferential cooperation. Surprisingly, we find that rare recognition variants are tolerated and maintain their frequencies among incompatible majority during development. Although the rare variants are initially excluded from the aggregates, they subsequently rejoin the aggregate and produce spores. Social cheating is also refrained in late development, thus limiting the cost of chimerism. Our results suggest a potential mechanism to sustain the evolutionary stability of kin-recognition genes and to suppress cheating.</text:p>
          </table:table-cell>
          <table:table-cell table:number-columns-repeated="4"/>
          <table:table-cell office:value-type="string" calcext:value-type="string">
            <text:p>Shaulsky, Gad/0000-0002-0532-0551</text:p>
          </table:table-cell>
          <table:table-cell table:number-columns-repeated="11"/>
          <table:table-cell office:value-type="string" calcext:value-type="string">
            <text:p>2041-1723</text:p>
          </table:table-cell>
          <table:table-cell table:number-columns-repeated="4"/>
          <table:table-cell office:value-type="string" calcext:value-type="string">
            <text:p>MAY</text:p>
          </table:table-cell>
          <table:table-cell office:value-type="float" office:value="2015" calcext:value-type="float">
            <text:p>2015</text:p>
          </table:table-cell>
          <table:table-cell office:value-type="float" office:value="6" calcext:value-type="float">
            <text:p>6</text:p>
          </table:table-cell>
          <table:table-cell table:number-columns-repeated="7"/>
          <table:table-cell office:value-type="float" office:value="7144" calcext:value-type="float">
            <text:p>7144</text:p>
          </table:table-cell>
          <table:table-cell office:value-type="string" calcext:value-type="string">
            <text:p>10.1038/ncomms8144</text:p>
          </table:table-cell>
          <table:table-cell table:number-columns-repeated="5"/>
          <table:table-cell office:value-type="string" calcext:value-type="string">
            <text:p>WOS:000355533700003</text:p>
          </table:table-cell>
          <table:table-cell office:value-type="float" office:value="26018043" calcext:value-type="float">
            <text:p>26018043</text:p>
          </table:table-cell>
        </table:table-row>
        <table:table-row table:style-name="ro1">
          <table:table-cell office:value-type="string" calcext:value-type="string">
            <text:p>J</text:p>
          </table:table-cell>
          <table:table-cell office:value-type="string" calcext:value-type="string">
            <text:p>Davis, KM; Mohammadi, S; Isberg, RR</text:p>
          </table:table-cell>
          <table:table-cell table:number-columns-repeated="3"/>
          <table:table-cell office:value-type="string" calcext:value-type="string">
            <text:p>Davis, Kimberly M.; Mohammadi, Sina; Isberg, Ralph R.</text:p>
          </table:table-cell>
          <table:table-cell table:number-columns-repeated="2"/>
          <table:table-cell office:value-type="string" calcext:value-type="string">
            <text:p>Community Behavior and Spatial Regulation within a Bacterial Microcolony in Deep Tissue Sites Serves to Protect against Host Attack</text:p>
          </table:table-cell>
          <table:table-cell office:value-type="string" calcext:value-type="string">
            <text:p>CELL HOST &amp; MICROBE</text:p>
          </table:table-cell>
          <table:table-cell table:number-columns-repeated="10"/>
          <table:table-cell office:value-type="float" office:value="3" calcext:value-type="float">
            <text:p>3</text:p>
          </table:table-cell>
          <table:table-cell office:value-type="string" calcext:value-type="string">
            <text:p>Bacterial pathogens express virulence-specific transcriptional programs that allow tissue colonization. Although phenotypic variation has been noted in the context of antibiotic exposure, no direct evidence exists for heterogeneity in virulence-specific transcriptional programs within tissues. In a mouse model of Yersinia pseudotuberculosis infection, we show that at least three subpopulations of bacteria develop within a single tissue site in response to distinct host signals. Bacteria growing on the exterior of spleen microcolonies responded to soluble signals and induced the nitric oxide (NO)-detoxifying gene, hmp. Hmp effectively eliminated NO diffusion and protected the interior bacterial population from exposure to NO-derived inducing signals. A third subpopulation, constituting the most peripherally localized bacteria, directly contacted neutrophils and transcriptionally upregulated a virulence factor. These studies demonstrate that growth within tissues results in transcriptional specialization within a single focus of microbial replication, facilitating directed pathogen counterattack against the host response.</text:p>
          </table:table-cell>
          <table:table-cell table:number-columns-repeated="16"/>
          <table:table-cell office:value-type="string" calcext:value-type="string">
            <text:p>1931-3128</text:p>
          </table:table-cell>
          <table:table-cell office:value-type="string" calcext:value-type="string">
            <text:p>1934-6069</text:p>
          </table:table-cell>
          <table:table-cell table:number-columns-repeated="3"/>
          <table:table-cell table:style-name="ce1" office:value-type="string" calcext:value-type="string">
            <text:p>JAN 14</text:p>
          </table:table-cell>
          <table:table-cell office:value-type="float" office:value="2015" calcext:value-type="float">
            <text:p>2015</text:p>
          </table:table-cell>
          <table:table-cell office:value-type="float" office:value="17" calcext:value-type="float">
            <text:p>17</text:p>
          </table:table-cell>
          <table:table-cell office:value-type="float" office:value="1" calcext:value-type="float">
            <text:p>1</text:p>
          </table:table-cell>
          <table:table-cell table:number-columns-repeated="4"/>
          <table:table-cell office:value-type="float" office:value="21" calcext:value-type="float">
            <text:p>21</text:p>
          </table:table-cell>
          <table:table-cell office:value-type="float" office:value="31" calcext:value-type="float">
            <text:p>31</text:p>
          </table:table-cell>
          <table:table-cell/>
          <table:table-cell office:value-type="string" calcext:value-type="string">
            <text:p>10.1016/j.chom.2014.11.008</text:p>
          </table:table-cell>
          <table:table-cell table:number-columns-repeated="5"/>
          <table:table-cell office:value-type="string" calcext:value-type="string">
            <text:p>WOS:000348030100007</text:p>
          </table:table-cell>
          <table:table-cell office:value-type="float" office:value="25500192" calcext:value-type="float">
            <text:p>25500192</text:p>
          </table:table-cell>
        </table:table-row>
        <table:table-row table:style-name="ro1">
          <table:table-cell office:value-type="string" calcext:value-type="string">
            <text:p>J</text:p>
          </table:table-cell>
          <table:table-cell office:value-type="string" calcext:value-type="string">
            <text:p>Czaran, T; Hoekstra, RF; Aanen, DK</text:p>
          </table:table-cell>
          <table:table-cell table:number-columns-repeated="3"/>
          <table:table-cell office:value-type="string" calcext:value-type="string">
            <text:p>Czaran, Tamas; Hoekstra, Rolf F.; Aanen, Duur K.</text:p>
          </table:table-cell>
          <table:table-cell table:number-columns-repeated="2"/>
          <table:table-cell office:value-type="string" calcext:value-type="string">
            <text:p>Selection against somatic parasitism can maintain allorecognition in fungi</text:p>
          </table:table-cell>
          <table:table-cell office:value-type="string" calcext:value-type="string">
            <text:p>FUNGAL GENETICS AND BIOLOGY</text:p>
          </table:table-cell>
          <table:table-cell table:number-columns-repeated="10"/>
          <table:table-cell office:value-type="float" office:value="3" calcext:value-type="float">
            <text:p>3</text:p>
          </table:table-cell>
          <table:table-cell office:value-type="string" calcext:value-type="string">
            <text:p>Fusion between multicellular individuals is possible in many organisms with modular, indeterminate growth, such as marine invertebrates and fungi. Although fusion may provide various benefits, fusion usually is restricted to close relatives by allorecognition, also called heterokaryon or somatic incompatibility in fungi. A possible selective explanation for allorecognition is protection against somatic parasites. Such mutants contribute less to colony functions but more to reproduction. However, previous models testing this idea have failed to explain the high diversity of allorecognition alleles in nature. These models did not, however, consider the possible role of spatial structure. We model the joint evolution of allorecognition and somatic parasitism in a multicellular organism resembling an asexual ascomycete fungus in a spatially explicit simulation. In a 1000-by-1000 grid, neighbouring individuals can fuse, but only if they have the same allotype. Fusion with a parasitic individual decreases the total reproductive output of the fused individuals, but the parasite compensates for this individual-level fitness reduction by a disproportional share of the offspring. Allorecognition prevents the invasion of somatic parasites, and vice versa, mutation towards somatic parasitism provides the selective conditions for extensive allorecognition diversity. On the one hand, if allorecognition diversity did not build up fast enough, somatic parasites went to fixation; conversely, once parasites had gone to fixation no allorecognition diversity built up. On the other hand, the mere threat of parasitism could select for high allorecognition diversity, preventing invasion of somatic parasites. Moderate population viscosity combined with weak global dispersal was optimal for the joint evolution of allorecognition and protection against parasitism. Our results are consistent with the widespread occurrence of allorecognition in fungi and the low degree of somatic parasitism. We discuss the implications of our results for allorecognition in other organism groups. (C) 2014 Elsevier Inc. All rights reserved.</text:p>
          </table:table-cell>
          <table:table-cell table:number-columns-repeated="16"/>
          <table:table-cell office:value-type="string" calcext:value-type="string">
            <text:p>1087-1845</text:p>
          </table:table-cell>
          <table:table-cell office:value-type="string" calcext:value-type="string">
            <text:p>1096-0937</text:p>
          </table:table-cell>
          <table:table-cell table:number-columns-repeated="3"/>
          <table:table-cell office:value-type="string" calcext:value-type="string">
            <text:p>DEC</text:p>
          </table:table-cell>
          <table:table-cell office:value-type="float" office:value="2014" calcext:value-type="float">
            <text:p>2014</text:p>
          </table:table-cell>
          <table:table-cell office:value-type="float" office:value="73" calcext:value-type="float">
            <text:p>73</text:p>
          </table:table-cell>
          <table:table-cell table:number-columns-repeated="5"/>
          <table:table-cell office:value-type="float" office:value="128" calcext:value-type="float">
            <text:p>128</text:p>
          </table:table-cell>
          <table:table-cell office:value-type="float" office:value="137" calcext:value-type="float">
            <text:p>137</text:p>
          </table:table-cell>
          <table:table-cell/>
          <table:table-cell office:value-type="string" calcext:value-type="string">
            <text:p>10.1016/j.fgb.2014.09.010</text:p>
          </table:table-cell>
          <table:table-cell table:number-columns-repeated="5"/>
          <table:table-cell office:value-type="string" calcext:value-type="string">
            <text:p>WOS:000345812500013</text:p>
          </table:table-cell>
          <table:table-cell office:value-type="float" office:value="25305337" calcext:value-type="float">
            <text:p>25305337</text:p>
          </table:table-cell>
        </table:table-row>
        <table:table-row table:style-name="ro1">
          <table:table-cell office:value-type="string" calcext:value-type="string">
            <text:p>J</text:p>
          </table:table-cell>
          <table:table-cell office:value-type="string" calcext:value-type="string">
            <text:p>Breed, MD</text:p>
          </table:table-cell>
          <table:table-cell table:number-columns-repeated="3"/>
          <table:table-cell office:value-type="string" calcext:value-type="string">
            <text:p>Breed, Michael D.</text:p>
          </table:table-cell>
          <table:table-cell table:number-columns-repeated="2"/>
          <table:table-cell office:value-type="string" calcext:value-type="string">
            <text:p>Kin and nestmate recognition: the influence of WD Hamilton on 50 years of research</text:p>
          </table:table-cell>
          <table:table-cell office:value-type="string" calcext:value-type="string">
            <text:p>ANIMAL BEHAVIOUR</text:p>
          </table:table-cell>
          <table:table-cell table:number-columns-repeated="10"/>
          <table:table-cell office:value-type="float" office:value="3" calcext:value-type="float">
            <text:p>3</text:p>
          </table:table-cell>
          <table:table-cell office:value-type="string" calcext:value-type="string">
            <text:p>Kin selection stands among W. D. Hamilton's most influential ideas. The purpose of this review is to assess the impact of Hamilton's ideas about kin selection on studies of social recognition. Kin selection theory predicts that animals should direct aid-giving behaviour to closely related animals, provided that a positive net benefit in inclusive fitness is achieved from the altruistic act. Kin recognition is the key proximate mechanism by which animals can sort more related from less related interactants in a population. Kin recognition also has the potential to allow fine distinctions among animals based on identity by descent. Following the publications of Hamilton's 1964 papers on kin selection, studies of kin recognition focused on four disparate behavioural contexts: identification of group membership, inbreeding avoidance, alarm calls and other forms of aid-giving, and parente-offspring interactions. Investigations of eusocial insects have focused on identification of group membership by phenotypes that are shared among all members of a colony. In birds and mammals, social structure is often based on individual recognition. Some species, particularly rodents, have the ability to make discriminations based on relatedness among animals that they have not previously met. Future studies of kin recognition should be less reliant on assumptions that all forms of societal closure are due to factors related to kin selection. These studies should acknowledge that the role of individual recognition in vertebrate societies is key to understanding the full texture of social interactions, and that individual recognition may be equally important in many other types of animals. Of particular interest will be the discovery of how information about kinship is integrated with information about individual identity. (C) 2014 The Association for the Study of Animal Behaviour. Published by Elsevier Ltd.</text:p>
          </table:table-cell>
          <table:table-cell table:number-columns-repeated="4"/>
          <table:table-cell office:value-type="string" calcext:value-type="string">
            <text:p>BREED, MICHAEL/0000-0002-4039-8354</text:p>
          </table:table-cell>
          <table:table-cell table:number-columns-repeated="11"/>
          <table:table-cell office:value-type="string" calcext:value-type="string">
            <text:p>0003-3472</text:p>
          </table:table-cell>
          <table:table-cell office:value-type="string" calcext:value-type="string">
            <text:p>1095-8282</text:p>
          </table:table-cell>
          <table:table-cell table:number-columns-repeated="3"/>
          <table:table-cell office:value-type="string" calcext:value-type="string">
            <text:p>JUN</text:p>
          </table:table-cell>
          <table:table-cell office:value-type="float" office:value="2014" calcext:value-type="float">
            <text:p>2014</text:p>
          </table:table-cell>
          <table:table-cell office:value-type="float" office:value="92" calcext:value-type="float">
            <text:p>92</text:p>
          </table:table-cell>
          <table:table-cell table:number-columns-repeated="5"/>
          <table:table-cell office:value-type="float" office:value="271" calcext:value-type="float">
            <text:p>271</text:p>
          </table:table-cell>
          <table:table-cell office:value-type="float" office:value="279" calcext:value-type="float">
            <text:p>279</text:p>
          </table:table-cell>
          <table:table-cell/>
          <table:table-cell office:value-type="string" calcext:value-type="string">
            <text:p>10.1016/j.anbehav.2014.02.030</text:p>
          </table:table-cell>
          <table:table-cell table:number-columns-repeated="5"/>
          <table:table-cell office:value-type="string" calcext:value-type="string">
            <text:p>WOS:000338281000034</text:p>
          </table:table-cell>
          <table:table-cell/>
        </table:table-row>
        <table:table-row table:style-name="ro1">
          <table:table-cell office:value-type="string" calcext:value-type="string">
            <text:p>J</text:p>
          </table:table-cell>
          <table:table-cell office:value-type="string" calcext:value-type="string">
            <text:p>Debarre, F; Hauert, C; Doebeli, M</text:p>
          </table:table-cell>
          <table:table-cell table:number-columns-repeated="3"/>
          <table:table-cell office:value-type="string" calcext:value-type="string">
            <text:p>Debarre, F.; Hauert, C.; Doebeli, M.</text:p>
          </table:table-cell>
          <table:table-cell table:number-columns-repeated="2"/>
          <table:table-cell office:value-type="string" calcext:value-type="string">
            <text:p>Social evolution in structured populations</text:p>
          </table:table-cell>
          <table:table-cell office:value-type="string" calcext:value-type="string">
            <text:p>NATURE COMMUNICATIONS</text:p>
          </table:table-cell>
          <table:table-cell table:number-columns-repeated="10"/>
          <table:table-cell office:value-type="float" office:value="3" calcext:value-type="float">
            <text:p>3</text:p>
          </table:table-cell>
          <table:table-cell office:value-type="string" calcext:value-type="string">
            <text:p>Understanding the evolution of social behaviours such as altruism and spite is a long-standing problem that has generated thousands of articles and heated debates. Previous theoretical studies showed that whether altruism and spite evolve may be contingent on seemingly artificial model features, such as which rule is chosen to update the population (for example, birth-death or death-birth), and whether the benefits and costs of sociality affect fecundity or survival. Here we unify these features in a single comprehensive framework. We derive a general condition for social behaviour to be favoured over non-social behaviour, which is applicable in a large class of models for structured populations of fixed size. We recover previous results as special cases, and we are able to evaluate the relative effects of benefits and costs of social interactions on fecundity and survival. Our results highlight the crucial importance of identifying the relative scale at which competition occurs.</text:p>
          </table:table-cell>
          <table:table-cell table:number-columns-repeated="3"/>
          <table:table-cell office:value-type="string" calcext:value-type="string">
            <text:p>Hauert, Christoph/E-5369-2011</text:p>
          </table:table-cell>
          <table:table-cell office:value-type="string" calcext:value-type="string">
            <text:p>Hauert, Christoph/0000-0002-1239-281X</text:p>
          </table:table-cell>
          <table:table-cell table:number-columns-repeated="11"/>
          <table:table-cell office:value-type="string" calcext:value-type="string">
            <text:p>2041-1723</text:p>
          </table:table-cell>
          <table:table-cell table:number-columns-repeated="4"/>
          <table:table-cell office:value-type="string" calcext:value-type="string">
            <text:p>MAR</text:p>
          </table:table-cell>
          <table:table-cell office:value-type="float" office:value="2014" calcext:value-type="float">
            <text:p>2014</text:p>
          </table:table-cell>
          <table:table-cell office:value-type="float" office:value="5" calcext:value-type="float">
            <text:p>5</text:p>
          </table:table-cell>
          <table:table-cell table:number-columns-repeated="7"/>
          <table:table-cell office:value-type="float" office:value="3409" calcext:value-type="float">
            <text:p>3409</text:p>
          </table:table-cell>
          <table:table-cell office:value-type="string" calcext:value-type="string">
            <text:p>10.1038/ncomms4409</text:p>
          </table:table-cell>
          <table:table-cell table:number-columns-repeated="5"/>
          <table:table-cell office:value-type="string" calcext:value-type="string">
            <text:p>WOS:000334299400004</text:p>
          </table:table-cell>
          <table:table-cell office:value-type="float" office:value="24598979" calcext:value-type="float">
            <text:p>24598979</text:p>
          </table:table-cell>
        </table:table-row>
        <table:table-row table:style-name="ro1">
          <table:table-cell office:value-type="string" calcext:value-type="string">
            <text:p>J</text:p>
          </table:table-cell>
          <table:table-cell office:value-type="string" calcext:value-type="string">
            <text:p>Ashby, B; Gupta, S; Buckling, A</text:p>
          </table:table-cell>
          <table:table-cell table:number-columns-repeated="3"/>
          <table:table-cell office:value-type="string" calcext:value-type="string">
            <text:p>Ashby, Ben; Gupta, Sunetra; Buckling, Angus</text:p>
          </table:table-cell>
          <table:table-cell table:number-columns-repeated="2"/>
          <table:table-cell office:value-type="string" calcext:value-type="string">
            <text:p>Spatial Structure Mitigates Fitness Costs in Host-Parasite Coevolution</text:p>
          </table:table-cell>
          <table:table-cell office:value-type="string" calcext:value-type="string">
            <text:p>AMERICAN NATURALIST</text:p>
          </table:table-cell>
          <table:table-cell table:number-columns-repeated="10"/>
          <table:table-cell office:value-type="float" office:value="3" calcext:value-type="float">
            <text:p>3</text:p>
          </table:table-cell>
          <table:table-cell office:value-type="string" calcext:value-type="string">
            <text:p>The extent of population mixing is known to influence the coevolutionary outcomes of many host and parasite traits, including the evolution of generalism (the ability to resist or infect a broad range of genotypes). While the segregation of populations into interconnected demes has been shown to influence the evolution of generalism, the role of local interactions between individuals is unclear. Here, we combine an individual-based model of microbial communities with a well-established framework of genetic specificity that matches empirical observations of bacterium-phage interactions. We find the evolution of generalism in well-mixed populations to be highly sensitive to the severity of associated fitness costs, but the constraining effect of costs on the evolution of generalism is lessened in spatially structured populations. The contrasting outcomes between the two environments can be explained by different scales of competition (i.e., global vs. local). These findings suggest that local interactions may have important effects on the evolution of generalism in host-parasite interactions, particularly in the presence of high fitness costs.</text:p>
          </table:table-cell>
          <table:table-cell table:number-columns-repeated="4"/>
          <table:table-cell office:value-type="string" calcext:value-type="string">
            <text:p>Ashby, Ben/0000-0001-5588-7081</text:p>
          </table:table-cell>
          <table:table-cell table:number-columns-repeated="11"/>
          <table:table-cell office:value-type="string" calcext:value-type="string">
            <text:p>0003-0147</text:p>
          </table:table-cell>
          <table:table-cell office:value-type="string" calcext:value-type="string">
            <text:p>1537-5323</text:p>
          </table:table-cell>
          <table:table-cell table:number-columns-repeated="3"/>
          <table:table-cell table:style-name="ce1" office:value-type="string" calcext:value-type="string">
            <text:p>MAR 1</text:p>
          </table:table-cell>
          <table:table-cell office:value-type="float" office:value="2014" calcext:value-type="float">
            <text:p>2014</text:p>
          </table:table-cell>
          <table:table-cell office:value-type="float" office:value="183" calcext:value-type="float">
            <text:p>183</text:p>
          </table:table-cell>
          <table:table-cell office:value-type="float" office:value="3" calcext:value-type="float">
            <text:p>3</text:p>
          </table:table-cell>
          <table:table-cell table:number-columns-repeated="4"/>
          <table:table-cell office:value-type="string" calcext:value-type="string">
            <text:p>E64</text:p>
          </table:table-cell>
          <table:table-cell office:value-type="string" calcext:value-type="string">
            <text:p>E74</text:p>
          </table:table-cell>
          <table:table-cell/>
          <table:table-cell office:value-type="string" calcext:value-type="string">
            <text:p>10.1086/674826</text:p>
          </table:table-cell>
          <table:table-cell table:number-columns-repeated="5"/>
          <table:table-cell office:value-type="string" calcext:value-type="string">
            <text:p>WOS:000331599200001</text:p>
          </table:table-cell>
          <table:table-cell office:value-type="float" office:value="24561607" calcext:value-type="float">
            <text:p>24561607</text:p>
          </table:table-cell>
        </table:table-row>
        <table:table-row table:style-name="ro1">
          <table:table-cell office:value-type="string" calcext:value-type="string">
            <text:p>J</text:p>
          </table:table-cell>
          <table:table-cell office:value-type="string" calcext:value-type="string">
            <text:p>Tibbetts, EA; Injaian, A</text:p>
          </table:table-cell>
          <table:table-cell table:number-columns-repeated="3"/>
          <table:table-cell office:value-type="string" calcext:value-type="string">
            <text:p>Tibbetts, E. A.; Injaian, A.</text:p>
          </table:table-cell>
          <table:table-cell table:number-columns-repeated="2"/>
          <table:table-cell office:value-type="string" calcext:value-type="string">
            <text:p>Preferential phenotypic association linked with cooperation in paper wasps</text:p>
          </table:table-cell>
          <table:table-cell office:value-type="string" calcext:value-type="string">
            <text:p>JOURNAL OF EVOLUTIONARY BIOLOGY</text:p>
          </table:table-cell>
          <table:table-cell table:number-columns-repeated="10"/>
          <table:table-cell office:value-type="float" office:value="3" calcext:value-type="float">
            <text:p>3</text:p>
          </table:table-cell>
          <table:table-cell office:value-type="string" calcext:value-type="string">
            <text:p>Animals can influence their social environment by preferentially associating with certain conspecifics. Such preferential association has gained increasing theoretical attention, as it may influence social evolution and population dynamics. However, relatively little empirical work has examined the occurrence of preferential association and its effects on cooperative group formation. Here, we test the factors associated with cooperative group formation in Polistes dominulus nest-founding queen wasps. P.dominulus are a good system to study preferential association, as foundresses can nest alone or in groups and group membership is flexible. We found that both social and environmental factors were associated with partner choice. First, facial patterns were associated with cooperation. Wasps with more similar facial patterns were more likely to cooperate than wasps with less similar facial patterns. This preferential phenotypic association fits the theoretical criteria for the evolution of tag-based cooperation. Season was also associated with cooperation; wasps on early-season nests were more likely to cooperate than wasps on late-season nests. High levels of aggression by nest owners during initial interactions were also correlated with lower probabilities of subsequent cooperation, suggesting that nest owners have some control over group membership. Other factors including body weight, weight similarity and nest productivity were not linked with cooperation. Overall, multiple factors influence cooperation in paper wasps, including facial pattern similarity. The occurrence of preferential phenotypic association in paper wasps is quite interesting and may influence the evolution of cooperation and population divergence in this group.</text:p>
          </table:table-cell>
          <table:table-cell table:number-columns-repeated="16"/>
          <table:table-cell office:value-type="string" calcext:value-type="string">
            <text:p>1010-061X</text:p>
          </table:table-cell>
          <table:table-cell office:value-type="string" calcext:value-type="string">
            <text:p>1420-9101</text:p>
          </table:table-cell>
          <table:table-cell table:number-columns-repeated="3"/>
          <table:table-cell office:value-type="string" calcext:value-type="string">
            <text:p>NOV</text:p>
          </table:table-cell>
          <table:table-cell office:value-type="float" office:value="2013" calcext:value-type="float">
            <text:p>2013</text:p>
          </table:table-cell>
          <table:table-cell office:value-type="float" office:value="26" calcext:value-type="float">
            <text:p>26</text:p>
          </table:table-cell>
          <table:table-cell office:value-type="float" office:value="11" calcext:value-type="float">
            <text:p>11</text:p>
          </table:table-cell>
          <table:table-cell table:number-columns-repeated="4"/>
          <table:table-cell office:value-type="float" office:value="2350" calcext:value-type="float">
            <text:p>2350</text:p>
          </table:table-cell>
          <table:table-cell office:value-type="float" office:value="2358" calcext:value-type="float">
            <text:p>2358</text:p>
          </table:table-cell>
          <table:table-cell/>
          <table:table-cell office:value-type="string" calcext:value-type="string">
            <text:p>10.1111/jeb.12226</text:p>
          </table:table-cell>
          <table:table-cell table:number-columns-repeated="5"/>
          <table:table-cell office:value-type="string" calcext:value-type="string">
            <text:p>WOS:000325983400006</text:p>
          </table:table-cell>
          <table:table-cell office:value-type="float" office:value="24024611" calcext:value-type="float">
            <text:p>24024611</text:p>
          </table:table-cell>
        </table:table-row>
        <table:table-row table:style-name="ro1">
          <table:table-cell office:value-type="string" calcext:value-type="string">
            <text:p>J</text:p>
          </table:table-cell>
          <table:table-cell office:value-type="string" calcext:value-type="string">
            <text:p>Holman, L; van Zweden, JS; Linksvayer, TA; d'Ettorre, P</text:p>
          </table:table-cell>
          <table:table-cell table:number-columns-repeated="3"/>
          <table:table-cell office:value-type="string" calcext:value-type="string">
            <text:p>Holman, Luke; van Zweden, Jelle S.; Linksvayer, Timothy A.; d'Ettorre, Patrizia</text:p>
          </table:table-cell>
          <table:table-cell table:number-columns-repeated="2"/>
          <table:table-cell office:value-type="string" calcext:value-type="string">
            <text:p>Crozier's paradox revisited: maintenance of genetic recognition systems by disassortative mating</text:p>
          </table:table-cell>
          <table:table-cell office:value-type="string" calcext:value-type="string">
            <text:p>BMC EVOLUTIONARY BIOLOGY</text:p>
          </table:table-cell>
          <table:table-cell table:number-columns-repeated="10"/>
          <table:table-cell office:value-type="float" office:value="3" calcext:value-type="float">
            <text:p>3</text:p>
          </table:table-cell>
          <table:table-cell office:value-type="string" calcext:value-type="string">
            <text:p>Background: Organisms are predicted to behave more favourably towards relatives, and kin-biased cooperation has been found in all domains of life from bacteria to vertebrates. Cooperation based on genetic recognition cues is paradoxical because it disproportionately benefits individuals with common phenotypes, which should erode the required cue polymorphism. Theoretical models suggest that many recognition loci likely have some secondary function that is subject to diversifying selection, keeping them variable. Results: Here, we use individual-based simulations to investigate the hypothesis that the dual use of recognition cues to facilitate social behaviour and disassortative mating (e. g. for inbreeding avoidance) can maintain cue diversity over evolutionary time. Our model shows that when organisms mate disassortatively with respect to their recognition cues, cooperation and recognition locus diversity can persist at high values, especially when outcrossed matings produce more surviving offspring. Mating system affects cue diversity via at least four distinct mechanisms, and its effects interact with other parameters such as population structure. Also, the attrition of cue diversity is less rapid when cooperation does not require an exact cue match. Using a literature review, we show that there is abundant empirical evidence that heritable recognition cues are simultaneously used in social and sexual behaviour. Conclusions: Our models show that mate choice is one possible resolution of the paradox of genetic kin recognition, and the literature review suggests that genetic recognition cues simultaneously inform assortative cooperation and disassortative mating in a large range of taxa. However, direct evidence is scant and there is substantial scope for future work.</text:p>
          </table:table-cell>
          <table:table-cell table:number-columns-repeated="3"/>
          <table:table-cell office:value-type="string" calcext:value-type="string">
            <text:p>Holman, Luke/L-4392-2014</text:p>
          </table:table-cell>
          <table:table-cell table:number-columns-repeated="12"/>
          <table:table-cell office:value-type="string" calcext:value-type="string">
            <text:p>1471-2148</text:p>
          </table:table-cell>
          <table:table-cell table:number-columns-repeated="4"/>
          <table:table-cell table:style-name="ce1" office:value-type="string" calcext:value-type="string">
            <text:p>SEP 27</text:p>
          </table:table-cell>
          <table:table-cell office:value-type="float" office:value="2013" calcext:value-type="float">
            <text:p>2013</text:p>
          </table:table-cell>
          <table:table-cell office:value-type="float" office:value="13" calcext:value-type="float">
            <text:p>13</text:p>
          </table:table-cell>
          <table:table-cell table:number-columns-repeated="7"/>
          <table:table-cell office:value-type="float" office:value="211" calcext:value-type="float">
            <text:p>211</text:p>
          </table:table-cell>
          <table:table-cell office:value-type="string" calcext:value-type="string">
            <text:p>10.1186/1471-2148-13-211</text:p>
          </table:table-cell>
          <table:table-cell table:number-columns-repeated="5"/>
          <table:table-cell office:value-type="string" calcext:value-type="string">
            <text:p>WOS:000325341800001</text:p>
          </table:table-cell>
          <table:table-cell office:value-type="float" office:value="24070498" calcext:value-type="float">
            <text:p>24070498</text:p>
          </table:table-cell>
        </table:table-row>
        <table:table-row table:style-name="ro1">
          <table:table-cell office:value-type="string" calcext:value-type="string">
            <text:p>J</text:p>
          </table:table-cell>
          <table:table-cell office:value-type="string" calcext:value-type="string">
            <text:p>Cohen, E; Haun, D</text:p>
          </table:table-cell>
          <table:table-cell table:number-columns-repeated="3"/>
          <table:table-cell office:value-type="string" calcext:value-type="string">
            <text:p>Cohen, Emma; Haun, Daniel</text:p>
          </table:table-cell>
          <table:table-cell table:number-columns-repeated="2"/>
          <table:table-cell office:value-type="string" calcext:value-type="string">
            <text:p>The development of tag-based cooperation via a socially acquired trait</text:p>
          </table:table-cell>
          <table:table-cell office:value-type="string" calcext:value-type="string">
            <text:p>EVOLUTION AND HUMAN BEHAVIOR</text:p>
          </table:table-cell>
          <table:table-cell table:number-columns-repeated="10"/>
          <table:table-cell office:value-type="float" office:value="3" calcext:value-type="float">
            <text:p>3</text:p>
          </table:table-cell>
          <table:table-cell office:value-type="string" calcext:value-type="string">
            <text:p>Recent theoretical models have demonstrated that phenotypic traits can support the non-random assortment of cooperators in a population, thereby permitting the evolution of cooperation. In these "tag-based models", cooperators modulate cooperation according to an observable and hard-to-fake trait displayed by potential interaction partners. Socially acquired vocalizations in general, and speech accent among humans in particular, are frequently proposed as hard to fake and hard to hide traits that display sufficient cross-populational variability to reliably guide such social assortment in fission-fusion societies. Adults' sensitivity to accent variation in social evaluation and decisions about cooperation is well-established in sociolinguistic research. The evolutionary and developmental origins of these biases are largely unknown, however. Here, we investigate the influence of speech accent on 5-10-year-old children's developing social and cooperative preferences across four Brazilian Amazonian towns. Two sites have a single dominant accent, and two sites have multiple co-existing accent varieties. We found that children's friendship and resource allocation preferences were guided by accent only in sites characterized by accent heterogeneity. Results further suggest that this may be due to a more sensitively tuned ear for accent variation. The demonstrated local-accent preference did not hold in the face of personal cost. Results suggest that mechanisms guiding tag-based assortment are likely tuned according to locally relevant tag-variation. Crown Copyright (c) 2013 Published by Elsevier Inc. All rights reserved.</text:p>
          </table:table-cell>
          <table:table-cell table:number-columns-repeated="16"/>
          <table:table-cell office:value-type="string" calcext:value-type="string">
            <text:p>1090-5138</text:p>
          </table:table-cell>
          <table:table-cell table:number-columns-repeated="4"/>
          <table:table-cell office:value-type="string" calcext:value-type="string">
            <text:p>MAY</text:p>
          </table:table-cell>
          <table:table-cell office:value-type="float" office:value="2013" calcext:value-type="float">
            <text:p>2013</text:p>
          </table:table-cell>
          <table:table-cell office:value-type="float" office:value="34" calcext:value-type="float">
            <text:p>34</text:p>
          </table:table-cell>
          <table:table-cell office:value-type="float" office:value="3" calcext:value-type="float">
            <text:p>3</text:p>
          </table:table-cell>
          <table:table-cell table:number-columns-repeated="4"/>
          <table:table-cell office:value-type="float" office:value="230" calcext:value-type="float">
            <text:p>230</text:p>
          </table:table-cell>
          <table:table-cell office:value-type="float" office:value="235" calcext:value-type="float">
            <text:p>235</text:p>
          </table:table-cell>
          <table:table-cell/>
          <table:table-cell office:value-type="string" calcext:value-type="string">
            <text:p>10.1016/j.evolhumbehav.2013.02.001</text:p>
          </table:table-cell>
          <table:table-cell table:number-columns-repeated="5"/>
          <table:table-cell office:value-type="string" calcext:value-type="string">
            <text:p>WOS:000318134700010</text:p>
          </table:table-cell>
          <table:table-cell/>
        </table:table-row>
        <table:table-row table:style-name="ro1">
          <table:table-cell office:value-type="string" calcext:value-type="string">
            <text:p>J</text:p>
          </table:table-cell>
          <table:table-cell office:value-type="string" calcext:value-type="string">
            <text:p>Lindenfors, P</text:p>
          </table:table-cell>
          <table:table-cell table:number-columns-repeated="3"/>
          <table:table-cell office:value-type="string" calcext:value-type="string">
            <text:p>Lindenfors, Patrik</text:p>
          </table:table-cell>
          <table:table-cell table:number-columns-repeated="2"/>
          <table:table-cell office:value-type="string" calcext:value-type="string">
            <text:p>The green beards of language</text:p>
          </table:table-cell>
          <table:table-cell office:value-type="string" calcext:value-type="string">
            <text:p>ECOLOGY AND EVOLUTION</text:p>
          </table:table-cell>
          <table:table-cell table:number-columns-repeated="10"/>
          <table:table-cell office:value-type="float" office:value="3" calcext:value-type="float">
            <text:p>3</text:p>
          </table:table-cell>
          <table:table-cell office:value-type="string" calcext:value-type="string">
            <text:p>Language transfers information on at least three levels; (1) what is said, (2) how it is said (what language is used), and, (3) that it is said (that speaker and listener both possess the ability to use language). The use of language is a form of honest cooperation on two of these levels; not necessarily on what is said, which can be deceitful, but always on how it is said and that it is said. This means that the language encoding and decoding systems had to evolve simultaneously, through mutual fitness benefits. Theoretical problems surrounding the evolution of cooperation disappear if a recognition system is present enabling cooperating individuals to identify each other if they are equipped with green beards. Here, I outline how both the biological and cultural aspects of language are bestowed with such recognition systems. The biological capacities required for language signal their presence through speech and understanding. This signaling cannot be invaded by false green beards because the traits and the signal of their presence are one and the same. However, the real usefulness of language comes from its potential to convey an infinite number of meanings through the dynamic handling of symbols through language itself. But any specific language also signals its presence to others through usage and understanding. Thus, languages themselves cannot be invaded by false green beards because, again, the trait and the signal of its presence are one and the same. These twin green beards, in both the biological and cultural realms, are unique to language.</text:p>
          </table:table-cell>
          <table:table-cell table:number-columns-repeated="16"/>
          <table:table-cell office:value-type="string" calcext:value-type="string">
            <text:p>2045-7758</text:p>
          </table:table-cell>
          <table:table-cell table:number-columns-repeated="4"/>
          <table:table-cell office:value-type="string" calcext:value-type="string">
            <text:p>APR</text:p>
          </table:table-cell>
          <table:table-cell office:value-type="float" office:value="2013" calcext:value-type="float">
            <text:p>2013</text:p>
          </table:table-cell>
          <table:table-cell office:value-type="float" office:value="3" calcext:value-type="float">
            <text:p>3</text:p>
          </table:table-cell>
          <table:table-cell office:value-type="float" office:value="4" calcext:value-type="float">
            <text:p>4</text:p>
          </table:table-cell>
          <table:table-cell table:number-columns-repeated="4"/>
          <table:table-cell office:value-type="float" office:value="1104" calcext:value-type="float">
            <text:p>1104</text:p>
          </table:table-cell>
          <table:table-cell office:value-type="float" office:value="1112" calcext:value-type="float">
            <text:p>1112</text:p>
          </table:table-cell>
          <table:table-cell/>
          <table:table-cell office:value-type="string" calcext:value-type="string">
            <text:p>10.1002/ece3.506</text:p>
          </table:table-cell>
          <table:table-cell table:number-columns-repeated="5"/>
          <table:table-cell office:value-type="string" calcext:value-type="string">
            <text:p>WOS:000317599300026</text:p>
          </table:table-cell>
          <table:table-cell office:value-type="float" office:value="23610647" calcext:value-type="float">
            <text:p>23610647</text:p>
          </table:table-cell>
        </table:table-row>
        <table:table-row table:style-name="ro1">
          <table:table-cell office:value-type="string" calcext:value-type="string">
            <text:p>J</text:p>
          </table:table-cell>
          <table:table-cell office:value-type="string" calcext:value-type="string">
            <text:p>Nakamura, M; Masuda, N</text:p>
          </table:table-cell>
          <table:table-cell table:number-columns-repeated="3"/>
          <table:table-cell office:value-type="string" calcext:value-type="string">
            <text:p>Nakamura, Mitsuhiro; Masuda, Naoki</text:p>
          </table:table-cell>
          <table:table-cell table:number-columns-repeated="2"/>
          <table:table-cell office:value-type="string" calcext:value-type="string">
            <text:p>Groupwise information sharing promotes ingroup favoritism in indirect reciprocity</text:p>
          </table:table-cell>
          <table:table-cell office:value-type="string" calcext:value-type="string">
            <text:p>BMC EVOLUTIONARY BIOLOGY</text:p>
          </table:table-cell>
          <table:table-cell table:number-columns-repeated="10"/>
          <table:table-cell office:value-type="float" office:value="3" calcext:value-type="float">
            <text:p>3</text:p>
          </table:table-cell>
          <table:table-cell office:value-type="string" calcext:value-type="string">
            <text:p>Background: Indirect reciprocity is a mechanism for cooperation in social dilemma situations. In indirect reciprocity, an individual is motivated to help another to acquire a good reputation and receive help from others afterwards. Another aspect of human cooperation is ingroup favoritism, whereby individuals help members in their own group more often than those in other groups. Ingroup favoritism is a puzzle for the theory of cooperation because it is not easily evolutionarily stable. In the context of indirect reciprocity, ingroup favoritism has been shown to be a consequence of employing a double standard when assigning reputations to ingroup and outgroup members. An example of such a double standard is the situation in which helping an ingroup member is regarded as good, whereas the same action toward an outgroup member is regarded as bad. Results: We analyze a computational model of indirect reciprocity in which information sharing is conducted groupwise. In our model, individuals play social dilemma games within and across groups, and the information about their reputations is shared within each group. We show that evolutionarily stable ingroup favoritism emerges even if all the players use the same reputation assignment rule regardless of group (i.e., a single standard). Two reputation assignment rules called simple standing and stern judging yield ingroup favoritism; under these rules, cooperation with (defection against) good individuals is regarded as good (bad) and defection against bad individuals is regarded as good. Stern judging induces much stronger ingroup favoritism than does simple standing. Simple standing and stern judging are evolutionarily stable against each other when groups employing different assignment rules compete and the number of groups is sufficiently large. In addition, we analytically show as a limiting case that homogeneous populations of reciprocators that use reputations are unstable when individuals independently infer reputations of individuals, which is consistent with previously reported numerical results. Conclusions: Our results suggest that ingroup favoritism can be promoted in indirect reciprocity by the groupwise information sharing, in particular under the stern judging assignment rule.</text:p>
          </table:table-cell>
          <table:table-cell table:number-columns-repeated="3"/>
          <table:table-cell office:value-type="string" calcext:value-type="string">
            <text:p>Masuda, Naoki/C-5742-2009</text:p>
          </table:table-cell>
          <table:table-cell office:value-type="string" calcext:value-type="string">
            <text:p>Masuda, Naoki/0000-0003-1567-801X</text:p>
          </table:table-cell>
          <table:table-cell table:number-columns-repeated="11"/>
          <table:table-cell office:value-type="string" calcext:value-type="string">
            <text:p>1471-2148</text:p>
          </table:table-cell>
          <table:table-cell table:number-columns-repeated="4"/>
          <table:table-cell table:style-name="ce1" office:value-type="string" calcext:value-type="string">
            <text:p>NOV 5</text:p>
          </table:table-cell>
          <table:table-cell office:value-type="float" office:value="2012" calcext:value-type="float">
            <text:p>2012</text:p>
          </table:table-cell>
          <table:table-cell office:value-type="float" office:value="12" calcext:value-type="float">
            <text:p>12</text:p>
          </table:table-cell>
          <table:table-cell table:number-columns-repeated="7"/>
          <table:table-cell office:value-type="float" office:value="213" calcext:value-type="float">
            <text:p>213</text:p>
          </table:table-cell>
          <table:table-cell office:value-type="string" calcext:value-type="string">
            <text:p>10.1186/1471-2148-12-213</text:p>
          </table:table-cell>
          <table:table-cell table:number-columns-repeated="5"/>
          <table:table-cell office:value-type="string" calcext:value-type="string">
            <text:p>WOS:000312938200001</text:p>
          </table:table-cell>
          <table:table-cell office:value-type="float" office:value="23126611" calcext:value-type="float">
            <text:p>23126611</text:p>
          </table:table-cell>
        </table:table-row>
        <table:table-row table:style-name="ro1">
          <table:table-cell office:value-type="string" calcext:value-type="string">
            <text:p>J</text:p>
          </table:table-cell>
          <table:table-cell office:value-type="string" calcext:value-type="string">
            <text:p>Emmert-Streib, F</text:p>
          </table:table-cell>
          <table:table-cell table:number-columns-repeated="3"/>
          <table:table-cell office:value-type="string" calcext:value-type="string">
            <text:p>Emmert-Streib, Frank</text:p>
          </table:table-cell>
          <table:table-cell table:number-columns-repeated="2"/>
          <table:table-cell office:value-type="string" calcext:value-type="string">
            <text:p>Evolutionary dynamics of the spatial Prisoner's Dilemma with self-inhibition</text:p>
          </table:table-cell>
          <table:table-cell office:value-type="string" calcext:value-type="string">
            <text:p>APPLIED MATHEMATICS AND COMPUTATION</text:p>
          </table:table-cell>
          <table:table-cell table:number-columns-repeated="10"/>
          <table:table-cell office:value-type="float" office:value="3" calcext:value-type="float">
            <text:p>3</text:p>
          </table:table-cell>
          <table:table-cell office:value-type="string" calcext:value-type="string">
            <text:p>In this paper we study the influence of interventions on self-interactions in a spatial Prisoner's Dilemma on a two-dimensional grid with periodic boundary conditions and synchronous updating of the dynamics. We investigate two different types of self-interaction modifications. The first type (FSIP) is deterministic, effecting each self-interaction of a player by a constant factor, whereas the second type (PSIP) performs a probabilistic interventions. Both types of interventions lead to a reduction of the payoff of the players and, hence, represent inhibiting effects. We find that a constant but moderate reduction of self-interactions has a very beneficial effect on the evolution of cooperators in the population, whereas probabilistic interventions on self-interactions are in general counter productive for the coexistence of the two different strategies. (C) 2011 Elsevier Inc. All rights reserved.</text:p>
          </table:table-cell>
          <table:table-cell table:number-columns-repeated="3"/>
          <table:table-cell office:value-type="string" calcext:value-type="string">
            <text:p>Emmert-Streib, Frank/G-8099-2011</text:p>
          </table:table-cell>
          <table:table-cell office:value-type="string" calcext:value-type="string">
            <text:p>Emmert-Streib, Frank/0000-0003-0745-5641</text:p>
          </table:table-cell>
          <table:table-cell table:number-columns-repeated="11"/>
          <table:table-cell office:value-type="string" calcext:value-type="string">
            <text:p>0096-3003</text:p>
          </table:table-cell>
          <table:table-cell table:number-columns-repeated="4"/>
          <table:table-cell table:style-name="ce1" office:value-type="string" calcext:value-type="string">
            <text:p>FEB 5</text:p>
          </table:table-cell>
          <table:table-cell office:value-type="float" office:value="2012" calcext:value-type="float">
            <text:p>2012</text:p>
          </table:table-cell>
          <table:table-cell office:value-type="float" office:value="218" calcext:value-type="float">
            <text:p>218</text:p>
          </table:table-cell>
          <table:table-cell office:value-type="float" office:value="11" calcext:value-type="float">
            <text:p>11</text:p>
          </table:table-cell>
          <table:table-cell table:number-columns-repeated="4"/>
          <table:table-cell office:value-type="float" office:value="6482" calcext:value-type="float">
            <text:p>6482</text:p>
          </table:table-cell>
          <table:table-cell office:value-type="float" office:value="6488" calcext:value-type="float">
            <text:p>6488</text:p>
          </table:table-cell>
          <table:table-cell/>
          <table:table-cell office:value-type="string" calcext:value-type="string">
            <text:p>10.1016/j.amc.2011.12.018</text:p>
          </table:table-cell>
          <table:table-cell table:number-columns-repeated="5"/>
          <table:table-cell office:value-type="string" calcext:value-type="string">
            <text:p>WOS:000299312000029</text:p>
          </table:table-cell>
          <table:table-cell/>
        </table:table-row>
        <table:table-row table:style-name="ro1">
          <table:table-cell office:value-type="string" calcext:value-type="string">
            <text:p>J</text:p>
          </table:table-cell>
          <table:table-cell office:value-type="string" calcext:value-type="string">
            <text:p>McDonald, PG; Wright, J</text:p>
          </table:table-cell>
          <table:table-cell table:number-columns-repeated="3"/>
          <table:table-cell office:value-type="string" calcext:value-type="string">
            <text:p>McDonald, Paul G.; Wright, Jonathan</text:p>
          </table:table-cell>
          <table:table-cell table:number-columns-repeated="2"/>
          <table:table-cell office:value-type="string" calcext:value-type="string">
            <text:p>Bell miner provisioning calls are more similar among relatives and are used by helpers at the nest to bias their effort towards kin</text:p>
          </table:table-cell>
          <table:table-cell office:value-type="string" calcext:value-type="string">
            <text:p>PROCEEDINGS OF THE ROYAL SOCIETY B-BIOLOGICAL SCIENCES</text:p>
          </table:table-cell>
          <table:table-cell table:number-columns-repeated="10"/>
          <table:table-cell office:value-type="float" office:value="3" calcext:value-type="float">
            <text:p>3</text:p>
          </table:table-cell>
          <table:table-cell office:value-type="string" calcext:value-type="string">
            <text:p>Kin selection predicts that helpers in cooperative systems should preferentially aid relatives to maximize fitness. In family-based groups, this can be accomplished simply by assisting all group members. In more complex societies, where large numbers of kin and non-kin regularly interact, more sophisticated kin-recognition mechanisms are needed. Bell miners (Manorina melanophrys) are just such a system where individuals regularly interact with both kin and non-kin within large colonies. Despite this complexity, individual helpers of both sexes facultatively work harder when provisioning the young of closer genetic relatedness. We investigated the mechanism by which such adaptive discrimination occurs by assessing genetic kinship influences on the structure of more than 1900 provisioning vocalizations of 185 miners. These 'mew' calls showed a significant, positive linear increase in call similarity with increasing genetic relatedness, most especially in comparisons between male helpers and the breeding male. Furthermore, individual helping effort was more heavily influenced by call similarity to breeding males than to genetic relatedness, as predicted if call similarity is indeed the rule-of-thumb used to discriminate kin in this system. Individual mew call structure appeared to be inflexible and innate, providing an effective mechanism by which helpers can assess their relatedness to any individual. This provides, to our knowledge, the first example of a mechanism for fine-scale kin discrimination in a complex avian society.</text:p>
          </table:table-cell>
          <table:table-cell table:number-columns-repeated="3"/>
          <table:table-cell office:value-type="string" calcext:value-type="string">
            <text:p>McDonald, Paul/A-5928-2010</text:p>
          </table:table-cell>
          <table:table-cell table:number-columns-repeated="12"/>
          <table:table-cell office:value-type="string" calcext:value-type="string">
            <text:p>0962-8452</text:p>
          </table:table-cell>
          <table:table-cell table:number-columns-repeated="4"/>
          <table:table-cell table:style-name="ce1" office:value-type="string" calcext:value-type="string">
            <text:p>NOV 22</text:p>
          </table:table-cell>
          <table:table-cell office:value-type="float" office:value="2011" calcext:value-type="float">
            <text:p>2011</text:p>
          </table:table-cell>
          <table:table-cell office:value-type="float" office:value="278" calcext:value-type="float">
            <text:p>278</text:p>
          </table:table-cell>
          <table:table-cell office:value-type="float" office:value="1723" calcext:value-type="float">
            <text:p>1723</text:p>
          </table:table-cell>
          <table:table-cell table:number-columns-repeated="4"/>
          <table:table-cell office:value-type="float" office:value="3403" calcext:value-type="float">
            <text:p>3403</text:p>
          </table:table-cell>
          <table:table-cell office:value-type="float" office:value="3411" calcext:value-type="float">
            <text:p>3411</text:p>
          </table:table-cell>
          <table:table-cell/>
          <table:table-cell office:value-type="string" calcext:value-type="string">
            <text:p>10.1098/rspb.2011.0307</text:p>
          </table:table-cell>
          <table:table-cell table:number-columns-repeated="5"/>
          <table:table-cell office:value-type="string" calcext:value-type="string">
            <text:p>WOS:000296290400012</text:p>
          </table:table-cell>
          <table:table-cell office:value-type="float" office:value="21450738" calcext:value-type="float">
            <text:p>21450738</text:p>
          </table:table-cell>
        </table:table-row>
        <table:table-row table:style-name="ro1">
          <table:table-cell office:value-type="string" calcext:value-type="string">
            <text:p>J</text:p>
          </table:table-cell>
          <table:table-cell office:value-type="string" calcext:value-type="string">
            <text:p>Parvinen, K</text:p>
          </table:table-cell>
          <table:table-cell table:number-columns-repeated="3"/>
          <table:table-cell office:value-type="string" calcext:value-type="string">
            <text:p>Parvinen, Kalle</text:p>
          </table:table-cell>
          <table:table-cell table:number-columns-repeated="2"/>
          <table:table-cell office:value-type="string" calcext:value-type="string">
            <text:p>Adaptive Dynamics of Altruistic Cooperation in a Metapopulation: Evolutionary Emergence of Cooperators and Defectors or Evolutionary Suicide?</text:p>
          </table:table-cell>
          <table:table-cell office:value-type="string" calcext:value-type="string">
            <text:p>BULLETIN OF MATHEMATICAL BIOLOGY</text:p>
          </table:table-cell>
          <table:table-cell table:number-columns-repeated="10"/>
          <table:table-cell office:value-type="float" office:value="3" calcext:value-type="float">
            <text:p>3</text:p>
          </table:table-cell>
          <table:table-cell office:value-type="string" calcext:value-type="string">
            <text:p>We investigate the evolution of public goods cooperation in a metapopulation model with small local populations, where altruistic cooperation can evolve due to assortment and kin selection, and the evolutionary emergence of cooperators and defectors via evolutionary branching is possible. Although evolutionary branching of cooperation has recently been demonstrated in the continuous snowdrift game and in another model of public goods cooperation, the required conditions on the cost and benefit functions are rather restrictive, e.g., altruistic cooperation cannot evolve in a defector population. We also observe selection for too low cooperation, such that the whole metapopulation goes extinct and evolutionary suicide occurs. We observed intuitive effects of various parameters on the numerical value of the monomorphic singular strategy. Their effect on the final coexisting cooperator-defector pair is more complex: changes expected to increase cooperation decrease the strategy value of the cooperator. However, at the same time the population size of the cooperator increases enough such that the average strategy does increase. We also extend the theory of structured metapopulation models by presenting a method to calculate the fitness gradient in a general class of metapopulation models, and try to make a connection with the kin selection approach.</text:p>
          </table:table-cell>
          <table:table-cell table:number-columns-repeated="16"/>
          <table:table-cell office:value-type="string" calcext:value-type="string">
            <text:p>0092-8240</text:p>
          </table:table-cell>
          <table:table-cell table:number-columns-repeated="4"/>
          <table:table-cell office:value-type="string" calcext:value-type="string">
            <text:p>NOV</text:p>
          </table:table-cell>
          <table:table-cell office:value-type="float" office:value="2011" calcext:value-type="float">
            <text:p>2011</text:p>
          </table:table-cell>
          <table:table-cell office:value-type="float" office:value="73" calcext:value-type="float">
            <text:p>73</text:p>
          </table:table-cell>
          <table:table-cell office:value-type="float" office:value="11" calcext:value-type="float">
            <text:p>11</text:p>
          </table:table-cell>
          <table:table-cell table:number-columns-repeated="4"/>
          <table:table-cell office:value-type="float" office:value="2605" calcext:value-type="float">
            <text:p>2605</text:p>
          </table:table-cell>
          <table:table-cell office:value-type="float" office:value="2626" calcext:value-type="float">
            <text:p>2626</text:p>
          </table:table-cell>
          <table:table-cell/>
          <table:table-cell office:value-type="string" calcext:value-type="string">
            <text:p>10.1007/s11538-011-9638-4</text:p>
          </table:table-cell>
          <table:table-cell table:number-columns-repeated="5"/>
          <table:table-cell office:value-type="string" calcext:value-type="string">
            <text:p>WOS:000296783700004</text:p>
          </table:table-cell>
          <table:table-cell office:value-type="float" office:value="21347812" calcext:value-type="float">
            <text:p>21347812</text:p>
          </table:table-cell>
        </table:table-row>
        <table:table-row table:style-name="ro1">
          <table:table-cell office:value-type="string" calcext:value-type="string">
            <text:p>J</text:p>
          </table:table-cell>
          <table:table-cell office:value-type="string" calcext:value-type="string">
            <text:p>Du, FQ; Fu, F</text:p>
          </table:table-cell>
          <table:table-cell table:number-columns-repeated="3"/>
          <table:table-cell office:value-type="string" calcext:value-type="string">
            <text:p>Du, Faqi; Fu, Feng</text:p>
          </table:table-cell>
          <table:table-cell table:number-columns-repeated="2"/>
          <table:table-cell office:value-type="string" calcext:value-type="string">
            <text:p>Partner Selection Shapes the Strategic and Topological Evolution of Cooperation The Power of Reputation Transitivity</text:p>
          </table:table-cell>
          <table:table-cell office:value-type="string" calcext:value-type="string">
            <text:p>DYNAMIC GAMES AND APPLICATIONS</text:p>
          </table:table-cell>
          <table:table-cell table:number-columns-repeated="10"/>
          <table:table-cell office:value-type="float" office:value="3" calcext:value-type="float">
            <text:p>3</text:p>
          </table:table-cell>
          <table:table-cell office:value-type="string" calcext:value-type="string">
            <text:p>Coevolution of individual strategies and social ties, in which individuals not only adjust their strategies by social learning but also switch their adverse partners to search for potential beneficial ones, has attracted increasing attention very recently. It is found that the interplay of strategic updating and partner network adaptation can facilitate the escape from the stalemate of cooperation in social dilemmas. But the question how individual preferential partner choice shapes the dynamical and topological organization of cooperation has yet to be fully answered. Here we propose a simple evolutionary game model to address this problem. In our model, when severing a current disadvantageous partnership, individuals can choose a new partner, either among their friends of friends preferentially according to their reputation scores or randomly from the remaining population. In addition to partner switching, individuals also update their strategies by imitating social neighbors. The interplay between these two processes gives rise to rich evolutionary dynamics. We focus on both strategic and topological evolution. We find that reputation-based partner selection leads to highly heterogeneous and often disassortative partner networks. During the coevolutionary process, a few successful individuals who attain a large number of partners emerge as social hubs and thus directly influence periphery individuals of small degree, forming leader-follower hierarchical structures. Cooperation prevails because of the positive feedback effects: good guys attract more partnerships and "the rich get richer." Our work sheds light on the emergence and maintenance of cooperation on dynamically changing social networks, where reputation plays a decisive role in the formation of social ties.</text:p>
          </table:table-cell>
          <table:table-cell table:number-columns-repeated="3"/>
          <table:table-cell office:value-type="string" calcext:value-type="string">
            <text:p>Fu, Feng/A-3376-2009</text:p>
          </table:table-cell>
          <table:table-cell office:value-type="string" calcext:value-type="string">
            <text:p>Fu, Feng/0000-0001-8252-1990</text:p>
          </table:table-cell>
          <table:table-cell table:number-columns-repeated="11"/>
          <table:table-cell office:value-type="string" calcext:value-type="string">
            <text:p>2153-0785</text:p>
          </table:table-cell>
          <table:table-cell office:value-type="string" calcext:value-type="string">
            <text:p>2153-0793</text:p>
          </table:table-cell>
          <table:table-cell table:number-columns-repeated="3"/>
          <table:table-cell office:value-type="string" calcext:value-type="string">
            <text:p>SEP</text:p>
          </table:table-cell>
          <table:table-cell office:value-type="float" office:value="2011" calcext:value-type="float">
            <text:p>2011</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SI</text:p>
          </table:table-cell>
          <table:table-cell/>
          <table:table-cell office:value-type="float" office:value="354" calcext:value-type="float">
            <text:p>354</text:p>
          </table:table-cell>
          <table:table-cell office:value-type="float" office:value="369" calcext:value-type="float">
            <text:p>369</text:p>
          </table:table-cell>
          <table:table-cell/>
          <table:table-cell office:value-type="string" calcext:value-type="string">
            <text:p>10.1007/s13235-011-0015-6</text:p>
          </table:table-cell>
          <table:table-cell table:number-columns-repeated="5"/>
          <table:table-cell office:value-type="string" calcext:value-type="string">
            <text:p>WOS:000208819200002</text:p>
          </table:table-cell>
          <table:table-cell/>
        </table:table-row>
        <table:table-row table:style-name="ro1">
          <table:table-cell office:value-type="string" calcext:value-type="string">
            <text:p>J</text:p>
          </table:table-cell>
          <table:table-cell office:value-type="string" calcext:value-type="string">
            <text:p>Rodrigues, AMM; Kokko, H</text:p>
          </table:table-cell>
          <table:table-cell table:number-columns-repeated="3"/>
          <table:table-cell office:value-type="string" calcext:value-type="string">
            <text:p>Rodrigues, Antonio M. M.; Kokko, Hanna</text:p>
          </table:table-cell>
          <table:table-cell table:number-columns-repeated="2"/>
          <table:table-cell office:value-type="string" calcext:value-type="string">
            <text:p>Models of social evolution: can we do better to predict 'who helps whom to achieve what'?</text:p>
          </table:table-cell>
          <table:table-cell office:value-type="string" calcext:value-type="string">
            <text:p>PHILOSOPHICAL TRANSACTIONS OF THE ROYAL SOCIETY B-BIOLOGICAL SCIENCES</text:p>
          </table:table-cell>
          <table:table-cell table:number-columns-repeated="10"/>
          <table:table-cell office:value-type="float" office:value="4" calcext:value-type="float">
            <text:p>4</text:p>
          </table:table-cell>
          <table:table-cell office:value-type="string" calcext:value-type="string">
            <text:p>Models of social evolution and the evolution of helping have been classified in numerous ways. Two categorical differences have, however, escaped attention in the field. Models tend not to justify why they use a particular assumption structure about who helps whom: a large number of authors model peer-to-peer cooperation of essentially identical individuals, probably for reasons of mathematical convenience; others are inspired by particular cooperatively breeding species, and tend to assume unidirectional help where subordinates help a dominant breed more efficiently. Choices regarding what the help achieves (i.e. which life-history trait of the helped individual is improved) are similarly made without much comment: fecundity benefits are much more commonly modelled than survival enhancements, despite evidence that these may interact when the helped individual can perform life-history reallocations (load-lightening and related phenomena). We review our current theoretical understanding of effects revealed when explicitly asking 'who helps whom to achieve what', from models of mutual aid in partnerships to the very few models that explicitly contrast the strength of selection to help enhance another individual's fecundity or survival. As a result of idiosyncratic modelling choices in contemporary literature, including the varying degree to which demographic consequences are made explicit, there is surprisingly little agreement on what types of help are predicted to evolve most easily. We outline promising future directions to fill this gap.</text:p>
          </table:table-cell>
          <table:table-cell table:number-columns-repeated="16"/>
          <table:table-cell office:value-type="string" calcext:value-type="string">
            <text:p>0962-8436</text:p>
          </table:table-cell>
          <table:table-cell office:value-type="string" calcext:value-type="string">
            <text:p>1471-2970</text:p>
          </table:table-cell>
          <table:table-cell table:number-columns-repeated="3"/>
          <table:table-cell table:style-name="ce1" office:value-type="string" calcext:value-type="string">
            <text:p>FEB 5</text:p>
          </table:table-cell>
          <table:table-cell office:value-type="float" office:value="2016" calcext:value-type="float">
            <text:p>2016</text:p>
          </table:table-cell>
          <table:table-cell office:value-type="float" office:value="371" calcext:value-type="float">
            <text:p>371</text:p>
          </table:table-cell>
          <table:table-cell office:value-type="float" office:value="1687" calcext:value-type="float">
            <text:p>1687</text:p>
          </table:table-cell>
          <table:table-cell table:number-columns-repeated="6"/>
          <table:table-cell office:value-type="float" office:value="20150088" calcext:value-type="float">
            <text:p>20150088</text:p>
          </table:table-cell>
          <table:table-cell office:value-type="string" calcext:value-type="string">
            <text:p>10.1098/rstb.2015.0088</text:p>
          </table:table-cell>
          <table:table-cell table:number-columns-repeated="5"/>
          <table:table-cell office:value-type="string" calcext:value-type="string">
            <text:p>WOS:000367474300006</text:p>
          </table:table-cell>
          <table:table-cell office:value-type="float" office:value="26729928" calcext:value-type="float">
            <text:p>26729928</text:p>
          </table:table-cell>
        </table:table-row>
        <table:table-row table:style-name="ro1">
          <table:table-cell office:value-type="string" calcext:value-type="string">
            <text:p>J</text:p>
          </table:table-cell>
          <table:table-cell office:value-type="string" calcext:value-type="string">
            <text:p>Lee, W; van Baalen, M; Jansen, VAA</text:p>
          </table:table-cell>
          <table:table-cell table:number-columns-repeated="3"/>
          <table:table-cell office:value-type="string" calcext:value-type="string">
            <text:p>Lee, William; van Baalen, Minus; Jansen, Vincent A. A.</text:p>
          </table:table-cell>
          <table:table-cell table:number-columns-repeated="2"/>
          <table:table-cell office:value-type="string" calcext:value-type="string">
            <text:p>Siderophore production and the evolution of investment in a public good: An adaptive dynamics approach to kin selection</text:p>
          </table:table-cell>
          <table:table-cell office:value-type="string" calcext:value-type="string">
            <text:p>JOURNAL OF THEORETICAL BIOLOGY</text:p>
          </table:table-cell>
          <table:table-cell table:number-columns-repeated="10"/>
          <table:table-cell office:value-type="float" office:value="4" calcext:value-type="float">
            <text:p>4</text:p>
          </table:table-cell>
          <table:table-cell office:value-type="string" calcext:value-type="string">
            <text:p>Like many other bacteria, Pseudomonas aeruginosa sequesters iron from the environment through the secretion, and subsequent uptake, of iron-binding molecules. As these molecules can be taken up by other bacteria in the population than those who secreted them, this is a form of cooperation through a public good. Traditionally, this problem has been studied by comparing the relative fitnesses of siderophore-producing and non-producing strains, but this gives no information about the fate of strains that do produce intermediate amounts of siderophores. Here, we investigate theoretically how the amount invested in this form of cooperation evolves. We use a mechanistic description of the laboratory protocols used in experimental evolution studies to describe the competition and cooperation of the bacteria. From this dynamical model we derive the fitness following the adaptive dynamics method. The results show how selection is driven by local siderophore production and local competition. Because siderophore production reduces the growth rate, local competition decreases with the degree of relatedness (which is a dynamical variable in our model). Our model is not restricted to the analysis of small phenotypic differences and allows for theoretical exploration of the effects of large phenotypic differences between cooperators and cheats. We predict that an intermediate ESS level of cooperation (molecule production) should exist The adaptive dynamics approach allows us to assess evolutionary stability, which is often not possible in other kin-selection models. We found that selection can lead to an intermediate strategy which in our model is always evolutionarily stable, yet can allow invasion of strategies that are much more cooperative. Our model describes the evolution of a public good in the context of the ecology of the microorganism, which allows us to relate the extent of production of the public good to the details of the interactions. (C) 2015 Elsevier Ltd. All rights reserved.</text:p>
          </table:table-cell>
          <table:table-cell table:number-columns-repeated="4"/>
          <table:table-cell office:value-type="string" calcext:value-type="string">
            <text:p>Jansen, Vincent A.A./0000-0002-6518-2090</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JAN 7</text:p>
          </table:table-cell>
          <table:table-cell office:value-type="float" office:value="2016" calcext:value-type="float">
            <text:p>2016</text:p>
          </table:table-cell>
          <table:table-cell office:value-type="float" office:value="388" calcext:value-type="float">
            <text:p>388</text:p>
          </table:table-cell>
          <table:table-cell table:number-columns-repeated="5"/>
          <table:table-cell office:value-type="float" office:value="61" calcext:value-type="float">
            <text:p>61</text:p>
          </table:table-cell>
          <table:table-cell office:value-type="float" office:value="71" calcext:value-type="float">
            <text:p>71</text:p>
          </table:table-cell>
          <table:table-cell/>
          <table:table-cell office:value-type="string" calcext:value-type="string">
            <text:p>10.1016/j.jtbi.2015.09.038</text:p>
          </table:table-cell>
          <table:table-cell table:number-columns-repeated="5"/>
          <table:table-cell office:value-type="string" calcext:value-type="string">
            <text:p>WOS:000366791500006</text:p>
          </table:table-cell>
          <table:table-cell office:value-type="float" office:value="26471069" calcext:value-type="float">
            <text:p>26471069</text:p>
          </table:table-cell>
        </table:table-row>
        <table:table-row table:style-name="ro1">
          <table:table-cell office:value-type="string" calcext:value-type="string">
            <text:p>J</text:p>
          </table:table-cell>
          <table:table-cell office:value-type="string" calcext:value-type="string">
            <text:p>Smaldino, PE</text:p>
          </table:table-cell>
          <table:table-cell table:number-columns-repeated="3"/>
          <table:table-cell office:value-type="string" calcext:value-type="string">
            <text:p>Smaldino, Paul E.</text:p>
          </table:table-cell>
          <table:table-cell table:number-columns-repeated="2"/>
          <table:table-cell office:value-type="string" calcext:value-type="string">
            <text:p>The cultural evolution of emergent group-level traits</text:p>
          </table:table-cell>
          <table:table-cell office:value-type="string" calcext:value-type="string">
            <text:p>BEHAVIORAL AND BRAIN SCIENCES</text:p>
          </table:table-cell>
          <table:table-cell table:number-columns-repeated="10"/>
          <table:table-cell office:value-type="float" office:value="4" calcext:value-type="float">
            <text:p>4</text:p>
          </table:table-cell>
          <table:table-cell office:value-type="string" calcext:value-type="string">
            <text:p>Many of the most important properties of human groups - including properties that may give one group an evolutionary advantage over another - are properly defined only at the level of group organization. Yet at present, most work on the evolution of culture has focused solely on the transmission of individual-level traits. I propose a conceptual extension of the theory of cultural evolution, particularly related to the evolutionary competition between cultural groups. The key concept in this extension is the emergent group-level trait. This type of trait is characterized by the structured organization of differentiated individuals and constitutes a unit of selection that is qualitatively different from selection on groups as defined by traditional multilevel selection (MLS) theory. As a corollary, I argue that the traditional focus on cooperation as the defining feature of human societies has missed an essential feature of cooperative groups. Traditional models of cooperation assume that interacting with one cooperator is equivalent to interacting with any other. However, human groups involve differential roles, meaning that receiving aid from one individual is often preferred to receiving aid from another. In this target article, I discuss the emergence and evolution of group-level traits and the implications for the theory of cultural evolution, including ramifications for the evolution of human cooperation, technology, and cultural institutions, and for the equivalency of multilevel selection and inclusive fitness approaches.</text:p>
          </table:table-cell>
          <table:table-cell table:number-columns-repeated="4"/>
          <table:table-cell office:value-type="string" calcext:value-type="string">
            <text:p>Smaldino, Paul/0000-0002-7133-5620</text:p>
          </table:table-cell>
          <table:table-cell table:number-columns-repeated="11"/>
          <table:table-cell office:value-type="string" calcext:value-type="string">
            <text:p>0140-525X</text:p>
          </table:table-cell>
          <table:table-cell office:value-type="string" calcext:value-type="string">
            <text:p>1469-1825</text:p>
          </table:table-cell>
          <table:table-cell table:number-columns-repeated="3"/>
          <table:table-cell office:value-type="string" calcext:value-type="string">
            <text:p>JUN</text:p>
          </table:table-cell>
          <table:table-cell office:value-type="float" office:value="2014" calcext:value-type="float">
            <text:p>2014</text:p>
          </table:table-cell>
          <table:table-cell office:value-type="float" office:value="37" calcext:value-type="float">
            <text:p>37</text:p>
          </table:table-cell>
          <table:table-cell office:value-type="float" office:value="3" calcext:value-type="float">
            <text:p>3</text:p>
          </table:table-cell>
          <table:table-cell table:number-columns-repeated="4"/>
          <table:table-cell office:value-type="float" office:value="243" calcext:value-type="float">
            <text:p>243</text:p>
          </table:table-cell>
          <table:table-cell office:value-type="string" calcext:value-type="string">
            <text:p>+</text:p>
          </table:table-cell>
          <table:table-cell/>
          <table:table-cell office:value-type="string" calcext:value-type="string">
            <text:p>10.1017/S0140525X13001544</text:p>
          </table:table-cell>
          <table:table-cell table:number-columns-repeated="5"/>
          <table:table-cell office:value-type="string" calcext:value-type="string">
            <text:p>WOS:000338106300001</text:p>
          </table:table-cell>
          <table:table-cell office:value-type="float" office:value="24970399" calcext:value-type="float">
            <text:p>24970399</text:p>
          </table:table-cell>
        </table:table-row>
        <table:table-row table:style-name="ro1">
          <table:table-cell office:value-type="string" calcext:value-type="string">
            <text:p>J</text:p>
          </table:table-cell>
          <table:table-cell office:value-type="string" calcext:value-type="string">
            <text:p>Crespi, B; Foster, K; Ubeda, F</text:p>
          </table:table-cell>
          <table:table-cell table:number-columns-repeated="3"/>
          <table:table-cell office:value-type="string" calcext:value-type="string">
            <text:p>Crespi, Bernard; Foster, Kevin; Ubeda, Francisco</text:p>
          </table:table-cell>
          <table:table-cell table:number-columns-repeated="2"/>
          <table:table-cell office:value-type="string" calcext:value-type="string">
            <text:p>First principles of Hamiltonian medicine</text:p>
          </table:table-cell>
          <table:table-cell office:value-type="string" calcext:value-type="string">
            <text:p>PHILOSOPHICAL TRANSACTIONS OF THE ROYAL SOCIETY B-BIOLOGICAL SCIENCES</text:p>
          </table:table-cell>
          <table:table-cell table:number-columns-repeated="10"/>
          <table:table-cell office:value-type="float" office:value="4" calcext:value-type="float">
            <text:p>4</text:p>
          </table:table-cell>
          <table:table-cell office:value-type="string" calcext:value-type="string">
            <text:p>We introduce the field of Hamiltonian medicine, which centres on the roles of genetic relatedness in human health and disease. Hamiltonian medicine represents the application of basic social-evolution theory, for interactions involving kinship, to core issues in medicine such as pathogens, cancer, optimal growth and mental illness. It encompasses three domains, which involve conflict and cooperation between: (i) microbes or cancer cells, within humans, (ii) genes expressed in humans, (iii) human individuals. A set of six core principles, based on these domains and their interfaces, serves to conceptually organize the field, and contextualize illustrative examples. The primary usefulness of Hamiltonian medicine is that, like Darwinian medicine more generally, it provides novel insights into what data will be productive to collect, to address important clinical and public health problems. Our synthesis of this nascent field is intended predominantly for evolutionary and behavioural biologists who aspire to address questions directly relevant to human health and disease.</text:p>
          </table:table-cell>
          <table:table-cell table:number-columns-repeated="4"/>
          <table:table-cell office:value-type="string" calcext:value-type="string">
            <text:p>Foster, Kevin/0000-0003-4687-6633</text:p>
          </table:table-cell>
          <table:table-cell table:number-columns-repeated="11"/>
          <table:table-cell office:value-type="string" calcext:value-type="string">
            <text:p>0962-8436</text:p>
          </table:table-cell>
          <table:table-cell office:value-type="string" calcext:value-type="string">
            <text:p>1471-2970</text:p>
          </table:table-cell>
          <table:table-cell table:number-columns-repeated="3"/>
          <table:table-cell table:style-name="ce1" office:value-type="string" calcext:value-type="string">
            <text:p>MAY 19</text:p>
          </table:table-cell>
          <table:table-cell office:value-type="float" office:value="2014" calcext:value-type="float">
            <text:p>2014</text:p>
          </table:table-cell>
          <table:table-cell office:value-type="float" office:value="369" calcext:value-type="float">
            <text:p>369</text:p>
          </table:table-cell>
          <table:table-cell office:value-type="float" office:value="1642" calcext:value-type="float">
            <text:p>1642</text:p>
          </table:table-cell>
          <table:table-cell table:number-columns-repeated="2"/>
          <table:table-cell office:value-type="string" calcext:value-type="string">
            <text:p>SI</text:p>
          </table:table-cell>
          <table:table-cell table:number-columns-repeated="3"/>
          <table:table-cell office:value-type="float" office:value="20130366" calcext:value-type="float">
            <text:p>20130366</text:p>
          </table:table-cell>
          <table:table-cell office:value-type="string" calcext:value-type="string">
            <text:p>10.1098/rstb.2013.0366</text:p>
          </table:table-cell>
          <table:table-cell table:number-columns-repeated="5"/>
          <table:table-cell office:value-type="string" calcext:value-type="string">
            <text:p>WOS:000333813400010</text:p>
          </table:table-cell>
          <table:table-cell office:value-type="float" office:value="24686937" calcext:value-type="float">
            <text:p>24686937</text:p>
          </table:table-cell>
        </table:table-row>
        <table:table-row table:style-name="ro1">
          <table:table-cell office:value-type="string" calcext:value-type="string">
            <text:p>S</text:p>
          </table:table-cell>
          <table:table-cell office:value-type="string" calcext:value-type="string">
            <text:p>Rainey, PB; De Monte, S</text:p>
          </table:table-cell>
          <table:table-cell/>
          <table:table-cell office:value-type="string" calcext:value-type="string">
            <text:p>Futuyma, DJ</text:p>
          </table:table-cell>
          <table:table-cell/>
          <table:table-cell office:value-type="string" calcext:value-type="string">
            <text:p>Rainey, Paul B.; De Monte, Silvia</text:p>
          </table:table-cell>
          <table:table-cell table:number-columns-repeated="2"/>
          <table:table-cell office:value-type="string" calcext:value-type="string">
            <text:p>Resolving Conflicts During the Evolutionary Transition to Multicellular Life</text:p>
          </table:table-cell>
          <table:table-cell office:value-type="string" calcext:value-type="string">
            <text:p>ANNUAL REVIEW OF ECOLOGY, EVOLUTION, AND SYSTEMATICS, VOL 45</text:p>
          </table:table-cell>
          <table:table-cell office:value-type="string" calcext:value-type="string">
            <text:p>Annual Review of Ecology Evolution and Systematics</text:p>
          </table:table-cell>
          <table:table-cell table:number-columns-repeated="9"/>
          <table:table-cell office:value-type="float" office:value="4" calcext:value-type="float">
            <text:p>4</text:p>
          </table:table-cell>
          <table:table-cell office:value-type="string" calcext:value-type="string">
            <text:p>The evolution of multicellular life from unicellular ancestral types involves a hierarchical shift in the level at which selection operates. The shift, from cells to collectives, depends on the emergence of Darwinian properties at the level of nascent collectives. However, from the very earliest phases-even before the emergence of higher-level Darwinian properties-the stage is set for the evolution of conflict. Here we consider the range of ways by which cooperation and conflict manifest at different levels of biological organization. We give prominence to the emerging idea that conflict is a central driver in the evolution of biological complexity and, in particular, that solutions to conflict, notably those that arise from selection operating at different temporal scales, have fueled the evolution of individuality.</text:p>
          </table:table-cell>
          <table:table-cell table:number-columns-repeated="3"/>
          <table:table-cell office:value-type="string" calcext:value-type="string">
            <text:p>Rainey, Paul/A-3207-2008</text:p>
          </table:table-cell>
          <table:table-cell table:number-columns-repeated="12"/>
          <table:table-cell office:value-type="string" calcext:value-type="string">
            <text:p>1543-592X</text:p>
          </table:table-cell>
          <table:table-cell/>
          <table:table-cell office:value-type="string" calcext:value-type="string">
            <text:p>978-0-8243-1445-3</text:p>
          </table:table-cell>
          <table:table-cell table:number-columns-repeated="3"/>
          <table:table-cell office:value-type="float" office:value="2014" calcext:value-type="float">
            <text:p>2014</text:p>
          </table:table-cell>
          <table:table-cell office:value-type="float" office:value="45" calcext:value-type="float">
            <text:p>45</text:p>
          </table:table-cell>
          <table:table-cell table:number-columns-repeated="5"/>
          <table:table-cell office:value-type="float" office:value="599" calcext:value-type="float">
            <text:p>599</text:p>
          </table:table-cell>
          <table:table-cell office:value-type="float" office:value="620" calcext:value-type="float">
            <text:p>620</text:p>
          </table:table-cell>
          <table:table-cell/>
          <table:table-cell office:value-type="string" calcext:value-type="string">
            <text:p>10.1146/annurev-ecolsys-120213-091740</text:p>
          </table:table-cell>
          <table:table-cell table:number-columns-repeated="5"/>
          <table:table-cell office:value-type="string" calcext:value-type="string">
            <text:p>WOS:000348461700026</text:p>
          </table:table-cell>
          <table:table-cell/>
        </table:table-row>
        <table:table-row table:style-name="ro1">
          <table:table-cell office:value-type="string" calcext:value-type="string">
            <text:p>J</text:p>
          </table:table-cell>
          <table:table-cell office:value-type="string" calcext:value-type="string">
            <text:p>van Baalen, M</text:p>
          </table:table-cell>
          <table:table-cell table:number-columns-repeated="3"/>
          <table:table-cell office:value-type="string" calcext:value-type="string">
            <text:p>van Baalen, Minus</text:p>
          </table:table-cell>
          <table:table-cell table:number-columns-repeated="2"/>
          <table:table-cell office:value-type="string" calcext:value-type="string">
            <text:p>Biological information: why we need a good measure and the challenges ahead</text:p>
          </table:table-cell>
          <table:table-cell office:value-type="string" calcext:value-type="string">
            <text:p>INTERFACE FOCUS</text:p>
          </table:table-cell>
          <table:table-cell table:number-columns-repeated="10"/>
          <table:table-cell office:value-type="float" office:value="4" calcext:value-type="float">
            <text:p>4</text:p>
          </table:table-cell>
          <table:table-cell office:value-type="string" calcext:value-type="string">
            <text:p>Evolution can be characterized as a process that shapes and maintains information across generations. It is also widely acknowledged that information may play a pivotal role in many other ecological processes. Most of the ecologically relevant information (and some important evolutionary information too) is of a very subjective and analogue kind: individuals use cues that may carry information useful only to them but not to others. This is a problem because most information theory has been developed for objective and discrete information. Can information theory be extended to this theory to incorporate multiple forms of information, each with its own (physical) carriers and dynamics? Here, I will not review all the possible roles that information can play, but rather what conditions an appropriate theory should satisfy. The most promising starting point is provided by entropy measures of conditional probabilities (using the so-called Kullback-Leibler divergence), allowing an assessment of how acquiring information can lead to an increase in fitness. It is irrelevant (to a certain extent) where the information comes from-genes, experience or culture-but it is important to realize that information is not merely subjective but its value should be evaluated in fitness terms, and it is here that evolutionary theory has an enormous potential. A number of important stumbling points remain, however; namely, the identification of whose fitness it concerns and what role the spatio-temporal dynamics plays (which is tightly linked to the nature of the physical carriers of the information and the processes that impact on it).</text:p>
          </table:table-cell>
          <table:table-cell table:number-columns-repeated="16"/>
          <table:table-cell office:value-type="string" calcext:value-type="string">
            <text:p>2042-8898</text:p>
          </table:table-cell>
          <table:table-cell office:value-type="string" calcext:value-type="string">
            <text:p>2042-8901</text:p>
          </table:table-cell>
          <table:table-cell table:number-columns-repeated="3"/>
          <table:table-cell table:style-name="ce1" office:value-type="string" calcext:value-type="string">
            <text:p>DEC 6</text:p>
          </table:table-cell>
          <table:table-cell office:value-type="float" office:value="2013" calcext:value-type="float">
            <text:p>2013</text:p>
          </table:table-cell>
          <table:table-cell office:value-type="float" office:value="3" calcext:value-type="float">
            <text:p>3</text:p>
          </table:table-cell>
          <table:table-cell office:value-type="float" office:value="6" calcext:value-type="float">
            <text:p>6</text:p>
          </table:table-cell>
          <table:table-cell table:number-columns-repeated="2"/>
          <table:table-cell office:value-type="string" calcext:value-type="string">
            <text:p>SI</text:p>
          </table:table-cell>
          <table:table-cell table:number-columns-repeated="3"/>
          <table:table-cell office:value-type="float" office:value="20130030" calcext:value-type="float">
            <text:p>20130030</text:p>
          </table:table-cell>
          <table:table-cell office:value-type="string" calcext:value-type="string">
            <text:p>10.1098/rsfs.2013.0030</text:p>
          </table:table-cell>
          <table:table-cell table:number-columns-repeated="5"/>
          <table:table-cell office:value-type="string" calcext:value-type="string">
            <text:p>WOS:000330295100006</text:p>
          </table:table-cell>
          <table:table-cell office:value-type="float" office:value="24516717" calcext:value-type="float">
            <text:p>24516717</text:p>
          </table:table-cell>
        </table:table-row>
        <table:table-row table:style-name="ro1">
          <table:table-cell office:value-type="string" calcext:value-type="string">
            <text:p>J</text:p>
          </table:table-cell>
          <table:table-cell office:value-type="string" calcext:value-type="string">
            <text:p>Jee, J; Sundstrom, A; Massey, SE; Mishra, B</text:p>
          </table:table-cell>
          <table:table-cell table:number-columns-repeated="3"/>
          <table:table-cell office:value-type="string" calcext:value-type="string">
            <text:p>Jee, Justin; Sundstrom, Andrew; Massey, Steven E.; Mishra, Bud</text:p>
          </table:table-cell>
          <table:table-cell table:number-columns-repeated="2"/>
          <table:table-cell office:value-type="string" calcext:value-type="string">
            <text:p>What can information-asymmetric games tell us about the context of Crick's 'frozen accident'?</text:p>
          </table:table-cell>
          <table:table-cell office:value-type="string" calcext:value-type="string">
            <text:p>JOURNAL OF THE ROYAL SOCIETY INTERFACE</text:p>
          </table:table-cell>
          <table:table-cell table:number-columns-repeated="10"/>
          <table:table-cell office:value-type="float" office:value="4" calcext:value-type="float">
            <text:p>4</text:p>
          </table:table-cell>
          <table:table-cell office:value-type="string" calcext:value-type="string">
            <text:p>This paper describes a novel application of information-asymmetric (signalling) games to molecular biology in which utility is determined by the message complexity (rate) in addition to the error in information transfer (distortion). We show using a computational model how it is possible for the agents in one such game to evolve a signalling convention (separating equilibrium) that is suboptimal in terms of information transfer, but is nonetheless stable. In the context of an RNA world merging with a nascent amino acid one, such a game's equilibrium is alluded to by the genetic code, which is nearly optimal in terms of information transfer, but is also near-universal and nearly immutable. Such a framework suggests that cellularity may have emerged to encourage coordination between RNA species and sheds light on other aspects of RNA world biochemistry yet to be fully understood.</text:p>
          </table:table-cell>
          <table:table-cell table:number-columns-repeated="4"/>
          <table:table-cell office:value-type="string" calcext:value-type="string">
            <text:p>Sundstrom, Andrew/0000-0002-3378-4513</text:p>
          </table:table-cell>
          <table:table-cell table:number-columns-repeated="11"/>
          <table:table-cell office:value-type="string" calcext:value-type="string">
            <text:p>1742-5689</text:p>
          </table:table-cell>
          <table:table-cell office:value-type="string" calcext:value-type="string">
            <text:p>1742-5662</text:p>
          </table:table-cell>
          <table:table-cell table:number-columns-repeated="3"/>
          <table:table-cell table:style-name="ce1" office:value-type="string" calcext:value-type="string">
            <text:p>NOV 6</text:p>
          </table:table-cell>
          <table:table-cell office:value-type="float" office:value="2013" calcext:value-type="float">
            <text:p>2013</text:p>
          </table:table-cell>
          <table:table-cell office:value-type="float" office:value="10" calcext:value-type="float">
            <text:p>10</text:p>
          </table:table-cell>
          <table:table-cell office:value-type="float" office:value="88" calcext:value-type="float">
            <text:p>88</text:p>
          </table:table-cell>
          <table:table-cell table:number-columns-repeated="6"/>
          <table:table-cell office:value-type="float" office:value="20130614" calcext:value-type="float">
            <text:p>20130614</text:p>
          </table:table-cell>
          <table:table-cell office:value-type="string" calcext:value-type="string">
            <text:p>10.1098/rsif.2013.0614</text:p>
          </table:table-cell>
          <table:table-cell table:number-columns-repeated="5"/>
          <table:table-cell office:value-type="string" calcext:value-type="string">
            <text:p>WOS:000330301300015</text:p>
          </table:table-cell>
          <table:table-cell office:value-type="float" office:value="23985735" calcext:value-type="float">
            <text:p>23985735</text:p>
          </table:table-cell>
        </table:table-row>
        <table:table-row table:style-name="ro1">
          <table:table-cell office:value-type="string" calcext:value-type="string">
            <text:p>J</text:p>
          </table:table-cell>
          <table:table-cell office:value-type="string" calcext:value-type="string">
            <text:p>Khidhir, KG; Woodward, DF; Farjo, NP; Farjo, BK; Tang, ES; Wang, JW; Picksley, SM; Randall, VA</text:p>
          </table:table-cell>
          <table:table-cell table:number-columns-repeated="3"/>
          <table:table-cell office:value-type="string" calcext:value-type="string">
            <text:p>Khidhir, Karzan G.; Woodward, David F.; Farjo, Nilofer P.; Farjo, Bessam K.; Tang, Elaine S.; Wang, Jenny W.; Picksley, Steven M.; Randall, Valerie A.</text:p>
          </table:table-cell>
          <table:table-cell table:number-columns-repeated="2"/>
          <table:table-cell office:value-type="string" calcext:value-type="string">
            <text:p>The prostamide-related glaucoma therapy, bimatoprost, offers a novel approach for treating scalp alopecias</text:p>
          </table:table-cell>
          <table:table-cell office:value-type="string" calcext:value-type="string">
            <text:p>FASEB JOURNAL</text:p>
          </table:table-cell>
          <table:table-cell table:number-columns-repeated="10"/>
          <table:table-cell office:value-type="float" office:value="4" calcext:value-type="float">
            <text:p>4</text:p>
          </table:table-cell>
          <table:table-cell office:value-type="string" calcext:value-type="string">
            <text:p>Balding causes widespread psychological distress but is poorly controlled. The commonest treatment, minoxidil, was originally an antihypertensive drug that promoted unwanted hair. We hypothesized that another serendipitous discovery, increased eyelash growth side-effects of prostamide F-2 alpha-related eyedrops for glaucoma, may be relevant for scalp alopecias. Eyelash hairs and follicles are highly specialized and remain unaffected by androgens that inhibit scalp follicles and stimulate many others. Therefore, we investigated whether non-eyelash follicles could respond to bimatoprost, a prostamide F-2 alpha analog recently licensed for eyelash hypotrichosis. Bimatoprost, at pharmacologically selective concentrations, increased hair synthesis in scalp follicle organ culture and advanced mouse pelage hair regrowth in vivo compared to vehicle alone. A prostamide receptor antagonist blocked isolated follicle growth, confirming a direct, receptor-mediated mechanism within follicles; RT-PCR analysis identified 3 relevant receptor genes in scalp follicles in vivo. Receptors were located in the key follicle regulator, the dermal papilla, by analyzing individual follicular structures and immunohistochemistry. Thus, bimatoprost stimulates human scalp follicles in culture and rodent pelage follicles in vivo, mirroring eyelash behavior, and scalp follicles contain bimatoprost-sensitive prostamide receptors in vivo. This highlights a new follicular signaling system and confirms that bimatoprost offers a novel, low-risk therapeutic approach for scalp alopecias.-Khidhir, K. G., Woodward, D. F., Farjo, N. P., Farjo, B. K., Tang, E. S., Wang, J. W., Picksley, S. M., and Randall, V. A. The prostamide-related glaucoma therapy, bimatoprost, offers a novel approach for treating scalp alopecias. FASEB J. 27, 557-567 (2013). www.fasebj.org</text:p>
          </table:table-cell>
          <table:table-cell table:number-columns-repeated="16"/>
          <table:table-cell office:value-type="string" calcext:value-type="string">
            <text:p>0892-6638</text:p>
          </table:table-cell>
          <table:table-cell table:number-columns-repeated="4"/>
          <table:table-cell office:value-type="string" calcext:value-type="string">
            <text:p>FEB</text:p>
          </table:table-cell>
          <table:table-cell office:value-type="float" office:value="2013" calcext:value-type="float">
            <text:p>2013</text:p>
          </table:table-cell>
          <table:table-cell office:value-type="float" office:value="27" calcext:value-type="float">
            <text:p>27</text:p>
          </table:table-cell>
          <table:table-cell office:value-type="float" office:value="2" calcext:value-type="float">
            <text:p>2</text:p>
          </table:table-cell>
          <table:table-cell table:number-columns-repeated="4"/>
          <table:table-cell office:value-type="float" office:value="557" calcext:value-type="float">
            <text:p>557</text:p>
          </table:table-cell>
          <table:table-cell office:value-type="float" office:value="567" calcext:value-type="float">
            <text:p>567</text:p>
          </table:table-cell>
          <table:table-cell/>
          <table:table-cell office:value-type="string" calcext:value-type="string">
            <text:p>10.1096/fj.12-218156</text:p>
          </table:table-cell>
          <table:table-cell table:number-columns-repeated="5"/>
          <table:table-cell office:value-type="string" calcext:value-type="string">
            <text:p>WOS:000314358000015</text:p>
          </table:table-cell>
          <table:table-cell office:value-type="float" office:value="23104985" calcext:value-type="float">
            <text:p>23104985</text:p>
          </table:table-cell>
        </table:table-row>
        <table:table-row table:style-name="ro1">
          <table:table-cell office:value-type="string" calcext:value-type="string">
            <text:p>J</text:p>
          </table:table-cell>
          <table:table-cell office:value-type="string" calcext:value-type="string">
            <text:p>Harrison, F</text:p>
          </table:table-cell>
          <table:table-cell table:number-columns-repeated="3"/>
          <table:table-cell office:value-type="string" calcext:value-type="string">
            <text:p>Harrison, Freya</text:p>
          </table:table-cell>
          <table:table-cell table:number-columns-repeated="2"/>
          <table:table-cell office:value-type="string" calcext:value-type="string">
            <text:p>Bacterial cooperation in the wild and in the clinic: Are pathogen social behaviours relevant outside the laboratory?</text:p>
          </table:table-cell>
          <table:table-cell office:value-type="string" calcext:value-type="string">
            <text:p>BIOESSAYS</text:p>
          </table:table-cell>
          <table:table-cell table:number-columns-repeated="10"/>
          <table:table-cell office:value-type="float" office:value="4" calcext:value-type="float">
            <text:p>4</text:p>
          </table:table-cell>
          <table:table-cell office:value-type="string" calcext:value-type="string">
            <text:p>Individual bacterial cells can communicate via quorum sensing, cooperate to harvest nutrients from their environment, form multicellular biofilms, compete over resources and even kill one another. When the environment that bacteria inhabit is an animal host, these social behaviours mediate virulence. Over the last decade, much attention has focussed on the ecology, evolution and pathology of bacterial cooperation, and the possibility that it could be exploited or destabilised to treat infections. But how far can we really extrapolate from theoretical predictions and laboratory experiments to make inferences about cooperative behaviours in hosts and reservoirs? To determine the likely importance and evolution of cooperation in the wild, several questions must be addressed. A recent paper that reports the dynamics of bacterial cooperation and virulence in a field experiment provides an excellent nucleus for bringing together key empirical and theoretical results which help us to frame if not completely to answer these questions.</text:p>
          </table:table-cell>
          <table:table-cell table:number-columns-repeated="16"/>
          <table:table-cell office:value-type="string" calcext:value-type="string">
            <text:p>0265-9247</text:p>
          </table:table-cell>
          <table:table-cell office:value-type="string" calcext:value-type="string">
            <text:p>1521-1878</text:p>
          </table:table-cell>
          <table:table-cell table:number-columns-repeated="3"/>
          <table:table-cell office:value-type="string" calcext:value-type="string">
            <text:p>FEB</text:p>
          </table:table-cell>
          <table:table-cell office:value-type="float" office:value="2013" calcext:value-type="float">
            <text:p>2013</text:p>
          </table:table-cell>
          <table:table-cell office:value-type="float" office:value="35" calcext:value-type="float">
            <text:p>35</text:p>
          </table:table-cell>
          <table:table-cell office:value-type="float" office:value="2" calcext:value-type="float">
            <text:p>2</text:p>
          </table:table-cell>
          <table:table-cell table:number-columns-repeated="4"/>
          <table:table-cell office:value-type="float" office:value="108" calcext:value-type="float">
            <text:p>108</text:p>
          </table:table-cell>
          <table:table-cell office:value-type="float" office:value="112" calcext:value-type="float">
            <text:p>112</text:p>
          </table:table-cell>
          <table:table-cell/>
          <table:table-cell office:value-type="string" calcext:value-type="string">
            <text:p>10.1002/bies.201200154</text:p>
          </table:table-cell>
          <table:table-cell table:number-columns-repeated="5"/>
          <table:table-cell office:value-type="string" calcext:value-type="string">
            <text:p>WOS:000313719900010</text:p>
          </table:table-cell>
          <table:table-cell office:value-type="float" office:value="23281188" calcext:value-type="float">
            <text:p>23281188</text:p>
          </table:table-cell>
        </table:table-row>
        <table:table-row table:style-name="ro1">
          <table:table-cell office:value-type="string" calcext:value-type="string">
            <text:p>J</text:p>
          </table:table-cell>
          <table:table-cell office:value-type="string" calcext:value-type="string">
            <text:p>Matthews, LJ</text:p>
          </table:table-cell>
          <table:table-cell table:number-columns-repeated="3"/>
          <table:table-cell office:value-type="string" calcext:value-type="string">
            <text:p>Matthews, Luke J.</text:p>
          </table:table-cell>
          <table:table-cell table:number-columns-repeated="2"/>
          <table:table-cell office:value-type="string" calcext:value-type="string">
            <text:p>The Recognition Signal Hypothesis for the Adaptive Evolution of Religion A Phylogenetic Test with Christian Denominations</text:p>
          </table:table-cell>
          <table:table-cell office:value-type="string" calcext:value-type="string">
            <text:p>HUMAN NATURE-AN INTERDISCIPLINARY BIOSOCIAL PERSPECTIVE</text:p>
          </table:table-cell>
          <table:table-cell table:number-columns-repeated="10"/>
          <table:table-cell office:value-type="float" office:value="4" calcext:value-type="float">
            <text:p>4</text:p>
          </table:table-cell>
          <table:table-cell office:value-type="string" calcext:value-type="string">
            <text:p>Recent research on the evolution of religion has focused on whether religion is an unselected by-product of evolutionary processes or if it is instead an adaptation by natural selection. Adaptive hypotheses for religion include direct fitness benefits from improved health and indirect fitness benefits mediated by costly signals and/or cultural group selection. Herein, I propose that religious denominations achieve indirect fitness gains for members through the use of ecologically arbitrary beliefs, rituals, and moral rules that function as recognition markers of cultural inheritance analogous to kin and species recognition of genetic inheritance in biology. This recognition signal hypotheses could act in concert with either costly signaling or cultural group selection to produce evolutionarily altruistic behaviors within denominations. Using a cultural phylogenetic analysis, I show that a large set of religious behaviors among extant Christian denominations supports the prediction of the recognition signal hypothesis that characters change more frequently near historical schisms. By incorporating demographic data into the model, I show that more-distinctive denominations, as measured through dissimilar characteristics, appear to be protected from intrusion by nonmembers in mixed-denomination households, and that they may be experiencing greater biological growth of their populations even in the present day.</text:p>
          </table:table-cell>
          <table:table-cell table:number-columns-repeated="16"/>
          <table:table-cell office:value-type="string" calcext:value-type="string">
            <text:p>1045-6767</text:p>
          </table:table-cell>
          <table:table-cell office:value-type="string" calcext:value-type="string">
            <text:p>1936-4776</text:p>
          </table:table-cell>
          <table:table-cell table:number-columns-repeated="3"/>
          <table:table-cell office:value-type="string" calcext:value-type="string">
            <text:p>JUN</text:p>
          </table:table-cell>
          <table:table-cell office:value-type="float" office:value="2012" calcext:value-type="float">
            <text:p>2012</text:p>
          </table:table-cell>
          <table:table-cell office:value-type="float" office:value="23" calcext:value-type="float">
            <text:p>23</text:p>
          </table:table-cell>
          <table:table-cell office:value-type="float" office:value="2" calcext:value-type="float">
            <text:p>2</text:p>
          </table:table-cell>
          <table:table-cell table:number-columns-repeated="4"/>
          <table:table-cell office:value-type="float" office:value="218" calcext:value-type="float">
            <text:p>218</text:p>
          </table:table-cell>
          <table:table-cell office:value-type="float" office:value="249" calcext:value-type="float">
            <text:p>249</text:p>
          </table:table-cell>
          <table:table-cell/>
          <table:table-cell office:value-type="string" calcext:value-type="string">
            <text:p>10.1007/s12110-012-9138-8</text:p>
          </table:table-cell>
          <table:table-cell table:number-columns-repeated="5"/>
          <table:table-cell office:value-type="string" calcext:value-type="string">
            <text:p>WOS:000305912800006</text:p>
          </table:table-cell>
          <table:table-cell office:value-type="float" office:value="22623139" calcext:value-type="float">
            <text:p>22623139</text:p>
          </table:table-cell>
        </table:table-row>
        <table:table-row table:style-name="ro1">
          <table:table-cell office:value-type="string" calcext:value-type="string">
            <text:p>J</text:p>
          </table:table-cell>
          <table:table-cell office:value-type="string" calcext:value-type="string">
            <text:p>Lee, W; van Baalen, M; Jansen, VAA</text:p>
          </table:table-cell>
          <table:table-cell table:number-columns-repeated="3"/>
          <table:table-cell office:value-type="string" calcext:value-type="string">
            <text:p>Lee, William; van Baalen, Minus; Jansen, Vincent A. A.</text:p>
          </table:table-cell>
          <table:table-cell table:number-columns-repeated="2"/>
          <table:table-cell office:value-type="string" calcext:value-type="string">
            <text:p>An evolutionary mechanism for diversity in siderophore-producing bacteria</text:p>
          </table:table-cell>
          <table:table-cell office:value-type="string" calcext:value-type="string">
            <text:p>ECOLOGY LETTERS</text:p>
          </table:table-cell>
          <table:table-cell table:number-columns-repeated="10"/>
          <table:table-cell office:value-type="float" office:value="4" calcext:value-type="float">
            <text:p>4</text:p>
          </table:table-cell>
          <table:table-cell office:value-type="string" calcext:value-type="string">
            <text:p>Bacteria produce a great diversity of siderophores to scavenge for iron in their environment. We suggest that this diversity results from the interplay between siderophore producers (cooperators) and non-producers (cheaters): when there are many cheaters exploiting a siderophore type it is beneficial for a mutant to produce a siderophore unusable by the dominant population. We formulated and analysed a mathematical model for tagged public goods to investigate the potential for the emergence of diversity. We found that, although they are rare most of the time, cheaters play a key role in maintaining diversity by regulating the different populations of cooperators. This threshold-triggered feedback prevents any stain of cooperators from dominating the others. Our study provides a novel general mechanism for the evolution of diversity that may apply to many forms of social behaviour.</text:p>
          </table:table-cell>
          <table:table-cell table:number-columns-repeated="3"/>
          <table:table-cell office:value-type="string" calcext:value-type="string">
            <text:p>van Baalen, Minus/J-9285-2012; </text:p>
          </table:table-cell>
          <table:table-cell office:value-type="string" calcext:value-type="string">
            <text:p>Jansen, Vincent A.A./0000-0002-6518-2090</text:p>
          </table:table-cell>
          <table:table-cell table:number-columns-repeated="11"/>
          <table:table-cell office:value-type="string" calcext:value-type="string">
            <text:p>1461-023X</text:p>
          </table:table-cell>
          <table:table-cell table:number-columns-repeated="4"/>
          <table:table-cell office:value-type="string" calcext:value-type="string">
            <text:p>FEB</text:p>
          </table:table-cell>
          <table:table-cell office:value-type="float" office:value="2012" calcext:value-type="float">
            <text:p>2012</text:p>
          </table:table-cell>
          <table:table-cell office:value-type="float" office:value="15" calcext:value-type="float">
            <text:p>15</text:p>
          </table:table-cell>
          <table:table-cell office:value-type="float" office:value="2" calcext:value-type="float">
            <text:p>2</text:p>
          </table:table-cell>
          <table:table-cell table:number-columns-repeated="4"/>
          <table:table-cell office:value-type="float" office:value="119" calcext:value-type="float">
            <text:p>119</text:p>
          </table:table-cell>
          <table:table-cell office:value-type="float" office:value="125" calcext:value-type="float">
            <text:p>125</text:p>
          </table:table-cell>
          <table:table-cell/>
          <table:table-cell office:value-type="string" calcext:value-type="string">
            <text:p>10.1111/j.1461-0248.2011.01717.x</text:p>
          </table:table-cell>
          <table:table-cell table:number-columns-repeated="5"/>
          <table:table-cell office:value-type="string" calcext:value-type="string">
            <text:p>WOS:000298848200005</text:p>
          </table:table-cell>
          <table:table-cell office:value-type="float" office:value="22151214" calcext:value-type="float">
            <text:p>22151214</text:p>
          </table:table-cell>
        </table:table-row>
        <table:table-row table:style-name="ro1">
          <table:table-cell office:value-type="string" calcext:value-type="string">
            <text:p>J</text:p>
          </table:table-cell>
          <table:table-cell office:value-type="string" calcext:value-type="string">
            <text:p>Joly, E</text:p>
          </table:table-cell>
          <table:table-cell table:number-columns-repeated="3"/>
          <table:table-cell office:value-type="string" calcext:value-type="string">
            <text:p>Joly, Etienne</text:p>
          </table:table-cell>
          <table:table-cell table:number-columns-repeated="2"/>
          <table:table-cell office:value-type="string" calcext:value-type="string">
            <text:p>The existence of species rests on a metastable equilibrium between inbreeding and outbreeding. An essay on the close relationship between speciation, inbreeding and recessive mutations</text:p>
          </table:table-cell>
          <table:table-cell office:value-type="string" calcext:value-type="string">
            <text:p>BIOLOGY DIRECT</text:p>
          </table:table-cell>
          <table:table-cell table:number-columns-repeated="10"/>
          <table:table-cell office:value-type="float" office:value="4" calcext:value-type="float">
            <text:p>4</text:p>
          </table:table-cell>
          <table:table-cell office:value-type="string" calcext:value-type="string">
            <text:p>Background: Speciation corresponds to the progressive establishment of reproductive barriers between groups of individuals derived from an ancestral stock. Since Darwin did not believe that reproductive barriers could be selected for, he proposed that most events of speciation would occur through a process of separation and divergence, and this point of view is still shared by most evolutionary biologists today. Results: I do, however, contend that, if so much speciation occurs, the most likely explanation is that there must be conditions where reproductive barriers can be directly selected for. In other words, situations where it is advantageous for individuals to reproduce preferentially within a small group and reduce their breeding with the rest of the ancestral population. This leads me to propose a model whereby new species arise not by populations splitting into separate branches, but by small inbreeding groups "budding" from an ancestral stock. This would be driven by several advantages of inbreeding, and mainly by advantageous recessive phenotypes, which could only be retained in the context of inbreeding. Reproductive barriers would thus not arise as secondary consequences of divergent evolution in populations isolated from one another, but under the direct selective pressure of ancestral stocks. Many documented cases of speciation in natural populations appear to fit the model proposed, with more speciation occurring in populations with high inbreeding coefficients, and many recessive characters identified as central to the phenomenon of speciation, with these recessive mutations expected to be surrounded by patterns of limited genomic diversity. Conclusions: Whilst adaptive evolution would correspond to gains of function that would, most of the time, be dominant, this type of speciation by budding would thus be driven by mutations resulting in the advantageous loss of certain functions since recessive mutations very often correspond to the inactivation of a gene. A very important further advantage of inbreeding is that it reduces the accumulation of recessive mutations in genomes. A consequence of the model proposed is that the existence of species would correspond to a metastable equilibrium between inbreeding and outbreeding, with excessive inbreeding promoting speciation, and excessive outbreeding resulting in irreversible accumulation of recessive mutations that could ultimately only lead to extinction.</text:p>
          </table:table-cell>
          <table:table-cell table:number-columns-repeated="3"/>
          <table:table-cell office:value-type="string" calcext:value-type="string">
            <text:p>Joly, Etienne/A-5644-2009</text:p>
          </table:table-cell>
          <table:table-cell office:value-type="string" calcext:value-type="string">
            <text:p>Joly, Etienne/0000-0002-7264-2681</text:p>
          </table:table-cell>
          <table:table-cell table:number-columns-repeated="11"/>
          <table:table-cell office:value-type="string" calcext:value-type="string">
            <text:p>1745-6150</text:p>
          </table:table-cell>
          <table:table-cell table:number-columns-repeated="4"/>
          <table:table-cell table:style-name="ce1" office:value-type="string" calcext:value-type="string">
            <text:p>DEC 9</text:p>
          </table:table-cell>
          <table:table-cell office:value-type="float" office:value="2011" calcext:value-type="float">
            <text:p>2011</text:p>
          </table:table-cell>
          <table:table-cell office:value-type="float" office:value="6" calcext:value-type="float">
            <text:p>6</text:p>
          </table:table-cell>
          <table:table-cell table:number-columns-repeated="7"/>
          <table:table-cell office:value-type="float" office:value="62" calcext:value-type="float">
            <text:p>62</text:p>
          </table:table-cell>
          <table:table-cell office:value-type="string" calcext:value-type="string">
            <text:p>10.1186/1745-6150-6-62</text:p>
          </table:table-cell>
          <table:table-cell table:number-columns-repeated="5"/>
          <table:table-cell office:value-type="string" calcext:value-type="string">
            <text:p>WOS:000300109200001</text:p>
          </table:table-cell>
          <table:table-cell office:value-type="float" office:value="22152499" calcext:value-type="float">
            <text:p>22152499</text:p>
          </table:table-cell>
        </table:table-row>
        <table:table-row table:style-name="ro1">
          <table:table-cell office:value-type="string" calcext:value-type="string">
            <text:p>J</text:p>
          </table:table-cell>
          <table:table-cell office:value-type="string" calcext:value-type="string">
            <text:p>Nowak, MA</text:p>
          </table:table-cell>
          <table:table-cell table:number-columns-repeated="3"/>
          <table:table-cell office:value-type="string" calcext:value-type="string">
            <text:p>Nowak, Martin A.</text:p>
          </table:table-cell>
          <table:table-cell table:number-columns-repeated="2"/>
          <table:table-cell office:value-type="string" calcext:value-type="string">
            <text:p>Evolving cooperation</text:p>
          </table:table-cell>
          <table:table-cell office:value-type="string" calcext:value-type="string">
            <text:p>JOURNAL OF THEORETICAL BIOLOGY</text:p>
          </table:table-cell>
          <table:table-cell table:number-columns-repeated="15"/>
          <table:table-cell office:value-type="string" calcext:value-type="string">
            <text:p>Nowak, Martin/A-6977-2008</text:p>
          </table:table-cell>
          <table:table-cell table:number-columns-repeated="12"/>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PR 21</text:p>
          </table:table-cell>
          <table:table-cell office:value-type="float" office:value="2012" calcext:value-type="float">
            <text:p>2012</text:p>
          </table:table-cell>
          <table:table-cell office:value-type="float" office:value="299" calcext:value-type="float">
            <text:p>299</text:p>
          </table:table-cell>
          <table:table-cell table:number-columns-repeated="3"/>
          <table:table-cell office:value-type="string" calcext:value-type="string">
            <text:p>SI</text:p>
          </table:table-cell>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10.1016/j.jtbi.2012.01.014</text:p>
          </table:table-cell>
          <table:table-cell table:number-columns-repeated="5"/>
          <table:table-cell office:value-type="string" calcext:value-type="string">
            <text:p>WOS:000301755700001</text:p>
          </table:table-cell>
          <table:table-cell office:value-type="float" office:value="22281519" calcext:value-type="float">
            <text:p>22281519</text:p>
          </table:table-cell>
        </table:table-row>
        <table:table-row table:style-name="ro1">
          <table:table-cell office:value-type="string" calcext:value-type="string">
            <text:p>J</text:p>
          </table:table-cell>
          <table:table-cell office:value-type="string" calcext:value-type="string">
            <text:p>Wardil, L; da Silva, JKL</text:p>
          </table:table-cell>
          <table:table-cell table:number-columns-repeated="3"/>
          <table:table-cell office:value-type="string" calcext:value-type="string">
            <text:p>Wardil, Lucas; da Silva, Jafferson K. L.</text:p>
          </table:table-cell>
          <table:table-cell table:number-columns-repeated="2"/>
          <table:table-cell office:value-type="string" calcext:value-type="string">
            <text:p>The evolution of cooperation in heterogeneous networks when opponents can be distinguished</text:p>
          </table:table-cell>
          <table:table-cell office:value-type="string" calcext:value-type="string">
            <text:p>JOURNAL OF PHYSICS A-MATHEMATICAL AND THEORETICAL</text:p>
          </table:table-cell>
          <table:table-cell table:number-columns-repeated="11"/>
          <table:table-cell office:value-type="string" calcext:value-type="string">
            <text:p>Cooperation has been widely studied in the context of evolutionary games on graphs. Usually the players are set on the nodes of a network and adopt the same strategy, cooperation or defection, against all of their neighbors. In heterogeneous networks, it was shown that cooperation is highly sustained, although when the cumulative payoff is normalized by the connectivity, the cooperation is severely weakened. Here, we study the evolution of cooperation in heterogeneous networks when it is possible to adopt different strategies against different opponents. We study numerically different types of heterogeneous networks, including scale-free networks, that differ in the extent of the role of the highly connected nodes, usually called hubs. The remarkable result is that cooperation is maintained irrespective of whether the payoff is the total one or the normalized one, and, in spite of such blindness, we still find that the topology has a strong effect. When the presence of the hubs is more prominent, we find that the cooperation level decreases for synchronous update but remains almost unchanged for the asynchronous update. It is also shown that cooperation is robust against errors in the update rule.</text:p>
          </table:table-cell>
          <table:table-cell table:number-columns-repeated="3"/>
          <table:table-cell office:value-type="string" calcext:value-type="string">
            <text:p>da Silva, Jafferson/A-4704-2008; Wardil, Lucas/B-3526-2015</text:p>
          </table:table-cell>
          <table:table-cell office:value-type="string" calcext:value-type="string">
            <text:p>Wardil, Lucas/0000-0003-2964-948X</text:p>
          </table:table-cell>
          <table:table-cell table:number-columns-repeated="11"/>
          <table:table-cell office:value-type="string" calcext:value-type="string">
            <text:p>1751-8113</text:p>
          </table:table-cell>
          <table:table-cell table:number-columns-repeated="4"/>
          <table:table-cell table:style-name="ce1" office:value-type="string" calcext:value-type="string">
            <text:p>AUG 26</text:p>
          </table:table-cell>
          <table:table-cell office:value-type="float" office:value="2011" calcext:value-type="float">
            <text:p>2011</text:p>
          </table:table-cell>
          <table:table-cell office:value-type="float" office:value="44" calcext:value-type="float">
            <text:p>44</text:p>
          </table:table-cell>
          <table:table-cell office:value-type="float" office:value="34" calcext:value-type="float">
            <text:p>34</text:p>
          </table:table-cell>
          <table:table-cell table:number-columns-repeated="6"/>
          <table:table-cell office:value-type="float" office:value="345101" calcext:value-type="float">
            <text:p>345101</text:p>
          </table:table-cell>
          <table:table-cell office:value-type="string" calcext:value-type="string">
            <text:p>10.1088/1751-8113/44/34/345101</text:p>
          </table:table-cell>
          <table:table-cell table:number-columns-repeated="5"/>
          <table:table-cell office:value-type="string" calcext:value-type="string">
            <text:p>WOS:000294719300009</text:p>
          </table:table-cell>
          <table:table-cell/>
        </table:table-row>
        <table:table-row table:style-name="ro1">
          <table:table-cell office:value-type="string" calcext:value-type="string">
            <text:p>J</text:p>
          </table:table-cell>
          <table:table-cell office:value-type="string" calcext:value-type="string">
            <text:p>Eldar, A</text:p>
          </table:table-cell>
          <table:table-cell table:number-columns-repeated="3"/>
          <table:table-cell office:value-type="string" calcext:value-type="string">
            <text:p>Eldar, Avigdor</text:p>
          </table:table-cell>
          <table:table-cell table:number-columns-repeated="2"/>
          <table:table-cell office:value-type="string" calcext:value-type="string">
            <text:p>Social conflict drives the evolutionary divergence of quorum sensing</text:p>
          </table:table-cell>
          <table:table-cell office:value-type="string" calcext:value-type="string">
            <text:p>PROCEEDINGS OF THE NATIONAL ACADEMY OF SCIENCES OF THE UNITED STATES OF AMERICA</text:p>
          </table:table-cell>
          <table:table-cell table:number-columns-repeated="11"/>
          <table:table-cell office:value-type="string" calcext:value-type="string">
            <text:p>In microbial "quorum sensing" (QS) communication systems, microbes produce and respond to a signaling molecule, enabling a cooperative response at high cell densities. Many species of bacteria show fast, intraspecific, evolutionary divergence of their QS pathway specificity-signaling molecules activate cognate receptors in the same strain but fail to activate, and sometimes inhibit, those of other strains. Despite many molecular studies, it has remained unclear how a signaling molecule and receptor can coevolve, what maintains diversity, and what drives the evolution of cross-inhibition. Here I use mathematical analysis to show that when QS controls the production of extracellular enzymes-"public goods"-diversification can readily evolve. Coevolution is positively selected by cycles of alternating "cheating" receptor mutations and "cheating immunity" signaling mutations. The maintenance of diversity and the evolution of cross-inhibition between strains are facilitated by facultative cheating between the competing strains. My results suggest a role for complex social strategies in the long-term evolution of QS systems. More generally, my model of QS divergence suggests a form of kin recognition where different kin types coexist in unstructured populations.</text:p>
          </table:table-cell>
          <table:table-cell table:number-columns-repeated="4"/>
          <table:table-cell office:value-type="string" calcext:value-type="string">
            <text:p>Eldar, Avigdor/0000-0001-8485-9370</text:p>
          </table:table-cell>
          <table:table-cell table:number-columns-repeated="11"/>
          <table:table-cell office:value-type="string" calcext:value-type="string">
            <text:p>0027-8424</text:p>
          </table:table-cell>
          <table:table-cell table:number-columns-repeated="4"/>
          <table:table-cell table:style-name="ce1" office:value-type="string" calcext:value-type="string">
            <text:p>AUG 16</text:p>
          </table:table-cell>
          <table:table-cell office:value-type="float" office:value="2011" calcext:value-type="float">
            <text:p>2011</text:p>
          </table:table-cell>
          <table:table-cell office:value-type="float" office:value="108" calcext:value-type="float">
            <text:p>108</text:p>
          </table:table-cell>
          <table:table-cell office:value-type="float" office:value="33" calcext:value-type="float">
            <text:p>33</text:p>
          </table:table-cell>
          <table:table-cell table:number-columns-repeated="4"/>
          <table:table-cell office:value-type="float" office:value="13635" calcext:value-type="float">
            <text:p>13635</text:p>
          </table:table-cell>
          <table:table-cell office:value-type="float" office:value="13640" calcext:value-type="float">
            <text:p>13640</text:p>
          </table:table-cell>
          <table:table-cell/>
          <table:table-cell office:value-type="string" calcext:value-type="string">
            <text:p>10.1073/pnas.1102923108</text:p>
          </table:table-cell>
          <table:table-cell table:number-columns-repeated="5"/>
          <table:table-cell office:value-type="string" calcext:value-type="string">
            <text:p>WOS:000293895100057</text:p>
          </table:table-cell>
          <table:table-cell office:value-type="float" office:value="21807995" calcext:value-type="float">
            <text:p>21807995</text:p>
          </table:table-cell>
        </table:table-row>
        <table:table-row table:style-name="ro1">
          <table:table-cell office:value-type="string" calcext:value-type="string">
            <text:p>J</text:p>
          </table:table-cell>
          <table:table-cell office:value-type="string" calcext:value-type="string">
            <text:p>Uitdehaag, JCM</text:p>
          </table:table-cell>
          <table:table-cell table:number-columns-repeated="3"/>
          <table:table-cell office:value-type="string" calcext:value-type="string">
            <text:p>Uitdehaag, Joost C. M.</text:p>
          </table:table-cell>
          <table:table-cell table:number-columns-repeated="2"/>
          <table:table-cell office:value-type="string" calcext:value-type="string">
            <text:p>Bet hedging based cooperation can limit kin selection and form a basis for mutualism</text:p>
          </table:table-cell>
          <table:table-cell office:value-type="string" calcext:value-type="string">
            <text:p>JOURNAL OF THEORETICAL BIOLOGY</text:p>
          </table:table-cell>
          <table:table-cell table:number-columns-repeated="11"/>
          <table:table-cell office:value-type="string" calcext:value-type="string">
            <text:p>Mutualism is a mechanism of cooperation in which partners that differ help each other. As such, mutualism opposes mechanisms of kin selection and tag-based selection (for example the green beard mechanism), which are based on giving exclusive help to partners that are related or carry the same tag. In contrast to kin selection, which is a basis for parochialism and intergroup warfare, mutualism can therefore be regarded as a mechanism that drives peaceful coexistence between different groups and individuals. Here the competition between mutualism and kin (tag) selection is studied. In a model where kin selection and tag-based selection are dominant, mutualism is promoted by introducing environmental fluctuations. These fluctuations cause reduction in reproductive success by the mechanism of variance discount. The best strategy to counter variance discount is to share with agents who experience the most anticorrelated fluctuations, a strategy called bet hedging. In this way, bet hedging stimulates cooperation with the most unrelated partners, which is a basis for mutualism. Analytic results and simulations reveal that, if this effect is large enough, mutualistic strategies can dominate kin selective strategies. In addition, mutants of these mutualistic strategies that experience fluctuations that are more anticorrelated to their partner, can outcompete wild type, which can lead to the evolution of specialization. In this way, the evolutionary success of mutualistic strategies can be explained by bet hedging-based cooperation. (C) 2011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JUL 7</text:p>
          </table:table-cell>
          <table:table-cell office:value-type="float" office:value="2011" calcext:value-type="float">
            <text:p>2011</text:p>
          </table:table-cell>
          <table:table-cell office:value-type="float" office:value="280" calcext:value-type="float">
            <text:p>280</text:p>
          </table:table-cell>
          <table:table-cell office:value-type="float" office:value="1" calcext:value-type="float">
            <text:p>1</text:p>
          </table:table-cell>
          <table:table-cell table:number-columns-repeated="4"/>
          <table:table-cell office:value-type="float" office:value="76" calcext:value-type="float">
            <text:p>76</text:p>
          </table:table-cell>
          <table:table-cell office:value-type="float" office:value="87" calcext:value-type="float">
            <text:p>87</text:p>
          </table:table-cell>
          <table:table-cell/>
          <table:table-cell office:value-type="string" calcext:value-type="string">
            <text:p>10.1016/j.jtbi.2011.04.002</text:p>
          </table:table-cell>
          <table:table-cell table:number-columns-repeated="5"/>
          <table:table-cell office:value-type="string" calcext:value-type="string">
            <text:p>WOS:000291371100008</text:p>
          </table:table-cell>
          <table:table-cell office:value-type="float" office:value="21510961" calcext:value-type="float">
            <text:p>21510961</text:p>
          </table:table-cell>
        </table:table-row>
        <table:table-row table:style-name="ro1">
          <table:table-cell office:value-type="string" calcext:value-type="string">
            <text:p>J</text:p>
          </table:table-cell>
          <table:table-cell office:value-type="string" calcext:value-type="string">
            <text:p>Danchin, E; Charmantier, A; Champagne, FA; Mesoudi, A; Pujol, B; Blanchet, S</text:p>
          </table:table-cell>
          <table:table-cell table:number-columns-repeated="3"/>
          <table:table-cell office:value-type="string" calcext:value-type="string">
            <text:p>Danchin, Etienne; Charmantier, Anne; Champagne, Frances A.; Mesoudi, Alex; Pujol, Benoit; Blanchet, Simon</text:p>
          </table:table-cell>
          <table:table-cell table:number-columns-repeated="2"/>
          <table:table-cell office:value-type="string" calcext:value-type="string">
            <text:p>Beyond DNA: integrating inclusive inheritance into an extended theory of evolution</text:p>
          </table:table-cell>
          <table:table-cell office:value-type="string" calcext:value-type="string">
            <text:p>NATURE REVIEWS GENETICS</text:p>
          </table:table-cell>
          <table:table-cell table:number-columns-repeated="11"/>
          <table:table-cell office:value-type="string" calcext:value-type="string">
            <text:p>Many biologists are calling for an 'extended evolutionary synthesis' that would 'modernize the modern synthesis' of evolution. Biological information is typically considered as being transmitted across generations by the DNA sequence alone, but accumulating evidence indicates that both genetic and non-genetic inheritance, and the interactions between them, have important effects on evolutionary outcomes. We review the evidence for such effects of epigenetic, ecological and cultural inheritance and parental effects, and outline methods that quantify the relative contributions of genetic and non-genetic heritability to the transmission of phenotypic variation across generations. These issues have implications for diverse areas, from the question of missing heritability in human complex-trait genetics to the basis of major evolutionary transitions.</text:p>
          </table:table-cell>
          <table:table-cell table:number-columns-repeated="3"/>
          <table:table-cell office:value-type="string" calcext:value-type="string">
            <text:p>Blanchet, Simon/A-2313-2010; Pujol, Benoit/A-8858-2011; Danchin, Etienne/A-2299-2009; Mesoudi, Alex/K-4410-2012; Blanchet, Simon/D-4850-2013</text:p>
          </table:table-cell>
          <table:table-cell office:value-type="string" calcext:value-type="string">
            <text:p>Pujol, Benoit/0000-0001-9703-6760; Mesoudi, Alex/0000-0002-7740-1625; Blanchet, Simon/0000-0002-3843-589X</text:p>
          </table:table-cell>
          <table:table-cell table:number-columns-repeated="11"/>
          <table:table-cell office:value-type="string" calcext:value-type="string">
            <text:p>1471-0056</text:p>
          </table:table-cell>
          <table:table-cell table:number-columns-repeated="4"/>
          <table:table-cell office:value-type="string" calcext:value-type="string">
            <text:p>JUL</text:p>
          </table:table-cell>
          <table:table-cell office:value-type="float" office:value="2011" calcext:value-type="float">
            <text:p>2011</text:p>
          </table:table-cell>
          <table:table-cell office:value-type="float" office:value="12" calcext:value-type="float">
            <text:p>12</text:p>
          </table:table-cell>
          <table:table-cell office:value-type="float" office:value="7" calcext:value-type="float">
            <text:p>7</text:p>
          </table:table-cell>
          <table:table-cell table:number-columns-repeated="4"/>
          <table:table-cell office:value-type="float" office:value="475" calcext:value-type="float">
            <text:p>475</text:p>
          </table:table-cell>
          <table:table-cell office:value-type="float" office:value="486" calcext:value-type="float">
            <text:p>486</text:p>
          </table:table-cell>
          <table:table-cell/>
          <table:table-cell office:value-type="string" calcext:value-type="string">
            <text:p>10.1038/nrg3028</text:p>
          </table:table-cell>
          <table:table-cell table:number-columns-repeated="5"/>
          <table:table-cell office:value-type="string" calcext:value-type="string">
            <text:p>WOS:000292814500010</text:p>
          </table:table-cell>
          <table:table-cell office:value-type="float" office:value="21681209" calcext:value-type="float">
            <text:p>21681209</text:p>
          </table:table-cell>
        </table:table-row>
        <table:table-row table:style-name="ro1">
          <table:table-cell office:value-type="string" calcext:value-type="string">
            <text:p>J</text:p>
          </table:table-cell>
          <table:table-cell office:value-type="string" calcext:value-type="string">
            <text:p>Santos, FC; Pacheco, JM; Skyrms, B</text:p>
          </table:table-cell>
          <table:table-cell table:number-columns-repeated="3"/>
          <table:table-cell office:value-type="string" calcext:value-type="string">
            <text:p>Santos, Francisco C.; Pacheco, Jorge M.; Skyrms, Brian</text:p>
          </table:table-cell>
          <table:table-cell table:number-columns-repeated="2"/>
          <table:table-cell office:value-type="string" calcext:value-type="string">
            <text:p>Co-evolution of pre-play signaling and cooperation</text:p>
          </table:table-cell>
          <table:table-cell office:value-type="string" calcext:value-type="string">
            <text:p>JOURNAL OF THEORETICAL BIOLOGY</text:p>
          </table:table-cell>
          <table:table-cell table:number-columns-repeated="11"/>
          <table:table-cell office:value-type="string" calcext:value-type="string">
            <text:p>A finite-population dynamic evolutionary model is presented, which shows that increasing the individual capacity of sending pre-play signals (without any pre-defined meaning), opens a route for cooperation. The population dynamics leads individuals to discriminate between different signals and react accordingly to the signals received. The proportion of time that the population spends in different states can be calculated analytically. We show that increasing the number of different signals benefits cooperative strategies, illustrating how cooperators may take profit from a diverse signaling portfolio to forecast future behaviors and avoid being cheated by defectors. (C) 2011 Elsevier Ltd. All rights reserved.</text:p>
          </table:table-cell>
          <table:table-cell table:number-columns-repeated="3"/>
          <table:table-cell office:value-type="string" calcext:value-type="string">
            <text:p>Santos, Francisco/D-2394-2010; FCTUNL, DI/G-6703-2011; Pacheco, Jorge M./B-6116-2008</text:p>
          </table:table-cell>
          <table:table-cell office:value-type="string" calcext:value-type="string">
            <text:p>Santos, Francisco/0000-0002-9103-2862; Pacheco, Jorge M./0000-0002-2579-8499</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PR 7</text:p>
          </table:table-cell>
          <table:table-cell office:value-type="float" office:value="2011" calcext:value-type="float">
            <text:p>2011</text:p>
          </table:table-cell>
          <table:table-cell office:value-type="float" office:value="274" calcext:value-type="float">
            <text:p>274</text:p>
          </table:table-cell>
          <table:table-cell office:value-type="float" office:value="1" calcext:value-type="float">
            <text:p>1</text:p>
          </table:table-cell>
          <table:table-cell table:number-columns-repeated="4"/>
          <table:table-cell office:value-type="float" office:value="30" calcext:value-type="float">
            <text:p>30</text:p>
          </table:table-cell>
          <table:table-cell office:value-type="float" office:value="35" calcext:value-type="float">
            <text:p>35</text:p>
          </table:table-cell>
          <table:table-cell/>
          <table:table-cell office:value-type="string" calcext:value-type="string">
            <text:p>10.1016/j.jtbi.2011.01.004</text:p>
          </table:table-cell>
          <table:table-cell table:number-columns-repeated="5"/>
          <table:table-cell office:value-type="string" calcext:value-type="string">
            <text:p>WOS:000288312400003</text:p>
          </table:table-cell>
          <table:table-cell office:value-type="float" office:value="21232542" calcext:value-type="float">
            <text:p>21232542</text:p>
          </table:table-cell>
        </table:table-row>
        <table:table-row table:style-name="ro1">
          <table:table-cell office:value-type="string" calcext:value-type="string">
            <text:p>J</text:p>
          </table:table-cell>
          <table:table-cell office:value-type="string" calcext:value-type="string">
            <text:p>Ubeda, F; Duenez-Guzman, EA</text:p>
          </table:table-cell>
          <table:table-cell table:number-columns-repeated="3"/>
          <table:table-cell office:value-type="string" calcext:value-type="string">
            <text:p>Ubeda, Francisco; Duenez-Guzman, Edgar A.</text:p>
          </table:table-cell>
          <table:table-cell table:number-columns-repeated="2"/>
          <table:table-cell office:value-type="string" calcext:value-type="string">
            <text:p>POWER AND CORRUPTION</text:p>
          </table:table-cell>
          <table:table-cell office:value-type="string" calcext:value-type="string">
            <text:p>EVOLUTION</text:p>
          </table:table-cell>
          <table:table-cell table:number-columns-repeated="11"/>
          <table:table-cell office:value-type="string" calcext:value-type="string">
            <text:p>Cooperation is ubiquitous in the natural world. What seems nonsensical is why natural selection favors a behavior whereby individuals would lose out by benefiting their competitor. This conundrum, for almost half a century, has puzzled scientists and remains a fundamental problem in biology, psychology, and economics. In recent years, the explanation that punishment can maintain cooperation has received much attention. Individuals who punish noncooperators thrive when punishment does not entail a cost to the punisher. However when punishment is costly, cooperation cannot be preserved. Most literature on punishment fails to consider that punishers may act corruptly by not cooperating when punishing noncooperators. No research has considered that there might be power asymmetries between punishers and nonpunishers that turn one of these type of individuals more or less susceptible to experiencing punishment. Here, we formulate a general game allowing corruption and power asymmetries between punishers and nonpunishers. We show that cooperation can persist if punishers possess power and use it to act corruptly. This result provides a new interpretation of recent data on corrupt policing in social insects and the psychology of power and hypocrisy in humans. These results suggest that corruption may play an important role in maintaining cooperation in insects and human societies. In contrast with previous research, we contend that costly punishment can be beneficial for social groups. This work allows us to identify ways in which corruption can be used to the advantage of a society.</text:p>
          </table:table-cell>
          <table:table-cell table:number-columns-repeated="16"/>
          <table:table-cell office:value-type="string" calcext:value-type="string">
            <text:p>0014-3820</text:p>
          </table:table-cell>
          <table:table-cell table:number-columns-repeated="4"/>
          <table:table-cell office:value-type="string" calcext:value-type="string">
            <text:p>APR</text:p>
          </table:table-cell>
          <table:table-cell office:value-type="float" office:value="2011" calcext:value-type="float">
            <text:p>2011</text:p>
          </table:table-cell>
          <table:table-cell office:value-type="float" office:value="65" calcext:value-type="float">
            <text:p>65</text:p>
          </table:table-cell>
          <table:table-cell office:value-type="float" office:value="4" calcext:value-type="float">
            <text:p>4</text:p>
          </table:table-cell>
          <table:table-cell table:number-columns-repeated="4"/>
          <table:table-cell office:value-type="float" office:value="1127" calcext:value-type="float">
            <text:p>1127</text:p>
          </table:table-cell>
          <table:table-cell office:value-type="float" office:value="1139" calcext:value-type="float">
            <text:p>1139</text:p>
          </table:table-cell>
          <table:table-cell/>
          <table:table-cell office:value-type="string" calcext:value-type="string">
            <text:p>10.1111/j.1558-5646.2010.01194.x</text:p>
          </table:table-cell>
          <table:table-cell table:number-columns-repeated="5"/>
          <table:table-cell office:value-type="string" calcext:value-type="string">
            <text:p>WOS:000289158300017</text:p>
          </table:table-cell>
          <table:table-cell office:value-type="float" office:value="21091468" calcext:value-type="float">
            <text:p>21091468</text:p>
          </table:table-cell>
        </table:table-row>
        <table:table-row table:style-name="ro1">
          <table:table-cell office:value-type="string" calcext:value-type="string">
            <text:p>J</text:p>
          </table:table-cell>
          <table:table-cell office:value-type="string" calcext:value-type="string">
            <text:p>Ihara, Y</text:p>
          </table:table-cell>
          <table:table-cell table:number-columns-repeated="3"/>
          <table:table-cell office:value-type="string" calcext:value-type="string">
            <text:p>Ihara, Yasuo</text:p>
          </table:table-cell>
          <table:table-cell table:number-columns-repeated="2"/>
          <table:table-cell office:value-type="string" calcext:value-type="string">
            <text:p>Evolution of culture-dependent discriminate sociality: a gene-culture coevolutionary model</text:p>
          </table:table-cell>
          <table:table-cell office:value-type="string" calcext:value-type="string">
            <text:p>PHILOSOPHICAL TRANSACTIONS OF THE ROYAL SOCIETY B-BIOLOGICAL SCIENCES</text:p>
          </table:table-cell>
          <table:table-cell table:number-columns-repeated="11"/>
          <table:table-cell office:value-type="string" calcext:value-type="string">
            <text:p>Animals behave cooperatively towards certain conspecifics while being indifferent or even hostile to others. The distinction is made primarily according to kinship as predicted by the kin selection theory. With regards to humans, however, this is not always the case; in particular, humans sometimes exhibit a discriminate sociality on the basis of culturally transmitted traits, such as personal ornaments, languages, rituals, etc. This paper explores the possibility that the human faculty of cultural transmission and resultant cultural variation among individuals may have facilitated the evolution of discriminate sociality in humans. To this end, a gene-culture coevolutionary model is developed focusing on competition over control of resource as a context in which discriminate sociality may have evolved. Specifically, two types of culture-dependent discriminate sociality are considered: ingroup favouritism, with ingroup and outgroup being distinguished by the presence or absence of a cultural trait; and prestige hierarchies, with the prestige being conferred on the bearer of a cultural trait. The model specifies the conditions under which emergence and evolutionary stability of the two types of discriminate sociality are promoted by the presence of cultural variation among individuals.</text:p>
          </table:table-cell>
          <table:table-cell table:number-columns-repeated="16"/>
          <table:table-cell office:value-type="string" calcext:value-type="string">
            <text:p>0962-8436</text:p>
          </table:table-cell>
          <table:table-cell table:number-columns-repeated="4"/>
          <table:table-cell table:style-name="ce1" office:value-type="string" calcext:value-type="string">
            <text:p>MAR 27</text:p>
          </table:table-cell>
          <table:table-cell office:value-type="float" office:value="2011" calcext:value-type="float">
            <text:p>2011</text:p>
          </table:table-cell>
          <table:table-cell office:value-type="float" office:value="366" calcext:value-type="float">
            <text:p>366</text:p>
          </table:table-cell>
          <table:table-cell office:value-type="float" office:value="1566" calcext:value-type="float">
            <text:p>1566</text:p>
          </table:table-cell>
          <table:table-cell table:number-columns-repeated="4"/>
          <table:table-cell office:value-type="float" office:value="889" calcext:value-type="float">
            <text:p>889</text:p>
          </table:table-cell>
          <table:table-cell office:value-type="float" office:value="900" calcext:value-type="float">
            <text:p>900</text:p>
          </table:table-cell>
          <table:table-cell/>
          <table:table-cell office:value-type="string" calcext:value-type="string">
            <text:p>10.1098/rstb.2010.0247</text:p>
          </table:table-cell>
          <table:table-cell table:number-columns-repeated="5"/>
          <table:table-cell office:value-type="string" calcext:value-type="string">
            <text:p>WOS:000287302400010</text:p>
          </table:table-cell>
          <table:table-cell office:value-type="float" office:value="21320902" calcext:value-type="float">
            <text:p>21320902</text:p>
          </table:table-cell>
        </table:table-row>
        <table:table-row table:style-name="ro1">
          <table:table-cell office:value-type="string" calcext:value-type="string">
            <text:p>J</text:p>
          </table:table-cell>
          <table:table-cell office:value-type="string" calcext:value-type="string">
            <text:p>Clune, J; Goldsby, HJ; Ofria, C; Pennock, RT</text:p>
          </table:table-cell>
          <table:table-cell table:number-columns-repeated="3"/>
          <table:table-cell office:value-type="string" calcext:value-type="string">
            <text:p>Clune, Jeff; Goldsby, Heather J.; Ofria, Charles; Pennock, Robert T.</text:p>
          </table:table-cell>
          <table:table-cell table:number-columns-repeated="2"/>
          <table:table-cell office:value-type="string" calcext:value-type="string">
            <text:p>Selective pressures for accurate altruism targeting: evidence from digital evolution for difficult-to-test aspects of inclusive fitness theory</text:p>
          </table:table-cell>
          <table:table-cell office:value-type="string" calcext:value-type="string">
            <text:p>PROCEEDINGS OF THE ROYAL SOCIETY B-BIOLOGICAL SCIENCES</text:p>
          </table:table-cell>
          <table:table-cell table:number-columns-repeated="11"/>
          <table:table-cell office:value-type="string" calcext:value-type="string">
            <text:p>Inclusive fitness theory predicts that natural selection will favour altruist genes that are more accurate in targeting altruism only to copies of themselves. In this paper, we provide evidence from digital evolution in support of this prediction by competing multiple altruist-targeting mechanisms that vary in their accuracy in determining whether a potential target for altruism carries a copy of the altruist gene. We compete altruism-targeting mechanisms based on (i) kinship (kin targeting), (ii) genetic similarity at a level greater than that expected of kin (similarity targeting), and (iii) perfect knowledge of the presence of an altruist gene (green beard targeting). Natural selection always favoured the most accurate targeting mechanism available. Our investigations also revealed that evolution did not increase the altruism level when all green beard altruists used the same phenotypic marker. The green beard altruism levels stably increased only when mutations that changed the altruism level also changed the marker (e. g. beard colour), such that beard colour reliably indicated the altruism level. For kin-and similarity-targeting mechanisms, we found that evolution was able to stably adjust altruism levels. Our results confirm that natural selection favours altruist genes that are increasingly accurate in targeting altruism to only their copies. Our work also emphasizes that the concept of targeting accuracy must include both the presence of an altruist gene and the level of altruism it produces.</text:p>
          </table:table-cell>
          <table:table-cell table:number-columns-repeated="4"/>
          <table:table-cell office:value-type="string" calcext:value-type="string">
            <text:p>Ofria, Charles/0000-0003-2924-1732</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MAR 7</text:p>
          </table:table-cell>
          <table:table-cell office:value-type="float" office:value="2011" calcext:value-type="float">
            <text:p>2011</text:p>
          </table:table-cell>
          <table:table-cell office:value-type="float" office:value="278" calcext:value-type="float">
            <text:p>278</text:p>
          </table:table-cell>
          <table:table-cell office:value-type="float" office:value="1706" calcext:value-type="float">
            <text:p>1706</text:p>
          </table:table-cell>
          <table:table-cell table:number-columns-repeated="4"/>
          <table:table-cell office:value-type="float" office:value="666" calcext:value-type="float">
            <text:p>666</text:p>
          </table:table-cell>
          <table:table-cell office:value-type="float" office:value="674" calcext:value-type="float">
            <text:p>674</text:p>
          </table:table-cell>
          <table:table-cell/>
          <table:table-cell office:value-type="string" calcext:value-type="string">
            <text:p>10.1098/rspb.2010.1557</text:p>
          </table:table-cell>
          <table:table-cell table:number-columns-repeated="5"/>
          <table:table-cell office:value-type="string" calcext:value-type="string">
            <text:p>WOS:000286507400004</text:p>
          </table:table-cell>
          <table:table-cell office:value-type="float" office:value="20843843" calcext:value-type="float">
            <text:p>20843843</text:p>
          </table:table-cell>
        </table:table-row>
        <table:table-row table:style-name="ro1">
          <table:table-cell office:value-type="string" calcext:value-type="string">
            <text:p>J</text:p>
          </table:table-cell>
          <table:table-cell office:value-type="string" calcext:value-type="string">
            <text:p>Marshall, JAR</text:p>
          </table:table-cell>
          <table:table-cell table:number-columns-repeated="3"/>
          <table:table-cell office:value-type="string" calcext:value-type="string">
            <text:p>Marshall, James A. R.</text:p>
          </table:table-cell>
          <table:table-cell table:number-columns-repeated="2"/>
          <table:table-cell office:value-type="string" calcext:value-type="string">
            <text:p>Ultimate causes and the evolution of altruism</text:p>
          </table:table-cell>
          <table:table-cell office:value-type="string" calcext:value-type="string">
            <text:p>BEHAVIORAL ECOLOGY AND SOCIOBIOLOGY</text:p>
          </table:table-cell>
          <table:table-cell table:number-columns-repeated="11"/>
          <table:table-cell office:value-type="string" calcext:value-type="string">
            <text:p>Reconciling the evolution of altruism with Darwinian natural selection is frequently presented as a fundamental problem in biology. In addition to an exponentially increasing literature on specific mechanisms that can permit altruism to evolve, there has been a recent trend to establish general principles to explain altruism in populations undergoing natural selection. This paper reviews and extends one approach to understanding the ultimate causes underlying the evolution of altruism and mechanisms that can realise them, based on the Price equation. From the Price equation, we can see that such ultimate causes equate to the different ways in which the frequency of an altruistic allele in a population can increase. Under this approach, the ultimate causes underlying the evolution of altruism, given some positive fitness costs and benefits, are positive assortment of altruistic alleles with the altruistic behaviour of others, positive deviations from additive fitness effects when multiple altruists interact or bias in the inheritance of altruistic traits. In some cases, one cause can be interpreted in terms of another. The ultimate causes thus identified can be realised by a number of different mechanisms, and to demonstrate its general applicability, I use the Price equation approach to analyse a number of classical mechanisms known to support the evolution of altruism (or cooperation): repeated interaction, 'greenbeard' traits, games played on graphs and payoff synergism. I also briefly comment on other important points for the evolution of altruism, such as the ongoing debate over the predominant status of inclusive fitness as the best way to understand its evolution. I conclude by arguing that analysing the evolution of altruism in terms of its ultimate causes is the logical way to approach the problem and that, despite some of its technical limitations, the Price equation approach is a particularly powerful way of doing so.</text:p>
          </table:table-cell>
          <table:table-cell table:number-columns-repeated="16"/>
          <table:table-cell office:value-type="string" calcext:value-type="string">
            <text:p>0340-5443</text:p>
          </table:table-cell>
          <table:table-cell table:number-columns-repeated="4"/>
          <table:table-cell office:value-type="string" calcext:value-type="string">
            <text:p>MAR</text:p>
          </table:table-cell>
          <table:table-cell office:value-type="float" office:value="2011" calcext:value-type="float">
            <text:p>2011</text:p>
          </table:table-cell>
          <table:table-cell office:value-type="float" office:value="65" calcext:value-type="float">
            <text:p>65</text:p>
          </table:table-cell>
          <table:table-cell office:value-type="float" office:value="3" calcext:value-type="float">
            <text:p>3</text:p>
          </table:table-cell>
          <table:table-cell table:number-columns-repeated="2"/>
          <table:table-cell office:value-type="string" calcext:value-type="string">
            <text:p>SI</text:p>
          </table:table-cell>
          <table:table-cell/>
          <table:table-cell office:value-type="float" office:value="503" calcext:value-type="float">
            <text:p>503</text:p>
          </table:table-cell>
          <table:table-cell office:value-type="float" office:value="512" calcext:value-type="float">
            <text:p>512</text:p>
          </table:table-cell>
          <table:table-cell/>
          <table:table-cell office:value-type="string" calcext:value-type="string">
            <text:p>10.1007/s00265-010-1110-1</text:p>
          </table:table-cell>
          <table:table-cell table:number-columns-repeated="5"/>
          <table:table-cell office:value-type="string" calcext:value-type="string">
            <text:p>WOS:000287320900008</text:p>
          </table:table-cell>
          <table:table-cell/>
        </table:table-row>
        <table:table-row table:style-name="ro1">
          <table:table-cell office:value-type="string" calcext:value-type="string">
            <text:p>J</text:p>
          </table:table-cell>
          <table:table-cell office:value-type="string" calcext:value-type="string">
            <text:p>Soule, T</text:p>
          </table:table-cell>
          <table:table-cell table:number-columns-repeated="3"/>
          <table:table-cell office:value-type="string" calcext:value-type="string">
            <text:p>Soule, T.</text:p>
          </table:table-cell>
          <table:table-cell table:number-columns-repeated="2"/>
          <table:table-cell office:value-type="string" calcext:value-type="string">
            <text:p>Evolutionary Dynamics of Tag Mediated Cooperation with Multilevel Selection</text:p>
          </table:table-cell>
          <table:table-cell office:value-type="string" calcext:value-type="string">
            <text:p>EVOLUTIONARY COMPUTATION</text:p>
          </table:table-cell>
          <table:table-cell table:number-columns-repeated="11"/>
          <table:table-cell office:value-type="string" calcext:value-type="string">
            <text:p>Understanding the conditions and dynamics that produce cooperation in evolving systems remains a fundamental goal of evolutionary theory. Significant progress has been made in determining the conditions that support cooperation in simple models, but the evolutionary dynamics that lead from noncooperative conditions to cooperation are still poorly understood. And, in more complex models, even the conditions that support cooperation are not well defined. In this paper we study the dynamics of the evolution of cooperation in both a simple tag-mediated cooperation model and in a more complex version of the same system in which there is multilevel competition-competition between both individuals and populations of individuals. The results show that the inclusion of multilevel competition has both quantitative effects (increasing the frequency and duration of the periods of cooperation) and qualitative effects (introducing a new stable state) on the evolutionary dynamics of cooperation.</text:p>
          </table:table-cell>
          <table:table-cell table:number-columns-repeated="16"/>
          <table:table-cell office:value-type="string" calcext:value-type="string">
            <text:p>1063-6560</text:p>
          </table:table-cell>
          <table:table-cell table:number-columns-repeated="4"/>
          <table:table-cell office:value-type="string" calcext:value-type="string">
            <text:p>SPR</text:p>
          </table:table-cell>
          <table:table-cell office:value-type="float" office:value="2011" calcext:value-type="float">
            <text:p>2011</text:p>
          </table:table-cell>
          <table:table-cell office:value-type="float" office:value="19" calcext:value-type="float">
            <text:p>19</text:p>
          </table:table-cell>
          <table:table-cell office:value-type="float" office:value="1" calcext:value-type="float">
            <text:p>1</text:p>
          </table:table-cell>
          <table:table-cell table:number-columns-repeated="4"/>
          <table:table-cell office:value-type="float" office:value="25" calcext:value-type="float">
            <text:p>25</text:p>
          </table:table-cell>
          <table:table-cell office:value-type="float" office:value="43" calcext:value-type="float">
            <text:p>43</text:p>
          </table:table-cell>
          <table:table-cell/>
          <table:table-cell office:value-type="string" calcext:value-type="string">
            <text:p>10.1162/EVCO_a_00008</text:p>
          </table:table-cell>
          <table:table-cell table:number-columns-repeated="5"/>
          <table:table-cell office:value-type="string" calcext:value-type="string">
            <text:p>WOS:000287273700002</text:p>
          </table:table-cell>
          <table:table-cell office:value-type="float" office:value="20583911" calcext:value-type="float">
            <text:p>20583911</text:p>
          </table:table-cell>
        </table:table-row>
        <table:table-row table:style-name="ro1">
          <table:table-cell office:value-type="string" calcext:value-type="string">
            <text:p>J</text:p>
          </table:table-cell>
          <table:table-cell office:value-type="string" calcext:value-type="string">
            <text:p>Tarnita, CE; Wage, N; Nowak, MA</text:p>
          </table:table-cell>
          <table:table-cell table:number-columns-repeated="3"/>
          <table:table-cell office:value-type="string" calcext:value-type="string">
            <text:p>Tarnita, Corina E.; Wage, Nicholas; Nowak, Martin A.</text:p>
          </table:table-cell>
          <table:table-cell table:number-columns-repeated="2"/>
          <table:table-cell office:value-type="string" calcext:value-type="string">
            <text:p>Multiple strategies in structured populations</text:p>
          </table:table-cell>
          <table:table-cell office:value-type="string" calcext:value-type="string">
            <text:p>PROCEEDINGS OF THE NATIONAL ACADEMY OF SCIENCES OF THE UNITED STATES OF AMERICA</text:p>
          </table:table-cell>
          <table:table-cell table:number-columns-repeated="11"/>
          <table:table-cell office:value-type="string" calcext:value-type="string">
            <text:p>Many specific models have been proposed to study evolutionary game dynamics in structured populations, but most analytical results so far describe the competition of only two strategies. Here we derive a general result that holds for any number of strategies, for a large class of population structures under weak selection. We show that for the purpose of strategy selection any evolutionary process can be characterized by two key parameters that are coefficients in a linear inequality containing the payoff values. These structural coefficients, sigma(1) and sigma(2), depend on the particular process that is being studied, but not on the number of strategies, n, or the payoff matrix. For calculating these structural coefficients one has to investigate games with three strategies, but more are not needed. Therefore, n = 3 is the general case. Our main result has a geometric interpretation: Strategy selection is determined by the sum of two terms, the first one describing competition on the edges of the simplex and the second one in the center. Our formula includes all known weak selection criteria of evolutionary games as special cases. As a specific example we calculate games on sets and explore the synergistic interaction between direct reciprocity and spatial selection. We show that for certain parameter values both repetition and space are needed to promote evolution of cooperation.</text:p>
          </table:table-cell>
          <table:table-cell table:number-columns-repeated="3"/>
          <table:table-cell office:value-type="string" calcext:value-type="string">
            <text:p>Nowak, Martin/A-6977-2008</text:p>
          </table:table-cell>
          <table:table-cell table:number-columns-repeated="12"/>
          <table:table-cell office:value-type="string" calcext:value-type="string">
            <text:p>0027-8424</text:p>
          </table:table-cell>
          <table:table-cell table:number-columns-repeated="4"/>
          <table:table-cell table:style-name="ce1" office:value-type="string" calcext:value-type="string">
            <text:p>FEB 8</text:p>
          </table:table-cell>
          <table:table-cell office:value-type="float" office:value="2011" calcext:value-type="float">
            <text:p>2011</text:p>
          </table:table-cell>
          <table:table-cell office:value-type="float" office:value="108" calcext:value-type="float">
            <text:p>108</text:p>
          </table:table-cell>
          <table:table-cell office:value-type="float" office:value="6" calcext:value-type="float">
            <text:p>6</text:p>
          </table:table-cell>
          <table:table-cell table:number-columns-repeated="4"/>
          <table:table-cell office:value-type="float" office:value="2334" calcext:value-type="float">
            <text:p>2334</text:p>
          </table:table-cell>
          <table:table-cell office:value-type="float" office:value="2337" calcext:value-type="float">
            <text:p>2337</text:p>
          </table:table-cell>
          <table:table-cell/>
          <table:table-cell office:value-type="string" calcext:value-type="string">
            <text:p>10.1073/pnas.1016008108</text:p>
          </table:table-cell>
          <table:table-cell table:number-columns-repeated="5"/>
          <table:table-cell office:value-type="string" calcext:value-type="string">
            <text:p>WOS:000287084500032</text:p>
          </table:table-cell>
          <table:table-cell office:value-type="float" office:value="21257906" calcext:value-type="float">
            <text:p>21257906</text:p>
          </table:table-cell>
        </table:table-row>
        <table:table-row table:style-name="ro1">
          <table:table-cell office:value-type="string" calcext:value-type="string">
            <text:p>J</text:p>
          </table:table-cell>
          <table:table-cell office:value-type="string" calcext:value-type="string">
            <text:p>Sabelis, MW; Janssen, A; Takabayashi, J</text:p>
          </table:table-cell>
          <table:table-cell table:number-columns-repeated="3"/>
          <table:table-cell office:value-type="string" calcext:value-type="string">
            <text:p>Sabelis, M. W.; Janssen, A.; Takabayashi, J.</text:p>
          </table:table-cell>
          <table:table-cell table:number-columns-repeated="2"/>
          <table:table-cell office:value-type="string" calcext:value-type="string">
            <text:p>Can plants evolve stable alliances with the enemies' enemies?</text:p>
          </table:table-cell>
          <table:table-cell office:value-type="string" calcext:value-type="string">
            <text:p>JOURNAL OF PLANT INTERACTIONS</text:p>
          </table:table-cell>
          <table:table-cell table:number-columns-repeated="4"/>
          <table:table-cell office:value-type="string" calcext:value-type="string">
            <text:p>Symposium on Biological Interaction Networks that Promote Biodiversity</text:p>
          </table:table-cell>
          <table:table-cell office:value-type="string" calcext:value-type="string">
            <text:p>OCT, 2010</text:p>
          </table:table-cell>
          <table:table-cell office:value-type="string" calcext:value-type="string">
            <text:p>Kyoto Univ, Kyoto, JAPAN</text:p>
          </table:table-cell>
          <table:table-cell office:value-type="string" calcext:value-type="string">
            <text:p>Kyoto Univ Ctr Ecol Res</text:p>
          </table:table-cell>
          <table:table-cell office:value-type="string" calcext:value-type="string">
            <text:p>Kyoto Univ</text:p>
          </table:table-cell>
          <table:table-cell table:number-columns-repeated="2"/>
          <table:table-cell office:value-type="string" calcext:value-type="string">
            <text:p>Rooted and unable to evade herbivores, plants gain by supporting the enemies of herbivores. They may provide food and refuge space to predators, but also release herbivory-induced chemical signals betraying herbivores to their predators. Can we expect such plant-predator alliances to resist invasion by mutants acting as saboteurs or cheaters? Examples of such mutants are 'stealthy' herbivores that do not alert the plant and 'cry wolf' plants that invest in acquiring predators even when they harbor no or only few herbivores? Mathematical models suggest alliances to build up and breakdown due to frequency-dependent selection. Hence, we predict that tritrophic systems are prone to exhibit waves of alliance build up and breakdown, and we point out the implications for pest control through crops with genetically engineered investments in alliances with predators.</text:p>
          </table:table-cell>
          <table:table-cell table:number-columns-repeated="3"/>
          <table:table-cell office:value-type="string" calcext:value-type="string">
            <text:p>Janssen, Arne/B-2657-2009; Takabayashi, Junji/G-2212-2010</text:p>
          </table:table-cell>
          <table:table-cell office:value-type="string" calcext:value-type="string">
            <text:p>Janssen, Arne/0000-0001-5075-5303; </text:p>
          </table:table-cell>
          <table:table-cell table:number-columns-repeated="11"/>
          <table:table-cell office:value-type="string" calcext:value-type="string">
            <text:p>1742-9145</text:p>
          </table:table-cell>
          <table:table-cell office:value-type="string" calcext:value-type="string">
            <text:p>1742-9153</text:p>
          </table:table-cell>
          <table:table-cell table:number-columns-repeated="4"/>
          <table:table-cell office:value-type="float" office:value="2011" calcext:value-type="float">
            <text:p>2011</text:p>
          </table:table-cell>
          <table:table-cell office:value-type="float" office:value="6" calcext:value-type="float">
            <text:p>6</text:p>
          </table:table-cell>
          <table:table-cell table:style-name="ce1" office:value-type="string" calcext:value-type="string">
            <text:p>2-3</text:p>
          </table:table-cell>
          <table:table-cell table:number-columns-repeated="2"/>
          <table:table-cell office:value-type="string" calcext:value-type="string">
            <text:p>SI</text:p>
          </table:table-cell>
          <table:table-cell/>
          <table:table-cell office:value-type="float" office:value="71" calcext:value-type="float">
            <text:p>71</text:p>
          </table:table-cell>
          <table:table-cell office:value-type="float" office:value="75" calcext:value-type="float">
            <text:p>75</text:p>
          </table:table-cell>
          <table:table-cell office:value-type="string" calcext:value-type="string">
            <text:p>PII 934806726</text:p>
          </table:table-cell>
          <table:table-cell office:value-type="string" calcext:value-type="string">
            <text:p>10.1080/17429145.2011.556262</text:p>
          </table:table-cell>
          <table:table-cell table:number-columns-repeated="5"/>
          <table:table-cell office:value-type="string" calcext:value-type="string">
            <text:p>WOS:000288257200002</text:p>
          </table:table-cell>
          <table:table-cell/>
        </table:table-row>
        <table:table-row table:style-name="ro1">
          <table:table-cell office:value-type="string" calcext:value-type="string">
            <text:p>S</text:p>
          </table:table-cell>
          <table:table-cell office:value-type="string" calcext:value-type="string">
            <text:p>Strassmann, JE; Gilbert, OM; Queller, DC</text:p>
          </table:table-cell>
          <table:table-cell/>
          <table:table-cell office:value-type="string" calcext:value-type="string">
            <text:p>Gottesman, S; Harwood, CS</text:p>
          </table:table-cell>
          <table:table-cell/>
          <table:table-cell office:value-type="string" calcext:value-type="string">
            <text:p>Strassmann, Joan E.; Gilbert, Owen M.; Queller, David C.</text:p>
          </table:table-cell>
          <table:table-cell table:number-columns-repeated="2"/>
          <table:table-cell office:value-type="string" calcext:value-type="string">
            <text:p>Kin Discrimination and Cooperation in Microbes</text:p>
          </table:table-cell>
          <table:table-cell office:value-type="string" calcext:value-type="string">
            <text:p>ANNUAL REVIEW OF MICROBIOLOGY, VOL 65</text:p>
          </table:table-cell>
          <table:table-cell office:value-type="string" calcext:value-type="string">
            <text:p>Annual Review of Microbiology</text:p>
          </table:table-cell>
          <table:table-cell table:number-columns-repeated="10"/>
          <table:table-cell office:value-type="string" calcext:value-type="string">
            <text:p>Recognition of relatives is important in microbes because they perform many behaviors that have costs to the actor while benefiting neighbors. Microbes cooperate for nourishment, movement, virulence, iron acquisition, protection, quorum sensing, and production of multicellular biofilms or fruiting bodies. Helping others is evolutionarily favored if it benefits others who share genes for helping, as specified by kin selection theory. If microbes generally find themselves in clonal patches, then no special means of discrimination is necessary. Much real discrimination is actually of kinds, not kin, as in poison-antidote systems, such as bacteriocins, in which cells benefit their own kind by poisoning others, and in adhesion systems, in which cells of the same kind bind together. These behaviors can elevate kinship generally and make cooperation easier to evolve and maintain.</text:p>
          </table:table-cell>
          <table:table-cell table:number-columns-repeated="16"/>
          <table:table-cell office:value-type="string" calcext:value-type="string">
            <text:p>0066-4227</text:p>
          </table:table-cell>
          <table:table-cell/>
          <table:table-cell office:value-type="string" calcext:value-type="string">
            <text:p>978-0-8243-1165-0</text:p>
          </table:table-cell>
          <table:table-cell table:number-columns-repeated="3"/>
          <table:table-cell office:value-type="float" office:value="2011" calcext:value-type="float">
            <text:p>2011</text:p>
          </table:table-cell>
          <table:table-cell office:value-type="float" office:value="65" calcext:value-type="float">
            <text:p>65</text:p>
          </table:table-cell>
          <table:table-cell table:number-columns-repeated="5"/>
          <table:table-cell office:value-type="float" office:value="349" calcext:value-type="float">
            <text:p>349</text:p>
          </table:table-cell>
          <table:table-cell office:value-type="float" office:value="367" calcext:value-type="float">
            <text:p>367</text:p>
          </table:table-cell>
          <table:table-cell/>
          <table:table-cell office:value-type="string" calcext:value-type="string">
            <text:p>10.1146/annurev.micro.112408.134109</text:p>
          </table:table-cell>
          <table:table-cell table:number-columns-repeated="5"/>
          <table:table-cell office:value-type="string" calcext:value-type="string">
            <text:p>WOS:000299463800019</text:p>
          </table:table-cell>
          <table:table-cell office:value-type="float" office:value="21682642" calcext:value-type="float">
            <text:p>21682642</text:p>
          </table:table-cell>
        </table:table-row>
        <table:table-row table:style-name="ro1">
          <table:table-cell office:value-type="string" calcext:value-type="string">
            <text:p>J</text:p>
          </table:table-cell>
          <table:table-cell office:value-type="string" calcext:value-type="string">
            <text:p>Izquierdo, SS; Izquierdo, LR; Vega-Redondo, F</text:p>
          </table:table-cell>
          <table:table-cell table:number-columns-repeated="3"/>
          <table:table-cell office:value-type="string" calcext:value-type="string">
            <text:p>Izquierdo, Segismundo S.; Izquierdo, Luis R.; Vega-Redondo, Fernando</text:p>
          </table:table-cell>
          <table:table-cell table:number-columns-repeated="2"/>
          <table:table-cell office:value-type="string" calcext:value-type="string">
            <text:p>The option to leave: Conditional dissociation in the evolution of cooperation</text:p>
          </table:table-cell>
          <table:table-cell office:value-type="string" calcext:value-type="string">
            <text:p>JOURNAL OF THEORETICAL BIOLOGY</text:p>
          </table:table-cell>
          <table:table-cell table:number-columns-repeated="11"/>
          <table:table-cell office:value-type="string" calcext:value-type="string">
            <text:p>Conditional dissociation, i.e. the option to leave an interacting partner in response to his behaviour, is a mechanism that has been shown to promote cooperation in several settings, but the fundamental features that make conditional dissociation work in this way are not yet fully understood. This paper identifies some of the key conditions that make conditional dissociation lead to high levels of cooperation, explains how this mechanism can support the evolutionary coexistence of cooperative and non-cooperative behaviour typically observed in nature, and provides an analytical formula to estimate the expected degree of cooperation thus achieved. Our model involves a population of individuals who are paired to play an iterated prisoner's dilemma. All individuals share the same capacity to react to the action previously chosen by their partner and, without any other a priori constraint or exclusion, they may use any behavioural rule that is compatible with this capacity. The dynamic evolution of the population eventually enters either a non-cooperative or a partially cooperative regime, depending mainly on the expected lifetime of individuals. Whenever the partially cooperative regime materializes, the cornerstone of its long-run stability is the coexistence of defectors and "Out-for-Tat" strategists, the latter being those who start cooperating and respond to defection by merely leaving. We find, therefore, that conditional dissociation is the essential disciplinary device supporting cooperation, whilst other conditional strategies (such as Tit-for-Tat) remain present only in small population shares. These conclusions are obtained both by extensive numerical simulations and through analytical mean-field methods that approximate the stochastic simulation dynamics and deliver accurate predictions for general parameter configurations. (C) 2010 Elsevier Ltd. All rights reserved.</text:p>
          </table:table-cell>
          <table:table-cell table:number-columns-repeated="3"/>
          <table:table-cell office:value-type="string" calcext:value-type="string">
            <text:p>Izquierdo, Segismundo/C-6757-2008; Izquierdo, Luis R./K-3725-2014</text:p>
          </table:table-cell>
          <table:table-cell office:value-type="string" calcext:value-type="string">
            <text:p>Izquierdo, Segismundo/0000-0002-7113-0633; Izquierdo, Luis R./0000-0003-1057-4465</text:p>
          </table:table-cell>
          <table:table-cell table:number-columns-repeated="11"/>
          <table:table-cell office:value-type="string" calcext:value-type="string">
            <text:p>0022-5193</text:p>
          </table:table-cell>
          <table:table-cell table:number-columns-repeated="4"/>
          <table:table-cell table:style-name="ce1" office:value-type="string" calcext:value-type="string">
            <text:p>NOV 7</text:p>
          </table:table-cell>
          <table:table-cell office:value-type="float" office:value="2010" calcext:value-type="float">
            <text:p>2010</text:p>
          </table:table-cell>
          <table:table-cell office:value-type="float" office:value="267" calcext:value-type="float">
            <text:p>267</text:p>
          </table:table-cell>
          <table:table-cell office:value-type="float" office:value="1" calcext:value-type="float">
            <text:p>1</text:p>
          </table:table-cell>
          <table:table-cell table:number-columns-repeated="4"/>
          <table:table-cell office:value-type="float" office:value="76" calcext:value-type="float">
            <text:p>76</text:p>
          </table:table-cell>
          <table:table-cell office:value-type="float" office:value="84" calcext:value-type="float">
            <text:p>84</text:p>
          </table:table-cell>
          <table:table-cell/>
          <table:table-cell office:value-type="string" calcext:value-type="string">
            <text:p>10.1016/j.jtbi.2010.07.039</text:p>
          </table:table-cell>
          <table:table-cell table:number-columns-repeated="5"/>
          <table:table-cell office:value-type="string" calcext:value-type="string">
            <text:p>WOS:000282705900010</text:p>
          </table:table-cell>
          <table:table-cell office:value-type="float" office:value="20688083" calcext:value-type="float">
            <text:p>20688083</text:p>
          </table:table-cell>
        </table:table-row>
        <table:table-row table:style-name="ro1">
          <table:table-cell office:value-type="string" calcext:value-type="string">
            <text:p>J</text:p>
          </table:table-cell>
          <table:table-cell office:value-type="string" calcext:value-type="string">
            <text:p>Lei, CA; Wu, T; Jia, JY; Cong, R; Wang, L</text:p>
          </table:table-cell>
          <table:table-cell table:number-columns-repeated="3"/>
          <table:table-cell office:value-type="string" calcext:value-type="string">
            <text:p>Lei, Chuang; Wu, Te; Jia, Jian-Yuan; Cong, Rui; Wang, Long</text:p>
          </table:table-cell>
          <table:table-cell table:number-columns-repeated="2"/>
          <table:table-cell office:value-type="string" calcext:value-type="string">
            <text:p>Heterogeneity of allocation promotes cooperation in public goods games</text:p>
          </table:table-cell>
          <table:table-cell office:value-type="string" calcext:value-type="string">
            <text:p>PHYSICA A-STATISTICAL MECHANICS AND ITS APPLICATIONS</text:p>
          </table:table-cell>
          <table:table-cell table:number-columns-repeated="11"/>
          <table:table-cell office:value-type="string" calcext:value-type="string">
            <text:p>We investigate the effects of heterogeneous investment and distribution on the evolution of cooperation in the context of the public goods games. To do this, we develop a simple model in which each individual allocates differing funds to his direct neighbors based upon their difference in connectivity, because of the heterogeneity of real social ties. This difference is characterized by the weight of the link between paired individuals, with an adjustable parameter precisely controlling the heterogeneous level of ties. By numerical simulations, it is found that allocating both too much and too little funds to diverse neighbors can remarkably improve the cooperation level. However, there exists a worst mode of funds allocation leading to the most unfavorable cooperation induced by the moderate values of the parameter. In order to better reveal the potential causes behind these nontrivial phenomena we probe the microscopic characteristics including the average payoff and the cooperator density for individuals of different degrees. It demonstrates rather different dynamical behaviors between the modes of these two types of cooperation promoter. Besides, we also investigate the total link weights of individuals numerically and theoretically for negative values of the parameter, and conclude that the payoff magnitude of middle-degree nodes plays a crucial role in determining the cooperators' fate. (C) 2010 Elsevier B.V. All rights reserved.</text:p>
          </table:table-cell>
          <table:table-cell table:number-columns-repeated="3"/>
          <table:table-cell office:value-type="string" calcext:value-type="string">
            <text:p>Wang, Long/A-7798-2010; Cong, Rui/H-7022-2016</text:p>
          </table:table-cell>
          <table:table-cell office:value-type="string" calcext:value-type="string">
            <text:p>Cong, Rui/0000-0003-4159-9681</text:p>
          </table:table-cell>
          <table:table-cell table:number-columns-repeated="11"/>
          <table:table-cell office:value-type="string" calcext:value-type="string">
            <text:p>0378-4371</text:p>
          </table:table-cell>
          <table:table-cell table:number-columns-repeated="4"/>
          <table:table-cell table:style-name="ce1" office:value-type="string" calcext:value-type="string">
            <text:p>NOV 1</text:p>
          </table:table-cell>
          <table:table-cell office:value-type="float" office:value="2010" calcext:value-type="float">
            <text:p>2010</text:p>
          </table:table-cell>
          <table:table-cell office:value-type="float" office:value="389" calcext:value-type="float">
            <text:p>389</text:p>
          </table:table-cell>
          <table:table-cell office:value-type="float" office:value="21" calcext:value-type="float">
            <text:p>21</text:p>
          </table:table-cell>
          <table:table-cell table:number-columns-repeated="4"/>
          <table:table-cell office:value-type="float" office:value="4708" calcext:value-type="float">
            <text:p>4708</text:p>
          </table:table-cell>
          <table:table-cell office:value-type="float" office:value="4714" calcext:value-type="float">
            <text:p>4714</text:p>
          </table:table-cell>
          <table:table-cell/>
          <table:table-cell office:value-type="string" calcext:value-type="string">
            <text:p>10.1016/j.physa.2010.06.002</text:p>
          </table:table-cell>
          <table:table-cell table:number-columns-repeated="5"/>
          <table:table-cell office:value-type="string" calcext:value-type="string">
            <text:p>WOS:000282241600027</text:p>
          </table:table-cell>
          <table:table-cell/>
        </table:table-row>
        <table:table-row table:style-name="ro1">
          <table:table-cell office:value-type="string" calcext:value-type="string">
            <text:p>J</text:p>
          </table:table-cell>
          <table:table-cell office:value-type="string" calcext:value-type="string">
            <text:p>Lehmann, L; Rousset, F</text:p>
          </table:table-cell>
          <table:table-cell table:number-columns-repeated="3"/>
          <table:table-cell office:value-type="string" calcext:value-type="string">
            <text:p>Lehmann, Laurent; Rousset, Francois</text:p>
          </table:table-cell>
          <table:table-cell table:number-columns-repeated="2"/>
          <table:table-cell office:value-type="string" calcext:value-type="string">
            <text:p>How life history and demography promote or inhibit the evolution of helping behaviours</text:p>
          </table:table-cell>
          <table:table-cell office:value-type="string" calcext:value-type="string">
            <text:p>PHILOSOPHICAL TRANSACTIONS OF THE ROYAL SOCIETY B-BIOLOGICAL SCIENCES</text:p>
          </table:table-cell>
          <table:table-cell table:number-columns-repeated="11"/>
          <table:table-cell office:value-type="string" calcext:value-type="string">
            <text:p>In natural populations, dispersal tends to be limited so that individuals are in local competition with their neighbours. As a consequence, most behaviours tend to have a social component, e. g. they can be selfish, spiteful, cooperative or altruistic as usually considered in social evolutionary theory. How social behaviours translate into fitness costs and benefits depends considerably on life-history features, as well as on local demographic and ecological conditions. Over the last four decades, evolutionists have been able to explore many of the consequences of these factors for the evolution of social behaviours. In this paper, we first recall the main theoretical concepts required to understand social evolution. We then discuss how life history, demography and ecology promote or inhibit the evolution of helping behaviours, but the arguments developed for helping can be extended to essentially any social trait. The analysis suggests that, on a theoretical level, it is possible to contrast three critical benefit-to-cost ratios beyond which costly helping is selected for (three quantitative rules for the evolution of altruism). But comparison between theoretical results and empirical data has always been difficult in the literature, partly because of the perennial question of the scale at which relatedness should be measured under localized dispersal. We then provide three answers to this question.</text:p>
          </table:table-cell>
          <table:table-cell table:number-columns-repeated="3"/>
          <table:table-cell office:value-type="string" calcext:value-type="string">
            <text:p>lehmann, laurent/B-6875-2012</text:p>
          </table:table-cell>
          <table:table-cell table:number-columns-repeated="12"/>
          <table:table-cell office:value-type="string" calcext:value-type="string">
            <text:p>0962-8436</text:p>
          </table:table-cell>
          <table:table-cell table:number-columns-repeated="4"/>
          <table:table-cell table:style-name="ce1" office:value-type="string" calcext:value-type="string">
            <text:p>SEP 12</text:p>
          </table:table-cell>
          <table:table-cell office:value-type="float" office:value="2010" calcext:value-type="float">
            <text:p>2010</text:p>
          </table:table-cell>
          <table:table-cell office:value-type="float" office:value="365" calcext:value-type="float">
            <text:p>365</text:p>
          </table:table-cell>
          <table:table-cell office:value-type="float" office:value="1553" calcext:value-type="float">
            <text:p>1553</text:p>
          </table:table-cell>
          <table:table-cell table:number-columns-repeated="4"/>
          <table:table-cell office:value-type="float" office:value="2599" calcext:value-type="float">
            <text:p>2599</text:p>
          </table:table-cell>
          <table:table-cell office:value-type="float" office:value="2617" calcext:value-type="float">
            <text:p>2617</text:p>
          </table:table-cell>
          <table:table-cell/>
          <table:table-cell office:value-type="string" calcext:value-type="string">
            <text:p>10.1098/rstb.2010.0138</text:p>
          </table:table-cell>
          <table:table-cell table:number-columns-repeated="5"/>
          <table:table-cell office:value-type="string" calcext:value-type="string">
            <text:p>WOS:000280525400002</text:p>
          </table:table-cell>
          <table:table-cell office:value-type="float" office:value="20679105" calcext:value-type="float">
            <text:p>20679105</text:p>
          </table:table-cell>
        </table:table-row>
        <table:table-row table:style-name="ro1">
          <table:table-cell office:value-type="string" calcext:value-type="string">
            <text:p>J</text:p>
          </table:table-cell>
          <table:table-cell office:value-type="string" calcext:value-type="string">
            <text:p>McGlothlin, JW; Moore, AJ; Wolf, JB; Brodie, ED</text:p>
          </table:table-cell>
          <table:table-cell table:number-columns-repeated="3"/>
          <table:table-cell office:value-type="string" calcext:value-type="string">
            <text:p>McGlothlin, Joel W.; Moore, Allen J.; Wolf, Jason B.; Brodie, Edmund D., III</text:p>
          </table:table-cell>
          <table:table-cell table:number-columns-repeated="2"/>
          <table:table-cell office:value-type="string" calcext:value-type="string">
            <text:p>INTERACTING PHENOTYPES AND THE EVOLUTIONARY PROCESS. III. SOCIAL EVOLUTION</text:p>
          </table:table-cell>
          <table:table-cell office:value-type="string" calcext:value-type="string">
            <text:p>EVOLUTION</text:p>
          </table:table-cell>
          <table:table-cell table:number-columns-repeated="11"/>
          <table:table-cell office:value-type="string" calcext:value-type="string">
            <text:p>Interactions among conspecifics influence social evolution through two distinct but intimately related paths. First, they provide the opportunity for indirect genetic effects (IGEs), where genes expressed in one individual influence the expression of traits in others. Second, interactions can generate social selection when traits expressed in one individual influence the fitness of others. Here, we present a quantitative genetic model of multivariate trait evolution that integrates the effects of both IGEs and social selection, which have previously been modeled independently. We show that social selection affects evolutionary change whenever the breeding value of one individual covaries with the phenotype of its social partners. This covariance can be created by both relatedness and IGEs, which are shown to have parallel roles in determining evolutionary response. We show that social selection is central to the estimation of inclusive fitness and derive a version of Hamilton's rule showing the symmetrical effects of relatedness and IGEs on the evolution of altruism. We illustrate the utility of our approach using altruism, greenbeards, aggression, and weapons as examples. Our model provides a general predictive equation for the evolution of social phenotypes that encompasses specific cases such as kin selection and reciprocity. The parameters can be measured empirically, and we emphasize the importance of considering both IGEs and social selection, in addition to relatedness, when testing hypotheses about social evolution.</text:p>
          </table:table-cell>
          <table:table-cell table:number-columns-repeated="3"/>
          <table:table-cell office:value-type="string" calcext:value-type="string">
            <text:p>McGlothlin, Joel/B-8222-2008; Brodie III, Edmund/B-2335-2013; Wolf, Jason/C-6714-2013</text:p>
          </table:table-cell>
          <table:table-cell office:value-type="string" calcext:value-type="string">
            <text:p>McGlothlin, Joel/0000-0003-3645-6264; Wolf, Jason/0000-0003-3112-6602</text:p>
          </table:table-cell>
          <table:table-cell table:number-columns-repeated="11"/>
          <table:table-cell office:value-type="string" calcext:value-type="string">
            <text:p>0014-3820</text:p>
          </table:table-cell>
          <table:table-cell office:value-type="string" calcext:value-type="string">
            <text:p>1558-5646</text:p>
          </table:table-cell>
          <table:table-cell table:number-columns-repeated="3"/>
          <table:table-cell office:value-type="string" calcext:value-type="string">
            <text:p>SEP</text:p>
          </table:table-cell>
          <table:table-cell office:value-type="float" office:value="2010" calcext:value-type="float">
            <text:p>2010</text:p>
          </table:table-cell>
          <table:table-cell office:value-type="float" office:value="64" calcext:value-type="float">
            <text:p>64</text:p>
          </table:table-cell>
          <table:table-cell office:value-type="float" office:value="9" calcext:value-type="float">
            <text:p>9</text:p>
          </table:table-cell>
          <table:table-cell table:number-columns-repeated="4"/>
          <table:table-cell office:value-type="float" office:value="2558" calcext:value-type="float">
            <text:p>2558</text:p>
          </table:table-cell>
          <table:table-cell office:value-type="float" office:value="2574" calcext:value-type="float">
            <text:p>2574</text:p>
          </table:table-cell>
          <table:table-cell/>
          <table:table-cell office:value-type="string" calcext:value-type="string">
            <text:p>10.1111/j.1558-5646.2010.01012.x</text:p>
          </table:table-cell>
          <table:table-cell table:number-columns-repeated="5"/>
          <table:table-cell office:value-type="string" calcext:value-type="string">
            <text:p>WOS:000281636400006</text:p>
          </table:table-cell>
          <table:table-cell office:value-type="float" office:value="20394666" calcext:value-type="float">
            <text:p>20394666</text:p>
          </table:table-cell>
        </table:table-row>
        <table:table-row table:style-name="ro1">
          <table:table-cell office:value-type="string" calcext:value-type="string">
            <text:p>J</text:p>
          </table:table-cell>
          <table:table-cell office:value-type="string" calcext:value-type="string">
            <text:p>Shiojiri, K; Ozawa, R; Kugimiya, S; Uefune, M; van Wijk, M; Sabelis, MW; Takabayashi, J</text:p>
          </table:table-cell>
          <table:table-cell table:number-columns-repeated="3"/>
          <table:table-cell office:value-type="string" calcext:value-type="string">
            <text:p>Shiojiri, Kaori; Ozawa, Rika; Kugimiya, Soichi; Uefune, Masayoshi; van Wijk, Michiel; Sabelis, Maurice W.; Takabayashi, Junji</text:p>
          </table:table-cell>
          <table:table-cell table:number-columns-repeated="2"/>
          <table:table-cell office:value-type="string" calcext:value-type="string">
            <text:p>Herbivore-Specific, Density-Dependent Induction of Plant Volatiles: Honest or "Cry Wolf'' Signals?</text:p>
          </table:table-cell>
          <table:table-cell office:value-type="string" calcext:value-type="string">
            <text:p>PLOS ONE</text:p>
          </table:table-cell>
          <table:table-cell table:number-columns-repeated="11"/>
          <table:table-cell office:value-type="string" calcext:value-type="string">
            <text:p>Plants release volatile chemicals upon attack by herbivorous arthropods. They do so commonly in a dose-dependent manner: the more herbivores, the more volatiles released. The volatiles attract predatory arthropods and the amount determines the probability of predator response. We show that seedlings of a cabbage variety (Brassica oleracea var. capitata, cv Shikidori) also show such a response to the density of cabbage white (Pieris rapae) larvae and attract more (naive) parasitoids (Cotesia glomerata) when there are more herbivores on the plant. However, when attacked by diamondback moth (Plutella xylostella) larvae, seedlings of the same variety (cv Shikidori) release volatiles, the total amount of which is high and constant and thus independent of caterpillar density, and naive parasitoids (Cotesia vestalis) of diamondback moth larvae fail to discriminate herbivore-rich from herbivore-poor plants. In contrast, seedlings of another cabbage variety of B. oleracea (var. acephala: kale) respond in a dose-dependent manner to the density of diamondback moth larvae and attract more parasitoids when there are more herbivores. Assuming these responses of the cabbage cultivars reflect behaviour of at least some genotypes of wild plants, we provide arguments why the behaviour of kale (B. oleracea var acephala) is best interpreted as an honest signaling strategy and that of cabbage cv Shikidori (B. oleracea var capitata) as a "cry wolf'' signaling strategy, implying a conflict of interest between the plant and the enemies of its herbivores: the plant profits from being visited by the herbivore's enemies, but the latter would be better off by visiting other plants with more herbivores. If so, evolutionary theory on alarm signaling predicts consequences of major interest to students of plant protection, tritrophic systems and communication alike.</text:p>
          </table:table-cell>
          <table:table-cell table:number-columns-repeated="3"/>
          <table:table-cell office:value-type="string" calcext:value-type="string">
            <text:p>Takabayashi, Junji/G-2212-2010</text:p>
          </table:table-cell>
          <table:table-cell table:number-columns-repeated="12"/>
          <table:table-cell office:value-type="string" calcext:value-type="string">
            <text:p>1932-6203</text:p>
          </table:table-cell>
          <table:table-cell table:number-columns-repeated="4"/>
          <table:table-cell table:style-name="ce1" office:value-type="string" calcext:value-type="string">
            <text:p>AUG 17</text:p>
          </table:table-cell>
          <table:table-cell office:value-type="float" office:value="2010" calcext:value-type="float">
            <text:p>2010</text:p>
          </table:table-cell>
          <table:table-cell office:value-type="float" office:value="5" calcext:value-type="float">
            <text:p>5</text:p>
          </table:table-cell>
          <table:table-cell office:value-type="float" office:value="8" calcext:value-type="float">
            <text:p>8</text:p>
          </table:table-cell>
          <table:table-cell table:number-columns-repeated="6"/>
          <table:table-cell office:value-type="string" calcext:value-type="string">
            <text:p>e12161</text:p>
          </table:table-cell>
          <table:table-cell office:value-type="string" calcext:value-type="string">
            <text:p>10.1371/journal.pone.0012161</text:p>
          </table:table-cell>
          <table:table-cell table:number-columns-repeated="5"/>
          <table:table-cell office:value-type="string" calcext:value-type="string">
            <text:p>WOS:000280968100005</text:p>
          </table:table-cell>
          <table:table-cell office:value-type="float" office:value="20808961" calcext:value-type="float">
            <text:p>20808961</text:p>
          </table:table-cell>
        </table:table-row>
        <table:table-row table:style-name="ro1">
          <table:table-cell office:value-type="string" calcext:value-type="string">
            <text:p>J</text:p>
          </table:table-cell>
          <table:table-cell office:value-type="string" calcext:value-type="string">
            <text:p>Tanimoto, J</text:p>
          </table:table-cell>
          <table:table-cell table:number-columns-repeated="3"/>
          <table:table-cell office:value-type="string" calcext:value-type="string">
            <text:p>Tanimoto, Jun</text:p>
          </table:table-cell>
          <table:table-cell table:number-columns-repeated="2"/>
          <table:table-cell office:value-type="string" calcext:value-type="string">
            <text:p>The effect of assortativity by degree on emerging cooperation in a 2 x 2 dilemma game played on an evolutionary network</text:p>
          </table:table-cell>
          <table:table-cell office:value-type="string" calcext:value-type="string">
            <text:p>PHYSICA A-STATISTICAL MECHANICS AND ITS APPLICATIONS</text:p>
          </table:table-cell>
          <table:table-cell table:number-columns-repeated="11"/>
          <table:table-cell office:value-type="string" calcext:value-type="string">
            <text:p>A series of numerical experiments on 2 x 2 games using a co-evolutionary model, including both networks and strategies, was performed. A relationship between assortativity by degree of the evolved network and emerging cooperation was investigated. In the Prisoner's Dilemma (PD) game class, the evolutionary trajectory for a weak dilemma game favors a network with positive assortative coefficient and easily attains a cooperative situation. A game implemented with a stronger dilemma, however, makes the network very heterogeneous, with a negative assortative coefficient required to solve the dilemma situation. This implies that the dilemma strength in the PD significantly affects the direction adopted by the assortative coefficient during evolutionary processes in the co-evolutionary model. (C) 2010 Elsevier B.V. All rights reserved.</text:p>
          </table:table-cell>
          <table:table-cell table:number-columns-repeated="16"/>
          <table:table-cell office:value-type="string" calcext:value-type="string">
            <text:p>0378-4371</text:p>
          </table:table-cell>
          <table:table-cell table:number-columns-repeated="4"/>
          <table:table-cell table:style-name="ce1" office:value-type="string" calcext:value-type="string">
            <text:p>AUG 15</text:p>
          </table:table-cell>
          <table:table-cell office:value-type="float" office:value="2010" calcext:value-type="float">
            <text:p>2010</text:p>
          </table:table-cell>
          <table:table-cell office:value-type="float" office:value="389" calcext:value-type="float">
            <text:p>389</text:p>
          </table:table-cell>
          <table:table-cell office:value-type="float" office:value="16" calcext:value-type="float">
            <text:p>16</text:p>
          </table:table-cell>
          <table:table-cell table:number-columns-repeated="4"/>
          <table:table-cell office:value-type="float" office:value="3325" calcext:value-type="float">
            <text:p>3325</text:p>
          </table:table-cell>
          <table:table-cell office:value-type="float" office:value="3335" calcext:value-type="float">
            <text:p>3335</text:p>
          </table:table-cell>
          <table:table-cell/>
          <table:table-cell office:value-type="string" calcext:value-type="string">
            <text:p>10.1016/j.physa.2010.03.020</text:p>
          </table:table-cell>
          <table:table-cell table:number-columns-repeated="5"/>
          <table:table-cell office:value-type="string" calcext:value-type="string">
            <text:p>WOS:000279834400033</text:p>
          </table:table-cell>
          <table:table-cell/>
        </table:table-row>
        <table:table-row table:style-name="ro1">
          <table:table-cell office:value-type="string" calcext:value-type="string">
            <text:p>J</text:p>
          </table:table-cell>
          <table:table-cell office:value-type="string" calcext:value-type="string">
            <text:p>Lubashevsky, I; Kanemoto, S</text:p>
          </table:table-cell>
          <table:table-cell table:number-columns-repeated="3"/>
          <table:table-cell office:value-type="string" calcext:value-type="string">
            <text:p>Lubashevsky, I.; Kanemoto, S.</text:p>
          </table:table-cell>
          <table:table-cell table:number-columns-repeated="2"/>
          <table:table-cell office:value-type="string" calcext:value-type="string">
            <text:p>Scale-free memory model for multiagent reinforcement learning. Mean field approximation and rock-paper-scissors dynamics</text:p>
          </table:table-cell>
          <table:table-cell office:value-type="string" calcext:value-type="string">
            <text:p>EUROPEAN PHYSICAL JOURNAL B</text:p>
          </table:table-cell>
          <table:table-cell table:number-columns-repeated="11"/>
          <table:table-cell office:value-type="string" calcext:value-type="string">
            <text:p>A continuous time model for multiagent systems governed by reinforcement learning with scale-free memory is developed. The agents are assumed to act independently of one another in optimizing their choice of possible actions via trial-and-error search. To gain awareness about the action value the agents accumulate in their memory the rewards obtained from taking a specific action at each moment of time. The contribution of the rewards in the past to the agent current perception of action value is described by an integral operator with a power-law kernel. Finally a fractional differential equation governing the system dynamics is obtained. The agents are considered to interact with one another implicitly via the reward of one agent depending on the choice of the other agents. The pairwise interaction model is adopted to describe this effect. As a specific example of systems with non-transitive interactions, a two agent and three agent systems of the rock-paper-scissors type are analyzed in detail, including the stability analysis and numerical simulation. Scale-free memory is demonstrated to cause complex dynamics of the systems at hand. In particular, it is shown that there can be simultaneously two modes of the system instability undergoing subcritical and supercritical bifurcation, with the latter one exhibiting anomalous oscillations with the amplitude and period growing with time. Besides, the instability onset via this supercritical mode may be regarded as "altruism self-organization". For the three agent system the instability dynamics is found to be rather irregular and can be composed of alternate fragments of oscillations different in their properties.</text:p>
          </table:table-cell>
          <table:table-cell table:number-columns-repeated="16"/>
          <table:table-cell office:value-type="string" calcext:value-type="string">
            <text:p>1434-6028</text:p>
          </table:table-cell>
          <table:table-cell table:number-columns-repeated="4"/>
          <table:table-cell office:value-type="string" calcext:value-type="string">
            <text:p>JUL</text:p>
          </table:table-cell>
          <table:table-cell office:value-type="float" office:value="2010" calcext:value-type="float">
            <text:p>2010</text:p>
          </table:table-cell>
          <table:table-cell office:value-type="float" office:value="76" calcext:value-type="float">
            <text:p>76</text:p>
          </table:table-cell>
          <table:table-cell office:value-type="float" office:value="1" calcext:value-type="float">
            <text:p>1</text:p>
          </table:table-cell>
          <table:table-cell table:number-columns-repeated="4"/>
          <table:table-cell office:value-type="float" office:value="69" calcext:value-type="float">
            <text:p>69</text:p>
          </table:table-cell>
          <table:table-cell office:value-type="float" office:value="85" calcext:value-type="float">
            <text:p>85</text:p>
          </table:table-cell>
          <table:table-cell/>
          <table:table-cell office:value-type="string" calcext:value-type="string">
            <text:p>10.1140/epjb/e2010-00201-8</text:p>
          </table:table-cell>
          <table:table-cell table:number-columns-repeated="5"/>
          <table:table-cell office:value-type="string" calcext:value-type="string">
            <text:p>WOS:000280089900008</text:p>
          </table:table-cell>
          <table:table-cell/>
        </table:table-row>
        <table:table-row table:style-name="ro1">
          <table:table-cell office:value-type="string" calcext:value-type="string">
            <text:p>J</text:p>
          </table:table-cell>
          <table:table-cell office:value-type="string" calcext:value-type="string">
            <text:p>Garcia-Retamero, R; Takezawa, M; Galesic, M</text:p>
          </table:table-cell>
          <table:table-cell table:number-columns-repeated="3"/>
          <table:table-cell office:value-type="string" calcext:value-type="string">
            <text:p>Garcia-Retamero, Rocio; Takezawa, Masanori; Galesic, Mirta</text:p>
          </table:table-cell>
          <table:table-cell table:number-columns-repeated="2"/>
          <table:table-cell office:value-type="string" calcext:value-type="string">
            <text:p>Simple mechanisms for gathering social information</text:p>
          </table:table-cell>
          <table:table-cell office:value-type="string" calcext:value-type="string">
            <text:p>NEW IDEAS IN PSYCHOLOGY</text:p>
          </table:table-cell>
          <table:table-cell table:number-columns-repeated="11"/>
          <table:table-cell office:value-type="string" calcext:value-type="string">
            <text:p>Social contexts are notoriously complex, yet decisions are nevertheless made by using simple strategies. We argue that the concept of fast and frugal heuristics provides a promising framework for understanding how we gather social information to make decisions in social environments. That is, we assume that under limitations of time, energy, and computational resources people use cognitively based shortcuts that rely on information from social environments to solve different types of real problems. We review three successful applications of heuristics to the social arena. We first introduce some commonly faced social inference problems (e.g., selecting a mate or deciding whether to cooperate with someone) and then discuss how individuals can use simple strategies to solve such problems. For each problem, we consider how social environments are structured, and how we take advantage of this structure when using heuristics to make inferences and decisions. (C) 2009 Elsevier Ltd. All rights reserved.</text:p>
          </table:table-cell>
          <table:table-cell table:number-columns-repeated="3"/>
          <table:table-cell office:value-type="string" calcext:value-type="string">
            <text:p>Galesic, Mirta/B-8327-2012; </text:p>
          </table:table-cell>
          <table:table-cell office:value-type="string" calcext:value-type="string">
            <text:p>Galesic, Mirta/0000-0002-3537-8359; Garcia-Retamero, Rocio/0000-0001-9140-8519</text:p>
          </table:table-cell>
          <table:table-cell table:number-columns-repeated="11"/>
          <table:table-cell office:value-type="string" calcext:value-type="string">
            <text:p>0732-118X</text:p>
          </table:table-cell>
          <table:table-cell table:number-columns-repeated="4"/>
          <table:table-cell office:value-type="string" calcext:value-type="string">
            <text:p>APR</text:p>
          </table:table-cell>
          <table:table-cell office:value-type="float" office:value="2010" calcext:value-type="float">
            <text:p>2010</text:p>
          </table:table-cell>
          <table:table-cell office:value-type="float" office:value="28" calcext:value-type="float">
            <text:p>28</text:p>
          </table:table-cell>
          <table:table-cell office:value-type="float" office:value="1" calcext:value-type="float">
            <text:p>1</text:p>
          </table:table-cell>
          <table:table-cell table:number-columns-repeated="4"/>
          <table:table-cell office:value-type="float" office:value="49" calcext:value-type="float">
            <text:p>49</text:p>
          </table:table-cell>
          <table:table-cell office:value-type="float" office:value="63" calcext:value-type="float">
            <text:p>63</text:p>
          </table:table-cell>
          <table:table-cell/>
          <table:table-cell office:value-type="string" calcext:value-type="string">
            <text:p>10.1016/j.newideapsych.2009.05.002</text:p>
          </table:table-cell>
          <table:table-cell table:number-columns-repeated="5"/>
          <table:table-cell office:value-type="string" calcext:value-type="string">
            <text:p>WOS:000272819900004</text:p>
          </table:table-cell>
          <table:table-cell/>
        </table:table-row>
        <table:table-row table:style-name="ro1">
          <table:table-cell office:value-type="string" calcext:value-type="string">
            <text:p>J</text:p>
          </table:table-cell>
          <table:table-cell office:value-type="string" calcext:value-type="string">
            <text:p>Wardil, L; da Silva, JKL</text:p>
          </table:table-cell>
          <table:table-cell table:number-columns-repeated="3"/>
          <table:table-cell office:value-type="string" calcext:value-type="string">
            <text:p>Wardil, Lucas; da Silva, Jafferson K. L.</text:p>
          </table:table-cell>
          <table:table-cell table:number-columns-repeated="2"/>
          <table:table-cell office:value-type="string" calcext:value-type="string">
            <text:p>Distinguishing the opponents promotes cooperation in well-mixed populations</text:p>
          </table:table-cell>
          <table:table-cell office:value-type="string" calcext:value-type="string">
            <text:p>PHYSICAL REVIEW E</text:p>
          </table:table-cell>
          <table:table-cell table:number-columns-repeated="11"/>
          <table:table-cell office:value-type="string" calcext:value-type="string">
            <text:p>Cooperation has been widely studied when an individual strategy is adopted against all coplayers. In this context, some extra mechanisms, such as punishment, reward, memory, and network reciprocity must be introduced in order to keep cooperators alive. Here, we adopt a different point of view. We study the adoption of different strategies against different opponents instead of adoption of the same strategy against all of them. In the context of the prisoner dilemma, we consider an evolutionary process in which strategies that provide more benefits are imitated and the players replace the strategy used in one of the interactions furnishing the worst payoff. Individuals are set in a well-mixed population, so that network reciprocity effect is excluded and both synchronous and asynchronous updates are analyzed. As a consequence of the replacement rule, we show that mutual cooperation is never destroyed and the initial fraction of mutual cooperation is a lower bound for the level of cooperation. We show by simulation and mean-field analysis that (i) cooperation dominates for synchronous update and (ii) only the initial mutual cooperation is maintained for asynchronous update. As a side effect of the replacement rule, an "implicit punishment" mechanism comes up in a way that exploitations are always neutralized providing evolutionary stability for cooperation.</text:p>
          </table:table-cell>
          <table:table-cell table:number-columns-repeated="3"/>
          <table:table-cell office:value-type="string" calcext:value-type="string">
            <text:p>da Silva, Jafferson/A-4704-2008; Wardil, Lucas/B-3526-2015</text:p>
          </table:table-cell>
          <table:table-cell office:value-type="string" calcext:value-type="string">
            <text:p>Wardil, Lucas/0000-0003-2964-948X</text:p>
          </table:table-cell>
          <table:table-cell table:number-columns-repeated="11"/>
          <table:table-cell office:value-type="string" calcext:value-type="string">
            <text:p>1539-3755</text:p>
          </table:table-cell>
          <table:table-cell table:number-columns-repeated="4"/>
          <table:table-cell office:value-type="string" calcext:value-type="string">
            <text:p>MAR</text:p>
          </table:table-cell>
          <table:table-cell office:value-type="float" office:value="2010" calcext:value-type="float">
            <text:p>2010</text:p>
          </table:table-cell>
          <table:table-cell office:value-type="float" office:value="81" calcext:value-type="float">
            <text:p>81</text:p>
          </table:table-cell>
          <table:table-cell office:value-type="float" office:value="3" calcext:value-type="float">
            <text:p>3</text:p>
          </table:table-cell>
          <table:table-cell office:value-type="float" office:value="2" calcext:value-type="float">
            <text:p>2</text:p>
          </table:table-cell>
          <table:table-cell table:number-columns-repeated="5"/>
          <table:table-cell office:value-type="float" office:value="36115" calcext:value-type="float">
            <text:p>36115</text:p>
          </table:table-cell>
          <table:table-cell office:value-type="string" calcext:value-type="string">
            <text:p>10.1103/PhysRevE.81.036115</text:p>
          </table:table-cell>
          <table:table-cell table:number-columns-repeated="5"/>
          <table:table-cell office:value-type="string" calcext:value-type="string">
            <text:p>WOS:000276199400022</text:p>
          </table:table-cell>
          <table:table-cell office:value-type="float" office:value="20365823" calcext:value-type="float">
            <text:p>20365823</text:p>
          </table:table-cell>
        </table:table-row>
        <table:table-row table:style-name="ro1">
          <table:table-cell office:value-type="string" calcext:value-type="string">
            <text:p>J</text:p>
          </table:table-cell>
          <table:table-cell office:value-type="string" calcext:value-type="string">
            <text:p>Taylor, PD; Grafen, A</text:p>
          </table:table-cell>
          <table:table-cell table:number-columns-repeated="3"/>
          <table:table-cell office:value-type="string" calcext:value-type="string">
            <text:p>Taylor, Peter D.; Grafen, A.</text:p>
          </table:table-cell>
          <table:table-cell table:number-columns-repeated="2"/>
          <table:table-cell office:value-type="string" calcext:value-type="string">
            <text:p>Relatedness with different interaction configurations</text:p>
          </table:table-cell>
          <table:table-cell office:value-type="string" calcext:value-type="string">
            <text:p>JOURNAL OF THEORETICAL BIOLOGY</text:p>
          </table:table-cell>
          <table:table-cell table:number-columns-repeated="11"/>
          <table:table-cell office:value-type="string" calcext:value-type="string">
            <text:p>In an inclusive fitness model of social behaviour, a key concept is that of the relatedness between two interactants. This is typically calculated with reference to a "focal" actor taken to be representative of all actors, but when there are different interaction configurations, relatedness must be constructed as an average over all such configurations. We provide an example of such a calculation in an island model with local reproduction but global mortality, leading to variable island size and hence variable numbers of individual interactions. We find that the analysis of this example significantly sharpens our understanding of relatedness. As an application, we obtain a version of Hamilton's rule for a tag-based model of altruism in a randomly mixed population. For large populations, the selective advantage of altruism is enhanced by low (but not too low) tag mutation rates and large numbers of tags. For moderate population sizes and moderate numbers of tags, we find a window of tag mutation rates with critical benefit/cost ratios of between 1 and 3. (C) 2009 Elsevier Ltd. All rights reserved.</text:p>
          </table:table-cell>
          <table:table-cell table:number-columns-repeated="4"/>
          <table:table-cell office:value-type="string" calcext:value-type="string">
            <text:p>Grafen, Alan/0000-0002-1843-6457</text:p>
          </table:table-cell>
          <table:table-cell table:number-columns-repeated="11"/>
          <table:table-cell office:value-type="string" calcext:value-type="string">
            <text:p>0022-5193</text:p>
          </table:table-cell>
          <table:table-cell table:number-columns-repeated="4"/>
          <table:table-cell table:style-name="ce1" office:value-type="string" calcext:value-type="string">
            <text:p>FEB 7</text:p>
          </table:table-cell>
          <table:table-cell office:value-type="float" office:value="2010" calcext:value-type="float">
            <text:p>2010</text:p>
          </table:table-cell>
          <table:table-cell office:value-type="float" office:value="262" calcext:value-type="float">
            <text:p>262</text:p>
          </table:table-cell>
          <table:table-cell office:value-type="float" office:value="3" calcext:value-type="float">
            <text:p>3</text:p>
          </table:table-cell>
          <table:table-cell table:number-columns-repeated="4"/>
          <table:table-cell office:value-type="float" office:value="391" calcext:value-type="float">
            <text:p>391</text:p>
          </table:table-cell>
          <table:table-cell office:value-type="float" office:value="397" calcext:value-type="float">
            <text:p>397</text:p>
          </table:table-cell>
          <table:table-cell/>
          <table:table-cell office:value-type="string" calcext:value-type="string">
            <text:p>10.1016/j.jtbi.2009.10.012</text:p>
          </table:table-cell>
          <table:table-cell table:number-columns-repeated="5"/>
          <table:table-cell office:value-type="string" calcext:value-type="string">
            <text:p>WOS:000274646800002</text:p>
          </table:table-cell>
          <table:table-cell office:value-type="float" office:value="19833134" calcext:value-type="float">
            <text:p>19833134</text:p>
          </table:table-cell>
        </table:table-row>
        <table:table-row table:style-name="ro1">
          <table:table-cell office:value-type="string" calcext:value-type="string">
            <text:p>J</text:p>
          </table:table-cell>
          <table:table-cell office:value-type="string" calcext:value-type="string">
            <text:p>Brown, SP; Taylor, PD</text:p>
          </table:table-cell>
          <table:table-cell table:number-columns-repeated="3"/>
          <table:table-cell office:value-type="string" calcext:value-type="string">
            <text:p>Brown, Sam P.; Taylor, Peter D.</text:p>
          </table:table-cell>
          <table:table-cell table:number-columns-repeated="2"/>
          <table:table-cell office:value-type="string" calcext:value-type="string">
            <text:p>Joint evolution of multiple social traits: a kin selection analysis</text:p>
          </table:table-cell>
          <table:table-cell office:value-type="string" calcext:value-type="string">
            <text:p>PROCEEDINGS OF THE ROYAL SOCIETY B-BIOLOGICAL SCIENCES</text:p>
          </table:table-cell>
          <table:table-cell table:number-columns-repeated="11"/>
          <table:table-cell office:value-type="string" calcext:value-type="string">
            <text:p>General models of the evolution of cooperation, altruism and other social behaviours have focused almost entirely on single traits, whereas it is clear that social traits commonly interact. We develop a general kin-selection framework for the evolution of social behaviours in multiple dimensions. We show that whenever there are interactions among social traits new behaviours can emerge that are not predicted by one-dimensional analyses. For example, a prohibitively costly cooperative trait can ultimately be favoured owing to initial evolution in other (cheaper) social traits that in turn change the cost-benefit ratio of the original trait. To understand these behaviours, we use a two-dimensional stability criterion that can be viewed as an extension of Hamilton's rule. Our principal example is the social dilemma posed by, first, the construction and, second, the exploitation of a shared public good. We find that, contrary to the separate one-dimensional analyses, evolutionary feedback between the two traits can cause an increase in the equilibrium level of selfish exploitation with increasing relatedness, while both social (production plus exploitation) and asocial (neither) strategies can be locally stable. Our results demonstrate the importance of emergent stability properties of multidimensional social dilemmas, as one-dimensional stability in all component dimensions can conceal multidimensional instability.</text:p>
          </table:table-cell>
          <table:table-cell table:number-columns-repeated="3"/>
          <table:table-cell office:value-type="string" calcext:value-type="string">
            <text:p>Brown, Sam/B-5234-2009</text:p>
          </table:table-cell>
          <table:table-cell office:value-type="string" calcext:value-type="string">
            <text:p>Brown, Sam/0000-0003-1892-9275</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FEB 7</text:p>
          </table:table-cell>
          <table:table-cell office:value-type="float" office:value="2010" calcext:value-type="float">
            <text:p>2010</text:p>
          </table:table-cell>
          <table:table-cell office:value-type="float" office:value="277" calcext:value-type="float">
            <text:p>277</text:p>
          </table:table-cell>
          <table:table-cell office:value-type="float" office:value="1680" calcext:value-type="float">
            <text:p>1680</text:p>
          </table:table-cell>
          <table:table-cell table:number-columns-repeated="4"/>
          <table:table-cell office:value-type="float" office:value="415" calcext:value-type="float">
            <text:p>415</text:p>
          </table:table-cell>
          <table:table-cell office:value-type="float" office:value="422" calcext:value-type="float">
            <text:p>422</text:p>
          </table:table-cell>
          <table:table-cell/>
          <table:table-cell office:value-type="string" calcext:value-type="string">
            <text:p>10.1098/rspb.2009.1480</text:p>
          </table:table-cell>
          <table:table-cell table:number-columns-repeated="5"/>
          <table:table-cell office:value-type="string" calcext:value-type="string">
            <text:p>WOS:000273001500010</text:p>
          </table:table-cell>
          <table:table-cell office:value-type="float" office:value="19828549" calcext:value-type="float">
            <text:p>19828549</text:p>
          </table:table-cell>
        </table:table-row>
        <table:table-row table:style-name="ro1">
          <table:table-cell office:value-type="string" calcext:value-type="string">
            <text:p>J</text:p>
          </table:table-cell>
          <table:table-cell office:value-type="string" calcext:value-type="string">
            <text:p>Danchin, E; Wagner, RH</text:p>
          </table:table-cell>
          <table:table-cell table:number-columns-repeated="3"/>
          <table:table-cell office:value-type="string" calcext:value-type="string">
            <text:p>Danchin, Etienne; Wagner, Richard H.</text:p>
          </table:table-cell>
          <table:table-cell table:number-columns-repeated="2"/>
          <table:table-cell office:value-type="string" calcext:value-type="string">
            <text:p>Inclusive heritability: combining genetic and non-genetic information to study animal behavior and culture</text:p>
          </table:table-cell>
          <table:table-cell office:value-type="string" calcext:value-type="string">
            <text:p>OIKOS</text:p>
          </table:table-cell>
          <table:table-cell table:number-columns-repeated="11"/>
          <table:table-cell office:value-type="string" calcext:value-type="string">
            <text:p>Phenotypic variance results from variation in biological information possessed by individuals. Quantitative geneticists often strive to partition Out all environmental variance to measure heritability. Behavioral biologists and ecologists however, require methods to integrate genetic and environmental components of inherited phenotypic variance in order to estimate the evolutionary potential of traits, which encompasses any form of information that is inherited. To help develop this integration, we build on the tools of quantitative genetics and offer the concept of 'inclusive heritability' which identifies and unifies the various mechanisms of information transmission across generations. A controversial component of non-genetic information is animal Culture, which is the part of phenotypic variance inherited through social learning. Culture has the unique property of being transmitted horizontally and obliquely, as well as vertically. Accounting for cultural variation Would allow us to examine a broader range of evolutionary mechanisms. Culture may, for instance, produce behavioral isolating mechanisms leading to speciation. To advance the study of animal culture, we offer a definition of culture that is rooted in quantitative genetics. We also offer four testable criteria to determine whether a trait is culturally inherited. These criteria may constitute a conceptual tool to study animal culture. We briefly discuss methods to partition out cultural variance. Several authors have recently called for 'modernizing the modern synthesis' by including non-genetic factors such as epigenetics and phenotypic plasticity in order to more fully explain phenotypic evolution. Here, we further propose to broaden the concept of inheritance by incorporating the cultural component of behavior. Applying the concept of inclusive heritability may advance the integracion of multiple forms of inheritance into the study of evolution.</text:p>
          </table:table-cell>
          <table:table-cell table:number-columns-repeated="3"/>
          <table:table-cell office:value-type="string" calcext:value-type="string">
            <text:p>Danchin, Etienne/A-2299-2009</text:p>
          </table:table-cell>
          <table:table-cell table:number-columns-repeated="12"/>
          <table:table-cell office:value-type="string" calcext:value-type="string">
            <text:p>0030-1299</text:p>
          </table:table-cell>
          <table:table-cell table:number-columns-repeated="4"/>
          <table:table-cell office:value-type="string" calcext:value-type="string">
            <text:p>FEB</text:p>
          </table:table-cell>
          <table:table-cell office:value-type="float" office:value="2010" calcext:value-type="float">
            <text:p>2010</text:p>
          </table:table-cell>
          <table:table-cell office:value-type="float" office:value="119" calcext:value-type="float">
            <text:p>119</text:p>
          </table:table-cell>
          <table:table-cell office:value-type="float" office:value="2" calcext:value-type="float">
            <text:p>2</text:p>
          </table:table-cell>
          <table:table-cell table:number-columns-repeated="4"/>
          <table:table-cell office:value-type="float" office:value="210" calcext:value-type="float">
            <text:p>210</text:p>
          </table:table-cell>
          <table:table-cell office:value-type="float" office:value="218" calcext:value-type="float">
            <text:p>218</text:p>
          </table:table-cell>
          <table:table-cell/>
          <table:table-cell office:value-type="string" calcext:value-type="string">
            <text:p>10.1111/j.1600-0706.2009.17640.x</text:p>
          </table:table-cell>
          <table:table-cell table:number-columns-repeated="5"/>
          <table:table-cell office:value-type="string" calcext:value-type="string">
            <text:p>WOS:000275557500003</text:p>
          </table:table-cell>
          <table:table-cell/>
        </table:table-row>
        <table:table-row table:style-name="ro1">
          <table:table-cell office:value-type="string" calcext:value-type="string">
            <text:p>J</text:p>
          </table:table-cell>
          <table:table-cell office:value-type="string" calcext:value-type="string">
            <text:p>Nowak, MA; Tarnita, CE; Antal, T</text:p>
          </table:table-cell>
          <table:table-cell table:number-columns-repeated="3"/>
          <table:table-cell office:value-type="string" calcext:value-type="string">
            <text:p>Nowak, Martin A.; Tarnita, Corina E.; Antal, Tibor</text:p>
          </table:table-cell>
          <table:table-cell table:number-columns-repeated="2"/>
          <table:table-cell office:value-type="string" calcext:value-type="string">
            <text:p>Evolutionary dynamics in structured populations</text:p>
          </table:table-cell>
          <table:table-cell office:value-type="string" calcext:value-type="string">
            <text:p>PHILOSOPHICAL TRANSACTIONS OF THE ROYAL SOCIETY B-BIOLOGICAL SCIENCES</text:p>
          </table:table-cell>
          <table:table-cell table:number-columns-repeated="11"/>
          <table:table-cell office:value-type="string" calcext:value-type="string">
            <text:p>Evolutionary dynamics shape the living world around us. At the centre of every evolutionary process is a population of reproducing individuals. The structure of that population affects evolutionary dynamics. The individuals can be molecules, cells, viruses, multicellular organisms or humans. Whenever the fitness of individuals depends on the relative abundance of phenotypes in the population, we are in the realm of evolutionary game theory. Evolutionary game theory is a general approach that can describe the competition of species in an ecosystem, the interaction between hosts and parasites, between viruses and cells, and also the spread of ideas and behaviours in the human population. In this perspective, we review the recent advances in evolutionary game dynamics with a particular emphasis on stochastic approaches in finite sized and structured populations. We give simple, fundamental laws that determine how natural selection chooses between competing strategies. We study the well-mixed population, evolutionary graph theory, games in phenotype space and evolutionary set theory. We apply these results to the evolution of cooperation. The mechanism that leads to the evolution of cooperation in these settings could be called 'spatial selection': cooperators prevail against defectors by clustering in physical or other spaces.</text:p>
          </table:table-cell>
          <table:table-cell table:number-columns-repeated="3"/>
          <table:table-cell office:value-type="string" calcext:value-type="string">
            <text:p>Antal, Tibor/A-4512-2008; Nowak, Martin/A-6977-2008</text:p>
          </table:table-cell>
          <table:table-cell table:number-columns-repeated="12"/>
          <table:table-cell office:value-type="string" calcext:value-type="string">
            <text:p>0962-8436</text:p>
          </table:table-cell>
          <table:table-cell office:value-type="string" calcext:value-type="string">
            <text:p>1471-2970</text:p>
          </table:table-cell>
          <table:table-cell table:number-columns-repeated="3"/>
          <table:table-cell table:style-name="ce1" office:value-type="string" calcext:value-type="string">
            <text:p>JAN 12</text:p>
          </table:table-cell>
          <table:table-cell office:value-type="float" office:value="2010" calcext:value-type="float">
            <text:p>2010</text:p>
          </table:table-cell>
          <table:table-cell office:value-type="float" office:value="365" calcext:value-type="float">
            <text:p>365</text:p>
          </table:table-cell>
          <table:table-cell office:value-type="float" office:value="1537" calcext:value-type="float">
            <text:p>1537</text:p>
          </table:table-cell>
          <table:table-cell table:number-columns-repeated="4"/>
          <table:table-cell office:value-type="float" office:value="19" calcext:value-type="float">
            <text:p>19</text:p>
          </table:table-cell>
          <table:table-cell office:value-type="float" office:value="30" calcext:value-type="float">
            <text:p>30</text:p>
          </table:table-cell>
          <table:table-cell/>
          <table:table-cell office:value-type="string" calcext:value-type="string">
            <text:p>10.1098/rstb.2009.0215</text:p>
          </table:table-cell>
          <table:table-cell table:number-columns-repeated="5"/>
          <table:table-cell office:value-type="string" calcext:value-type="string">
            <text:p>WOS:000272647200004</text:p>
          </table:table-cell>
          <table:table-cell office:value-type="float" office:value="20008382" calcext:value-type="float">
            <text:p>20008382</text:p>
          </table:table-cell>
        </table:table-row>
        <table:table-row table:style-name="ro1">
          <table:table-cell office:value-type="string" calcext:value-type="string">
            <text:p>J</text:p>
          </table:table-cell>
          <table:table-cell office:value-type="string" calcext:value-type="string">
            <text:p>Lize, A; Clement, J; Cortesero, AM; Poinsot, D</text:p>
          </table:table-cell>
          <table:table-cell table:number-columns-repeated="3"/>
          <table:table-cell office:value-type="string" calcext:value-type="string">
            <text:p>Lize, Anne; Clement, Julie; Cortesero, Anne Marie; Poinsot, Denis</text:p>
          </table:table-cell>
          <table:table-cell table:number-columns-repeated="2"/>
          <table:table-cell office:value-type="string" calcext:value-type="string">
            <text:p>Kin recognition loss following anesthesia in beetle larvae (Aleochara bilineata, Coleoptera, Staphylinidae)</text:p>
          </table:table-cell>
          <table:table-cell office:value-type="string" calcext:value-type="string">
            <text:p>ANIMAL COGNITION</text:p>
          </table:table-cell>
          <table:table-cell table:number-columns-repeated="11"/>
          <table:table-cell office:value-type="string" calcext:value-type="string">
            <text:p>Kin recognition is a complex cognitive process, where an individual should detect a phenotypic cue and compare it to an internal template, which might be genetically determined (i.e., innate or acquired). Kin recognition mechanisms will depend on whether previous encounters with kin are possible or not to form the individual internal template. When relatives have never met before, kin recognition is supposed to rely on recognition alleles (which allows the innate recognition of relatives bearing them), or on self-referent phenotype matching (the individual has formed a template using its own phenotype and recognizes as kin individuals which match it closely enough). Although self-referent phenotype matching is in theory the more likely explanation, it has not been possible so far to exclude experimentally the recognition alleles' hypothesis. Here, we report that kin recognition in the solitary parasitoid larvae of Aleochara bilineata (Coleoptera; Staphylinidae) is suppressed following carbon dioxide anesthesia or chill-coma, both treatments known to cause a temporary amnesia. Treated larvae superparasitize indifferently hosts parasitized either by siblings or by non-kin larvae, while untreated larvae avoid hosts occupied by siblings. The two types of anesthesia thus suppress kin recognition, but their global effect on larvae is different. Chill-coma suppresses the ability to distinguish parasitized from unparasitized hosts and reduces parasitism rate, suggesting an aspecific impairment of sensory receptors or cognition. However, carbon dioxide narcosis only impairs kin recognition, strongly suggesting that an intact memory is necessary for kin recognition to take place. Although this study does not address the recognition alleles' hypothesis per se, our results strongly support a self-referent phenotype matching mechanism. On the whole, kin recognition in A. bilineata larvae is effective through short-term memory, because it is affected by amnesic treatments.</text:p>
          </table:table-cell>
          <table:table-cell table:number-columns-repeated="3"/>
          <table:table-cell office:value-type="string" calcext:value-type="string">
            <text:p>Lize, Anne/B-9897-2011; UMR IGEPP, INRA/A-4054-2011</text:p>
          </table:table-cell>
          <table:table-cell office:value-type="string" calcext:value-type="string">
            <text:p>Lize, Anne/0000-0002-7289-4205; </text:p>
          </table:table-cell>
          <table:table-cell table:number-columns-repeated="11"/>
          <table:table-cell office:value-type="string" calcext:value-type="string">
            <text:p>1435-9448</text:p>
          </table:table-cell>
          <table:table-cell office:value-type="string" calcext:value-type="string">
            <text:p>1435-9456</text:p>
          </table:table-cell>
          <table:table-cell table:number-columns-repeated="3"/>
          <table:table-cell office:value-type="string" calcext:value-type="string">
            <text:p>JAN</text:p>
          </table:table-cell>
          <table:table-cell office:value-type="float" office:value="2010" calcext:value-type="float">
            <text:p>2010</text:p>
          </table:table-cell>
          <table:table-cell office:value-type="float" office:value="13" calcext:value-type="float">
            <text:p>13</text:p>
          </table:table-cell>
          <table:table-cell office:value-type="float" office:value="1" calcext:value-type="float">
            <text:p>1</text:p>
          </table:table-cell>
          <table:table-cell table:number-columns-repeated="4"/>
          <table:table-cell office:value-type="float" office:value="189" calcext:value-type="float">
            <text:p>189</text:p>
          </table:table-cell>
          <table:table-cell office:value-type="float" office:value="194" calcext:value-type="float">
            <text:p>194</text:p>
          </table:table-cell>
          <table:table-cell/>
          <table:table-cell office:value-type="string" calcext:value-type="string">
            <text:p>10.1007/s10071-009-0247-7</text:p>
          </table:table-cell>
          <table:table-cell table:number-columns-repeated="5"/>
          <table:table-cell office:value-type="string" calcext:value-type="string">
            <text:p>WOS:000273030700016</text:p>
          </table:table-cell>
          <table:table-cell office:value-type="float" office:value="19526257" calcext:value-type="float">
            <text:p>19526257</text:p>
          </table:table-cell>
        </table:table-row>
        <table:table-row table:style-name="ro1">
          <table:table-cell office:value-type="string" calcext:value-type="string">
            <text:p>S</text:p>
          </table:table-cell>
          <table:table-cell office:value-type="string" calcext:value-type="string">
            <text:p>Sadedin, S; Guttmann, C</text:p>
          </table:table-cell>
          <table:table-cell/>
          <table:table-cell office:value-type="string" calcext:value-type="string">
            <text:p>Padget, J; Artikis, A; Vasconcelos, W; Stathis, K; DaSilva, VT; Matson, E; Polleres, A</text:p>
          </table:table-cell>
          <table:table-cell/>
          <table:table-cell office:value-type="string" calcext:value-type="string">
            <text:p>Sadedin, Suzanne; Guttmann, Christian</text:p>
          </table:table-cell>
          <table:table-cell table:number-columns-repeated="2"/>
          <table:table-cell office:value-type="string" calcext:value-type="string">
            <text:p>Promotion of Selfish Agents in Hierarchical Organisations</text:p>
          </table:table-cell>
          <table:table-cell office:value-type="string" calcext:value-type="string">
            <text:p>COORDINATION, ORGANIZATIONS, INSTITUTIONS AND NORMS IN AGENT SYSTEMS V</text:p>
          </table:table-cell>
          <table:table-cell office:value-type="string" calcext:value-type="string">
            <text:p>Lecture Notes in Artificial Intelligence</text:p>
          </table:table-cell>
          <table:table-cell table:number-columns-repeated="3"/>
          <table:table-cell office:value-type="string" calcext:value-type="string">
            <text:p>21st International Joint Conference on Artificial Intelligence (IJCAI-09)</text:p>
          </table:table-cell>
          <table:table-cell office:value-type="string" calcext:value-type="string">
            <text:p>JUL 11-17, 2009</text:p>
          </table:table-cell>
          <table:table-cell office:value-type="string" calcext:value-type="string">
            <text:p>Pasadena, CA</text:p>
          </table:table-cell>
          <table:table-cell table:number-columns-repeated="4"/>
          <table:table-cell office:value-type="string" calcext:value-type="string">
            <text:p>In hierarchical organisations, a preferred outcome is to promote a more productive worker to a more influential status. However, productivity is rarely directly measurable, so an individual worker often has both motive and opportunity to misrepresent his productivity. This leads to an alternative possibility: the promotion of selfish individuals. We use an agent-based model to study how selfishness and competency of agents influence their promotion in hierarchical organisations. We consider the case where selfish agents can overstate their productivity and thus obtain undeserved promotions. Our results suggest that more productive agents reach positions of power most of the time. However, even under ideal conditions, selfish agents occasionally dominate the higher levels of a hierarchical organisation, which in turn has a dramatic effect on all lower levels. For organisations of around 100-10,000 employees with 3-4 hierarchy levels, on average, the promotion of selfish agents is minimized and the promotion of competent agents is maximized. Finally, we show that judging the productivity of an individual agent has a greater impact on promoting selfish behaviour than judging the productivity of an individual's team. These results illustrate that agent-based models provide a powerful framework for examining how local interactions contribute to the large-scale properties of multi-layered organisations.</text:p>
          </table:table-cell>
          <table:table-cell table:number-columns-repeated="16"/>
          <table:table-cell office:value-type="string" calcext:value-type="string">
            <text:p>0302-9743</text:p>
          </table:table-cell>
          <table:table-cell/>
          <table:table-cell office:value-type="string" calcext:value-type="string">
            <text:p>978-3-642-14961-0</text:p>
          </table:table-cell>
          <table:table-cell table:number-columns-repeated="3"/>
          <table:table-cell office:value-type="float" office:value="2010" calcext:value-type="float">
            <text:p>2010</text:p>
          </table:table-cell>
          <table:table-cell office:value-type="float" office:value="6069" calcext:value-type="float">
            <text:p>6069</text:p>
          </table:table-cell>
          <table:table-cell table:number-columns-repeated="5"/>
          <table:table-cell office:value-type="float" office:value="163" calcext:value-type="float">
            <text:p>163</text:p>
          </table:table-cell>
          <table:table-cell office:value-type="float" office:value="178" calcext:value-type="float">
            <text:p>178</text:p>
          </table:table-cell>
          <table:table-cell table:number-columns-repeated="7"/>
          <table:table-cell office:value-type="string" calcext:value-type="string">
            <text:p>WOS:000288876000011</text:p>
          </table:table-cell>
          <table:table-cell/>
        </table:table-row>
        <table:table-row table:style-name="ro1">
          <table:table-cell office:value-type="string" calcext:value-type="string">
            <text:p>J</text:p>
          </table:table-cell>
          <table:table-cell office:value-type="string" calcext:value-type="string">
            <text:p>Gardner, A; West, SA</text:p>
          </table:table-cell>
          <table:table-cell table:number-columns-repeated="3"/>
          <table:table-cell office:value-type="string" calcext:value-type="string">
            <text:p>Gardner, Andy; West, Stuart A.</text:p>
          </table:table-cell>
          <table:table-cell table:number-columns-repeated="2"/>
          <table:table-cell office:value-type="string" calcext:value-type="string">
            <text:p>GREENBEARDS</text:p>
          </table:table-cell>
          <table:table-cell office:value-type="string" calcext:value-type="string">
            <text:p>EVOLUTION</text:p>
          </table:table-cell>
          <table:table-cell table:number-columns-repeated="11"/>
          <table:table-cell office:value-type="string" calcext:value-type="string">
            <text:p>Greenbeards are genes that can identify the presence of copies of themselves in other individuals, and cause their bearer to behave nepotistically toward those individuals. In recent years, a number of examples have been discovered, and it has been suggested that greenbeards represent one of the fundamental routes to social behaviors such as cooperation. However, despite their possible theoretical and empirical importance, many basic aspects of greenbeard biology are commonly misunderstood. Here, we distinguish between four different types of greenbeard, which differ in their evolutionary dynamics. We show that all four types exist, and that they differ in the ease with which they can be empirically detected. We clarify the inclusive fitness explanation of greenbeards, and show that they are not intragenomic outlaws. Finally, we argue that although greenbeards are likely to be most common and easiest to detect in microorganisms, they are unlikely to important in organisms such as humans.</text:p>
          </table:table-cell>
          <table:table-cell table:number-columns-repeated="3"/>
          <table:table-cell office:value-type="string" calcext:value-type="string">
            <text:p>Gardner, Andy/K-5353-2013; West, Stuart/M-3608-2014</text:p>
          </table:table-cell>
          <table:table-cell office:value-type="string" calcext:value-type="string">
            <text:p>Gardner, Andy/0000-0002-1304-3734; West, Stuart/0000-0003-2152-3153</text:p>
          </table:table-cell>
          <table:table-cell table:number-columns-repeated="11"/>
          <table:table-cell office:value-type="string" calcext:value-type="string">
            <text:p>0014-3820</text:p>
          </table:table-cell>
          <table:table-cell table:number-columns-repeated="4"/>
          <table:table-cell office:value-type="string" calcext:value-type="string">
            <text:p>JAN</text:p>
          </table:table-cell>
          <table:table-cell office:value-type="float" office:value="2010" calcext:value-type="float">
            <text:p>2010</text:p>
          </table:table-cell>
          <table:table-cell office:value-type="float" office:value="64" calcext:value-type="float">
            <text:p>64</text:p>
          </table:table-cell>
          <table:table-cell office:value-type="float" office:value="1" calcext:value-type="float">
            <text:p>1</text:p>
          </table:table-cell>
          <table:table-cell table:number-columns-repeated="4"/>
          <table:table-cell office:value-type="float" office:value="25" calcext:value-type="float">
            <text:p>25</text:p>
          </table:table-cell>
          <table:table-cell office:value-type="float" office:value="38" calcext:value-type="float">
            <text:p>38</text:p>
          </table:table-cell>
          <table:table-cell/>
          <table:table-cell office:value-type="string" calcext:value-type="string">
            <text:p>10.1111/j.1558-5646.2009.00842.x</text:p>
          </table:table-cell>
          <table:table-cell table:number-columns-repeated="5"/>
          <table:table-cell office:value-type="string" calcext:value-type="string">
            <text:p>WOS:000273455300002</text:p>
          </table:table-cell>
          <table:table-cell office:value-type="float" office:value="19780812" calcext:value-type="float">
            <text:p>19780812</text:p>
          </table:table-cell>
        </table:table-row>
        <table:table-row table:style-name="ro1">
          <table:table-cell office:value-type="string" calcext:value-type="string">
            <text:p>S</text:p>
          </table:table-cell>
          <table:table-cell office:value-type="string" calcext:value-type="string">
            <text:p>Blanchet, S; Clobert, J; Danchin, E</text:p>
          </table:table-cell>
          <table:table-cell/>
          <table:table-cell office:value-type="string" calcext:value-type="string">
            <text:p>Ostfeld, RS; Schlesinger, WH</text:p>
          </table:table-cell>
          <table:table-cell/>
          <table:table-cell office:value-type="string" calcext:value-type="string">
            <text:p>Blanchet, Simon; Clobert, Jean; Danchin, Etienne</text:p>
          </table:table-cell>
          <table:table-cell table:number-columns-repeated="2"/>
          <table:table-cell office:value-type="string" calcext:value-type="string">
            <text:p>The role of public information in ecology and conservation: an emphasis on inadvertent social information</text:p>
          </table:table-cell>
          <table:table-cell office:value-type="string" calcext:value-type="string">
            <text:p>YEAR IN ECOLOGY AND CONSERVATION BIOLOGY 2010</text:p>
          </table:table-cell>
          <table:table-cell office:value-type="string" calcext:value-type="string">
            <text:p>Annals of the New York Academy of Sciences</text:p>
          </table:table-cell>
          <table:table-cell table:number-columns-repeated="10"/>
          <table:table-cell office:value-type="string" calcext:value-type="string">
            <text:p>Public information is an emerging major topic in ecology and evolution. We review the literature about the role of public information in ecology and conservation while mainly focusing on inadvertent social information (ISI), which constitutes a major form of public information. We first define the terms of biological information that we use. We then review the accruing evidence for ISI use in many fitness-affecting decisions in plants and animals. We generalize concepts of information to encompass interspecific interactions. We then develop how intra- and interspecific information flows actually shape ecological and evolutionary dynamics. We then discuss some of the application of adopting an information-driven approach to ecology and evolution in conservation biology. Our hope is to favor the transfer of knowledge from ecology and evolution to conservation biology. We claim that this is the only way to design efficient conservation actions and illustrate how ignoring concepts of information may lead us to design conservation actions that drive endangered populations toward rather than away from extinction.</text:p>
          </table:table-cell>
          <table:table-cell table:number-columns-repeated="3"/>
          <table:table-cell office:value-type="string" calcext:value-type="string">
            <text:p>Blanchet, Simon/A-2313-2010; Danchin, Etienne/A-2299-2009; Blanchet, Simon/D-4850-2013</text:p>
          </table:table-cell>
          <table:table-cell office:value-type="string" calcext:value-type="string">
            <text:p>Blanchet, Simon/0000-0002-3843-589X</text:p>
          </table:table-cell>
          <table:table-cell table:number-columns-repeated="11"/>
          <table:table-cell office:value-type="string" calcext:value-type="string">
            <text:p>0077-8923</text:p>
          </table:table-cell>
          <table:table-cell/>
          <table:table-cell office:value-type="string" calcext:value-type="string">
            <text:p>978-1-57331-791-7</text:p>
          </table:table-cell>
          <table:table-cell table:number-columns-repeated="3"/>
          <table:table-cell office:value-type="float" office:value="2010" calcext:value-type="float">
            <text:p>2010</text:p>
          </table:table-cell>
          <table:table-cell office:value-type="float" office:value="1195" calcext:value-type="float">
            <text:p>1195</text:p>
          </table:table-cell>
          <table:table-cell table:number-columns-repeated="5"/>
          <table:table-cell office:value-type="float" office:value="149" calcext:value-type="float">
            <text:p>149</text:p>
          </table:table-cell>
          <table:table-cell office:value-type="float" office:value="168" calcext:value-type="float">
            <text:p>168</text:p>
          </table:table-cell>
          <table:table-cell/>
          <table:table-cell office:value-type="string" calcext:value-type="string">
            <text:p>10.1111/j.1749-6632.2010.05477.x</text:p>
          </table:table-cell>
          <table:table-cell table:number-columns-repeated="5"/>
          <table:table-cell office:value-type="string" calcext:value-type="string">
            <text:p>WOS:000282828200009</text:p>
          </table:table-cell>
          <table:table-cell office:value-type="float" office:value="20536822" calcext:value-type="float">
            <text:p>20536822</text:p>
          </table:table-cell>
        </table:table-row>
        <table:table-row table:style-name="ro1">
          <table:table-cell office:value-type="string" calcext:value-type="string">
            <text:p>J</text:p>
          </table:table-cell>
          <table:table-cell office:value-type="string" calcext:value-type="string">
            <text:p>Nathanson, CG; Tarnita, CE; Nowak, MA</text:p>
          </table:table-cell>
          <table:table-cell table:number-columns-repeated="3"/>
          <table:table-cell office:value-type="string" calcext:value-type="string">
            <text:p>Nathanson, Charles G.; Tarnita, Corina E.; Nowak, Martin A.</text:p>
          </table:table-cell>
          <table:table-cell table:number-columns-repeated="2"/>
          <table:table-cell office:value-type="string" calcext:value-type="string">
            <text:p>Calculating Evolutionary Dynamics in Structured Populations</text:p>
          </table:table-cell>
          <table:table-cell office:value-type="string" calcext:value-type="string">
            <text:p>PLOS COMPUTATIONAL BIOLOGY</text:p>
          </table:table-cell>
          <table:table-cell table:number-columns-repeated="11"/>
          <table:table-cell office:value-type="string" calcext:value-type="string">
            <text:p>Evolution is shaping the world around us. At the core of every evolutionary process is a population of reproducing individuals. The outcome of an evolutionary process depends on population structure. Here we provide a general formula for calculating evolutionary dynamics in a wide class of structured populations. This class includes the recently introduced "games in phenotype space" and "evolutionary set theory." There can be local interactions for determining the relative fitness of individuals, but we require global updating, which means all individuals compete uniformly for reproduction. We study the competition of two strategies in the context of an evolutionary game and determine which strategy is favored in the limit of weak selection. We derive an intuitive formula for the structure coefficient, sigma, and provide a method for efficient numerical calculation.</text:p>
          </table:table-cell>
          <table:table-cell table:number-columns-repeated="3"/>
          <table:table-cell office:value-type="string" calcext:value-type="string">
            <text:p>Nowak, Martin/A-6977-2008</text:p>
          </table:table-cell>
          <table:table-cell table:number-columns-repeated="12"/>
          <table:table-cell office:value-type="string" calcext:value-type="string">
            <text:p>1553-734X</text:p>
          </table:table-cell>
          <table:table-cell table:number-columns-repeated="4"/>
          <table:table-cell office:value-type="string" calcext:value-type="string">
            <text:p>DEC</text:p>
          </table:table-cell>
          <table:table-cell office:value-type="float" office:value="2009" calcext:value-type="float">
            <text:p>2009</text:p>
          </table:table-cell>
          <table:table-cell office:value-type="float" office:value="5" calcext:value-type="float">
            <text:p>5</text:p>
          </table:table-cell>
          <table:table-cell office:value-type="float" office:value="12" calcext:value-type="float">
            <text:p>12</text:p>
          </table:table-cell>
          <table:table-cell table:number-columns-repeated="6"/>
          <table:table-cell office:value-type="string" calcext:value-type="string">
            <text:p>e1000615</text:p>
          </table:table-cell>
          <table:table-cell office:value-type="string" calcext:value-type="string">
            <text:p>10.1371/journal.pcbi.1000615</text:p>
          </table:table-cell>
          <table:table-cell table:number-columns-repeated="5"/>
          <table:table-cell office:value-type="string" calcext:value-type="string">
            <text:p>WOS:000274229000033</text:p>
          </table:table-cell>
          <table:table-cell office:value-type="float" office:value="20019806" calcext:value-type="float">
            <text:p>20019806</text:p>
          </table:table-cell>
        </table:table-row>
        <table:table-row table:style-name="ro1">
          <table:table-cell office:value-type="string" calcext:value-type="string">
            <text:p>J</text:p>
          </table:table-cell>
          <table:table-cell office:value-type="string" calcext:value-type="string">
            <text:p>Lehmann, L; Feldman, MW; Rousset, F</text:p>
          </table:table-cell>
          <table:table-cell table:number-columns-repeated="3"/>
          <table:table-cell office:value-type="string" calcext:value-type="string">
            <text:p>Lehmann, Laurent; Feldman, Marcus W.; Rousset, Francois</text:p>
          </table:table-cell>
          <table:table-cell table:number-columns-repeated="2"/>
          <table:table-cell office:value-type="string" calcext:value-type="string">
            <text:p>ON THE EVOLUTION OF HARMING AND RECOGNITION IN FINITE PANMICTIC AND INFINITE STRUCTURED POPULATIONS</text:p>
          </table:table-cell>
          <table:table-cell office:value-type="string" calcext:value-type="string">
            <text:p>EVOLUTION</text:p>
          </table:table-cell>
          <table:table-cell table:number-columns-repeated="11"/>
          <table:table-cell office:value-type="string" calcext:value-type="string">
            <text:p>Natural selection may favor two very different types of social behaviors that have costs in vital rates (fecundity and/or survival) to the actor: helping behaviors, which increase the vital rates of recipients, and harming behaviors, which reduce the vital rates of recipients. Although social evolutionary theory has mainly dealt with helping behaviors, competition for limited resources creates ecological conditions in which an actor may benefit from expressing behaviors that reduce the vital rates of neighbors. This may occur if the reduction in vital rates decreases the intensity of competition experienced by the actor or that experienced by its offspring. Here, we explore the joint evolution of neutral recognition markers and marker-based costly conditional harming whereby actors express harming, conditional on actor and recipient bearing different conspicuous markers. We do so for two complementary demographic scenarios: finite panmictic and infinite structured populations. We find that marker-based conditional harming can evolve under a large range of recombination rates and group sizes under both finite panmictic and infinite structured populations. A direct comparison with results for the evolution of marker-based conditional helping reveals that, if everything else is equal, marker-based conditional harming is often more likely to evolve than marker-based conditional helping.</text:p>
          </table:table-cell>
          <table:table-cell table:number-columns-repeated="3"/>
          <table:table-cell office:value-type="string" calcext:value-type="string">
            <text:p>lehmann, laurent/B-6875-2012</text:p>
          </table:table-cell>
          <table:table-cell table:number-columns-repeated="12"/>
          <table:table-cell office:value-type="string" calcext:value-type="string">
            <text:p>0014-3820</text:p>
          </table:table-cell>
          <table:table-cell table:number-columns-repeated="4"/>
          <table:table-cell office:value-type="string" calcext:value-type="string">
            <text:p>NOV</text:p>
          </table:table-cell>
          <table:table-cell office:value-type="float" office:value="2009" calcext:value-type="float">
            <text:p>2009</text:p>
          </table:table-cell>
          <table:table-cell office:value-type="float" office:value="63" calcext:value-type="float">
            <text:p>63</text:p>
          </table:table-cell>
          <table:table-cell office:value-type="float" office:value="11" calcext:value-type="float">
            <text:p>11</text:p>
          </table:table-cell>
          <table:table-cell table:number-columns-repeated="4"/>
          <table:table-cell office:value-type="float" office:value="2896" calcext:value-type="float">
            <text:p>2896</text:p>
          </table:table-cell>
          <table:table-cell office:value-type="float" office:value="2913" calcext:value-type="float">
            <text:p>2913</text:p>
          </table:table-cell>
          <table:table-cell/>
          <table:table-cell office:value-type="string" calcext:value-type="string">
            <text:p>10.1111/j.1558-5646.2009.00778.x</text:p>
          </table:table-cell>
          <table:table-cell table:number-columns-repeated="5"/>
          <table:table-cell office:value-type="string" calcext:value-type="string">
            <text:p>WOS:000271031900011</text:p>
          </table:table-cell>
          <table:table-cell office:value-type="float" office:value="19624725" calcext:value-type="float">
            <text:p>19624725</text:p>
          </table:table-cell>
        </table:table-row>
        <table:table-row table:style-name="ro1">
          <table:table-cell office:value-type="string" calcext:value-type="string">
            <text:p>J</text:p>
          </table:table-cell>
          <table:table-cell office:value-type="string" calcext:value-type="string">
            <text:p>Chen, XJ; Fu, F; Wang, L</text:p>
          </table:table-cell>
          <table:table-cell table:number-columns-repeated="3"/>
          <table:table-cell office:value-type="string" calcext:value-type="string">
            <text:p>Chen, Xiaojie; Fu, Feng; Wang, Long</text:p>
          </table:table-cell>
          <table:table-cell table:number-columns-repeated="2"/>
          <table:table-cell office:value-type="string" calcext:value-type="string">
            <text:p>Social tolerance allows cooperation to prevail in an adaptive environment</text:p>
          </table:table-cell>
          <table:table-cell office:value-type="string" calcext:value-type="string">
            <text:p>PHYSICAL REVIEW E</text:p>
          </table:table-cell>
          <table:table-cell table:number-columns-repeated="11"/>
          <table:table-cell office:value-type="string" calcext:value-type="string">
            <text:p>In real situations, individuals often have moderate tolerance toward ambient cooperative environment in which they tend to avoid unfavorable interactions and search for favorable ones. How such social tolerance affects the evolution of cooperation and the resulting cooperative networks remains to be answered. To address this issue, here we present an effective model of co-evolutionary prisoner's dilemma by introducing cooperative environment and social tolerance for networked players. An individual's level of cooperative environment characterizes the cooperativity and sustainability of its interaction environment centered on itself. In our model, for paired individuals we assume that the one in better cooperative environment has a certain tolerance threshold to the opponent. If the opponent's cooperative environment level is beyond the tolerance threshold, the one in better cooperative environment cuts unilaterally the link, and rewires to others. Otherwise, the link is not severed, and meanwhile an inhomogeneous strategy imitation process between them is considered. Moreover, a player's cooperative environment is adjusted in response to the strategy choices in the neighborhood. Interestingly, we find that there exists a moderate tolerance threshold warranting the best promotion of cooperation. We explain the nontrivial results by investigating the time ratio of strategy (network) updating during the whole process and properties in emerging networks. Furthermore, we investigate the effect of memory-dependent discounting of individuals' cooperative environment on the evolution of cooperation. We also demonstrate the robustness of our results by considering two other modified co-evolutionary rules. Our results highlight the importance of appropriate tolerance threshold for the evolution of cooperation during the entangled co-evolution of strategy and structure.</text:p>
          </table:table-cell>
          <table:table-cell table:number-columns-repeated="3"/>
          <table:table-cell office:value-type="string" calcext:value-type="string">
            <text:p>Fu, Feng/A-3376-2009; Wang, Long/A-7798-2010</text:p>
          </table:table-cell>
          <table:table-cell office:value-type="string" calcext:value-type="string">
            <text:p>Fu, Feng/0000-0001-8252-1990; </text:p>
          </table:table-cell>
          <table:table-cell table:number-columns-repeated="11"/>
          <table:table-cell office:value-type="string" calcext:value-type="string">
            <text:p>1539-3755</text:p>
          </table:table-cell>
          <table:table-cell table:number-columns-repeated="4"/>
          <table:table-cell office:value-type="string" calcext:value-type="string">
            <text:p>NOV</text:p>
          </table:table-cell>
          <table:table-cell office:value-type="float" office:value="2009" calcext:value-type="float">
            <text:p>2009</text:p>
          </table:table-cell>
          <table:table-cell office:value-type="float" office:value="80" calcext:value-type="float">
            <text:p>80</text:p>
          </table:table-cell>
          <table:table-cell office:value-type="float" office:value="5" calcext:value-type="float">
            <text:p>5</text:p>
          </table:table-cell>
          <table:table-cell table:number-columns-repeated="6"/>
          <table:table-cell office:value-type="float" office:value="51104" calcext:value-type="float">
            <text:p>51104</text:p>
          </table:table-cell>
          <table:table-cell office:value-type="string" calcext:value-type="string">
            <text:p>10.1103/PhysRevE.80.051104</text:p>
          </table:table-cell>
          <table:table-cell table:number-columns-repeated="5"/>
          <table:table-cell office:value-type="string" calcext:value-type="string">
            <text:p>WOS:000272309500010</text:p>
          </table:table-cell>
          <table:table-cell office:value-type="float" office:value="20364944" calcext:value-type="float">
            <text:p>20364944</text:p>
          </table:table-cell>
        </table:table-row>
        <table:table-row table:style-name="ro1">
          <table:table-cell office:value-type="string" calcext:value-type="string">
            <text:p>J</text:p>
          </table:table-cell>
          <table:table-cell office:value-type="string" calcext:value-type="string">
            <text:p>Uitdehaag, JCM</text:p>
          </table:table-cell>
          <table:table-cell table:number-columns-repeated="3"/>
          <table:table-cell office:value-type="string" calcext:value-type="string">
            <text:p>Uitdehaag, Joost C. M.</text:p>
          </table:table-cell>
          <table:table-cell table:number-columns-repeated="2"/>
          <table:table-cell office:value-type="string" calcext:value-type="string">
            <text:p>The dependency game: Multiperson reciprocal sharing leads to stable cooperation which can evolve into group formation</text:p>
          </table:table-cell>
          <table:table-cell office:value-type="string" calcext:value-type="string">
            <text:p>JOURNAL OF THEORETICAL BIOLOGY</text:p>
          </table:table-cell>
          <table:table-cell table:number-columns-repeated="11"/>
          <table:table-cell office:value-type="string" calcext:value-type="string">
            <text:p>In the standard model for reciprocal collaboration, the repeated prisoner's dilemma (PD), it has proved difficult to establish collaboration in larger groups, necessitating the introduction of additional mechanisms such as reputation or assortedness. The problem is corroborated because current multiperson PDs model simultaneous player action, known as a common goods situation, whereas multiperson collaboration could be easier to obtain in a PD with alternate player action, a private goods situation. Here we present such a game, called a dependency game, and show that stable collaboration can be obtained in a 255 player simulation if only players are allowed to remember three previous benefactors, so they can play advanced tit-for-tat. Furthermore, we show that such a freely collaborating population is threatened by assorted strategies, which define groups that parasitize on independent tit-for-tat players. By excluding others, these groups engage in indirect reciprocal behaviour. Our model therefore combines many hither to separate collaboration-enhancing concepts into one game, and suggests that group formation and collaboration are two separate social phenomena. (C) 2009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SEP 21</text:p>
          </table:table-cell>
          <table:table-cell office:value-type="float" office:value="2009" calcext:value-type="float">
            <text:p>2009</text:p>
          </table:table-cell>
          <table:table-cell office:value-type="float" office:value="260" calcext:value-type="float">
            <text:p>260</text:p>
          </table:table-cell>
          <table:table-cell office:value-type="float" office:value="2" calcext:value-type="float">
            <text:p>2</text:p>
          </table:table-cell>
          <table:table-cell table:number-columns-repeated="4"/>
          <table:table-cell office:value-type="float" office:value="253" calcext:value-type="float">
            <text:p>253</text:p>
          </table:table-cell>
          <table:table-cell office:value-type="float" office:value="260" calcext:value-type="float">
            <text:p>260</text:p>
          </table:table-cell>
          <table:table-cell/>
          <table:table-cell office:value-type="string" calcext:value-type="string">
            <text:p>10.1016/j.jtbi.2009.06.009</text:p>
          </table:table-cell>
          <table:table-cell table:number-columns-repeated="5"/>
          <table:table-cell office:value-type="string" calcext:value-type="string">
            <text:p>WOS:000274798300007</text:p>
          </table:table-cell>
          <table:table-cell office:value-type="float" office:value="19527733" calcext:value-type="float">
            <text:p>19527733</text:p>
          </table:table-cell>
        </table:table-row>
        <table:table-row table:style-name="ro1">
          <table:table-cell office:value-type="string" calcext:value-type="string">
            <text:p>J</text:p>
          </table:table-cell>
          <table:table-cell office:value-type="string" calcext:value-type="string">
            <text:p>Zhang, QG; Buckling, A; Ellis, RJ; Godfray, HCJ</text:p>
          </table:table-cell>
          <table:table-cell table:number-columns-repeated="3"/>
          <table:table-cell office:value-type="string" calcext:value-type="string">
            <text:p>Zhang, Quan-Guo; Buckling, Angus; Ellis, Richard J.; Godfray, H. Charles J.</text:p>
          </table:table-cell>
          <table:table-cell table:number-columns-repeated="2"/>
          <table:table-cell office:value-type="string" calcext:value-type="string">
            <text:p>COEVOLUTION BETWEEN COOPERATORS AND CHEATS IN A MICROBIAL SYSTEM</text:p>
          </table:table-cell>
          <table:table-cell office:value-type="string" calcext:value-type="string">
            <text:p>EVOLUTION</text:p>
          </table:table-cell>
          <table:table-cell table:number-columns-repeated="11"/>
          <table:table-cell office:value-type="string" calcext:value-type="string">
            <text:p>In many circumstances organisms invest in cooperative activities to increase their mutual fitness but are susceptible to cheats that obtain the benefits of cooperation without investment. Natural selection may favor cooperators that resist cheats, and cheats that avoid such resistance; in theory the coevolutionary interaction may be sustained and dynamic. Here, we report evidence of antagonistic coevolution between cooperators and cheats involved in biofilm formation by Pseudomonas fluorescens bacteria. Two distinct phenotypes occur in static culture tubes: one that can form a biofilm at the air-broth interface and thus obtain improved access to oxygen, and one that colonizes the broth phase but which can also invade, and weaken, the biofilm produced by the other type. Over serial passage, biofilm producers (considered here as cooperators) evolve to become better at resisting invasion, and biofilm nonproducers (cheats) evolve to be more efficient invaders. Each type has higher performance (resistance in the case of cooperators and biofilm invasion for cheats) in competition with isolates of the other type from their past compared to that from their future, indicating a dynamic coevolutionary interaction. Such coevolution may have important consequences for the maintenance of cooperation.</text:p>
          </table:table-cell>
          <table:table-cell table:number-columns-repeated="3"/>
          <table:table-cell office:value-type="string" calcext:value-type="string">
            <text:p>Ellis, Richard/A-9176-2008; Zhang, Quan-Guo/D-5244-2015</text:p>
          </table:table-cell>
          <table:table-cell office:value-type="string" calcext:value-type="string">
            <text:p>Ellis, Richard/0000-0002-2690-9090; Zhang, Quan-Guo/0000-0001-7128-2664</text:p>
          </table:table-cell>
          <table:table-cell table:number-columns-repeated="11"/>
          <table:table-cell office:value-type="string" calcext:value-type="string">
            <text:p>0014-3820</text:p>
          </table:table-cell>
          <table:table-cell table:number-columns-repeated="4"/>
          <table:table-cell office:value-type="string" calcext:value-type="string">
            <text:p>SEP</text:p>
          </table:table-cell>
          <table:table-cell office:value-type="float" office:value="2009" calcext:value-type="float">
            <text:p>2009</text:p>
          </table:table-cell>
          <table:table-cell office:value-type="float" office:value="63" calcext:value-type="float">
            <text:p>63</text:p>
          </table:table-cell>
          <table:table-cell office:value-type="float" office:value="9" calcext:value-type="float">
            <text:p>9</text:p>
          </table:table-cell>
          <table:table-cell table:number-columns-repeated="4"/>
          <table:table-cell office:value-type="float" office:value="2248" calcext:value-type="float">
            <text:p>2248</text:p>
          </table:table-cell>
          <table:table-cell office:value-type="float" office:value="2256" calcext:value-type="float">
            <text:p>2256</text:p>
          </table:table-cell>
          <table:table-cell/>
          <table:table-cell office:value-type="string" calcext:value-type="string">
            <text:p>10.1111/j.1558-5646.2009.00708.x</text:p>
          </table:table-cell>
          <table:table-cell table:number-columns-repeated="5"/>
          <table:table-cell office:value-type="string" calcext:value-type="string">
            <text:p>WOS:000269367200005</text:p>
          </table:table-cell>
          <table:table-cell office:value-type="float" office:value="19473399" calcext:value-type="float">
            <text:p>19473399</text:p>
          </table:table-cell>
        </table:table-row>
        <table:table-row table:style-name="ro1">
          <table:table-cell office:value-type="string" calcext:value-type="string">
            <text:p>J</text:p>
          </table:table-cell>
          <table:table-cell office:value-type="string" calcext:value-type="string">
            <text:p>Rankin, DJ; Taborsky, M</text:p>
          </table:table-cell>
          <table:table-cell table:number-columns-repeated="3"/>
          <table:table-cell office:value-type="string" calcext:value-type="string">
            <text:p>Rankin, Daniel J.; Taborsky, Michael</text:p>
          </table:table-cell>
          <table:table-cell table:number-columns-repeated="2"/>
          <table:table-cell office:value-type="string" calcext:value-type="string">
            <text:p>ASSORTMENT AND THE EVOLUTION OF GENERALIZED RECIPROCITY</text:p>
          </table:table-cell>
          <table:table-cell office:value-type="string" calcext:value-type="string">
            <text:p>EVOLUTION</text:p>
          </table:table-cell>
          <table:table-cell table:number-columns-repeated="11"/>
          <table:table-cell office:value-type="string" calcext:value-type="string">
            <text:p>Reciprocity is often invoked to explain cooperation. Reciprocity is cognitively demanding, and both direct and indirect reciprocity require that individuals store information about the propensity of their partners to cooperate. By contrast, generalized reciprocity, wherein individuals help on the condition that they received help previously, only relies on whether an individual received help in a previous encounter. Such anonymous information makes generalized reciprocity hard to evolve in a well-mixed population, as the strategy will lose out to pure defectors. Here we analyze a model for the evolution of generalized reciprocity, incorporating assortment of encounters, to investigate the conditions under which it will evolve. We show that, in a well-mixed population, generalized reciprocity cannot evolve. However, incorporating assortment of encounters can favor the evolution of generalized reciprocity in which indiscriminate cooperation and defection are both unstable. We show that generalized reciprocity can evolve under both the prisoner's dilemma and the snowdrift game.</text:p>
          </table:table-cell>
          <table:table-cell table:number-columns-repeated="3"/>
          <table:table-cell office:value-type="string" calcext:value-type="string">
            <text:p>Rankin, Daniel/D-7075-2011; Rankin, Daniel/E-4178-2013; Taborsky, Michael/F-8420-2013</text:p>
          </table:table-cell>
          <table:table-cell office:value-type="string" calcext:value-type="string">
            <text:p>Rankin, Daniel/0000-0001-7709-6926; Taborsky, Michael/0000-0002-1357-4316</text:p>
          </table:table-cell>
          <table:table-cell table:number-columns-repeated="11"/>
          <table:table-cell office:value-type="string" calcext:value-type="string">
            <text:p>0014-3820</text:p>
          </table:table-cell>
          <table:table-cell table:number-columns-repeated="4"/>
          <table:table-cell office:value-type="string" calcext:value-type="string">
            <text:p>JUL</text:p>
          </table:table-cell>
          <table:table-cell office:value-type="float" office:value="2009" calcext:value-type="float">
            <text:p>2009</text:p>
          </table:table-cell>
          <table:table-cell office:value-type="float" office:value="63" calcext:value-type="float">
            <text:p>63</text:p>
          </table:table-cell>
          <table:table-cell office:value-type="float" office:value="7" calcext:value-type="float">
            <text:p>7</text:p>
          </table:table-cell>
          <table:table-cell table:number-columns-repeated="4"/>
          <table:table-cell office:value-type="float" office:value="1913" calcext:value-type="float">
            <text:p>1913</text:p>
          </table:table-cell>
          <table:table-cell office:value-type="float" office:value="1922" calcext:value-type="float">
            <text:p>1922</text:p>
          </table:table-cell>
          <table:table-cell/>
          <table:table-cell office:value-type="string" calcext:value-type="string">
            <text:p>10.1111/j.1558-5646.2009.00656.x</text:p>
          </table:table-cell>
          <table:table-cell table:number-columns-repeated="5"/>
          <table:table-cell office:value-type="string" calcext:value-type="string">
            <text:p>WOS:000267368900020</text:p>
          </table:table-cell>
          <table:table-cell office:value-type="float" office:value="19222566" calcext:value-type="float">
            <text:p>19222566</text:p>
          </table:table-cell>
        </table:table-row>
        <table:table-row table:style-name="ro1">
          <table:table-cell office:value-type="string" calcext:value-type="string">
            <text:p>J</text:p>
          </table:table-cell>
          <table:table-cell office:value-type="string" calcext:value-type="string">
            <text:p>Budding, AE; Ingham, CJ; Bitter, W; Vandenbroucke-Grauls, CM; Schneeberger, PM</text:p>
          </table:table-cell>
          <table:table-cell table:number-columns-repeated="3"/>
          <table:table-cell office:value-type="string" calcext:value-type="string">
            <text:p>Budding, A. E.; Ingham, C. J.; Bitter, W.; Vandenbroucke-Grauls, C. M.; Schneeberger, P. M.</text:p>
          </table:table-cell>
          <table:table-cell table:number-columns-repeated="2"/>
          <table:table-cell office:value-type="string" calcext:value-type="string">
            <text:p>The Dienes Phenomenon: Competition and Territoriality in Swarming Proteus mirabilis</text:p>
          </table:table-cell>
          <table:table-cell office:value-type="string" calcext:value-type="string">
            <text:p>JOURNAL OF BACTERIOLOGY</text:p>
          </table:table-cell>
          <table:table-cell table:number-columns-repeated="11"/>
          <table:table-cell office:value-type="string" calcext:value-type="string">
            <text:p>When two different strains of swarming Proteus mirabilis encounter one another on an agar plate, swarming ceases and a visible line of demarcation forms. This boundary region is known as the Dienes line and is associated with the formation of rounded cells. While the Dienes line appears to be the product of distinction between self and nonself, many aspects of its formation and function are unclear. In this work, we studied Dienes line formation using clinical isolates labeled with fluorescent proteins. We show that round cells in the Dienes line originate exclusively from one of the swarms involved and that these round cells have decreased viability. In this sense one of the swarms involved is dominant over the other. Close cell proximity is required for Dienes line formation, and when strains initiate swarming in close proximity, the dominant Dienes type has a significant competitive advantage. When one strain is killed by UV irradiation, a Dienes line does not form. Killing of the dominant strain limits the induction of round cells. We suggest that both strains are actively involved in boundary formation and that round cell formation is the result of a short-range killing mechanism that mediates a competitive advantage, an advantage highly specific to the swarming state. Dienes line formation has implications for the physiology of swarming and social recognition in bacteria.</text:p>
          </table:table-cell>
          <table:table-cell table:number-columns-repeated="16"/>
          <table:table-cell office:value-type="string" calcext:value-type="string">
            <text:p>0021-9193</text:p>
          </table:table-cell>
          <table:table-cell table:number-columns-repeated="4"/>
          <table:table-cell table:style-name="ce1" office:value-type="string" calcext:value-type="string">
            <text:p>JUN 15</text:p>
          </table:table-cell>
          <table:table-cell office:value-type="float" office:value="2009" calcext:value-type="float">
            <text:p>2009</text:p>
          </table:table-cell>
          <table:table-cell office:value-type="float" office:value="191" calcext:value-type="float">
            <text:p>191</text:p>
          </table:table-cell>
          <table:table-cell office:value-type="float" office:value="12" calcext:value-type="float">
            <text:p>12</text:p>
          </table:table-cell>
          <table:table-cell table:number-columns-repeated="4"/>
          <table:table-cell office:value-type="float" office:value="3892" calcext:value-type="float">
            <text:p>3892</text:p>
          </table:table-cell>
          <table:table-cell office:value-type="float" office:value="3900" calcext:value-type="float">
            <text:p>3900</text:p>
          </table:table-cell>
          <table:table-cell/>
          <table:table-cell office:value-type="string" calcext:value-type="string">
            <text:p>10.1128/JB.00975-08</text:p>
          </table:table-cell>
          <table:table-cell table:number-columns-repeated="5"/>
          <table:table-cell office:value-type="string" calcext:value-type="string">
            <text:p>WOS:000266454200014</text:p>
          </table:table-cell>
          <table:table-cell office:value-type="float" office:value="19251852" calcext:value-type="float">
            <text:p>19251852</text:p>
          </table:table-cell>
        </table:table-row>
        <table:table-row table:style-name="ro1">
          <table:table-cell office:value-type="string" calcext:value-type="string">
            <text:p>J</text:p>
          </table:table-cell>
          <table:table-cell office:value-type="string" calcext:value-type="string">
            <text:p>Sigmund, K</text:p>
          </table:table-cell>
          <table:table-cell table:number-columns-repeated="3"/>
          <table:table-cell office:value-type="string" calcext:value-type="string">
            <text:p>Sigmund, Karl</text:p>
          </table:table-cell>
          <table:table-cell table:number-columns-repeated="2"/>
          <table:table-cell office:value-type="string" calcext:value-type="string">
            <text:p>Sympathy and similarity: The evolutionary dynamics of cooperation</text:p>
          </table:table-cell>
          <table:table-cell office:value-type="string" calcext:value-type="string">
            <text:p>PROCEEDINGS OF THE NATIONAL ACADEMY OF SCIENCES OF THE UNITED STATES OF AMERICA</text:p>
          </table:table-cell>
          <table:table-cell table:number-columns-repeated="28"/>
          <table:table-cell office:value-type="string" calcext:value-type="string">
            <text:p>0027-8424</text:p>
          </table:table-cell>
          <table:table-cell table:number-columns-repeated="4"/>
          <table:table-cell table:style-name="ce1" office:value-type="string" calcext:value-type="string">
            <text:p>MAY 26</text:p>
          </table:table-cell>
          <table:table-cell office:value-type="float" office:value="2009" calcext:value-type="float">
            <text:p>2009</text:p>
          </table:table-cell>
          <table:table-cell office:value-type="float" office:value="106" calcext:value-type="float">
            <text:p>106</text:p>
          </table:table-cell>
          <table:table-cell office:value-type="float" office:value="21" calcext:value-type="float">
            <text:p>21</text:p>
          </table:table-cell>
          <table:table-cell table:number-columns-repeated="4"/>
          <table:table-cell office:value-type="float" office:value="8405" calcext:value-type="float">
            <text:p>8405</text:p>
          </table:table-cell>
          <table:table-cell office:value-type="float" office:value="8406" calcext:value-type="float">
            <text:p>8406</text:p>
          </table:table-cell>
          <table:table-cell/>
          <table:table-cell office:value-type="string" calcext:value-type="string">
            <text:p>10.1073/pnas.0903947106</text:p>
          </table:table-cell>
          <table:table-cell table:number-columns-repeated="5"/>
          <table:table-cell office:value-type="string" calcext:value-type="string">
            <text:p>WOS:000266432700002</text:p>
          </table:table-cell>
          <table:table-cell office:value-type="float" office:value="19451624" calcext:value-type="float">
            <text:p>19451624</text:p>
          </table:table-cell>
        </table:table-row>
        <table:table-row table:style-name="ro1">
          <table:table-cell office:value-type="string" calcext:value-type="string">
            <text:p>J</text:p>
          </table:table-cell>
          <table:table-cell office:value-type="string" calcext:value-type="string">
            <text:p>Antal, T; Ohtsuki, H; Wakeley, J; Taylor, PD; Nowak, MA</text:p>
          </table:table-cell>
          <table:table-cell table:number-columns-repeated="3"/>
          <table:table-cell office:value-type="string" calcext:value-type="string">
            <text:p>Antal, Tibor; Ohtsuki, Hisashi; Wakeley, John; Taylor, Peter D.; Nowak, Martin A.</text:p>
          </table:table-cell>
          <table:table-cell table:number-columns-repeated="2"/>
          <table:table-cell office:value-type="string" calcext:value-type="string">
            <text:p>Evolution of cooperation by phenotypic similarity</text:p>
          </table:table-cell>
          <table:table-cell office:value-type="string" calcext:value-type="string">
            <text:p>PROCEEDINGS OF THE NATIONAL ACADEMY OF SCIENCES OF THE UNITED STATES OF AMERICA</text:p>
          </table:table-cell>
          <table:table-cell table:number-columns-repeated="11"/>
          <table:table-cell office:value-type="string" calcext:value-type="string">
            <text:p>The emergence of cooperation in populations of selfish individuals is a fascinating topic that has inspired much work in theoretical biology. Here, we study the evolution of cooperation in a model where individuals are characterized by phenotypic properties that are visible to others. The population is well mixed in the sense that everyone is equally likely to interact with everyone else, but the behavioral strategies can depend on distance in phenotype space. We study the interaction of cooperators and defectors. In our model, cooperators cooperate with those who are similar and defect otherwise. Defectors always defect. Individuals mutate to nearby phenotypes, which generates a random walk of the population in phenotype space. Our analysis brings together ideas from coalescence theory and evolutionary game dynamics. We obtain a precise condition for natural selection to favor cooperators over defectors. Cooperation is favored when the phenotypic mutation rate is large and the strategy mutation rate is small. In the optimal case for cooperators, in a one-dimensional phenotype space and for large population size, the critical benefit-to-cost ratio is given by b/c = 1 + 2/root 3. We also derive the fundamental condition for any two-strategy symmetric game and consider high-dimensional phenotype spaces.</text:p>
          </table:table-cell>
          <table:table-cell table:number-columns-repeated="3"/>
          <table:table-cell office:value-type="string" calcext:value-type="string">
            <text:p>Antal, Tibor/A-4512-2008; Nowak, Martin/A-6977-2008</text:p>
          </table:table-cell>
          <table:table-cell table:number-columns-repeated="12"/>
          <table:table-cell office:value-type="string" calcext:value-type="string">
            <text:p>0027-8424</text:p>
          </table:table-cell>
          <table:table-cell table:number-columns-repeated="4"/>
          <table:table-cell table:style-name="ce1" office:value-type="string" calcext:value-type="string">
            <text:p>MAY 26</text:p>
          </table:table-cell>
          <table:table-cell office:value-type="float" office:value="2009" calcext:value-type="float">
            <text:p>2009</text:p>
          </table:table-cell>
          <table:table-cell office:value-type="float" office:value="106" calcext:value-type="float">
            <text:p>106</text:p>
          </table:table-cell>
          <table:table-cell office:value-type="float" office:value="21" calcext:value-type="float">
            <text:p>21</text:p>
          </table:table-cell>
          <table:table-cell table:number-columns-repeated="4"/>
          <table:table-cell office:value-type="float" office:value="8597" calcext:value-type="float">
            <text:p>8597</text:p>
          </table:table-cell>
          <table:table-cell office:value-type="float" office:value="8600" calcext:value-type="float">
            <text:p>8600</text:p>
          </table:table-cell>
          <table:table-cell/>
          <table:table-cell office:value-type="string" calcext:value-type="string">
            <text:p>10.1073/pnas.0902528106</text:p>
          </table:table-cell>
          <table:table-cell table:number-columns-repeated="5"/>
          <table:table-cell office:value-type="string" calcext:value-type="string">
            <text:p>WOS:000266432700035</text:p>
          </table:table-cell>
          <table:table-cell office:value-type="float" office:value="19416902" calcext:value-type="float">
            <text:p>19416902</text:p>
          </table:table-cell>
        </table:table-row>
        <table:table-row table:style-name="ro1">
          <table:table-cell office:value-type="string" calcext:value-type="string">
            <text:p>J</text:p>
          </table:table-cell>
          <table:table-cell office:value-type="string" calcext:value-type="string">
            <text:p>Tarnita, CE; Antal, T; Ohtsuki, H; Nowak, MA</text:p>
          </table:table-cell>
          <table:table-cell table:number-columns-repeated="3"/>
          <table:table-cell office:value-type="string" calcext:value-type="string">
            <text:p>Tarnita, Corina E.; Antal, Tibor; Ohtsuki, Hisashi; Nowak, Martin A.</text:p>
          </table:table-cell>
          <table:table-cell table:number-columns-repeated="2"/>
          <table:table-cell office:value-type="string" calcext:value-type="string">
            <text:p>Evolutionary dynamics in set structured populations</text:p>
          </table:table-cell>
          <table:table-cell office:value-type="string" calcext:value-type="string">
            <text:p>PROCEEDINGS OF THE NATIONAL ACADEMY OF SCIENCES OF THE UNITED STATES OF AMERICA</text:p>
          </table:table-cell>
          <table:table-cell table:number-columns-repeated="11"/>
          <table:table-cell office:value-type="string" calcext:value-type="string">
            <text:p>Evolutionary dynamics are strongly affected by population structure. The outcome of an evolutionary process in a well-mixed population can be very different from that in a structured population. We introduce a powerful method to study dynamical population structure: evolutionary set theory. The individuals of a population are distributed over sets. Individuals interact with others who are in the same set. Any 2 individuals can have several sets in common. Some sets can be empty, whereas others have many members. Interactions occur in terms of an evolutionary game. The payoff of the game is interpreted as fitness. Both the strategy and the set memberships change under evolutionary updating. Therefore, the population structure itself is a consequence of evolutionary dynamics. We construct a general mathematical approach for studying any evolutionary game in set structured populations. As a particular example, we study the evolution of cooperation and derive precise conditions for cooperators to be selected over defectors.</text:p>
          </table:table-cell>
          <table:table-cell table:number-columns-repeated="3"/>
          <table:table-cell office:value-type="string" calcext:value-type="string">
            <text:p>Antal, Tibor/A-4512-2008; Nowak, Martin/A-6977-2008</text:p>
          </table:table-cell>
          <table:table-cell table:number-columns-repeated="12"/>
          <table:table-cell office:value-type="string" calcext:value-type="string">
            <text:p>0027-8424</text:p>
          </table:table-cell>
          <table:table-cell table:number-columns-repeated="4"/>
          <table:table-cell table:style-name="ce1" office:value-type="string" calcext:value-type="string">
            <text:p>MAY 26</text:p>
          </table:table-cell>
          <table:table-cell office:value-type="float" office:value="2009" calcext:value-type="float">
            <text:p>2009</text:p>
          </table:table-cell>
          <table:table-cell office:value-type="float" office:value="106" calcext:value-type="float">
            <text:p>106</text:p>
          </table:table-cell>
          <table:table-cell office:value-type="float" office:value="21" calcext:value-type="float">
            <text:p>21</text:p>
          </table:table-cell>
          <table:table-cell table:number-columns-repeated="4"/>
          <table:table-cell office:value-type="float" office:value="8601" calcext:value-type="float">
            <text:p>8601</text:p>
          </table:table-cell>
          <table:table-cell office:value-type="float" office:value="8604" calcext:value-type="float">
            <text:p>8604</text:p>
          </table:table-cell>
          <table:table-cell/>
          <table:table-cell office:value-type="string" calcext:value-type="string">
            <text:p>10.1073/pnas.0903019106</text:p>
          </table:table-cell>
          <table:table-cell table:number-columns-repeated="5"/>
          <table:table-cell office:value-type="string" calcext:value-type="string">
            <text:p>WOS:000266432700036</text:p>
          </table:table-cell>
          <table:table-cell office:value-type="float" office:value="19433793" calcext:value-type="float">
            <text:p>19433793</text:p>
          </table:table-cell>
        </table:table-row>
        <table:table-row table:style-name="ro1">
          <table:table-cell office:value-type="string" calcext:value-type="string">
            <text:p>J</text:p>
          </table:table-cell>
          <table:table-cell office:value-type="string" calcext:value-type="string">
            <text:p>Menicucci, D; Sacco, PL</text:p>
          </table:table-cell>
          <table:table-cell table:number-columns-repeated="3"/>
          <table:table-cell office:value-type="string" calcext:value-type="string">
            <text:p>Menicucci, Domenico; Sacco, Pier Luigi</text:p>
          </table:table-cell>
          <table:table-cell table:number-columns-repeated="2"/>
          <table:table-cell office:value-type="string" calcext:value-type="string">
            <text:p>Evolutionary Selection of Socially Sensitive Preferences in Random Matching Environments</text:p>
          </table:table-cell>
          <table:table-cell office:value-type="string" calcext:value-type="string">
            <text:p>JOURNAL OF MATHEMATICAL SOCIOLOGY</text:p>
          </table:table-cell>
          <table:table-cell table:number-columns-repeated="11"/>
          <table:table-cell office:value-type="string" calcext:value-type="string">
            <text:p>In this paper we study the evolutionary selection of socially sensitive preferences in the context of reference interaction settings such as coordination failure and cooperation. We refer to a specific class of socially sensitive preferences in which players weigh additively their own material payoff against the opponent with either a positive or negative coefficient (-players). Preference evolution is guided by replicator dynamics in a context of perfect observability of preferences types and stochastic pairwise matching. We take an indirect evolutionary approach, that is, the selection mechanism operates on the actual material payoffs earned by players, so that any instance of socially sensitive preference can be thought of as instrumentally maintained. We find that the evolutionary viability of socially sensitive preferences basically depends on whether or not they cause a substantial improvement in the achievement of socially efficient outcomes with respect to the case where only self-serving or unconditionally focused preference orientations are observed. Our results suggest that moderate pro-social preference orientations are likely to emerge from social selection even in the absence of an intrinsic motivational drive, whereas extremely pro-social orientations as well as competitive and anti-social ones may need a stronger motivational base.</text:p>
          </table:table-cell>
          <table:table-cell table:number-columns-repeated="16"/>
          <table:table-cell office:value-type="string" calcext:value-type="string">
            <text:p>0022-250X</text:p>
          </table:table-cell>
          <table:table-cell table:number-columns-repeated="5"/>
          <table:table-cell office:value-type="float" office:value="2009" calcext:value-type="float">
            <text:p>2009</text:p>
          </table:table-cell>
          <table:table-cell office:value-type="float" office:value="33" calcext:value-type="float">
            <text:p>33</text:p>
          </table:table-cell>
          <table:table-cell office:value-type="float" office:value="4" calcext:value-type="float">
            <text:p>4</text:p>
          </table:table-cell>
          <table:table-cell table:number-columns-repeated="4"/>
          <table:table-cell office:value-type="float" office:value="241" calcext:value-type="float">
            <text:p>241</text:p>
          </table:table-cell>
          <table:table-cell office:value-type="float" office:value="276" calcext:value-type="float">
            <text:p>276</text:p>
          </table:table-cell>
          <table:table-cell office:value-type="string" calcext:value-type="string">
            <text:p>PII 915134745</text:p>
          </table:table-cell>
          <table:table-cell office:value-type="string" calcext:value-type="string">
            <text:p>10.1080/00222500902747360</text:p>
          </table:table-cell>
          <table:table-cell table:number-columns-repeated="5"/>
          <table:table-cell office:value-type="string" calcext:value-type="string">
            <text:p>WOS:000270050500001</text:p>
          </table:table-cell>
          <table:table-cell/>
        </table:table-row>
        <table:table-row table:style-name="ro1">
          <table:table-cell office:value-type="string" calcext:value-type="string">
            <text:p>J</text:p>
          </table:table-cell>
          <table:table-cell office:value-type="string" calcext:value-type="string">
            <text:p>Jansen, VAA; Turelli, M; Godfray, HCJ</text:p>
          </table:table-cell>
          <table:table-cell table:number-columns-repeated="3"/>
          <table:table-cell office:value-type="string" calcext:value-type="string">
            <text:p>Jansen, Vincent A. A.; Turelli, Michael; Godfray, H. Charles J.</text:p>
          </table:table-cell>
          <table:table-cell table:number-columns-repeated="2"/>
          <table:table-cell office:value-type="string" calcext:value-type="string">
            <text:p>Stochastic spread of Wolbachia</text:p>
          </table:table-cell>
          <table:table-cell office:value-type="string" calcext:value-type="string">
            <text:p>PROCEEDINGS OF THE ROYAL SOCIETY B-BIOLOGICAL SCIENCES</text:p>
          </table:table-cell>
          <table:table-cell table:number-columns-repeated="11"/>
          <table:table-cell office:value-type="string" calcext:value-type="string">
            <text:p>Wolbachia are very common, maternally transmitted endosymbionts of insects. They often spread by a mechanism termed cytoplasmic incompatibility (CI) that involves reduced egg hatch when Wolbachia-free ova are fertilized by sperm from Wolbachia-infected males. Because the progeny of Wolbachia-infected females generally do not suffer CI-induced mortality, infected females are often at a reproductive advantage in polymorphic populations. Deterministic models show that Wolbachia that impose no costs on their hosts and have perfect maternal transmission will spread from arbitrarily low frequencies ( though initially very slowly); otherwise, there will be a threshold frequency below which Wolbachia frequencies decline to extinction and above which they increase to fixation or a high stable equilibrium. Stochastic theory was used to calculate the probability of fixation in populations of different size for arbitrary current frequencies of Wolbachia, with special attention paid to the case of spread after the arrival of a single infected female. Exact results are given based on a Moran process that assumes a specific demographic model, and approximate results are obtained using the more general Wright-Fisher theory. A new analytical approximation for the probability of fixation is derived, which performs well for small population sizes. The significance of stochastic effects in the natural spread of Wolbachia and their relevance to the use of Wolbachia as a drive mechanism in vector and pest management are discussed.</text:p>
          </table:table-cell>
          <table:table-cell table:number-columns-repeated="3"/>
          <table:table-cell office:value-type="string" calcext:value-type="string">
            <text:p>Jansen , Vincent/C-8353-2009; </text:p>
          </table:table-cell>
          <table:table-cell office:value-type="string" calcext:value-type="string">
            <text:p>Jansen, Vincent A.A./0000-0002-6518-2090</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DEC 7</text:p>
          </table:table-cell>
          <table:table-cell office:value-type="float" office:value="2008" calcext:value-type="float">
            <text:p>2008</text:p>
          </table:table-cell>
          <table:table-cell office:value-type="float" office:value="275" calcext:value-type="float">
            <text:p>275</text:p>
          </table:table-cell>
          <table:table-cell office:value-type="float" office:value="1652" calcext:value-type="float">
            <text:p>1652</text:p>
          </table:table-cell>
          <table:table-cell table:number-columns-repeated="4"/>
          <table:table-cell office:value-type="float" office:value="2769" calcext:value-type="float">
            <text:p>2769</text:p>
          </table:table-cell>
          <table:table-cell office:value-type="float" office:value="2776" calcext:value-type="float">
            <text:p>2776</text:p>
          </table:table-cell>
          <table:table-cell/>
          <table:table-cell office:value-type="string" calcext:value-type="string">
            <text:p>10.1098/rspb.2008.0914</text:p>
          </table:table-cell>
          <table:table-cell table:number-columns-repeated="5"/>
          <table:table-cell office:value-type="string" calcext:value-type="string">
            <text:p>WOS:000260264900015</text:p>
          </table:table-cell>
          <table:table-cell office:value-type="float" office:value="18755670" calcext:value-type="float">
            <text:p>18755670</text:p>
          </table:table-cell>
        </table:table-row>
        <table:table-row table:style-name="ro1">
          <table:table-cell office:value-type="string" calcext:value-type="string">
            <text:p>J</text:p>
          </table:table-cell>
          <table:table-cell office:value-type="string" calcext:value-type="string">
            <text:p>Queller, DC</text:p>
          </table:table-cell>
          <table:table-cell table:number-columns-repeated="3"/>
          <table:table-cell office:value-type="string" calcext:value-type="string">
            <text:p>Queller, David C.</text:p>
          </table:table-cell>
          <table:table-cell table:number-columns-repeated="2"/>
          <table:table-cell office:value-type="string" calcext:value-type="string">
            <text:p>BEHAVIOURAL ECOLOGY The social side of wild yeast</text:p>
          </table:table-cell>
          <table:table-cell office:value-type="string" calcext:value-type="string">
            <text:p>NATURE</text:p>
          </table:table-cell>
          <table:table-cell table:number-columns-repeated="28"/>
          <table:table-cell office:value-type="string" calcext:value-type="string">
            <text:p>0028-0836</text:p>
          </table:table-cell>
          <table:table-cell table:number-columns-repeated="4"/>
          <table:table-cell table:style-name="ce1" office:value-type="string" calcext:value-type="string">
            <text:p>DEC 4</text:p>
          </table:table-cell>
          <table:table-cell office:value-type="float" office:value="2008" calcext:value-type="float">
            <text:p>2008</text:p>
          </table:table-cell>
          <table:table-cell office:value-type="float" office:value="456" calcext:value-type="float">
            <text:p>456</text:p>
          </table:table-cell>
          <table:table-cell office:value-type="float" office:value="7222" calcext:value-type="float">
            <text:p>7222</text:p>
          </table:table-cell>
          <table:table-cell table:number-columns-repeated="4"/>
          <table:table-cell office:value-type="float" office:value="589" calcext:value-type="float">
            <text:p>589</text:p>
          </table:table-cell>
          <table:table-cell office:value-type="float" office:value="590" calcext:value-type="float">
            <text:p>590</text:p>
          </table:table-cell>
          <table:table-cell/>
          <table:table-cell office:value-type="string" calcext:value-type="string">
            <text:p>10.1038/456589a</text:p>
          </table:table-cell>
          <table:table-cell table:number-columns-repeated="5"/>
          <table:table-cell office:value-type="string" calcext:value-type="string">
            <text:p>WOS:000261340000027</text:p>
          </table:table-cell>
          <table:table-cell office:value-type="float" office:value="19052617" calcext:value-type="float">
            <text:p>19052617</text:p>
          </table:table-cell>
        </table:table-row>
        <table:table-row table:style-name="ro1">
          <table:table-cell office:value-type="string" calcext:value-type="string">
            <text:p>J</text:p>
          </table:table-cell>
          <table:table-cell office:value-type="string" calcext:value-type="string">
            <text:p>Brown, SP; Buckling, A</text:p>
          </table:table-cell>
          <table:table-cell table:number-columns-repeated="3"/>
          <table:table-cell office:value-type="string" calcext:value-type="string">
            <text:p>Brown, Sam P.; Buckling, Angus</text:p>
          </table:table-cell>
          <table:table-cell table:number-columns-repeated="2"/>
          <table:table-cell office:value-type="string" calcext:value-type="string">
            <text:p>A Social Life for Discerning Microbes</text:p>
          </table:table-cell>
          <table:table-cell office:value-type="string" calcext:value-type="string">
            <text:p>CELL</text:p>
          </table:table-cell>
          <table:table-cell table:number-columns-repeated="11"/>
          <table:table-cell office:value-type="string" calcext:value-type="string">
            <text:p>Microbes are not only extremely social but also extremely discerning about whom they socialize with. Recent research has uncovered some of the evolutionary explanations behind these feats of social sophistication in bacteria (Ackermann et al., 2008; Diggle et al., 2007) and, most recently, has provided insights into the molecular mechanisms of discrimination in yeast (Smukalla et al., 2008).</text:p>
          </table:table-cell>
          <table:table-cell table:number-columns-repeated="3"/>
          <table:table-cell office:value-type="string" calcext:value-type="string">
            <text:p>Brown, Sam/B-5234-2009</text:p>
          </table:table-cell>
          <table:table-cell office:value-type="string" calcext:value-type="string">
            <text:p>Brown, Sam/0000-0003-1892-9275</text:p>
          </table:table-cell>
          <table:table-cell table:number-columns-repeated="11"/>
          <table:table-cell office:value-type="string" calcext:value-type="string">
            <text:p>0092-8674</text:p>
          </table:table-cell>
          <table:table-cell table:number-columns-repeated="4"/>
          <table:table-cell table:style-name="ce1" office:value-type="string" calcext:value-type="string">
            <text:p>NOV 14</text:p>
          </table:table-cell>
          <table:table-cell office:value-type="float" office:value="2008" calcext:value-type="float">
            <text:p>2008</text:p>
          </table:table-cell>
          <table:table-cell office:value-type="float" office:value="135" calcext:value-type="float">
            <text:p>135</text:p>
          </table:table-cell>
          <table:table-cell office:value-type="float" office:value="4" calcext:value-type="float">
            <text:p>4</text:p>
          </table:table-cell>
          <table:table-cell table:number-columns-repeated="4"/>
          <table:table-cell office:value-type="float" office:value="600" calcext:value-type="float">
            <text:p>600</text:p>
          </table:table-cell>
          <table:table-cell office:value-type="float" office:value="603" calcext:value-type="float">
            <text:p>603</text:p>
          </table:table-cell>
          <table:table-cell/>
          <table:table-cell office:value-type="string" calcext:value-type="string">
            <text:p>10.1016/j.cell.2008.10.030</text:p>
          </table:table-cell>
          <table:table-cell table:number-columns-repeated="5"/>
          <table:table-cell office:value-type="string" calcext:value-type="string">
            <text:p>WOS:000260886900011</text:p>
          </table:table-cell>
          <table:table-cell office:value-type="float" office:value="19013271" calcext:value-type="float">
            <text:p>19013271</text:p>
          </table:table-cell>
        </table:table-row>
        <table:table-row table:style-name="ro1">
          <table:table-cell office:value-type="string" calcext:value-type="string">
            <text:p>J</text:p>
          </table:table-cell>
          <table:table-cell office:value-type="string" calcext:value-type="string">
            <text:p>Aanen, DK; Debets, AJM; de Visser, JAGM; Hoekstra, RF</text:p>
          </table:table-cell>
          <table:table-cell table:number-columns-repeated="3"/>
          <table:table-cell office:value-type="string" calcext:value-type="string">
            <text:p>Aanen, Duur K.; Debets, Alfons J. M.; de Visser, J. Arjan G. M.; Hoekstra, Rolf F.</text:p>
          </table:table-cell>
          <table:table-cell table:number-columns-repeated="2"/>
          <table:table-cell office:value-type="string" calcext:value-type="string">
            <text:p>The social evolution of somatic fusion</text:p>
          </table:table-cell>
          <table:table-cell office:value-type="string" calcext:value-type="string">
            <text:p>BIOESSAYS</text:p>
          </table:table-cell>
          <table:table-cell table:number-columns-repeated="11"/>
          <table:table-cell office:value-type="string" calcext:value-type="string">
            <text:p>The widespread potential for somatic fusion among different conspecific multicellular individuals suggests that such fusion is adaptive. However, because recognition of non-kin (allorecognition) usually leads to a rejection response, successful somatic fusion is limited to close kin. This is consistent with kin-selection theory, which predicts that the potential cost of fusion and the potential for somatic parasitism decrease with increasing relatedness. Paradoxically, however, Crozier((1)) found that, in the short term, positive-frequency-dependent selection eliminates the required genetic polymorphism at allorecognition loci. The 'Crozier paradox' may be solved if allorecognition is based on extrinsically balanced polymorphisms, for example at immune loci. Alternatively, the assumption of most models that self fusion is mutually beneficial is wrong. If fusion is on average harmful, selection will promote unconditional rejection. However, we propose that fusion within individuals is beneficial, selecting for the ability to fuse, but fusion between individuals on average costly, selecting for non-self recognition (rather than non-kin recognition). We discuss experimental data on fungi that are consistent with this hypothesis. BioEssays 30:11931203, 2008. (C) 2008 Wiley Periodicals, Inc.</text:p>
          </table:table-cell>
          <table:table-cell table:number-columns-repeated="16"/>
          <table:table-cell office:value-type="string" calcext:value-type="string">
            <text:p>0265-9247</text:p>
          </table:table-cell>
          <table:table-cell table:number-columns-repeated="4"/>
          <table:table-cell office:value-type="string" calcext:value-type="string">
            <text:p>NOV-DEC</text:p>
          </table:table-cell>
          <table:table-cell office:value-type="float" office:value="2008" calcext:value-type="float">
            <text:p>2008</text:p>
          </table:table-cell>
          <table:table-cell office:value-type="float" office:value="30" calcext:value-type="float">
            <text:p>30</text:p>
          </table:table-cell>
          <table:table-cell table:style-name="ce1" office:value-type="string" calcext:value-type="string">
            <text:p>11-12</text:p>
          </table:table-cell>
          <table:table-cell table:number-columns-repeated="4"/>
          <table:table-cell office:value-type="float" office:value="1193" calcext:value-type="float">
            <text:p>1193</text:p>
          </table:table-cell>
          <table:table-cell office:value-type="float" office:value="1203" calcext:value-type="float">
            <text:p>1203</text:p>
          </table:table-cell>
          <table:table-cell/>
          <table:table-cell office:value-type="string" calcext:value-type="string">
            <text:p>10.1002/bies.20840</text:p>
          </table:table-cell>
          <table:table-cell table:number-columns-repeated="5"/>
          <table:table-cell office:value-type="string" calcext:value-type="string">
            <text:p>WOS:000260912800018</text:p>
          </table:table-cell>
          <table:table-cell office:value-type="float" office:value="18937373" calcext:value-type="float">
            <text:p>18937373</text:p>
          </table:table-cell>
        </table:table-row>
        <table:table-row table:style-name="ro1">
          <table:table-cell office:value-type="string" calcext:value-type="string">
            <text:p>J</text:p>
          </table:table-cell>
          <table:table-cell office:value-type="string" calcext:value-type="string">
            <text:p>Randall, VA</text:p>
          </table:table-cell>
          <table:table-cell table:number-columns-repeated="3"/>
          <table:table-cell office:value-type="string" calcext:value-type="string">
            <text:p>Randall, Valerie Anne</text:p>
          </table:table-cell>
          <table:table-cell table:number-columns-repeated="2"/>
          <table:table-cell office:value-type="string" calcext:value-type="string">
            <text:p>Androgens and hair growth</text:p>
          </table:table-cell>
          <table:table-cell office:value-type="string" calcext:value-type="string">
            <text:p>DERMATOLOGIC THERAPY</text:p>
          </table:table-cell>
          <table:table-cell table:number-columns-repeated="11"/>
          <table:table-cell office:value-type="string" calcext:value-type="string">
            <text:p>Hair's importance in human communication means that abnormalities like excess hair in hirsutism or hair loss in alopecia cause psychological distress. Androgens are the main regulator of human hair follicles, changing small vellus follicles producing tiny, virtually invisible hairs into larger intermediate and terminal follicles making bigger, pigmented hairs. The response to androgens varies with the body site as it is specific to the hair follicle itself. Normally around puberty, androgens stimulate axillary and pubic hair in both sexes, plus the beard, etc. in men, while later they may also inhibit scalp hair growth causing androgenetic alopecia. Androgens act within the follicle to alter the mesenchyme-epithelial cell interactions, changing the length of time the hair is growing, the dermal papilla size and dermal papilla cell, keratinocyte and melanocyte activity. Greater understanding of the mechanisms of androgen action in follicles should improve therapies for poorly controlled hair disorders like hirsutism and alopecia.</text:p>
          </table:table-cell>
          <table:table-cell table:number-columns-repeated="16"/>
          <table:table-cell office:value-type="string" calcext:value-type="string">
            <text:p>1396-0296</text:p>
          </table:table-cell>
          <table:table-cell table:number-columns-repeated="4"/>
          <table:table-cell office:value-type="string" calcext:value-type="string">
            <text:p>SEP-OCT</text:p>
          </table:table-cell>
          <table:table-cell office:value-type="float" office:value="2008" calcext:value-type="float">
            <text:p>2008</text:p>
          </table:table-cell>
          <table:table-cell office:value-type="float" office:value="21" calcext:value-type="float">
            <text:p>21</text:p>
          </table:table-cell>
          <table:table-cell office:value-type="float" office:value="5" calcext:value-type="float">
            <text:p>5</text:p>
          </table:table-cell>
          <table:table-cell table:number-columns-repeated="4"/>
          <table:table-cell office:value-type="float" office:value="314" calcext:value-type="float">
            <text:p>314</text:p>
          </table:table-cell>
          <table:table-cell office:value-type="float" office:value="328" calcext:value-type="float">
            <text:p>328</text:p>
          </table:table-cell>
          <table:table-cell/>
          <table:table-cell office:value-type="string" calcext:value-type="string">
            <text:p>10.1111/j.1529-8019.2008.00214.x</text:p>
          </table:table-cell>
          <table:table-cell table:number-columns-repeated="5"/>
          <table:table-cell office:value-type="string" calcext:value-type="string">
            <text:p>WOS:000259814700002</text:p>
          </table:table-cell>
          <table:table-cell office:value-type="float" office:value="18844710" calcext:value-type="float">
            <text:p>18844710</text:p>
          </table:table-cell>
        </table:table-row>
        <table:table-row table:style-name="ro1">
          <table:table-cell office:value-type="string" calcext:value-type="string">
            <text:p>J</text:p>
          </table:table-cell>
          <table:table-cell office:value-type="string" calcext:value-type="string">
            <text:p>Lehmann, L; Ravigne, V; Keller, L</text:p>
          </table:table-cell>
          <table:table-cell table:number-columns-repeated="3"/>
          <table:table-cell office:value-type="string" calcext:value-type="string">
            <text:p>Lehmann, Laurent; Ravigne, Virginie; Keller, Laurent</text:p>
          </table:table-cell>
          <table:table-cell table:number-columns-repeated="2"/>
          <table:table-cell office:value-type="string" calcext:value-type="string">
            <text:p>Population viscosity can promote the evolution of altruistic sterile helpers and eusociality</text:p>
          </table:table-cell>
          <table:table-cell office:value-type="string" calcext:value-type="string">
            <text:p>PROCEEDINGS OF THE ROYAL SOCIETY B-BIOLOGICAL SCIENCES</text:p>
          </table:table-cell>
          <table:table-cell table:number-columns-repeated="11"/>
          <table:table-cell office:value-type="string" calcext:value-type="string">
            <text:p>Because it increases relatedness between interacting individuals, population viscosity has been proposed to favour the evolution of altruistic helping. However, because it increases local competition between relatives, population viscosity may also act as a brake for the evolution of helping behaviours. In simple models, the kin selected fecundity benefits of helping are exactly cancelled out by the cost of increased competition between relatives when helping occurs after dispersal. This result has lead to the widespread view, especially among people working with social organisms, that special conditions are required for the evolution of altruism. Here, we re-examine this result by constructing a simple population genetic model where we analyse whether the evolution of a sterile worker caste (i.e. an extreme case of altruism) can be selected for by limited dispersal. We show that a sterile worker caste can be selected for even under the simplest life-cycle assumptions. This has relevant consequences for our understanding of the evolution of altruism in social organisms, as many social insects are characterized by limited dispersal and significant genetic population structure.</text:p>
          </table:table-cell>
          <table:table-cell table:number-columns-repeated="3"/>
          <table:table-cell office:value-type="string" calcext:value-type="string">
            <text:p>Henrich, Joseph/A-2403-2009; lehmann, laurent/B-6875-2012; RAVIGNE, Virginie/B-5876-2011</text:p>
          </table:table-cell>
          <table:table-cell office:value-type="string" calcext:value-type="string">
            <text:p>RAVIGNE, Virginie/0000-0002-4252-2574</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AUG 22</text:p>
          </table:table-cell>
          <table:table-cell office:value-type="float" office:value="2008" calcext:value-type="float">
            <text:p>2008</text:p>
          </table:table-cell>
          <table:table-cell office:value-type="float" office:value="275" calcext:value-type="float">
            <text:p>275</text:p>
          </table:table-cell>
          <table:table-cell office:value-type="float" office:value="1645" calcext:value-type="float">
            <text:p>1645</text:p>
          </table:table-cell>
          <table:table-cell table:number-columns-repeated="4"/>
          <table:table-cell office:value-type="float" office:value="1887" calcext:value-type="float">
            <text:p>1887</text:p>
          </table:table-cell>
          <table:table-cell office:value-type="float" office:value="1895" calcext:value-type="float">
            <text:p>1895</text:p>
          </table:table-cell>
          <table:table-cell/>
          <table:table-cell office:value-type="string" calcext:value-type="string">
            <text:p>10.1098/rspb.2008.0276</text:p>
          </table:table-cell>
          <table:table-cell table:number-columns-repeated="5"/>
          <table:table-cell office:value-type="string" calcext:value-type="string">
            <text:p>WOS:000257246900008</text:p>
          </table:table-cell>
          <table:table-cell office:value-type="float" office:value="18460428" calcext:value-type="float">
            <text:p>18460428</text:p>
          </table:table-cell>
        </table:table-row>
        <table:table-row table:style-name="ro1">
          <table:table-cell office:value-type="string" calcext:value-type="string">
            <text:p>J</text:p>
          </table:table-cell>
          <table:table-cell office:value-type="string" calcext:value-type="string">
            <text:p>Lehmann, L; Feldman, MW; Foster, KR</text:p>
          </table:table-cell>
          <table:table-cell table:number-columns-repeated="3"/>
          <table:table-cell office:value-type="string" calcext:value-type="string">
            <text:p>Lehmann, Laurent; Feldman, Marcus W.; Foster, Kevin R.</text:p>
          </table:table-cell>
          <table:table-cell table:number-columns-repeated="2"/>
          <table:table-cell office:value-type="string" calcext:value-type="string">
            <text:p>Cultural transmission can inhibit the evolution of altruistic helping</text:p>
          </table:table-cell>
          <table:table-cell office:value-type="string" calcext:value-type="string">
            <text:p>AMERICAN NATURALIST</text:p>
          </table:table-cell>
          <table:table-cell table:number-columns-repeated="11"/>
          <table:table-cell office:value-type="string" calcext:value-type="string">
            <text:p>The study of culturally inherited traits has led to the suggestion that the evolution of helping behaviors is more likely with cultural transmission than without. Here we evaluate this idea through a comparative analysis of selection on helping under both genetic and cultural inheritance. We develop two simple models for the evolution of helping through cultural group selection: one in which selection on the trait depends solely on Darwinian fitness effects and one in which selection is driven by nonreproductive factors, specifically imitation of strategies achieving higher payoffs. We show that when cultural variants affect Darwinian fitness, the selection pressure on helping can be markedly increased relative to that under genetic transmission. By contrast, when variants are driven by nonreproductive factors, the selection pressure on helping may be reduced relative to that under genetic inheritance. This occurs because, unlike biological offspring, the spread of cultural variants from one group to another through imitation does not reduce the number of these variants in the source group. As a consequence, there is increased within-group competition associated with traits increasing group productivity, which reduces the benefits of helping. In these cases, selection for harming behavior (decreasing the payoff to neighbors) may occur rather than selection for helping.</text:p>
          </table:table-cell>
          <table:table-cell table:number-columns-repeated="3"/>
          <table:table-cell office:value-type="string" calcext:value-type="string">
            <text:p>Henrich, Joseph/A-2403-2009; lehmann, laurent/B-6875-2012; </text:p>
          </table:table-cell>
          <table:table-cell office:value-type="string" calcext:value-type="string">
            <text:p>Foster, Kevin/0000-0003-4687-6633</text:p>
          </table:table-cell>
          <table:table-cell table:number-columns-repeated="11"/>
          <table:table-cell office:value-type="string" calcext:value-type="string">
            <text:p>0003-0147</text:p>
          </table:table-cell>
          <table:table-cell table:number-columns-repeated="4"/>
          <table:table-cell office:value-type="string" calcext:value-type="string">
            <text:p>JUL</text:p>
          </table:table-cell>
          <table:table-cell office:value-type="float" office:value="2008" calcext:value-type="float">
            <text:p>2008</text:p>
          </table:table-cell>
          <table:table-cell office:value-type="float" office:value="172" calcext:value-type="float">
            <text:p>172</text:p>
          </table:table-cell>
          <table:table-cell office:value-type="float" office:value="1" calcext:value-type="float">
            <text:p>1</text:p>
          </table:table-cell>
          <table:table-cell table:number-columns-repeated="4"/>
          <table:table-cell office:value-type="float" office:value="12" calcext:value-type="float">
            <text:p>12</text:p>
          </table:table-cell>
          <table:table-cell office:value-type="float" office:value="24" calcext:value-type="float">
            <text:p>24</text:p>
          </table:table-cell>
          <table:table-cell/>
          <table:table-cell office:value-type="string" calcext:value-type="string">
            <text:p>10.1086/587851</text:p>
          </table:table-cell>
          <table:table-cell table:number-columns-repeated="5"/>
          <table:table-cell office:value-type="string" calcext:value-type="string">
            <text:p>WOS:000256752600005</text:p>
          </table:table-cell>
          <table:table-cell office:value-type="float" office:value="18500938" calcext:value-type="float">
            <text:p>18500938</text:p>
          </table:table-cell>
        </table:table-row>
        <table:table-row table:style-name="ro1">
          <table:table-cell office:value-type="string" calcext:value-type="string">
            <text:p>J</text:p>
          </table:table-cell>
          <table:table-cell office:value-type="string" calcext:value-type="string">
            <text:p>Traulsen, A</text:p>
          </table:table-cell>
          <table:table-cell table:number-columns-repeated="3"/>
          <table:table-cell office:value-type="string" calcext:value-type="string">
            <text:p>Traulsen, A.</text:p>
          </table:table-cell>
          <table:table-cell table:number-columns-repeated="2"/>
          <table:table-cell office:value-type="string" calcext:value-type="string">
            <text:p>Mechanisms for similarity based cooperation</text:p>
          </table:table-cell>
          <table:table-cell office:value-type="string" calcext:value-type="string">
            <text:p>EUROPEAN PHYSICAL JOURNAL B</text:p>
          </table:table-cell>
          <table:table-cell table:number-columns-repeated="11"/>
          <table:table-cell office:value-type="string" calcext:value-type="string">
            <text:p>Cooperation based on similarity has been discussed since Richard Dawkins introduced the term "green beard" effect. In these models, individuals cooperate based on an aribtrary signal (or tag) such as the famous green beard. Here, two different models for such tag based cooperation are analysed. As neutral drift is important in both models, a finite population framework is applied. The first model, which we term "cooperative tags" considers a situation in which groups of cooperators are formed by some joint signal. Defectors adopting the signal and exploiting the group can lead to a breakdown of cooperation. In this case, conditions are derived under which the average abundance of the more cooperative strategy exceeds 50%. The second model considers a situation in which individuals start defecting towards others that are not similar to them. This situation is termed "defective tags". It is shown that in this case, individuals using tags to cooperate exclusively with their own kind dominate over unconditional cooperators.</text:p>
          </table:table-cell>
          <table:table-cell table:number-columns-repeated="3"/>
          <table:table-cell office:value-type="string" calcext:value-type="string">
            <text:p>Traulsen, Arne/A-4955-2009</text:p>
          </table:table-cell>
          <table:table-cell office:value-type="string" calcext:value-type="string">
            <text:p>Traulsen, Arne/0000-0002-0669-5267</text:p>
          </table:table-cell>
          <table:table-cell table:number-columns-repeated="11"/>
          <table:table-cell office:value-type="string" calcext:value-type="string">
            <text:p>1434-6028</text:p>
          </table:table-cell>
          <table:table-cell table:number-columns-repeated="4"/>
          <table:table-cell office:value-type="string" calcext:value-type="string">
            <text:p>JUN</text:p>
          </table:table-cell>
          <table:table-cell office:value-type="float" office:value="2008" calcext:value-type="float">
            <text:p>2008</text:p>
          </table:table-cell>
          <table:table-cell office:value-type="float" office:value="63" calcext:value-type="float">
            <text:p>63</text:p>
          </table:table-cell>
          <table:table-cell office:value-type="float" office:value="3" calcext:value-type="float">
            <text:p>3</text:p>
          </table:table-cell>
          <table:table-cell table:number-columns-repeated="4"/>
          <table:table-cell office:value-type="float" office:value="363" calcext:value-type="float">
            <text:p>363</text:p>
          </table:table-cell>
          <table:table-cell office:value-type="float" office:value="371" calcext:value-type="float">
            <text:p>371</text:p>
          </table:table-cell>
          <table:table-cell/>
          <table:table-cell office:value-type="string" calcext:value-type="string">
            <text:p>10.1140/epjb/e2008-00031-3</text:p>
          </table:table-cell>
          <table:table-cell table:number-columns-repeated="5"/>
          <table:table-cell office:value-type="string" calcext:value-type="string">
            <text:p>WOS:000257333200010</text:p>
          </table:table-cell>
          <table:table-cell/>
        </table:table-row>
        <table:table-row table:style-name="ro1">
          <table:table-cell office:value-type="string" calcext:value-type="string">
            <text:p>J</text:p>
          </table:table-cell>
          <table:table-cell office:value-type="string" calcext:value-type="string">
            <text:p>Lehmann, L; Feldman, MW</text:p>
          </table:table-cell>
          <table:table-cell table:number-columns-repeated="3"/>
          <table:table-cell office:value-type="string" calcext:value-type="string">
            <text:p>Lehmann, Laurent; Feldman, Marcus W.</text:p>
          </table:table-cell>
          <table:table-cell table:number-columns-repeated="2"/>
          <table:table-cell office:value-type="string" calcext:value-type="string">
            <text:p>The co-evolution of culturally inherited altruistic helping and cultural transmission under random group formation</text:p>
          </table:table-cell>
          <table:table-cell office:value-type="string" calcext:value-type="string">
            <text:p>THEORETICAL POPULATION BIOLOGY</text:p>
          </table:table-cell>
          <table:table-cell table:number-columns-repeated="11"/>
          <table:table-cell office:value-type="string" calcext:value-type="string">
            <text:p>Limited migration results in kin selective pressure on helping behaviors under a wide range of ecological, demographic and life-history situations. However, such genetically determined altruistic helping can evolve only when migration is not too strong and group size is not too large. Cultural inheritance of helping behaviors may allow altruistic helping to evolve in groups of larger size because cultural transmission has the potential to markedly decrease the variance within groups and augment the variance between groups. Here, we study the co-evolution of culturally inherited altruistic helping behaviors and two alternative cultural transmission rules for such behaviors. We find that conformist transmission, where individuals within groups tend to copy prevalent cultural variants (e.g., beliefs or values), has a strong adverse effect on the evolution of culturally inherited helping traits. This finding is at variance with the commonly held view that conformist transmission is a crucial factor favoring the evolution of altruistic helping in humans. By contrast, we find that under one-to-many transmission, where individuals within groups tend to copy a "leader" (or teacher), altruistic helping can evolve in groups of any size, although the cultural transmission rule itself hitchhikes rather weakly with a selected helping trait. Our results suggest that culturally determined helping behaviors are more likely to be driven by "leaders" than by popularity, but the emergence and stability of the cultural transmission rules themselves should be driven by some extrinsic factors. Published by Elsevier Inc.</text:p>
          </table:table-cell>
          <table:table-cell table:number-columns-repeated="3"/>
          <table:table-cell office:value-type="string" calcext:value-type="string">
            <text:p>Henrich, Joseph/A-2403-2009; lehmann, laurent/B-6875-2012</text:p>
          </table:table-cell>
          <table:table-cell table:number-columns-repeated="12"/>
          <table:table-cell office:value-type="string" calcext:value-type="string">
            <text:p>0040-5809</text:p>
          </table:table-cell>
          <table:table-cell table:number-columns-repeated="4"/>
          <table:table-cell office:value-type="string" calcext:value-type="string">
            <text:p>JUN</text:p>
          </table:table-cell>
          <table:table-cell office:value-type="float" office:value="2008" calcext:value-type="float">
            <text:p>2008</text:p>
          </table:table-cell>
          <table:table-cell office:value-type="float" office:value="73" calcext:value-type="float">
            <text:p>73</text:p>
          </table:table-cell>
          <table:table-cell office:value-type="float" office:value="4" calcext:value-type="float">
            <text:p>4</text:p>
          </table:table-cell>
          <table:table-cell table:number-columns-repeated="4"/>
          <table:table-cell office:value-type="float" office:value="506" calcext:value-type="float">
            <text:p>506</text:p>
          </table:table-cell>
          <table:table-cell office:value-type="float" office:value="516" calcext:value-type="float">
            <text:p>516</text:p>
          </table:table-cell>
          <table:table-cell/>
          <table:table-cell office:value-type="string" calcext:value-type="string">
            <text:p>10.1016/j.tpb.2008.02.004</text:p>
          </table:table-cell>
          <table:table-cell table:number-columns-repeated="5"/>
          <table:table-cell office:value-type="string" calcext:value-type="string">
            <text:p>WOS:000256996000006</text:p>
          </table:table-cell>
          <table:table-cell office:value-type="float" office:value="18420241" calcext:value-type="float">
            <text:p>18420241</text:p>
          </table:table-cell>
        </table:table-row>
        <table:table-row table:style-name="ro1">
          <table:table-cell office:value-type="string" calcext:value-type="string">
            <text:p>J</text:p>
          </table:table-cell>
          <table:table-cell office:value-type="string" calcext:value-type="string">
            <text:p>Randall, VA; Jenner, TJ; Hibberts, NA; De Oliveira, IO; Vafaee, T</text:p>
          </table:table-cell>
          <table:table-cell table:number-columns-repeated="3"/>
          <table:table-cell office:value-type="string" calcext:value-type="string">
            <text:p>Randall, Valerie A.; Jenner, Tracey J.; Hibberts, Nigel A.; De Oliveira, Isabel O.; Vafaee, Tayyebeh</text:p>
          </table:table-cell>
          <table:table-cell table:number-columns-repeated="2"/>
          <table:table-cell office:value-type="string" calcext:value-type="string">
            <text:p>Stem cell factor/c-Kit signalling in normal and androgenetic alopecia hair follicles</text:p>
          </table:table-cell>
          <table:table-cell office:value-type="string" calcext:value-type="string">
            <text:p>JOURNAL OF ENDOCRINOLOGY</text:p>
          </table:table-cell>
          <table:table-cell table:number-columns-repeated="11"/>
          <table:table-cell office:value-type="string" calcext:value-type="string">
            <text:p>Androgens stimulate many hair follicles to alter hair colour and size via the hair growth cycle; in androgenetic alopecia tiny, pale hairs gradually replace large, pigmented ones. Since stem cell factor (SCF) is important in embryonic inelanocyte migration and maintaining adult rodent pigmentation, we investigated SCF/c-Kit signalling in human hair follicles to determine whether this was altered in androgenetic alopecia. Quantitative immunohistochemistry detected three melanocyte-lineage markers and c-Kit in four focus areas: the epidermis, infundibulum, hair bulb (where pigment is formed) and mid-follicle outer root sheath (ORS). Colocalisation confirmed melanocyte c-Kit expression; cultured follicular melanocytes also exhibited c-Kit. Few ORS cells expressed differentiated melanocyte markers or c-Kit, but NKI/beteb antibody, which also recognises early melanocyte-lineage antigens, identified fourfold more cells, confirmed by colocalisation. Occasional similar bulbar cells were seen. Melanocyte distribution, concentration and c-Kit expression were unaltered in balding follicles. Androgenetic alopecia cultured dermal papilla cells secreted less SCF, measured by ELISA, than normal cells. This identifies three types of melanocyte-lineage cells in human follicles. The c-Kit expression by dendritic, pigmenting, bulbar melanocytes and rounded, differentiated, non-pigmenting ORS melanocytes implicate SCF in maintaining pigmentation and migration into regenerating hair bulbs. Less differentiated, c-Kit-independent cells in the mid-follicle ORS stem cell niche and occasionally in the bulb, presumably a local reserve for long scalp hair growth, implicate other factors in activating stem cells. Androgens appear to reduce alopecia hair colour by inhibiting dermal papilla SCF production, impeding bulbar inelanocyte pigmentation. These results may facilitate new treatments for hair colour changes in hirsutism, alopecia or greying.</text:p>
          </table:table-cell>
          <table:table-cell table:number-columns-repeated="4"/>
          <table:table-cell office:value-type="string" calcext:value-type="string">
            <text:p>vafaee, tayyebeh/0000-0002-0733-9803</text:p>
          </table:table-cell>
          <table:table-cell table:number-columns-repeated="11"/>
          <table:table-cell office:value-type="string" calcext:value-type="string">
            <text:p>0022-0795</text:p>
          </table:table-cell>
          <table:table-cell office:value-type="string" calcext:value-type="string">
            <text:p>1479-6805</text:p>
          </table:table-cell>
          <table:table-cell table:number-columns-repeated="3"/>
          <table:table-cell office:value-type="string" calcext:value-type="string">
            <text:p>APR</text:p>
          </table:table-cell>
          <table:table-cell office:value-type="float" office:value="2008" calcext:value-type="float">
            <text:p>2008</text:p>
          </table:table-cell>
          <table:table-cell office:value-type="float" office:value="197" calcext:value-type="float">
            <text:p>197</text:p>
          </table:table-cell>
          <table:table-cell office:value-type="float" office:value="1" calcext:value-type="float">
            <text:p>1</text:p>
          </table:table-cell>
          <table:table-cell table:number-columns-repeated="4"/>
          <table:table-cell office:value-type="float" office:value="11" calcext:value-type="float">
            <text:p>11</text:p>
          </table:table-cell>
          <table:table-cell office:value-type="float" office:value="23" calcext:value-type="float">
            <text:p>23</text:p>
          </table:table-cell>
          <table:table-cell/>
          <table:table-cell office:value-type="string" calcext:value-type="string">
            <text:p>10.1677/JOE-07-0522</text:p>
          </table:table-cell>
          <table:table-cell table:number-columns-repeated="5"/>
          <table:table-cell office:value-type="string" calcext:value-type="string">
            <text:p>WOS:000255187900002</text:p>
          </table:table-cell>
          <table:table-cell office:value-type="float" office:value="18372228" calcext:value-type="float">
            <text:p>18372228</text:p>
          </table:table-cell>
        </table:table-row>
        <table:table-row table:style-name="ro1">
          <table:table-cell office:value-type="string" calcext:value-type="string">
            <text:p>J</text:p>
          </table:table-cell>
          <table:table-cell office:value-type="string" calcext:value-type="string">
            <text:p>Lion, S; van Baalen, M</text:p>
          </table:table-cell>
          <table:table-cell table:number-columns-repeated="3"/>
          <table:table-cell office:value-type="string" calcext:value-type="string">
            <text:p>Lion, Sebastien; van Baalen, Minus</text:p>
          </table:table-cell>
          <table:table-cell table:number-columns-repeated="2"/>
          <table:table-cell office:value-type="string" calcext:value-type="string">
            <text:p>Self-structuring in spatial evolutionary ecology</text:p>
          </table:table-cell>
          <table:table-cell office:value-type="string" calcext:value-type="string">
            <text:p>ECOLOGY LETTERS</text:p>
          </table:table-cell>
          <table:table-cell table:number-columns-repeated="11"/>
          <table:table-cell office:value-type="string" calcext:value-type="string">
            <text:p>Spatial self-structuring has been a focus of recent interest among evolutionary ecologists. We review recent developments in the study of the interplay between spatial self-structuring and evolution. We first discuss the relative merits of the various theoretical approaches to spatial modelling in ecology. Second, we synthesize the main theoretical studies of the evolution of cooperation in spatially structured populations. We show that population viscosity is generally beneficial to cooperation, because cooperators can reap additional benefits from being clustered. A similar mechanism can explain the evolution of honest communication and of reduced virulence in host-parasite interactions. We also discuss some recent innovative empirical results that test these theories. Third, we show the relevance of these results to the general field of evolutionary ecology. An important conclusion is that kin selection is the main process that drives evolution of cooperation in viscous populations. Many results of kin selection theory can be recovered as emergent properties of spatial ecological dynamics. We discuss the implications of these results for the study of multilevel selection and evolutionary transitions. We conclude by sketching some perspectives for future research, with a particular emphasis on the topics of evolutionary branching, criticality, spatial fluctuations and experimental tests of theoretical predictions.</text:p>
          </table:table-cell>
          <table:table-cell table:number-columns-repeated="3"/>
          <table:table-cell office:value-type="string" calcext:value-type="string">
            <text:p>van Baalen, Minus/J-9285-2012; Lion, Sebastien/K-4177-2015</text:p>
          </table:table-cell>
          <table:table-cell office:value-type="string" calcext:value-type="string">
            <text:p>Lion, Sebastien/0000-0002-4081-0038</text:p>
          </table:table-cell>
          <table:table-cell table:number-columns-repeated="11"/>
          <table:table-cell office:value-type="string" calcext:value-type="string">
            <text:p>1461-023X</text:p>
          </table:table-cell>
          <table:table-cell table:number-columns-repeated="4"/>
          <table:table-cell office:value-type="string" calcext:value-type="string">
            <text:p>MAR</text:p>
          </table:table-cell>
          <table:table-cell office:value-type="float" office:value="2008" calcext:value-type="float">
            <text:p>2008</text:p>
          </table:table-cell>
          <table:table-cell office:value-type="float" office:value="11" calcext:value-type="float">
            <text:p>11</text:p>
          </table:table-cell>
          <table:table-cell office:value-type="float" office:value="3" calcext:value-type="float">
            <text:p>3</text:p>
          </table:table-cell>
          <table:table-cell table:number-columns-repeated="4"/>
          <table:table-cell office:value-type="float" office:value="277" calcext:value-type="float">
            <text:p>277</text:p>
          </table:table-cell>
          <table:table-cell office:value-type="float" office:value="295" calcext:value-type="float">
            <text:p>295</text:p>
          </table:table-cell>
          <table:table-cell/>
          <table:table-cell office:value-type="string" calcext:value-type="string">
            <text:p>10.1111/j.1461-0248.2007.01132.x</text:p>
          </table:table-cell>
          <table:table-cell table:number-columns-repeated="5"/>
          <table:table-cell office:value-type="string" calcext:value-type="string">
            <text:p>WOS:000252807500009</text:p>
          </table:table-cell>
          <table:table-cell office:value-type="float" office:value="18070102" calcext:value-type="float">
            <text:p>18070102</text:p>
          </table:table-cell>
        </table:table-row>
        <table:table-row table:style-name="ro1">
          <table:table-cell office:value-type="string" calcext:value-type="string">
            <text:p>J</text:p>
          </table:table-cell>
          <table:table-cell office:value-type="string" calcext:value-type="string">
            <text:p>Tanimoto, J</text:p>
          </table:table-cell>
          <table:table-cell table:number-columns-repeated="3"/>
          <table:table-cell office:value-type="string" calcext:value-type="string">
            <text:p>Tanimoto, Jun</text:p>
          </table:table-cell>
          <table:table-cell table:number-columns-repeated="2"/>
          <table:table-cell office:value-type="string" calcext:value-type="string">
            <text:p>A study of indirect reciprocity involving a reputation system or a simple tag system in a one-shot, multi-player game</text:p>
          </table:table-cell>
          <table:table-cell office:value-type="string" calcext:value-type="string">
            <text:p>BIOSYSTEMS</text:p>
          </table:table-cell>
          <table:table-cell table:number-columns-repeated="11"/>
          <table:table-cell office:value-type="string" calcext:value-type="string">
            <text:p>The possibility of the evolution of cooperation backed by indirect reciprocity (IDR) in a one-shot, multi-player game is investigated focusing on two mechanisms. First of all, the reputation system with image score (RS with IS), as proposed by Nowak and Sigmund [Nowak, M.A., Sigmund, K., 1998. Evolution of indirect reciprocity by image scoring. Nature 393, 573-577], is investigated in various game structures. A numerical experiment demonstrates that the RS with IS is a robust mechanism for the support of IDR in various dilemma games, but whose effectiveness decreases with an increase in the number of players in a game. It is fair to say that the RS is an information mapping function to relate between player's cooperative fraction on his action and IS. As the second mechanism, a simple tag system which could be applicable to animals having no cognitive complexity is considered to support IDR. Computer simulations of the tag system's strategy for invading a population initially consisting of AllD, AllC, and Random strategies suggest several novel facts. The Tag strategy with plausible crossover and mutation probabilities can only invade to settle down if the game structure is not Trivial and contains a moderate dilemma. The Tag strategy's evolutionary competition takes place mainly in the presence of the AllD strategy. During the competition, the Tag strategy frequently metamorphoses to shake off the AllD strategy, but stops after winning in order to avoid a shrinking payoff due to fragmentation. (c) 2007 Elsevier Ireland Ltd. All rights reserved.</text:p>
          </table:table-cell>
          <table:table-cell table:number-columns-repeated="3"/>
          <table:table-cell office:value-type="string" calcext:value-type="string">
            <text:p>U-ID, Kyushu/C-5291-2016</text:p>
          </table:table-cell>
          <table:table-cell table:number-columns-repeated="12"/>
          <table:table-cell office:value-type="string" calcext:value-type="string">
            <text:p>0303-2647</text:p>
          </table:table-cell>
          <table:table-cell table:number-columns-repeated="4"/>
          <table:table-cell office:value-type="string" calcext:value-type="string">
            <text:p>NOV-DEC</text:p>
          </table:table-cell>
          <table:table-cell office:value-type="float" office:value="2007" calcext:value-type="float">
            <text:p>2007</text:p>
          </table:table-cell>
          <table:table-cell office:value-type="float" office:value="90" calcext:value-type="float">
            <text:p>90</text:p>
          </table:table-cell>
          <table:table-cell office:value-type="float" office:value="3" calcext:value-type="float">
            <text:p>3</text:p>
          </table:table-cell>
          <table:table-cell table:number-columns-repeated="4"/>
          <table:table-cell office:value-type="float" office:value="856" calcext:value-type="float">
            <text:p>856</text:p>
          </table:table-cell>
          <table:table-cell office:value-type="float" office:value="869" calcext:value-type="float">
            <text:p>869</text:p>
          </table:table-cell>
          <table:table-cell/>
          <table:table-cell office:value-type="string" calcext:value-type="string">
            <text:p>10.1016/j.biosystems.2007.05.002</text:p>
          </table:table-cell>
          <table:table-cell table:number-columns-repeated="5"/>
          <table:table-cell office:value-type="string" calcext:value-type="string">
            <text:p>WOS:000251359600023</text:p>
          </table:table-cell>
          <table:table-cell office:value-type="float" office:value="17583420" calcext:value-type="float">
            <text:p>17583420</text:p>
          </table:table-cell>
        </table:table-row>
        <table:table-row table:style-name="ro1">
          <table:table-cell office:value-type="string" calcext:value-type="string">
            <text:p>J</text:p>
          </table:table-cell>
          <table:table-cell office:value-type="string" calcext:value-type="string">
            <text:p>Taylor, C; Nowak, MA</text:p>
          </table:table-cell>
          <table:table-cell table:number-columns-repeated="3"/>
          <table:table-cell office:value-type="string" calcext:value-type="string">
            <text:p>Taylor, Christine; Nowak, Martin A.</text:p>
          </table:table-cell>
          <table:table-cell table:number-columns-repeated="2"/>
          <table:table-cell office:value-type="string" calcext:value-type="string">
            <text:p>Transforming the dilemma</text:p>
          </table:table-cell>
          <table:table-cell office:value-type="string" calcext:value-type="string">
            <text:p>EVOLUTION</text:p>
          </table:table-cell>
          <table:table-cell table:number-columns-repeated="11"/>
          <table:table-cell office:value-type="string" calcext:value-type="string">
            <text:p>How does natural selection lead to cooperation between competing individuals ? The Prisoner's Dilemma captures the essence of this problem. Two players can either cooperate or defect. The payoff for mutual cooperation, R, is greater than the payoff for mutual defection, P. But a defector versus a cooperator receives the highest payoff, T, where as the cooperator obtains the lowest payoff, S. Hence, the Prisoner's Dilemma is defined by the payoff ranking T &gt; R &gt; P &gt; S. In a well-mixed population, defectors always have a higher expected payoff than cooperators, and therefore natural selection favors defectors. The evolution of cooperation requires specific mechanisms. Here we discuss five mechanisms for the evolution of cooperation: direct reciprocity, indirect reciprocity, kin selection, group selection, and network reciprocity (or graph selection). Each mechanism leads to a transformation of the Prisoner's Dilemma payoff matrix. From the transformed matrices, we derive the fundamental conditions for the evolution of cooperation. The transformed matrices can be used in standard frameworks of evolutionary dynamics such as the replicator equation or stochastic processes of game dynamics in finite populations.</text:p>
          </table:table-cell>
          <table:table-cell table:number-columns-repeated="3"/>
          <table:table-cell office:value-type="string" calcext:value-type="string">
            <text:p>Nowak, Martin/A-6977-2008</text:p>
          </table:table-cell>
          <table:table-cell table:number-columns-repeated="12"/>
          <table:table-cell office:value-type="string" calcext:value-type="string">
            <text:p>0014-3820</text:p>
          </table:table-cell>
          <table:table-cell table:number-columns-repeated="4"/>
          <table:table-cell office:value-type="string" calcext:value-type="string">
            <text:p>OCT</text:p>
          </table:table-cell>
          <table:table-cell office:value-type="float" office:value="2007" calcext:value-type="float">
            <text:p>2007</text:p>
          </table:table-cell>
          <table:table-cell office:value-type="float" office:value="61" calcext:value-type="float">
            <text:p>61</text:p>
          </table:table-cell>
          <table:table-cell office:value-type="float" office:value="10" calcext:value-type="float">
            <text:p>10</text:p>
          </table:table-cell>
          <table:table-cell table:number-columns-repeated="4"/>
          <table:table-cell office:value-type="float" office:value="2281" calcext:value-type="float">
            <text:p>2281</text:p>
          </table:table-cell>
          <table:table-cell office:value-type="float" office:value="2292" calcext:value-type="float">
            <text:p>2292</text:p>
          </table:table-cell>
          <table:table-cell/>
          <table:table-cell office:value-type="string" calcext:value-type="string">
            <text:p>10.1111/j.1558-5646.2007.00196.x</text:p>
          </table:table-cell>
          <table:table-cell table:number-columns-repeated="5"/>
          <table:table-cell office:value-type="string" calcext:value-type="string">
            <text:p>WOS:000249882900002</text:p>
          </table:table-cell>
          <table:table-cell office:value-type="float" office:value="17711471" calcext:value-type="float">
            <text:p>17711471</text:p>
          </table:table-cell>
        </table:table-row>
        <table:table-row table:style-name="ro1">
          <table:table-cell office:value-type="string" calcext:value-type="string">
            <text:p>J</text:p>
          </table:table-cell>
          <table:table-cell office:value-type="string" calcext:value-type="string">
            <text:p>Rousset, F; Roze, D</text:p>
          </table:table-cell>
          <table:table-cell table:number-columns-repeated="3"/>
          <table:table-cell office:value-type="string" calcext:value-type="string">
            <text:p>Rousset, Francois; Roze, Denis</text:p>
          </table:table-cell>
          <table:table-cell table:number-columns-repeated="2"/>
          <table:table-cell office:value-type="string" calcext:value-type="string">
            <text:p>Constraints on the origin and maintenance of genetic kin recognition</text:p>
          </table:table-cell>
          <table:table-cell office:value-type="string" calcext:value-type="string">
            <text:p>EVOLUTION</text:p>
          </table:table-cell>
          <table:table-cell table:number-columns-repeated="11"/>
          <table:table-cell office:value-type="string" calcext:value-type="string">
            <text:p>Kin-recognition mechanisms allow helping behaviors to be directed preferentially toward related individuals, and could be expected to evolve in many cases. However, genetic kin recognition requires a genetic polymorphism on which recognition is based, and kin discriminating behaviors will affect the evolution of such polymorphism. It is unclear whether genetic polymorphisms used in kin recognition should be maintained by extrinsic selection pressures or not, as opposite conclusions have been reached by analytical one-locus models and simulations exploring different population structures. We analyze a two-locus model in a spatially subdivided population following the island model of dispersal between demes of finite size. We find that in the absence of mutation, selection eliminates polymorphism in most cases, except with extreme spatial structure and low recombination. With mutation, the population may reach a stable limit cycle over which both loci are polymorphic; however, the average frequency of conditional helping can be high only under strong structure and low recombination. Finally, we review evidence for extrinsic selection maintaining polymorphism on which kin recognition is based.</text:p>
          </table:table-cell>
          <table:table-cell table:number-columns-repeated="16"/>
          <table:table-cell office:value-type="string" calcext:value-type="string">
            <text:p>0014-3820</text:p>
          </table:table-cell>
          <table:table-cell table:number-columns-repeated="4"/>
          <table:table-cell office:value-type="string" calcext:value-type="string">
            <text:p>OCT</text:p>
          </table:table-cell>
          <table:table-cell office:value-type="float" office:value="2007" calcext:value-type="float">
            <text:p>2007</text:p>
          </table:table-cell>
          <table:table-cell office:value-type="float" office:value="61" calcext:value-type="float">
            <text:p>61</text:p>
          </table:table-cell>
          <table:table-cell office:value-type="float" office:value="10" calcext:value-type="float">
            <text:p>10</text:p>
          </table:table-cell>
          <table:table-cell table:number-columns-repeated="4"/>
          <table:table-cell office:value-type="float" office:value="2320" calcext:value-type="float">
            <text:p>2320</text:p>
          </table:table-cell>
          <table:table-cell office:value-type="float" office:value="2330" calcext:value-type="float">
            <text:p>2330</text:p>
          </table:table-cell>
          <table:table-cell/>
          <table:table-cell office:value-type="string" calcext:value-type="string">
            <text:p>10.1111/j.1558-5646.2007.00191.x</text:p>
          </table:table-cell>
          <table:table-cell table:number-columns-repeated="5"/>
          <table:table-cell office:value-type="string" calcext:value-type="string">
            <text:p>WOS:000249882900005</text:p>
          </table:table-cell>
          <table:table-cell office:value-type="float" office:value="17711465" calcext:value-type="float">
            <text:p>17711465</text:p>
          </table:table-cell>
        </table:table-row>
        <table:table-row table:style-name="ro1">
          <table:table-cell office:value-type="string" calcext:value-type="string">
            <text:p>J</text:p>
          </table:table-cell>
          <table:table-cell office:value-type="string" calcext:value-type="string">
            <text:p>Gardner, A; West, SA</text:p>
          </table:table-cell>
          <table:table-cell table:number-columns-repeated="3"/>
          <table:table-cell office:value-type="string" calcext:value-type="string">
            <text:p>Gardner, Andy; West, Stuart A.</text:p>
          </table:table-cell>
          <table:table-cell table:number-columns-repeated="2"/>
          <table:table-cell office:value-type="string" calcext:value-type="string">
            <text:p>Social evolution: The decline and fall of genetic kin recognition</text:p>
          </table:table-cell>
          <table:table-cell office:value-type="string" calcext:value-type="string">
            <text:p>CURRENT BIOLOGY</text:p>
          </table:table-cell>
          <table:table-cell table:number-columns-repeated="15"/>
          <table:table-cell office:value-type="string" calcext:value-type="string">
            <text:p>Gardner, Andy/K-5353-2013; West, Stuart/M-3608-2014</text:p>
          </table:table-cell>
          <table:table-cell office:value-type="string" calcext:value-type="string">
            <text:p>Gardner, Andy/0000-0002-1304-3734; West, Stuart/0000-0003-2152-3153</text:p>
          </table:table-cell>
          <table:table-cell table:number-columns-repeated="11"/>
          <table:table-cell office:value-type="string" calcext:value-type="string">
            <text:p>0960-9822</text:p>
          </table:table-cell>
          <table:table-cell table:number-columns-repeated="4"/>
          <table:table-cell table:style-name="ce1" office:value-type="string" calcext:value-type="string">
            <text:p>SEP 18</text:p>
          </table:table-cell>
          <table:table-cell office:value-type="float" office:value="2007" calcext:value-type="float">
            <text:p>2007</text:p>
          </table:table-cell>
          <table:table-cell office:value-type="float" office:value="17" calcext:value-type="float">
            <text:p>17</text:p>
          </table:table-cell>
          <table:table-cell office:value-type="float" office:value="18" calcext:value-type="float">
            <text:p>18</text:p>
          </table:table-cell>
          <table:table-cell table:number-columns-repeated="4"/>
          <table:table-cell office:value-type="string" calcext:value-type="string">
            <text:p>R810</text:p>
          </table:table-cell>
          <table:table-cell office:value-type="string" calcext:value-type="string">
            <text:p>R812</text:p>
          </table:table-cell>
          <table:table-cell/>
          <table:table-cell office:value-type="string" calcext:value-type="string">
            <text:p>10.1016/j.cub.2007.07.030</text:p>
          </table:table-cell>
          <table:table-cell table:number-columns-repeated="5"/>
          <table:table-cell office:value-type="string" calcext:value-type="string">
            <text:p>WOS:000249643300017</text:p>
          </table:table-cell>
          <table:table-cell office:value-type="float" office:value="17878052" calcext:value-type="float">
            <text:p>17878052</text:p>
          </table:table-cell>
        </table:table-row>
        <table:table-row table:style-name="ro1">
          <table:table-cell office:value-type="string" calcext:value-type="string">
            <text:p>J</text:p>
          </table:table-cell>
          <table:table-cell office:value-type="string" calcext:value-type="string">
            <text:p>Ross-Gillespie, A; Gardner, A; West, SA; Griffin, AS</text:p>
          </table:table-cell>
          <table:table-cell table:number-columns-repeated="3"/>
          <table:table-cell office:value-type="string" calcext:value-type="string">
            <text:p>Ross-Gillespie, Adin; Gardner, Andy; West, Stuart A.; Griffin, Ashleigh S.</text:p>
          </table:table-cell>
          <table:table-cell table:number-columns-repeated="2"/>
          <table:table-cell office:value-type="string" calcext:value-type="string">
            <text:p>Frequency dependence and cooperation: theory and a test with bacteria</text:p>
          </table:table-cell>
          <table:table-cell office:value-type="string" calcext:value-type="string">
            <text:p>AMERICAN NATURALIST</text:p>
          </table:table-cell>
          <table:table-cell table:number-columns-repeated="11"/>
          <table:table-cell office:value-type="string" calcext:value-type="string">
            <text:p>Hamilton's inclusive fitness theory provides a leading explanation for the problem of cooperation. A general result from inclusive fitness theory is that, except under restrictive conditions, cooperation should not be subject to frequency-dependent selection. However, several recent studies in microbial systems have demonstrated that the relative fitness of cheaters, which do not cooperate, is greater when cheaters are rarer. Here we demonstrate theoretically that such frequency-dependent selection can occur in microbes when there is ( 1) sufficient population structuring or ( 2) an association between the level of cooperation and total population growth. We test prediction ( 2) and its underlying assumption, using the pathogenic bacterium Pseudomonas aeruginosa, by competing strains that produce iron-scavenging siderophore molecules ( cooperators) with nonproducers ( cheaters) at various ratios, under conditions that minimize population structuring. We found that both the relative fitness of cheaters and the productivity of the mixed culture were significantly negatively related to initial cheater frequency. Furthermore, when the period of population growth was experimentally shortened, the strength of frequency dependence was reduced. More generally, we argue that frequency-dependent selection on cooperative traits may be more common in microbes than in metazoans because strong selection, structuring, and cooperation-dependent growth will be more common in microbial populations.</text:p>
          </table:table-cell>
          <table:table-cell table:number-columns-repeated="3"/>
          <table:table-cell office:value-type="string" calcext:value-type="string">
            <text:p>Ross-Gillespie, Adin/A-2652-2008; Gardner, Andy/K-5353-2013; Griffin, Ashleigh/C-6244-2014; West, Stuart/M-3608-2014</text:p>
          </table:table-cell>
          <table:table-cell office:value-type="string" calcext:value-type="string">
            <text:p>Gardner, Andy/0000-0002-1304-3734; Griffin, Ashleigh/0000-0001-7674-9825; West, Stuart/0000-0003-2152-3153</text:p>
          </table:table-cell>
          <table:table-cell table:number-columns-repeated="11"/>
          <table:table-cell office:value-type="string" calcext:value-type="string">
            <text:p>0003-0147</text:p>
          </table:table-cell>
          <table:table-cell table:number-columns-repeated="4"/>
          <table:table-cell office:value-type="string" calcext:value-type="string">
            <text:p>SEP</text:p>
          </table:table-cell>
          <table:table-cell office:value-type="float" office:value="2007" calcext:value-type="float">
            <text:p>2007</text:p>
          </table:table-cell>
          <table:table-cell office:value-type="float" office:value="170" calcext:value-type="float">
            <text:p>170</text:p>
          </table:table-cell>
          <table:table-cell office:value-type="float" office:value="3" calcext:value-type="float">
            <text:p>3</text:p>
          </table:table-cell>
          <table:table-cell table:number-columns-repeated="4"/>
          <table:table-cell office:value-type="float" office:value="331" calcext:value-type="float">
            <text:p>331</text:p>
          </table:table-cell>
          <table:table-cell office:value-type="float" office:value="342" calcext:value-type="float">
            <text:p>342</text:p>
          </table:table-cell>
          <table:table-cell/>
          <table:table-cell office:value-type="string" calcext:value-type="string">
            <text:p>10.1086/519860</text:p>
          </table:table-cell>
          <table:table-cell table:number-columns-repeated="5"/>
          <table:table-cell office:value-type="string" calcext:value-type="string">
            <text:p>WOS:000248964000004</text:p>
          </table:table-cell>
          <table:table-cell office:value-type="float" office:value="17879185" calcext:value-type="float">
            <text:p>17879185</text:p>
          </table:table-cell>
        </table:table-row>
        <table:table-row table:style-name="ro1">
          <table:table-cell office:value-type="string" calcext:value-type="string">
            <text:p>J</text:p>
          </table:table-cell>
          <table:table-cell office:value-type="string" calcext:value-type="string">
            <text:p>Lion, S; van Baalen, M</text:p>
          </table:table-cell>
          <table:table-cell table:number-columns-repeated="3"/>
          <table:table-cell office:value-type="string" calcext:value-type="string">
            <text:p>Lion, Sebastien; van Baalen, Minus</text:p>
          </table:table-cell>
          <table:table-cell table:number-columns-repeated="2"/>
          <table:table-cell office:value-type="string" calcext:value-type="string">
            <text:p>From infanticide to parental care: Why spatial structure can help adults be good parents</text:p>
          </table:table-cell>
          <table:table-cell office:value-type="string" calcext:value-type="string">
            <text:p>AMERICAN NATURALIST</text:p>
          </table:table-cell>
          <table:table-cell table:number-columns-repeated="11"/>
          <table:table-cell office:value-type="string" calcext:value-type="string">
            <text:p>We investigate the evolution of parental care and cannibalism in a spatially structured population where adults can either help or kill juveniles in their neighborhood. We show that spatial structure can reverse the selective pressures on adult behavior, leading to the evolution of parental care, whereas the nonspatial model predicts that cannibalism is the sole evolutionary outcome. Our analysis emphasizes that evolution of such spatially structured populations is best understood at the level of the cluster of invading mutants, and we define invasion fitness as the growth rate of that cluster. We derive an analytical expression for the selective pressures on the trait and show that relatedness and Hamilton's rule are recovered as emergent properties of the spatial ecological dynamics. When adults can also help other adults, the benefits to each class of recipients are weighted by the class reproductive value, a result consistent with that of other models of kin selection. Finally, we advocate a different approach to moment equations and argue that even though the development of moment closure approximations is a necessary line of research, much-needed ecological and evolutionary insight can be gained by studying the unclosed moment equations.</text:p>
          </table:table-cell>
          <table:table-cell table:number-columns-repeated="3"/>
          <table:table-cell office:value-type="string" calcext:value-type="string">
            <text:p>van Baalen, Minus/J-9285-2012; Lion, Sebastien/K-4177-2015</text:p>
          </table:table-cell>
          <table:table-cell office:value-type="string" calcext:value-type="string">
            <text:p>Lion, Sebastien/0000-0002-4081-0038</text:p>
          </table:table-cell>
          <table:table-cell table:number-columns-repeated="11"/>
          <table:table-cell office:value-type="string" calcext:value-type="string">
            <text:p>0003-0147</text:p>
          </table:table-cell>
          <table:table-cell table:number-columns-repeated="4"/>
          <table:table-cell office:value-type="string" calcext:value-type="string">
            <text:p>AUG</text:p>
          </table:table-cell>
          <table:table-cell office:value-type="float" office:value="2007" calcext:value-type="float">
            <text:p>2007</text:p>
          </table:table-cell>
          <table:table-cell office:value-type="float" office:value="170" calcext:value-type="float">
            <text:p>170</text:p>
          </table:table-cell>
          <table:table-cell office:value-type="float" office:value="2" calcext:value-type="float">
            <text:p>2</text:p>
          </table:table-cell>
          <table:table-cell table:number-columns-repeated="4"/>
          <table:table-cell office:value-type="string" calcext:value-type="string">
            <text:p>E26</text:p>
          </table:table-cell>
          <table:table-cell office:value-type="string" calcext:value-type="string">
            <text:p>E46</text:p>
          </table:table-cell>
          <table:table-cell/>
          <table:table-cell office:value-type="string" calcext:value-type="string">
            <text:p>10.1086/519462</text:p>
          </table:table-cell>
          <table:table-cell table:number-columns-repeated="5"/>
          <table:table-cell office:value-type="string" calcext:value-type="string">
            <text:p>WOS:000248540700014</text:p>
          </table:table-cell>
          <table:table-cell office:value-type="float" office:value="17874366" calcext:value-type="float">
            <text:p>17874366</text:p>
          </table:table-cell>
        </table:table-row>
        <table:table-row table:style-name="ro1">
          <table:table-cell office:value-type="string" calcext:value-type="string">
            <text:p>J</text:p>
          </table:table-cell>
          <table:table-cell office:value-type="string" calcext:value-type="string">
            <text:p>Brown, SP; Taddei, F</text:p>
          </table:table-cell>
          <table:table-cell table:number-columns-repeated="3"/>
          <table:table-cell office:value-type="string" calcext:value-type="string">
            <text:p>Brown, Sam P.; Taddei, Francois</text:p>
          </table:table-cell>
          <table:table-cell table:number-columns-repeated="2"/>
          <table:table-cell office:value-type="string" calcext:value-type="string">
            <text:p>The Durability of Public Goods Changes the Dynamics and Nature of Social Dilemmas</text:p>
          </table:table-cell>
          <table:table-cell office:value-type="string" calcext:value-type="string">
            <text:p>PLOS ONE</text:p>
          </table:table-cell>
          <table:table-cell table:number-columns-repeated="11"/>
          <table:table-cell office:value-type="string" calcext:value-type="string">
            <text:p>An implicit assumption underpins basic models of the evolution of cooperation, mutualism and altruism: The benefits (or payoffs) of cooperation and defection are defined by the current frequency or distribution of cooperators. In social dilemmas involving durable public goods (group resources that can persist in the environment-ubiquitous from microbes to humans) this assumption is violated. Here, we examine the consequences of relaxing this assumption, allowing pay-offs to depend on both current and past numbers of cooperators. We explicitly trace the dynamic of a public good created by cooperators, and define pay-offs in terms of the current public good. By raising the importance of cooperative history in determining the current fate of cooperators, durable public goods cause novel dynamics (e. g., transient increases in cooperation in Prisoner's Dilemmas, oscillations in Snowdrift Games, or shifts in invasion thresholds in Stag-hunt Games), while changes in durability can transform one game into another, by moving invasion thresholds for cooperation or conditions for coexistence with defectors. This enlarged view challenges our understanding of social cheats. For instance, groups of cooperators can do worse than groups of defectors, if they inherit fewer public goods, while a rise in defectors no longer entails a loss of social benefits, at least not in the present moment (as highlighted by concerns over environmental lags). Wherever durable public goods have yet to reach a steady state (for instance due to external perturbations), the history of cooperation will define the ongoing dynamics of cooperators.</text:p>
          </table:table-cell>
          <table:table-cell table:number-columns-repeated="3"/>
          <table:table-cell office:value-type="string" calcext:value-type="string">
            <text:p>Brown, Sam/B-5234-2009</text:p>
          </table:table-cell>
          <table:table-cell office:value-type="string" calcext:value-type="string">
            <text:p>Brown, Sam/0000-0003-1892-9275</text:p>
          </table:table-cell>
          <table:table-cell table:number-columns-repeated="11"/>
          <table:table-cell office:value-type="string" calcext:value-type="string">
            <text:p>1932-6203</text:p>
          </table:table-cell>
          <table:table-cell table:number-columns-repeated="4"/>
          <table:table-cell table:style-name="ce1" office:value-type="string" calcext:value-type="string">
            <text:p>JUL 4</text:p>
          </table:table-cell>
          <table:table-cell office:value-type="float" office:value="2007" calcext:value-type="float">
            <text:p>2007</text:p>
          </table:table-cell>
          <table:table-cell office:value-type="float" office:value="2" calcext:value-type="float">
            <text:p>2</text:p>
          </table:table-cell>
          <table:table-cell office:value-type="float" office:value="7" calcext:value-type="float">
            <text:p>7</text:p>
          </table:table-cell>
          <table:table-cell table:number-columns-repeated="6"/>
          <table:table-cell office:value-type="string" calcext:value-type="string">
            <text:p>e593</text:p>
          </table:table-cell>
          <table:table-cell office:value-type="string" calcext:value-type="string">
            <text:p>10.1371/journal.pone.0000593</text:p>
          </table:table-cell>
          <table:table-cell table:number-columns-repeated="5"/>
          <table:table-cell office:value-type="string" calcext:value-type="string">
            <text:p>WOS:000207451900010</text:p>
          </table:table-cell>
          <table:table-cell office:value-type="float" office:value="17611625" calcext:value-type="float">
            <text:p>17611625</text:p>
          </table:table-cell>
        </table:table-row>
        <table:table-row table:style-name="ro1">
          <table:table-cell office:value-type="string" calcext:value-type="string">
            <text:p>J</text:p>
          </table:table-cell>
          <table:table-cell office:value-type="string" calcext:value-type="string">
            <text:p>Szabo, G; Fath, G</text:p>
          </table:table-cell>
          <table:table-cell table:number-columns-repeated="3"/>
          <table:table-cell office:value-type="string" calcext:value-type="string">
            <text:p>Szabo, Gyoergy; Fath, Gabor</text:p>
          </table:table-cell>
          <table:table-cell table:number-columns-repeated="2"/>
          <table:table-cell office:value-type="string" calcext:value-type="string">
            <text:p>Evolutionary games on graphs</text:p>
          </table:table-cell>
          <table:table-cell office:value-type="string" calcext:value-type="string">
            <text:p>PHYSICS REPORTS-REVIEW SECTION OF PHYSICS LETTERS</text:p>
          </table:table-cell>
          <table:table-cell table:number-columns-repeated="11"/>
          <table:table-cell office:value-type="string" calcext:value-type="string">
            <text:p>Game theory is one of the key paradigms behind many scientific disciplines from biology to behavioral sciences to economics. In its evolutionary form and especially when the interacting agents are linked in a specific social network the underlying solution concepts and methods are very similar to those applied in non-equilibrium statistical physics. This review gives a tutorial-type overview of the field for physicists. The first four sections introduce the necessary background in classical and evolutionary game theory from the basic definitions to the most important results. The fifth section surveys the topological complications implied by non-mean-field-type social network structures in general. The next three sections discuss in detail the dynamic behavior of three prominent classes of models: the Prisoner's Dilemma, the Rock-Scissors-Paper game, and Competing Associations. The major theme of the review is in what sense and how the graph structure of interactions can modify and enrich the picture of long term behavioral patterns emerging in evolutionary games. (c) 2007 Published by Elsevier B.V.</text:p>
          </table:table-cell>
          <table:table-cell table:number-columns-repeated="3"/>
          <table:table-cell office:value-type="string" calcext:value-type="string">
            <text:p>Szabo, Gyorgy/A-1138-2010</text:p>
          </table:table-cell>
          <table:table-cell office:value-type="string" calcext:value-type="string">
            <text:p>Szabo, Gyorgy/0000-0003-1876-9144</text:p>
          </table:table-cell>
          <table:table-cell table:number-columns-repeated="11"/>
          <table:table-cell office:value-type="string" calcext:value-type="string">
            <text:p>0370-1573</text:p>
          </table:table-cell>
          <table:table-cell office:value-type="string" calcext:value-type="string">
            <text:p>1873-6270</text:p>
          </table:table-cell>
          <table:table-cell table:number-columns-repeated="3"/>
          <table:table-cell office:value-type="string" calcext:value-type="string">
            <text:p>JUL</text:p>
          </table:table-cell>
          <table:table-cell office:value-type="float" office:value="2007" calcext:value-type="float">
            <text:p>2007</text:p>
          </table:table-cell>
          <table:table-cell office:value-type="float" office:value="446" calcext:value-type="float">
            <text:p>446</text:p>
          </table:table-cell>
          <table:table-cell table:style-name="ce1" office:value-type="string" calcext:value-type="string">
            <text:p>4-6</text:p>
          </table:table-cell>
          <table:table-cell table:number-columns-repeated="4"/>
          <table:table-cell office:value-type="float" office:value="97" calcext:value-type="float">
            <text:p>97</text:p>
          </table:table-cell>
          <table:table-cell office:value-type="float" office:value="216" calcext:value-type="float">
            <text:p>216</text:p>
          </table:table-cell>
          <table:table-cell/>
          <table:table-cell office:value-type="string" calcext:value-type="string">
            <text:p>10.1016/j.physrep.2007.04.004</text:p>
          </table:table-cell>
          <table:table-cell table:number-columns-repeated="5"/>
          <table:table-cell office:value-type="string" calcext:value-type="string">
            <text:p>WOS:000248365100001</text:p>
          </table:table-cell>
          <table:table-cell/>
        </table:table-row>
        <table:table-row table:style-name="ro1">
          <table:table-cell office:value-type="string" calcext:value-type="string">
            <text:p>J</text:p>
          </table:table-cell>
          <table:table-cell office:value-type="string" calcext:value-type="string">
            <text:p>Randall, VA</text:p>
          </table:table-cell>
          <table:table-cell table:number-columns-repeated="3"/>
          <table:table-cell office:value-type="string" calcext:value-type="string">
            <text:p>Randall, Valerie Anne</text:p>
          </table:table-cell>
          <table:table-cell table:number-columns-repeated="2"/>
          <table:table-cell office:value-type="string" calcext:value-type="string">
            <text:p>Hormonal regulation of hair follicles exhibits a biological paradox</text:p>
          </table:table-cell>
          <table:table-cell office:value-type="string" calcext:value-type="string">
            <text:p>SEMINARS IN CELL &amp; DEVELOPMENTAL BIOLOGY</text:p>
          </table:table-cell>
          <table:table-cell table:number-columns-repeated="11"/>
          <table:table-cell office:value-type="string" calcext:value-type="string">
            <text:p>Hair's importance for insulation and camouflage or human communication means that hairs need to change with season, age or sexual development. Regular, regenerating hair follicle growth cycles produce new hairs which may differ in colour and/or size, e.g., beard development. Hormones of the pineal-hypothalamus-pituitary axis coordinate seasonal changes, while androgens regulate most sexual aspects with paradoxically different effects depending on body site; compare beard growth and balding! Hormones affect follicular mesenchymal-epithelial interactions altering growing time, dermal papilla size and dermal papilla cell, keratinocyte and melanocyte activity. Greater understanding of these mechanisms should improve treatments for poorly controlled hair disorders, alopecia and hirsutism. (C) 2007 Elsevier Ltd. All rights reserved.</text:p>
          </table:table-cell>
          <table:table-cell table:number-columns-repeated="16"/>
          <table:table-cell office:value-type="string" calcext:value-type="string">
            <text:p>1084-9521</text:p>
          </table:table-cell>
          <table:table-cell table:number-columns-repeated="4"/>
          <table:table-cell office:value-type="string" calcext:value-type="string">
            <text:p>APR</text:p>
          </table:table-cell>
          <table:table-cell office:value-type="float" office:value="2007" calcext:value-type="float">
            <text:p>2007</text:p>
          </table:table-cell>
          <table:table-cell office:value-type="float" office:value="18" calcext:value-type="float">
            <text:p>18</text:p>
          </table:table-cell>
          <table:table-cell office:value-type="float" office:value="2" calcext:value-type="float">
            <text:p>2</text:p>
          </table:table-cell>
          <table:table-cell table:number-columns-repeated="4"/>
          <table:table-cell office:value-type="float" office:value="274" calcext:value-type="float">
            <text:p>274</text:p>
          </table:table-cell>
          <table:table-cell office:value-type="float" office:value="285" calcext:value-type="float">
            <text:p>285</text:p>
          </table:table-cell>
          <table:table-cell/>
          <table:table-cell office:value-type="string" calcext:value-type="string">
            <text:p>10.1016/j.semcdb.2007.02.004</text:p>
          </table:table-cell>
          <table:table-cell table:number-columns-repeated="5"/>
          <table:table-cell office:value-type="string" calcext:value-type="string">
            <text:p>WOS:000247295700016</text:p>
          </table:table-cell>
          <table:table-cell office:value-type="float" office:value="17379547" calcext:value-type="float">
            <text:p>17379547</text:p>
          </table:table-cell>
        </table:table-row>
        <table:table-row table:style-name="ro1">
          <table:table-cell office:value-type="string" calcext:value-type="string">
            <text:p>J</text:p>
          </table:table-cell>
          <table:table-cell office:value-type="string" calcext:value-type="string">
            <text:p>Traulsen, A; Nowak, MA</text:p>
          </table:table-cell>
          <table:table-cell table:number-columns-repeated="3"/>
          <table:table-cell office:value-type="string" calcext:value-type="string">
            <text:p>Traulsen, Arne; Nowak, Martin A.</text:p>
          </table:table-cell>
          <table:table-cell table:number-columns-repeated="2"/>
          <table:table-cell office:value-type="string" calcext:value-type="string">
            <text:p>Chromodynamics of Cooperation in Finite Populations</text:p>
          </table:table-cell>
          <table:table-cell office:value-type="string" calcext:value-type="string">
            <text:p>PLOS ONE</text:p>
          </table:table-cell>
          <table:table-cell table:number-columns-repeated="11"/>
          <table:table-cell office:value-type="string" calcext:value-type="string">
            <text:p>Background. The basic idea of tag-based models for cooperation is that individuals recognize each other via arbitrary signals, so-called tags. If there are tags of different colors, then cooperators can always establish new signals of recognition. The resulting "chromodynamics'' is a mechanism for the evolution of cooperation. Cooperators use a secret tag until they are discovered by defectors who then destroy cooperation based on this tag. Subsequently, a fraction of the population manages to establish cooperation based on a new tag. Methodology/Principal Findings. We derive a mathematical description of stochastic evolutionary dynamics of tag-based cooperation in populations of finite size. Benefit and cost of cooperation are given by b and c. We find that cooperators are more abundant than defectors if b/c &gt; 1+2u/v, where u is the mutation rate changing only the strategy and v is the mutation rate changing strategy and tag. We study specific assumptions for u and v in two genetic models and one cultural model. Conclusions/Significance. In a genetic model, tag-based cooperation only evolves if a gene encodes both strategy and tag. In a cultural model with equal mutation rates between all possible phenotypes (tags and behaviors), the crucial condition is b/c &gt; (K+1)/(K21), where K is the number of tags. A larger number of tags requires a smaller benefit-to-cost ratio. In the limit of many different tags, the condition for cooperators to have a higher average abundance than defectors becomes b &gt; c.</text:p>
          </table:table-cell>
          <table:table-cell table:number-columns-repeated="3"/>
          <table:table-cell office:value-type="string" calcext:value-type="string">
            <text:p>Traulsen, Arne/A-4955-2009; Nowak, Martin/A-6977-2008</text:p>
          </table:table-cell>
          <table:table-cell office:value-type="string" calcext:value-type="string">
            <text:p>Traulsen, Arne/0000-0002-0669-5267; </text:p>
          </table:table-cell>
          <table:table-cell table:number-columns-repeated="11"/>
          <table:table-cell office:value-type="string" calcext:value-type="string">
            <text:p>1932-6203</text:p>
          </table:table-cell>
          <table:table-cell table:number-columns-repeated="4"/>
          <table:table-cell table:style-name="ce1" office:value-type="string" calcext:value-type="string">
            <text:p>MAR 7</text:p>
          </table:table-cell>
          <table:table-cell office:value-type="float" office:value="2007" calcext:value-type="float">
            <text:p>2007</text:p>
          </table:table-cell>
          <table:table-cell office:value-type="float" office:value="2" calcext:value-type="float">
            <text:p>2</text:p>
          </table:table-cell>
          <table:table-cell office:value-type="float" office:value="3" calcext:value-type="float">
            <text:p>3</text:p>
          </table:table-cell>
          <table:table-cell table:number-columns-repeated="6"/>
          <table:table-cell office:value-type="string" calcext:value-type="string">
            <text:p>e270</text:p>
          </table:table-cell>
          <table:table-cell office:value-type="string" calcext:value-type="string">
            <text:p>10.1371/journal.pone.0000270</text:p>
          </table:table-cell>
          <table:table-cell table:number-columns-repeated="5"/>
          <table:table-cell office:value-type="string" calcext:value-type="string">
            <text:p>WOS:000207444700005</text:p>
          </table:table-cell>
          <table:table-cell office:value-type="float" office:value="17342204" calcext:value-type="float">
            <text:p>17342204</text:p>
          </table:table-cell>
        </table:table-row>
        <table:table-row table:style-name="ro1">
          <table:table-cell office:value-type="string" calcext:value-type="string">
            <text:p>J</text:p>
          </table:table-cell>
          <table:table-cell office:value-type="string" calcext:value-type="string">
            <text:p>Frommen, JG; Luz, C; Bakker, TCM</text:p>
          </table:table-cell>
          <table:table-cell table:number-columns-repeated="3"/>
          <table:table-cell office:value-type="string" calcext:value-type="string">
            <text:p>Frommen, Joachim G.; Luz, Corinna; Bakker, Theo C. M.</text:p>
          </table:table-cell>
          <table:table-cell table:number-columns-repeated="2"/>
          <table:table-cell office:value-type="string" calcext:value-type="string">
            <text:p>Kin discrimination in sticklebacks is mediated by social learning rather than innate recognition</text:p>
          </table:table-cell>
          <table:table-cell office:value-type="string" calcext:value-type="string">
            <text:p>ETHOLOGY</text:p>
          </table:table-cell>
          <table:table-cell table:number-columns-repeated="11"/>
          <table:table-cell office:value-type="string" calcext:value-type="string">
            <text:p>Theory predicts several advantages for animals to recognize kin. These include inbreeding avoidance and an increase in inclusive fitness. In shoaling species, kin recognition may lead to an increased amount of altruism among shoal members. Adult, non-reproductive three-spined sticklebacks, Gasterosteus aculeatus, prefer to shoal with kin. This preference was shown for familiar as well as for unfamiliar individuals. However, whether it is based on learned cues of familiar individuals or on innate mechanisms like self-referent phenotype matching or 'true' kin recognition through recognition alleles remains unknown. In our experiments, juvenile fish were given the choice between shoals that differed in relatedness and familiarity. The number of testfish who joined each group indicated that sticklebacks prefer to shoal with familiar kin when the alternative shoal was composed of unfamiliar non-kin. When one shoal consisted of familiar kin while the second consisted of familiar non-kin testfish did not show any preference. Kin recognition in sticklebacks is thus most likely mediated by social learning.</text:p>
          </table:table-cell>
          <table:table-cell table:number-columns-repeated="3"/>
          <table:table-cell office:value-type="string" calcext:value-type="string">
            <text:p>Frommen, Joachim/D-6802-2013</text:p>
          </table:table-cell>
          <table:table-cell table:number-columns-repeated="12"/>
          <table:table-cell office:value-type="string" calcext:value-type="string">
            <text:p>0179-1613</text:p>
          </table:table-cell>
          <table:table-cell office:value-type="string" calcext:value-type="string">
            <text:p>1439-0310</text:p>
          </table:table-cell>
          <table:table-cell table:number-columns-repeated="3"/>
          <table:table-cell office:value-type="string" calcext:value-type="string">
            <text:p>MAR</text:p>
          </table:table-cell>
          <table:table-cell office:value-type="float" office:value="2007" calcext:value-type="float">
            <text:p>2007</text:p>
          </table:table-cell>
          <table:table-cell office:value-type="float" office:value="113" calcext:value-type="float">
            <text:p>113</text:p>
          </table:table-cell>
          <table:table-cell office:value-type="float" office:value="3" calcext:value-type="float">
            <text:p>3</text:p>
          </table:table-cell>
          <table:table-cell table:number-columns-repeated="4"/>
          <table:table-cell office:value-type="float" office:value="276" calcext:value-type="float">
            <text:p>276</text:p>
          </table:table-cell>
          <table:table-cell office:value-type="float" office:value="282" calcext:value-type="float">
            <text:p>282</text:p>
          </table:table-cell>
          <table:table-cell/>
          <table:table-cell office:value-type="string" calcext:value-type="string">
            <text:p>10.1111/j.1439-0310.2006.01316.x</text:p>
          </table:table-cell>
          <table:table-cell table:number-columns-repeated="5"/>
          <table:table-cell office:value-type="string" calcext:value-type="string">
            <text:p>WOS:000244274300008</text:p>
          </table:table-cell>
          <table:table-cell/>
        </table:table-row>
        <table:table-row table:style-name="ro1">
          <table:table-cell office:value-type="string" calcext:value-type="string">
            <text:p>J</text:p>
          </table:table-cell>
          <table:table-cell office:value-type="string" calcext:value-type="string">
            <text:p>West, SA; Griffin, AS; Gardner, A</text:p>
          </table:table-cell>
          <table:table-cell table:number-columns-repeated="3"/>
          <table:table-cell office:value-type="string" calcext:value-type="string">
            <text:p>West, S. A.; Griffin, A. S.; Gardner, A.</text:p>
          </table:table-cell>
          <table:table-cell table:number-columns-repeated="2"/>
          <table:table-cell office:value-type="string" calcext:value-type="string">
            <text:p>Social semantics: altruism, cooperation, mutualism, strong reciprocity and group selection</text:p>
          </table:table-cell>
          <table:table-cell office:value-type="string" calcext:value-type="string">
            <text:p>JOURNAL OF EVOLUTIONARY BIOLOGY</text:p>
          </table:table-cell>
          <table:table-cell table:number-columns-repeated="11"/>
          <table:table-cell office:value-type="string" calcext:value-type="string">
            <text:p>From an evolutionary perspective, social behaviours are those which have fitness consequences for both the individual that performs the behaviour, and another individual. Over the last 43 years, a huge theoretical and empirical literature has developed on this topic. However, progress is often hindered by poor communication between scientists, with different people using the same term to mean different things, or different terms to mean the same thing. This can obscure what is biologically important, and what is not. The potential for such semantic confusion is greatest with interdisciplinary research. Our aim here is to address issues of semantic confusion that have arisen with research on the problem of cooperation. In particular, we: (i) discuss confusion over the terms kin selection, mutualism, mutual benefit, cooperation, altruism, reciprocal altruism, weak altruism, altruistic punishment, strong reciprocity, group selection and direct fitness; (ii) emphasize the need to distinguish between proximate (mechanism) and ultimate (survival value) explanations of behaviours. We draw examples from all areas, but especially recent work on humans and microbes.</text:p>
          </table:table-cell>
          <table:table-cell table:number-columns-repeated="3"/>
          <table:table-cell office:value-type="string" calcext:value-type="string">
            <text:p>Gardner, Andy/K-5353-2013; Griffin, Ashleigh/C-6244-2014; West, Stuart/M-3608-2014</text:p>
          </table:table-cell>
          <table:table-cell office:value-type="string" calcext:value-type="string">
            <text:p>Gardner, Andy/0000-0002-1304-3734; Griffin, Ashleigh/0000-0001-7674-9825; West, Stuart/0000-0003-2152-3153</text:p>
          </table:table-cell>
          <table:table-cell table:number-columns-repeated="11"/>
          <table:table-cell office:value-type="string" calcext:value-type="string">
            <text:p>1010-061X</text:p>
          </table:table-cell>
          <table:table-cell office:value-type="string" calcext:value-type="string">
            <text:p>1420-9101</text:p>
          </table:table-cell>
          <table:table-cell table:number-columns-repeated="3"/>
          <table:table-cell office:value-type="string" calcext:value-type="string">
            <text:p>MAR</text:p>
          </table:table-cell>
          <table:table-cell office:value-type="float" office:value="2007" calcext:value-type="float">
            <text:p>2007</text:p>
          </table:table-cell>
          <table:table-cell office:value-type="float" office:value="20" calcext:value-type="float">
            <text:p>20</text:p>
          </table:table-cell>
          <table:table-cell office:value-type="float" office:value="2" calcext:value-type="float">
            <text:p>2</text:p>
          </table:table-cell>
          <table:table-cell table:number-columns-repeated="4"/>
          <table:table-cell office:value-type="float" office:value="415" calcext:value-type="float">
            <text:p>415</text:p>
          </table:table-cell>
          <table:table-cell office:value-type="float" office:value="432" calcext:value-type="float">
            <text:p>432</text:p>
          </table:table-cell>
          <table:table-cell/>
          <table:table-cell office:value-type="string" calcext:value-type="string">
            <text:p>10.1111/j.1420-9101.2006.01258.x</text:p>
          </table:table-cell>
          <table:table-cell table:number-columns-repeated="5"/>
          <table:table-cell office:value-type="string" calcext:value-type="string">
            <text:p>WOS:000244244300001</text:p>
          </table:table-cell>
          <table:table-cell office:value-type="float" office:value="17305808" calcext:value-type="float">
            <text:p>17305808</text:p>
          </table:table-cell>
        </table:table-row>
        <table:table-row table:style-name="ro1">
          <table:table-cell office:value-type="string" calcext:value-type="string">
            <text:p>S</text:p>
          </table:table-cell>
          <table:table-cell office:value-type="string" calcext:value-type="string">
            <text:p>Spector, L; Klein, J</text:p>
          </table:table-cell>
          <table:table-cell/>
          <table:table-cell office:value-type="string" calcext:value-type="string">
            <text:p>Riolo, R; Soule, T; Worzel, B</text:p>
          </table:table-cell>
          <table:table-cell/>
          <table:table-cell office:value-type="string" calcext:value-type="string">
            <text:p>Spector, Lee; Klein, Jon</text:p>
          </table:table-cell>
          <table:table-cell table:number-columns-repeated="2"/>
          <table:table-cell office:value-type="string" calcext:value-type="string">
            <text:p>Multidimensional tags, cooperative populations, and genetic programming</text:p>
          </table:table-cell>
          <table:table-cell office:value-type="string" calcext:value-type="string">
            <text:p>GENETIC PROGRAMMING THEORY AND PRACTICE IV</text:p>
          </table:table-cell>
          <table:table-cell office:value-type="string" calcext:value-type="string">
            <text:p>Genetic and Evolutionary Computation</text:p>
          </table:table-cell>
          <table:table-cell table:number-columns-repeated="3"/>
          <table:table-cell office:value-type="string" calcext:value-type="string">
            <text:p>4th Workshop on Genetic Programming, Theory and Practice</text:p>
          </table:table-cell>
          <table:table-cell office:value-type="string" calcext:value-type="string">
            <text:p>MAY 11-13, 2006</text:p>
          </table:table-cell>
          <table:table-cell office:value-type="string" calcext:value-type="string">
            <text:p>Univ Michigan, Ann Arbor, MI</text:p>
          </table:table-cell>
          <table:table-cell/>
          <table:table-cell office:value-type="string" calcext:value-type="string">
            <text:p>Univ Michigan</text:p>
          </table:table-cell>
          <table:table-cell table:number-columns-repeated="2"/>
          <table:table-cell office:value-type="string" calcext:value-type="string">
            <text:p>We present new results on the evolution of tag-mediated cooperation, demonstrating that the use of multidimensional tags can enhance the emergence of high levels of cooperation. We discuss these results in the context of prior cases in which work on the evolution of cooperation has led to practical techniques for improving the problem-solving performance of genetic programming systems.</text:p>
          </table:table-cell>
          <table:table-cell table:number-columns-repeated="16"/>
          <table:table-cell office:value-type="string" calcext:value-type="string">
            <text:p>1932-0167</text:p>
          </table:table-cell>
          <table:table-cell/>
          <table:table-cell office:value-type="string" calcext:value-type="string">
            <text:p>978-0-387-33375-5</text:p>
          </table:table-cell>
          <table:table-cell table:number-columns-repeated="3"/>
          <table:table-cell office:value-type="float" office:value="2007" calcext:value-type="float">
            <text:p>2007</text:p>
          </table:table-cell>
          <table:table-cell office:value-type="float" office:value="4" calcext:value-type="float">
            <text:p>4</text:p>
          </table:table-cell>
          <table:table-cell table:number-columns-repeated="5"/>
          <table:table-cell office:value-type="float" office:value="97" calcext:value-type="float">
            <text:p>97</text:p>
          </table:table-cell>
          <table:table-cell office:value-type="float" office:value="112" calcext:value-type="float">
            <text:p>112</text:p>
          </table:table-cell>
          <table:table-cell/>
          <table:table-cell office:value-type="string" calcext:value-type="string">
            <text:p>10.1007/978-0-387-49650-4_7</text:p>
          </table:table-cell>
          <table:table-cell table:number-columns-repeated="5"/>
          <table:table-cell office:value-type="string" calcext:value-type="string">
            <text:p>WOS:000245812400007</text:p>
          </table:table-cell>
          <table:table-cell/>
        </table:table-row>
        <table:table-row table:style-name="ro1">
          <table:table-cell office:value-type="string" calcext:value-type="string">
            <text:p>J</text:p>
          </table:table-cell>
          <table:table-cell office:value-type="string" calcext:value-type="string">
            <text:p>Lehmann, L</text:p>
          </table:table-cell>
          <table:table-cell table:number-columns-repeated="3"/>
          <table:table-cell office:value-type="string" calcext:value-type="string">
            <text:p>Lehmann, L.</text:p>
          </table:table-cell>
          <table:table-cell table:number-columns-repeated="2"/>
          <table:table-cell office:value-type="string" calcext:value-type="string">
            <text:p>The evolution of trans-generational altruism: kin selection meets niche construction</text:p>
          </table:table-cell>
          <table:table-cell office:value-type="string" calcext:value-type="string">
            <text:p>JOURNAL OF EVOLUTIONARY BIOLOGY</text:p>
          </table:table-cell>
          <table:table-cell table:number-columns-repeated="11"/>
          <table:table-cell office:value-type="string" calcext:value-type="string">
            <text:p>A cornerstone result of sociobiology states that limited dispersal can induce kin competition to offset the kin selected benefits of altruism. Several mechanisms have been proposed to circumvent this dilemma but all assume that actors and recipients of altruism interact during the same time period. Here, this assumption is relaxed and a model is developed where individuals express an altruistic act, which results in posthumously helping relatives living in the future. The analysis of this model suggests that kin selected benefits can then feedback on the evolution of the trait in a way that promotes altruistic helping at high rates under limited dispersal. The decoupling of kin competition and kin selected benefits results from the fact that by helping relatives living in the future, an actor is helping individuals that are not in direct competition with itself. A direct consequence is that behaviours which actors gain by reducing the common good of present and future generations can be opposed by kin selection. The present model integrates niche-constructing traits with kin selection theory and delineates demographic and ecological conditions under which altruism can be selected for; and conditions where the 'tragedy of the commons' can be reduced.</text:p>
          </table:table-cell>
          <table:table-cell table:number-columns-repeated="3"/>
          <table:table-cell office:value-type="string" calcext:value-type="string">
            <text:p>Henrich, Joseph/A-2403-2009; lehmann, laurent/B-6875-2012</text:p>
          </table:table-cell>
          <table:table-cell table:number-columns-repeated="12"/>
          <table:table-cell office:value-type="string" calcext:value-type="string">
            <text:p>1010-061X</text:p>
          </table:table-cell>
          <table:table-cell table:number-columns-repeated="4"/>
          <table:table-cell office:value-type="string" calcext:value-type="string">
            <text:p>JAN</text:p>
          </table:table-cell>
          <table:table-cell office:value-type="float" office:value="2007" calcext:value-type="float">
            <text:p>2007</text:p>
          </table:table-cell>
          <table:table-cell office:value-type="float" office:value="20" calcext:value-type="float">
            <text:p>20</text:p>
          </table:table-cell>
          <table:table-cell office:value-type="float" office:value="1" calcext:value-type="float">
            <text:p>1</text:p>
          </table:table-cell>
          <table:table-cell table:number-columns-repeated="4"/>
          <table:table-cell office:value-type="float" office:value="181" calcext:value-type="float">
            <text:p>181</text:p>
          </table:table-cell>
          <table:table-cell office:value-type="float" office:value="189" calcext:value-type="float">
            <text:p>189</text:p>
          </table:table-cell>
          <table:table-cell/>
          <table:table-cell office:value-type="string" calcext:value-type="string">
            <text:p>10.1111/j.1420-9101.2006.01202.x</text:p>
          </table:table-cell>
          <table:table-cell table:number-columns-repeated="5"/>
          <table:table-cell office:value-type="string" calcext:value-type="string">
            <text:p>WOS:000242904600026</text:p>
          </table:table-cell>
          <table:table-cell office:value-type="float" office:value="17210011" calcext:value-type="float">
            <text:p>17210011</text:p>
          </table:table-cell>
        </table:table-row>
        <table:table-row table:style-name="ro1">
          <table:table-cell office:value-type="string" calcext:value-type="string">
            <text:p>J</text:p>
          </table:table-cell>
          <table:table-cell office:value-type="string" calcext:value-type="string">
            <text:p>Nowak, MA</text:p>
          </table:table-cell>
          <table:table-cell table:number-columns-repeated="3"/>
          <table:table-cell office:value-type="string" calcext:value-type="string">
            <text:p>Nowak, Martin A.</text:p>
          </table:table-cell>
          <table:table-cell table:number-columns-repeated="2"/>
          <table:table-cell office:value-type="string" calcext:value-type="string">
            <text:p>Five rules for the evolution of cooperation</text:p>
          </table:table-cell>
          <table:table-cell office:value-type="string" calcext:value-type="string">
            <text:p>SCIENCE</text:p>
          </table:table-cell>
          <table:table-cell table:number-columns-repeated="11"/>
          <table:table-cell office:value-type="string" calcext:value-type="string">
            <text:p>Cooperation is needed for evolution to construct new levels of organization. Genomes, cells, multicellular organisms, social insects, and human society are all based on cooperation. Cooperation means that selfish replicators forgo some of their reproductive potential to help one another. But natural selection implies competition and therefore opposes cooperation unless a specific mechanism is at work. Here I discuss five mechanisms for the evolution of cooperation: kin selection, direct reciprocity, indirect reciprocity, network reciprocity, and group selection. For each mechanism, a simple rule is derived that specifies whether natural selection can lead to cooperation.</text:p>
          </table:table-cell>
          <table:table-cell table:number-columns-repeated="3"/>
          <table:table-cell office:value-type="string" calcext:value-type="string">
            <text:p>Nowak, Martin/A-6977-2008</text:p>
          </table:table-cell>
          <table:table-cell table:number-columns-repeated="12"/>
          <table:table-cell office:value-type="string" calcext:value-type="string">
            <text:p>0036-8075</text:p>
          </table:table-cell>
          <table:table-cell table:number-columns-repeated="4"/>
          <table:table-cell table:style-name="ce1" office:value-type="string" calcext:value-type="string">
            <text:p>DEC 8</text:p>
          </table:table-cell>
          <table:table-cell office:value-type="float" office:value="2006" calcext:value-type="float">
            <text:p>2006</text:p>
          </table:table-cell>
          <table:table-cell office:value-type="float" office:value="314" calcext:value-type="float">
            <text:p>314</text:p>
          </table:table-cell>
          <table:table-cell office:value-type="float" office:value="5805" calcext:value-type="float">
            <text:p>5805</text:p>
          </table:table-cell>
          <table:table-cell table:number-columns-repeated="4"/>
          <table:table-cell office:value-type="float" office:value="1560" calcext:value-type="float">
            <text:p>1560</text:p>
          </table:table-cell>
          <table:table-cell office:value-type="float" office:value="1563" calcext:value-type="float">
            <text:p>1563</text:p>
          </table:table-cell>
          <table:table-cell/>
          <table:table-cell office:value-type="string" calcext:value-type="string">
            <text:p>10.1126/science.1133755</text:p>
          </table:table-cell>
          <table:table-cell table:number-columns-repeated="5"/>
          <table:table-cell office:value-type="string" calcext:value-type="string">
            <text:p>WOS:000242624600030</text:p>
          </table:table-cell>
          <table:table-cell office:value-type="float" office:value="17158317" calcext:value-type="float">
            <text:p>17158317</text:p>
          </table:table-cell>
        </table:table-row>
        <table:table-row table:style-name="ro1">
          <table:table-cell office:value-type="string" calcext:value-type="string">
            <text:p>J</text:p>
          </table:table-cell>
          <table:table-cell office:value-type="string" calcext:value-type="string">
            <text:p>Pacheco, JM; Traulsen, A; Nowak, MA</text:p>
          </table:table-cell>
          <table:table-cell table:number-columns-repeated="3"/>
          <table:table-cell office:value-type="string" calcext:value-type="string">
            <text:p>Pacheco, Jorge M.; Traulsen, Arne; Nowak, Martin A.</text:p>
          </table:table-cell>
          <table:table-cell table:number-columns-repeated="2"/>
          <table:table-cell office:value-type="string" calcext:value-type="string">
            <text:p>Active linking in evolutionary games</text:p>
          </table:table-cell>
          <table:table-cell office:value-type="string" calcext:value-type="string">
            <text:p>JOURNAL OF THEORETICAL BIOLOGY</text:p>
          </table:table-cell>
          <table:table-cell table:number-columns-repeated="11"/>
          <table:table-cell office:value-type="string" calcext:value-type="string">
            <text:p>In the traditional approach to evolutionary game theory, the individuals of a population meet each other at random, and they have no control over the frequency or duration of interactions. Here we remove these simplifying assumptions. We introduce a new model, where individuals differ in the rate at which they seek new interactions. Once a link between two individuals has formed, the productivity of this link is evaluated. Links can be broken off at different rates. In a limiting case, the linking dynamics introduces a simple transformation of the payoff matrix. We outline conditions for evolutionary stability. As a specific example, we study the interaction between cooperators and defectors. We find a simple relationship that characterizes those linking dynamics which allow natural selection to favour cooperation over defection. (c) 2006 Elsevier Ltd. All rights reserved.</text:p>
          </table:table-cell>
          <table:table-cell table:number-columns-repeated="3"/>
          <table:table-cell office:value-type="string" calcext:value-type="string">
            <text:p>Traulsen, Arne/A-4955-2009; Pacheco, Jorge/B-6116-2008; Nowak, Martin/A-6977-2008</text:p>
          </table:table-cell>
          <table:table-cell office:value-type="string" calcext:value-type="string">
            <text:p>Traulsen, Arne/0000-0002-0669-5267; Pacheco, Jorge/0000-0002-2579-8499; </text:p>
          </table:table-cell>
          <table:table-cell table:number-columns-repeated="11"/>
          <table:table-cell office:value-type="string" calcext:value-type="string">
            <text:p>0022-5193</text:p>
          </table:table-cell>
          <table:table-cell table:number-columns-repeated="4"/>
          <table:table-cell table:style-name="ce1" office:value-type="string" calcext:value-type="string">
            <text:p>DEC 7</text:p>
          </table:table-cell>
          <table:table-cell office:value-type="float" office:value="2006" calcext:value-type="float">
            <text:p>2006</text:p>
          </table:table-cell>
          <table:table-cell office:value-type="float" office:value="243" calcext:value-type="float">
            <text:p>243</text:p>
          </table:table-cell>
          <table:table-cell office:value-type="float" office:value="3" calcext:value-type="float">
            <text:p>3</text:p>
          </table:table-cell>
          <table:table-cell table:number-columns-repeated="4"/>
          <table:table-cell office:value-type="float" office:value="437" calcext:value-type="float">
            <text:p>437</text:p>
          </table:table-cell>
          <table:table-cell office:value-type="float" office:value="443" calcext:value-type="float">
            <text:p>443</text:p>
          </table:table-cell>
          <table:table-cell/>
          <table:table-cell office:value-type="string" calcext:value-type="string">
            <text:p>10.1016/j.jtbi.2006.06.027</text:p>
          </table:table-cell>
          <table:table-cell table:number-columns-repeated="5"/>
          <table:table-cell office:value-type="string" calcext:value-type="string">
            <text:p>WOS:000242373300013</text:p>
          </table:table-cell>
          <table:table-cell office:value-type="float" office:value="16901509" calcext:value-type="float">
            <text:p>16901509</text:p>
          </table:table-cell>
        </table:table-row>
        <table:table-row table:style-name="ro1">
          <table:table-cell office:value-type="string" calcext:value-type="string">
            <text:p>J</text:p>
          </table:table-cell>
          <table:table-cell office:value-type="string" calcext:value-type="string">
            <text:p>Brockhurst, MA; Hochberg, ME; Bell, T; Buckling, A</text:p>
          </table:table-cell>
          <table:table-cell table:number-columns-repeated="3"/>
          <table:table-cell office:value-type="string" calcext:value-type="string">
            <text:p>Brockhurst, Michael A.; Hochberg, Michael E.; Bell, Thomas; Buckling, Angus</text:p>
          </table:table-cell>
          <table:table-cell table:number-columns-repeated="2"/>
          <table:table-cell office:value-type="string" calcext:value-type="string">
            <text:p>Character displacement promotes cooperation in bacterial biofilms</text:p>
          </table:table-cell>
          <table:table-cell office:value-type="string" calcext:value-type="string">
            <text:p>CURRENT BIOLOGY</text:p>
          </table:table-cell>
          <table:table-cell table:number-columns-repeated="11"/>
          <table:table-cell office:value-type="string" calcext:value-type="string">
            <text:p>Resource competition within a group of cooperators is expected to decrease selection for cooperative behavior [1-6] but can also result in diversifying selection for the use of different resources, which in turn could retard the breakdown of cooperation. Diverse groups are likely to be less susceptible to invasion by noncooperating social cheats: First, competition repression [7] resulting from character displacement [8, 9] may provide less of a selective advantage to cheating; second, cheats may trade off the ability to exploit cooperators that specialize in one type of resource against cooperators that specialize in another [10]; third, diverse communities of any kind may have higher invasion resistance because there are fewer resources available for an invader to use [11, 12]. Furthermore, diverse groups are likely to be more productive than clonal groups if a wider range of total resources are being used [13-15]. We addressed these issues by using the cooperative trait of biofilm formation in Pseudomonas fiuorescens [3, 16]. Character displacement through resource competition evolved within biofilms; productivity increased with increasing character displacement, and diverse biofilms were less susceptible to invasion by cheats. These results demonstrate that diversification into different ecological niches can minimize selection against cooperation in the face of local resource competition.</text:p>
          </table:table-cell>
          <table:table-cell table:number-columns-repeated="3"/>
          <table:table-cell office:value-type="string" calcext:value-type="string">
            <text:p>Brockhurst, Michael/A-6247-2009; </text:p>
          </table:table-cell>
          <table:table-cell office:value-type="string" calcext:value-type="string">
            <text:p>Brockhurst, Michael/0000-0003-0362-820X</text:p>
          </table:table-cell>
          <table:table-cell table:number-columns-repeated="11"/>
          <table:table-cell office:value-type="string" calcext:value-type="string">
            <text:p>0960-9822</text:p>
          </table:table-cell>
          <table:table-cell table:number-columns-repeated="4"/>
          <table:table-cell table:style-name="ce1" office:value-type="string" calcext:value-type="string">
            <text:p>OCT 24</text:p>
          </table:table-cell>
          <table:table-cell office:value-type="float" office:value="2006" calcext:value-type="float">
            <text:p>2006</text:p>
          </table:table-cell>
          <table:table-cell office:value-type="float" office:value="16" calcext:value-type="float">
            <text:p>16</text:p>
          </table:table-cell>
          <table:table-cell office:value-type="float" office:value="20" calcext:value-type="float">
            <text:p>20</text:p>
          </table:table-cell>
          <table:table-cell table:number-columns-repeated="4"/>
          <table:table-cell office:value-type="float" office:value="2030" calcext:value-type="float">
            <text:p>2030</text:p>
          </table:table-cell>
          <table:table-cell office:value-type="float" office:value="2034" calcext:value-type="float">
            <text:p>2034</text:p>
          </table:table-cell>
          <table:table-cell/>
          <table:table-cell office:value-type="string" calcext:value-type="string">
            <text:p>10.1016/j.cub.2006.08.068</text:p>
          </table:table-cell>
          <table:table-cell table:number-columns-repeated="5"/>
          <table:table-cell office:value-type="string" calcext:value-type="string">
            <text:p>WOS:000241532000024</text:p>
          </table:table-cell>
          <table:table-cell office:value-type="float" office:value="17055982" calcext:value-type="float">
            <text:p>17055982</text:p>
          </table:table-cell>
        </table:table-row>
        <table:table-row table:style-name="ro1">
          <table:table-cell office:value-type="string" calcext:value-type="string">
            <text:p>J</text:p>
          </table:table-cell>
          <table:table-cell office:value-type="string" calcext:value-type="string">
            <text:p>Hughes, BM</text:p>
          </table:table-cell>
          <table:table-cell table:number-columns-repeated="3"/>
          <table:table-cell office:value-type="string" calcext:value-type="string">
            <text:p>Hughes, Brian M.</text:p>
          </table:table-cell>
          <table:table-cell table:number-columns-repeated="2"/>
          <table:table-cell office:value-type="string" calcext:value-type="string">
            <text:p>Natural selection and religiosity: Validity issues in the empirical examination of afterlife cognitions</text:p>
          </table:table-cell>
          <table:table-cell office:value-type="string" calcext:value-type="string">
            <text:p>BEHAVIORAL AND BRAIN SCIENCES</text:p>
          </table:table-cell>
          <table:table-cell table:number-columns-repeated="11"/>
          <table:table-cell office:value-type="string" calcext:value-type="string">
            <text:p>Bering's target article proposes that the tendency to believe in an afterlife emerged (in evolutionary history) in response to selective pressures unique to human societies. However, the empirical evidence presented fails to account for the broader social context that impinges upon researcher-participant interactions, and so fails to displace the more parsimonious explanation that it is childhood credulity that underlies the acquisition of afterlife beliefs through cultural exposure..</text:p>
          </table:table-cell>
          <table:table-cell table:number-columns-repeated="3"/>
          <table:table-cell office:value-type="string" calcext:value-type="string">
            <text:p>Hughes, Brian/A-1796-2012</text:p>
          </table:table-cell>
          <table:table-cell table:number-columns-repeated="12"/>
          <table:table-cell office:value-type="string" calcext:value-type="string">
            <text:p>0140-525X</text:p>
          </table:table-cell>
          <table:table-cell table:number-columns-repeated="4"/>
          <table:table-cell office:value-type="string" calcext:value-type="string">
            <text:p>OCT</text:p>
          </table:table-cell>
          <table:table-cell office:value-type="float" office:value="2006" calcext:value-type="float">
            <text:p>2006</text:p>
          </table:table-cell>
          <table:table-cell office:value-type="float" office:value="29" calcext:value-type="float">
            <text:p>29</text:p>
          </table:table-cell>
          <table:table-cell office:value-type="float" office:value="5" calcext:value-type="float">
            <text:p>5</text:p>
          </table:table-cell>
          <table:table-cell table:number-columns-repeated="4"/>
          <table:table-cell office:value-type="float" office:value="477" calcext:value-type="float">
            <text:p>477</text:p>
          </table:table-cell>
          <table:table-cell office:value-type="string" calcext:value-type="string">
            <text:p>+</text:p>
          </table:table-cell>
          <table:table-cell table:number-columns-repeated="7"/>
          <table:table-cell office:value-type="string" calcext:value-type="string">
            <text:p>WOS:000243710500018</text:p>
          </table:table-cell>
          <table:table-cell/>
        </table:table-row>
        <table:table-row table:style-name="ro1">
          <table:table-cell office:value-type="string" calcext:value-type="string">
            <text:p>J</text:p>
          </table:table-cell>
          <table:table-cell office:value-type="string" calcext:value-type="string">
            <text:p>Lize, A; Carval, D; Cortesero, AM; Fournet, S; Poinsot, D</text:p>
          </table:table-cell>
          <table:table-cell table:number-columns-repeated="3"/>
          <table:table-cell office:value-type="string" calcext:value-type="string">
            <text:p>Lize, Anne; Carval, Dominique; Cortesero, Anne Marie; Fournet, Sylvain; Poinsot, Denis</text:p>
          </table:table-cell>
          <table:table-cell table:number-columns-repeated="2"/>
          <table:table-cell office:value-type="string" calcext:value-type="string">
            <text:p>Kin discrimination and altruism in the larvae of a solitary insect</text:p>
          </table:table-cell>
          <table:table-cell office:value-type="string" calcext:value-type="string">
            <text:p>PROCEEDINGS OF THE ROYAL SOCIETY B-BIOLOGICAL SCIENCES</text:p>
          </table:table-cell>
          <table:table-cell table:number-columns-repeated="11"/>
          <table:table-cell office:value-type="string" calcext:value-type="string">
            <text:p>Kin selection theory predicts altruism between related individuals, which requires the ability to recognize kin from non-kin. In insects, kin discrimination associated with altruistic behaviour is well-known in clonal and social species but in very few solitary insects. Here, we report that the solitary larvae of a non-social insect Aleochara bilineata Gyll. (Coleoptera; Staphylinidae) show kin discrimination and sibling-directed altruistic behaviour. Larvae superparasitize more frequently the hosts parasitized by non-kin individuals than those hosts parasitized by siblings. Kin discrimination probably occurs by self-referent phenotype matching, where an individual compares its own phenotype with that of a non-familiar related individual, a mechanism rarely demonstrated in animals. The label used to recognize kin from non-kin corresponds to substances contained in the plug placed on the hosts by the resident larvae during the parasitization process. Kin competition induced by a limited larval dispersion may have favoured the evolution of kin recognition in this solitary species.</text:p>
          </table:table-cell>
          <table:table-cell table:number-columns-repeated="3"/>
          <table:table-cell office:value-type="string" calcext:value-type="string">
            <text:p>Lize, Anne/B-9897-2011</text:p>
          </table:table-cell>
          <table:table-cell office:value-type="string" calcext:value-type="string">
            <text:p>Lize, Anne/0000-0002-7289-4205</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SEP 22</text:p>
          </table:table-cell>
          <table:table-cell office:value-type="float" office:value="2006" calcext:value-type="float">
            <text:p>2006</text:p>
          </table:table-cell>
          <table:table-cell office:value-type="float" office:value="273" calcext:value-type="float">
            <text:p>273</text:p>
          </table:table-cell>
          <table:table-cell office:value-type="float" office:value="1599" calcext:value-type="float">
            <text:p>1599</text:p>
          </table:table-cell>
          <table:table-cell table:number-columns-repeated="4"/>
          <table:table-cell office:value-type="float" office:value="2381" calcext:value-type="float">
            <text:p>2381</text:p>
          </table:table-cell>
          <table:table-cell office:value-type="float" office:value="2386" calcext:value-type="float">
            <text:p>2386</text:p>
          </table:table-cell>
          <table:table-cell/>
          <table:table-cell office:value-type="string" calcext:value-type="string">
            <text:p>10.1098/rspb.2006.3598</text:p>
          </table:table-cell>
          <table:table-cell table:number-columns-repeated="5"/>
          <table:table-cell office:value-type="string" calcext:value-type="string">
            <text:p>WOS:000240400800017</text:p>
          </table:table-cell>
          <table:table-cell office:value-type="float" office:value="16928642" calcext:value-type="float">
            <text:p>16928642</text:p>
          </table:table-cell>
        </table:table-row>
        <table:table-row table:style-name="ro1">
          <table:table-cell office:value-type="string" calcext:value-type="string">
            <text:p>J</text:p>
          </table:table-cell>
          <table:table-cell office:value-type="string" calcext:value-type="string">
            <text:p>Hain, TJA; Neff, BD</text:p>
          </table:table-cell>
          <table:table-cell table:number-columns-repeated="3"/>
          <table:table-cell office:value-type="string" calcext:value-type="string">
            <text:p>Hain, Timothy J. A.; Neff, Bryan D.</text:p>
          </table:table-cell>
          <table:table-cell table:number-columns-repeated="2"/>
          <table:table-cell office:value-type="string" calcext:value-type="string">
            <text:p>Promiscuity drives self-referent kin recognition</text:p>
          </table:table-cell>
          <table:table-cell office:value-type="string" calcext:value-type="string">
            <text:p>CURRENT BIOLOGY</text:p>
          </table:table-cell>
          <table:table-cell table:number-columns-repeated="11"/>
          <table:table-cell office:value-type="string" calcext:value-type="string">
            <text:p>Kin selection theory has been one of the most significant advances in our understanding of social behavior [1-3]. However, the discovery of widespread promiscuity has challenged the evolutionary importance of kin selection because it reduces the benefit associated with helping nestmates [4-6]. This challenge would be resolved if promiscuous species evolved a self-referent kin-recognition mechanism that enables individuals to differentiate kin and nonkin [7-9]. Here, we take advantage of an asymmetry in the level of promiscuity among males of alternative life histories in the bluegill sunfish (Lepomis macrochirus). We show that, as a consequence of this asymmetry, offspring of "parental" males have a high level of relatedness to nestmates, whereas offspring of "cuckolder" males have a low level of relatedness to nestmates. We find that offspring of parentals do not use a direct recognition mechanism to discriminate among nestmates, whereas offspring of cuckolders use kin recognition by self-referent phenotype matching to differentiate between kin and nonkin. Furthermore, we estimate that the cost of utilizing such self-referent kin recognition is equivalent to a relatedness (R) of at least 0.06. These results provide compelling evidence for adaptive use of kin recognition by self-referent phenotype matching and confirm the importance of kinship in social behavior.</text:p>
          </table:table-cell>
          <table:table-cell table:number-columns-repeated="16"/>
          <table:table-cell office:value-type="string" calcext:value-type="string">
            <text:p>0960-9822</text:p>
          </table:table-cell>
          <table:table-cell table:number-columns-repeated="4"/>
          <table:table-cell table:style-name="ce1" office:value-type="string" calcext:value-type="string">
            <text:p>SEP 19</text:p>
          </table:table-cell>
          <table:table-cell office:value-type="float" office:value="2006" calcext:value-type="float">
            <text:p>2006</text:p>
          </table:table-cell>
          <table:table-cell office:value-type="float" office:value="16" calcext:value-type="float">
            <text:p>16</text:p>
          </table:table-cell>
          <table:table-cell office:value-type="float" office:value="18" calcext:value-type="float">
            <text:p>18</text:p>
          </table:table-cell>
          <table:table-cell table:number-columns-repeated="4"/>
          <table:table-cell office:value-type="float" office:value="1807" calcext:value-type="float">
            <text:p>1807</text:p>
          </table:table-cell>
          <table:table-cell office:value-type="float" office:value="1811" calcext:value-type="float">
            <text:p>1811</text:p>
          </table:table-cell>
          <table:table-cell/>
          <table:table-cell office:value-type="string" calcext:value-type="string">
            <text:p>10.1016/j.cub.2006.07.021</text:p>
          </table:table-cell>
          <table:table-cell table:number-columns-repeated="5"/>
          <table:table-cell office:value-type="string" calcext:value-type="string">
            <text:p>WOS:000240719800024</text:p>
          </table:table-cell>
          <table:table-cell office:value-type="float" office:value="16979557" calcext:value-type="float">
            <text:p>16979557</text:p>
          </table:table-cell>
        </table:table-row>
        <table:table-row table:style-name="ro1">
          <table:table-cell office:value-type="string" calcext:value-type="string">
            <text:p>J</text:p>
          </table:table-cell>
          <table:table-cell office:value-type="string" calcext:value-type="string">
            <text:p>Van Baalen, M; Jansen, VAA</text:p>
          </table:table-cell>
          <table:table-cell table:number-columns-repeated="3"/>
          <table:table-cell office:value-type="string" calcext:value-type="string">
            <text:p>Van Baalen, M.; Jansen, V. A. A.</text:p>
          </table:table-cell>
          <table:table-cell table:number-columns-repeated="2"/>
          <table:table-cell office:value-type="string" calcext:value-type="string">
            <text:p>Kinds of kindness: classifying the causes of altruism and cooperation</text:p>
          </table:table-cell>
          <table:table-cell office:value-type="string" calcext:value-type="string">
            <text:p>JOURNAL OF EVOLUTIONARY BIOLOGY</text:p>
          </table:table-cell>
          <table:table-cell table:number-columns-repeated="15"/>
          <table:table-cell office:value-type="string" calcext:value-type="string">
            <text:p>Jansen , Vincent/C-8353-2009; van Baalen, Minus/J-9285-2012; </text:p>
          </table:table-cell>
          <table:table-cell office:value-type="string" calcext:value-type="string">
            <text:p>Jansen, Vincent A.A./0000-0002-6518-2090</text:p>
          </table:table-cell>
          <table:table-cell table:number-columns-repeated="11"/>
          <table:table-cell office:value-type="string" calcext:value-type="string">
            <text:p>1010-061X</text:p>
          </table:table-cell>
          <table:table-cell table:number-columns-repeated="4"/>
          <table:table-cell office:value-type="string" calcext:value-type="string">
            <text:p>SEP</text:p>
          </table:table-cell>
          <table:table-cell office:value-type="float" office:value="2006" calcext:value-type="float">
            <text:p>2006</text:p>
          </table:table-cell>
          <table:table-cell office:value-type="float" office:value="19" calcext:value-type="float">
            <text:p>19</text:p>
          </table:table-cell>
          <table:table-cell office:value-type="float" office:value="5" calcext:value-type="float">
            <text:p>5</text:p>
          </table:table-cell>
          <table:table-cell table:number-columns-repeated="4"/>
          <table:table-cell office:value-type="float" office:value="1377" calcext:value-type="float">
            <text:p>1377</text:p>
          </table:table-cell>
          <table:table-cell office:value-type="float" office:value="1379" calcext:value-type="float">
            <text:p>1379</text:p>
          </table:table-cell>
          <table:table-cell/>
          <table:table-cell office:value-type="string" calcext:value-type="string">
            <text:p>10.1111/j.1420-9101.2006.01176.x</text:p>
          </table:table-cell>
          <table:table-cell table:number-columns-repeated="5"/>
          <table:table-cell office:value-type="string" calcext:value-type="string">
            <text:p>WOS:000239692000002</text:p>
          </table:table-cell>
          <table:table-cell office:value-type="float" office:value="16910959" calcext:value-type="float">
            <text:p>16910959</text:p>
          </table:table-cell>
        </table:table-row>
        <table:table-row table:style-name="ro1">
          <table:table-cell office:value-type="string" calcext:value-type="string">
            <text:p>J</text:p>
          </table:table-cell>
          <table:table-cell office:value-type="string" calcext:value-type="string">
            <text:p>Queller, DC; Strassmann, JE</text:p>
          </table:table-cell>
          <table:table-cell table:number-columns-repeated="3"/>
          <table:table-cell office:value-type="string" calcext:value-type="string">
            <text:p>Queller, D. C.; Strassmann, J. E.</text:p>
          </table:table-cell>
          <table:table-cell table:number-columns-repeated="2"/>
          <table:table-cell office:value-type="string" calcext:value-type="string">
            <text:p>Models of cooperation</text:p>
          </table:table-cell>
          <table:table-cell office:value-type="string" calcext:value-type="string">
            <text:p>JOURNAL OF EVOLUTIONARY BIOLOGY</text:p>
          </table:table-cell>
          <table:table-cell table:number-columns-repeated="28"/>
          <table:table-cell office:value-type="string" calcext:value-type="string">
            <text:p>1010-061X</text:p>
          </table:table-cell>
          <table:table-cell table:number-columns-repeated="4"/>
          <table:table-cell office:value-type="string" calcext:value-type="string">
            <text:p>SEP</text:p>
          </table:table-cell>
          <table:table-cell office:value-type="float" office:value="2006" calcext:value-type="float">
            <text:p>2006</text:p>
          </table:table-cell>
          <table:table-cell office:value-type="float" office:value="19" calcext:value-type="float">
            <text:p>19</text:p>
          </table:table-cell>
          <table:table-cell office:value-type="float" office:value="5" calcext:value-type="float">
            <text:p>5</text:p>
          </table:table-cell>
          <table:table-cell table:number-columns-repeated="4"/>
          <table:table-cell office:value-type="float" office:value="1410" calcext:value-type="float">
            <text:p>1410</text:p>
          </table:table-cell>
          <table:table-cell office:value-type="float" office:value="1412" calcext:value-type="float">
            <text:p>1412</text:p>
          </table:table-cell>
          <table:table-cell/>
          <table:table-cell office:value-type="string" calcext:value-type="string">
            <text:p>10.1111/j.1420-9101.2006.01167.x</text:p>
          </table:table-cell>
          <table:table-cell table:number-columns-repeated="5"/>
          <table:table-cell office:value-type="string" calcext:value-type="string">
            <text:p>WOS:000239692000012</text:p>
          </table:table-cell>
          <table:table-cell office:value-type="float" office:value="16910969" calcext:value-type="float">
            <text:p>16910969</text:p>
          </table:table-cell>
        </table:table-row>
        <table:table-row table:style-name="ro1">
          <table:table-cell office:value-type="string" calcext:value-type="string">
            <text:p>J</text:p>
          </table:table-cell>
          <table:table-cell office:value-type="string" calcext:value-type="string">
            <text:p>Lehmann, L; Keller, L</text:p>
          </table:table-cell>
          <table:table-cell table:number-columns-repeated="3"/>
          <table:table-cell office:value-type="string" calcext:value-type="string">
            <text:p>Lehmann, L.; Keller, L.</text:p>
          </table:table-cell>
          <table:table-cell table:number-columns-repeated="2"/>
          <table:table-cell office:value-type="string" calcext:value-type="string">
            <text:p>Synergy, partner choice and frequency dependence: their integration into inclusive fitness theory and their interpretation in terms of direct and indirect fitness effects</text:p>
          </table:table-cell>
          <table:table-cell office:value-type="string" calcext:value-type="string">
            <text:p>JOURNAL OF EVOLUTIONARY BIOLOGY</text:p>
          </table:table-cell>
          <table:table-cell table:number-columns-repeated="15"/>
          <table:table-cell office:value-type="string" calcext:value-type="string">
            <text:p>Henrich, Joseph/A-2403-2009; lehmann, laurent/B-6875-2012</text:p>
          </table:table-cell>
          <table:table-cell table:number-columns-repeated="12"/>
          <table:table-cell office:value-type="string" calcext:value-type="string">
            <text:p>1010-061X</text:p>
          </table:table-cell>
          <table:table-cell table:number-columns-repeated="4"/>
          <table:table-cell office:value-type="string" calcext:value-type="string">
            <text:p>SEP</text:p>
          </table:table-cell>
          <table:table-cell office:value-type="float" office:value="2006" calcext:value-type="float">
            <text:p>2006</text:p>
          </table:table-cell>
          <table:table-cell office:value-type="float" office:value="19" calcext:value-type="float">
            <text:p>19</text:p>
          </table:table-cell>
          <table:table-cell office:value-type="float" office:value="5" calcext:value-type="float">
            <text:p>5</text:p>
          </table:table-cell>
          <table:table-cell table:number-columns-repeated="4"/>
          <table:table-cell office:value-type="float" office:value="1426" calcext:value-type="float">
            <text:p>1426</text:p>
          </table:table-cell>
          <table:table-cell office:value-type="float" office:value="1436" calcext:value-type="float">
            <text:p>1436</text:p>
          </table:table-cell>
          <table:table-cell/>
          <table:table-cell office:value-type="string" calcext:value-type="string">
            <text:p>10.1111/j.1420-9101.2006.01200.x</text:p>
          </table:table-cell>
          <table:table-cell table:number-columns-repeated="5"/>
          <table:table-cell office:value-type="string" calcext:value-type="string">
            <text:p>WOS:000239692000017</text:p>
          </table:table-cell>
          <table:table-cell/>
        </table:table-row>
        <table:table-row table:style-name="ro1">
          <table:table-cell office:value-type="string" calcext:value-type="string">
            <text:p>J</text:p>
          </table:table-cell>
          <table:table-cell office:value-type="string" calcext:value-type="string">
            <text:p>Thompson, GJ</text:p>
          </table:table-cell>
          <table:table-cell table:number-columns-repeated="3"/>
          <table:table-cell office:value-type="string" calcext:value-type="string">
            <text:p>Thompson, G. J.</text:p>
          </table:table-cell>
          <table:table-cell table:number-columns-repeated="2"/>
          <table:table-cell office:value-type="string" calcext:value-type="string">
            <text:p>Kin selection in disguise?</text:p>
          </table:table-cell>
          <table:table-cell office:value-type="string" calcext:value-type="string">
            <text:p>INSECTES SOCIAUX</text:p>
          </table:table-cell>
          <table:table-cell table:number-columns-repeated="11"/>
          <table:table-cell office:value-type="string" calcext:value-type="string">
            <text:p>In a recent article E.O. Wilson and B. Holldobler (2005) describe an heuristic model for the evolution of eusociality. They present their model as an alternative to the standard model of kin selection, and describe the evolution of eusociality in terms of changes in frequency to an hypothetical eusocial allele. Here I build on sentiments of Foster et al. (2006) to suggest that the proposed model is not a clear alternative to the standard model, but appears to represent a special case of kin selection involving preferential interactions among individuals sharing the same altruistic gene. The model proposed by Wilson and Holldobler is consistent with the 'greenbeard' model of kin selection, first proposed by W.D. Hamilton.</text:p>
          </table:table-cell>
          <table:table-cell table:number-columns-repeated="3"/>
          <table:table-cell office:value-type="string" calcext:value-type="string">
            <text:p>Thompson, Graham/B-6508-2008</text:p>
          </table:table-cell>
          <table:table-cell table:number-columns-repeated="12"/>
          <table:table-cell office:value-type="string" calcext:value-type="string">
            <text:p>0020-1812</text:p>
          </table:table-cell>
          <table:table-cell table:number-columns-repeated="5"/>
          <table:table-cell office:value-type="float" office:value="2006" calcext:value-type="float">
            <text:p>2006</text:p>
          </table:table-cell>
          <table:table-cell office:value-type="float" office:value="53" calcext:value-type="float">
            <text:p>53</text:p>
          </table:table-cell>
          <table:table-cell office:value-type="float" office:value="4" calcext:value-type="float">
            <text:p>4</text:p>
          </table:table-cell>
          <table:table-cell table:number-columns-repeated="4"/>
          <table:table-cell office:value-type="float" office:value="496" calcext:value-type="float">
            <text:p>496</text:p>
          </table:table-cell>
          <table:table-cell office:value-type="float" office:value="497" calcext:value-type="float">
            <text:p>497</text:p>
          </table:table-cell>
          <table:table-cell/>
          <table:table-cell office:value-type="string" calcext:value-type="string">
            <text:p>10.1007/s00040-005-0893-6</text:p>
          </table:table-cell>
          <table:table-cell table:number-columns-repeated="5"/>
          <table:table-cell office:value-type="string" calcext:value-type="string">
            <text:p>WOS:000242999300016</text:p>
          </table:table-cell>
          <table:table-cell/>
        </table:table-row>
      </table:table>
      <table:named-expressions/>
      <table:database-ranges>
        <table:database-range table:name="__Anonymous_Sheet_DB__0" table:target-range-address="chromogame_ref.A1:chromogame_ref.AMJ1048576">
          <table:sort>
            <table:sort-by table:field-number="2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8">0000-00-00</text:date>, <text:time style:data-style-name="N2" text:time-value="13:36:17.3940788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8T14:49:27.670040151</dc:date>
    <meta:editing-duration>PT1H16M25S</meta:editing-duration>
    <meta:editing-cycles>5</meta:editing-cycles>
    <meta:generator>LibreOffice/5.0.6.2$Linux_X86_64 LibreOffice_project/00m0$Build-2</meta:generator>
    <meta:document-statistic meta:table-count="1" meta:cell-count="2453" meta:object-count="0"/>
  </office:meta>
</office:document-meta>
</file>